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automatic-styles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DateCell" style:family="table-cell" style:parent-style-name="Default" style:data-style-name="N37"/>
    <style:style style:name="TimeCell" style:family="table-cell" style:parent-style-name="Default" style:data-style-name="N43"/>
    <style:style style:name="DateTimeCell" style:family="table-cell" style:parent-style-name="Default" style:data-style-name="N50"/>
  </office:automatic-styles>
  <office:body>
    <office:spreadsheet>
      <table:table table:name="Employee">
        <table:table-row>
          <table:table-cell office:value-type="string">
            <text:p>10000014</text:p>
          </table:table-cell>
          <table:table-cell office:value-type="string">
            <text:p>10000014</text:p>
          </table:table-cell>
          <table:table-cell office:value-type="string">
            <text:p>Vivek</text:p>
          </table:table-cell>
          <table:table-cell office:value-type="string">
            <text:p>Ramakant</text:p>
          </table:table-cell>
          <table:table-cell office:value-type="string">
            <text:p>Kamat</text:p>
          </table:table-cell>
          <table:table-cell office:value-type="string">
            <text:p>undefined</text:p>
          </table:table-cell>
          <table:table-cell office:value-type="string">
            <text:p>01-Dec-57</text:p>
          </table:table-cell>
          <table:table-cell office:value-type="string">
            <text:p>Indian</text:p>
          </table:table-cell>
          <table:table-cell office:value-type="string">
            <text:p>vivek.kamat@vvfltd.com</text:p>
          </table:table-cell>
          <table:table-cell office:value-type="string">
            <text:p>9632587420</text:p>
          </table:table-cell>
          <table:table-cell office:value-type="string">
            <text:p>AABPK1460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6-Jan-80</text:p>
          </table:table-cell>
          <table:table-cell office:value-type="string">
            <text:p>undefined</text:p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2 11:31:05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Vadiraj Ekkundi</text:p>
          </table:table-cell>
          <table:table-cell office:value-type="string">
            <text:p>vadiraj.ekkundi@vvfltd.com</text:p>
          </table:table-cell>
          <table:table-cell office:value-type="string">
            <text:p>Sele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17</text:p>
          </table:table-cell>
          <table:table-cell office:value-type="string">
            <text:p>10000017</text:p>
          </table:table-cell>
          <table:table-cell office:value-type="string">
            <text:p>Umesh</text:p>
          </table:table-cell>
          <table:table-cell office:value-type="string">
            <text:p>Ramchandra</text:p>
          </table:table-cell>
          <table:table-cell office:value-type="string">
            <text:p>Gawde</text:p>
          </table:table-cell>
          <table:table-cell office:value-type="string">
            <text:p>undefined</text:p>
          </table:table-cell>
          <table:table-cell office:value-type="string">
            <text:p>24-Dec-58</text:p>
          </table:table-cell>
          <table:table-cell office:value-type="string">
            <text:p>Indian</text:p>
          </table:table-cell>
          <table:table-cell office:value-type="string">
            <text:p>umesh.gawde@vvfltd.com</text:p>
          </table:table-cell>
          <table:table-cell office:value-type="string">
            <text:p>7654321456</text:p>
          </table:table-cell>
          <table:table-cell office:value-type="string">
            <text:p>AGRPG4183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bhat.d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6-May-8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7 11:28:23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Prabhat Das</text:p>
          </table:table-cell>
          <table:table-cell office:value-type="string">
            <text:p>prabhat.das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19</text:p>
          </table:table-cell>
          <table:table-cell office:value-type="string">
            <text:p>10000019</text:p>
          </table:table-cell>
          <table:table-cell office:value-type="string">
            <text:p>Naresh</text:p>
          </table:table-cell>
          <table:table-cell office:value-type="string">
            <text:p>Jagganath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0-Jun-58</text:p>
          </table:table-cell>
          <table:table-cell office:value-type="string">
            <text:p>Indian</text:p>
          </table:table-cell>
          <table:table-cell office:value-type="string">
            <text:p>naresh.patil@vvfltd.com</text:p>
          </table:table-cell>
          <table:table-cell office:value-type="string">
            <text:p>NULL</text:p>
          </table:table-cell>
          <table:table-cell office:value-type="string">
            <text:p>ANEPP2337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umesh.gaw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gineering Services</text:p>
          </table:table-cell>
          <table:table-cell office:value-type="string">
            <text:p>11-Jun-8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Sion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Prabhat Das</text:p>
          </table:table-cell>
          <table:table-cell office:value-type="string">
            <text:p>prabhat.das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24</text:p>
          </table:table-cell>
          <table:table-cell office:value-type="string">
            <text:p>10000024</text:p>
          </table:table-cell>
          <table:table-cell office:value-type="string">
            <text:p>Monachan</text:p>
          </table:table-cell>
          <table:table-cell office:value-type="string">
            <text:p>NULL</text:p>
          </table:table-cell>
          <table:table-cell office:value-type="string">
            <text:p>Ounnoonny</text:p>
          </table:table-cell>
          <table:table-cell office:value-type="string">
            <text:p/>
          </table:table-cell>
          <table:table-cell office:value-type="string">
            <text:p>08-May-61</text:p>
          </table:table-cell>
          <table:table-cell office:value-type="string">
            <text:p>NULL</text:p>
          </table:table-cell>
          <table:table-cell office:value-type="string">
            <text:p>monachan.ounnoonny@vvfltd.com</text:p>
          </table:table-cell>
          <table:table-cell office:value-type="string">
            <text:p>NULL</text:p>
          </table:table-cell>
          <table:table-cell office:value-type="string">
            <text:p>AALPO8237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wree Operation</text:p>
          </table:table-cell>
          <table:table-cell office:value-type="string">
            <text:p>11-Mar-85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7 17:11:30</text:p>
          </table:table-cell>
          <table:table-cell office:value-type="float" office:value="0">
            <text:p>0</text:p>
          </table:table-cell>
          <table:table-cell office:value-type="string">
            <text:p>Sewre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30</text:p>
          </table:table-cell>
          <table:table-cell office:value-type="string">
            <text:p>10000030</text:p>
          </table:table-cell>
          <table:table-cell office:value-type="string">
            <text:p>Homyar</text:p>
          </table:table-cell>
          <table:table-cell office:value-type="string">
            <text:p>Phiroze</text:p>
          </table:table-cell>
          <table:table-cell office:value-type="string">
            <text:p>Bulsara</text:p>
          </table:table-cell>
          <table:table-cell office:value-type="string">
            <text:p>M</text:p>
          </table:table-cell>
          <table:table-cell office:value-type="string">
            <text:p>22-Jan-62</text:p>
          </table:table-cell>
          <table:table-cell office:value-type="string">
            <text:p>Indian</text:p>
          </table:table-cell>
          <table:table-cell office:value-type="string">
            <text:p>homyar.bulsara@vvfltd.com</text:p>
          </table:table-cell>
          <table:table-cell office:value-type="string">
            <text:p>9632587412</text:p>
          </table:table-cell>
          <table:table-cell office:value-type="string">
            <text:p>AAPPB3689M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wree Operation</text:p>
          </table:table-cell>
          <table:table-cell office:value-type="string">
            <text:p>09-Nov-88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3:55</text:p>
          </table:table-cell>
          <table:table-cell office:value-type="float" office:value="0">
            <text:p>0</text:p>
          </table:table-cell>
          <table:table-cell office:value-type="string">
            <text:p>Sewre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39</text:p>
          </table:table-cell>
          <table:table-cell office:value-type="string">
            <text:p>10000039</text:p>
          </table:table-cell>
          <table:table-cell office:value-type="string">
            <text:p>Ramkrishn</text:p>
          </table:table-cell>
          <table:table-cell office:value-type="string">
            <text:p>Delhikumar</text:p>
          </table:table-cell>
          <table:table-cell office:value-type="string">
            <text:p>Sahu</text:p>
          </table:table-cell>
          <table:table-cell office:value-type="string">
            <text:p>M</text:p>
          </table:table-cell>
          <table:table-cell office:value-type="string">
            <text:p>08-Jul-64</text:p>
          </table:table-cell>
          <table:table-cell office:value-type="string">
            <text:p>Indian</text:p>
          </table:table-cell>
          <table:table-cell office:value-type="string">
            <text:p>ramkrishna.sahu@vvfltd.com</text:p>
          </table:table-cell>
          <table:table-cell office:value-type="string">
            <text:p>9998885552</text:p>
          </table:table-cell>
          <table:table-cell office:value-type="string">
            <text:p>ANRPS0675H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9-Jan-91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44</text:p>
          </table:table-cell>
          <table:table-cell office:value-type="string">
            <text:p>10000044</text:p>
          </table:table-cell>
          <table:table-cell office:value-type="string">
            <text:p>Arjun</text:p>
          </table:table-cell>
          <table:table-cell office:value-type="string">
            <text:p/>
          </table:table-cell>
          <table:table-cell office:value-type="string">
            <text:p>Kumbhar</text:p>
          </table:table-cell>
          <table:table-cell office:value-type="string">
            <text:p>M</text:p>
          </table:table-cell>
          <table:table-cell office:value-type="string">
            <text:p>01-Jul-64</text:p>
          </table:table-cell>
          <table:table-cell office:value-type="string">
            <text:p>Indian</text:p>
          </table:table-cell>
          <table:table-cell office:value-type="string">
            <text:p>arjun.kumbhar@vvfltd.com</text:p>
          </table:table-cell>
          <table:table-cell office:value-type="string">
            <text:p/>
          </table:table-cell>
          <table:table-cell office:value-type="string">
            <text:p>AOFPK0261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wree Operation</text:p>
          </table:table-cell>
          <table:table-cell office:value-type="string">
            <text:p>20-Jul-92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0:15:30</text:p>
          </table:table-cell>
          <table:table-cell office:value-type="float" office:value="0">
            <text:p>0</text:p>
          </table:table-cell>
          <table:table-cell office:value-type="string">
            <text:p>Sewree</text:p>
          </table:table-cell>
          <table:table-cell office:value-type="string">
            <text:p> 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53</text:p>
          </table:table-cell>
          <table:table-cell office:value-type="string">
            <text:p>10000053</text:p>
          </table:table-cell>
          <table:table-cell office:value-type="string">
            <text:p>Balu</text:p>
          </table:table-cell>
          <table:table-cell office:value-type="string">
            <text:p>Laxman</text:p>
          </table:table-cell>
          <table:table-cell office:value-type="string">
            <text:p>More</text:p>
          </table:table-cell>
          <table:table-cell office:value-type="string">
            <text:p>M</text:p>
          </table:table-cell>
          <table:table-cell office:value-type="string">
            <text:p>01-Jul-60</text:p>
          </table:table-cell>
          <table:table-cell office:value-type="string">
            <text:p>Indian</text:p>
          </table:table-cell>
          <table:table-cell office:value-type="string">
            <text:p>balu.more@vvfltd.com</text:p>
          </table:table-cell>
          <table:table-cell office:value-type="string">
            <text:p/>
          </table:table-cell>
          <table:table-cell office:value-type="string">
            <text:p>AMAPM5836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bhushan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25-Jan-94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64</text:p>
          </table:table-cell>
          <table:table-cell office:value-type="string">
            <text:p>10000064</text:p>
          </table:table-cell>
          <table:table-cell office:value-type="string">
            <text:p>K.B.SHARM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10-Oct-57</text:p>
          </table:table-cell>
          <table:table-cell office:value-type="string">
            <text:p>Indian</text:p>
          </table:table-cell>
          <table:table-cell office:value-type="string">
            <text:p>Kameshwarprasad.sharma@vvfltd.com</text:p>
          </table:table-cell>
          <table:table-cell office:value-type="string">
            <text:p/>
          </table:table-cell>
          <table:table-cell office:value-type="string">
            <text:p>BBAPS3430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12-Sep-95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72</text:p>
          </table:table-cell>
          <table:table-cell office:value-type="string">
            <text:p>10000072</text:p>
          </table:table-cell>
          <table:table-cell office:value-type="string">
            <text:p>Sunil</text:p>
          </table:table-cell>
          <table:table-cell office:value-type="string">
            <text:p>Vasant</text:p>
          </table:table-cell>
          <table:table-cell office:value-type="string">
            <text:p>Haldankar</text:p>
          </table:table-cell>
          <table:table-cell office:value-type="string">
            <text:p>undefined</text:p>
          </table:table-cell>
          <table:table-cell office:value-type="string">
            <text:p>09-Dec-64</text:p>
          </table:table-cell>
          <table:table-cell office:value-type="string">
            <text:p>Indian</text:p>
          </table:table-cell>
          <table:table-cell office:value-type="string">
            <text:p>sunil.haldankar@vvfltd.com</text:p>
          </table:table-cell>
          <table:table-cell office:value-type="string">
            <text:p/>
          </table:table-cell>
          <table:table-cell office:value-type="string">
            <text:p>AAWPH0319M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Mar-96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2 11:52:52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80</text:p>
          </table:table-cell>
          <table:table-cell office:value-type="string">
            <text:p>10000080</text:p>
          </table:table-cell>
          <table:table-cell office:value-type="string">
            <text:p>Deepak</text:p>
          </table:table-cell>
          <table:table-cell office:value-type="string">
            <text:p>Navanitlal</text:p>
          </table:table-cell>
          <table:table-cell office:value-type="string">
            <text:p>Shah</text:p>
          </table:table-cell>
          <table:table-cell office:value-type="string">
            <text:p>M</text:p>
          </table:table-cell>
          <table:table-cell office:value-type="string">
            <text:p>04-Aug-57</text:p>
          </table:table-cell>
          <table:table-cell office:value-type="string">
            <text:p>Indian</text:p>
          </table:table-cell>
          <table:table-cell office:value-type="string">
            <text:p>deepak.n.shah@vvfltd.com</text:p>
          </table:table-cell>
          <table:table-cell office:value-type="string">
            <text:p/>
          </table:table-cell>
          <table:table-cell office:value-type="string">
            <text:p>AEAPS4280E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hashibhushan.sharma@vvfltd.com</text:p>
          </table:table-cell>
          <table:table-cell office:value-type="string">
            <text:p>s.gurumurthy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02-Sep-97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81</text:p>
          </table:table-cell>
          <table:table-cell office:value-type="string">
            <text:p>10000081</text:p>
          </table:table-cell>
          <table:table-cell office:value-type="string">
            <text:p>Kaizad</text:p>
          </table:table-cell>
          <table:table-cell office:value-type="string">
            <text:p>Farrokh</text:p>
          </table:table-cell>
          <table:table-cell office:value-type="string">
            <text:p>Kerawala</text:p>
          </table:table-cell>
          <table:table-cell office:value-type="string">
            <text:p>M</text:p>
          </table:table-cell>
          <table:table-cell office:value-type="string">
            <text:p>16-Nov-70</text:p>
          </table:table-cell>
          <table:table-cell office:value-type="string">
            <text:p>Indian</text:p>
          </table:table-cell>
          <table:table-cell office:value-type="string">
            <text:p>kaizad.kerawala@vvfltd.com</text:p>
          </table:table-cell>
          <table:table-cell office:value-type="string">
            <text:p/>
          </table:table-cell>
          <table:table-cell office:value-type="string">
            <text:p>ARQPK0359K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01-Sep-97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09:01</text:p>
          </table:table-cell>
          <table:table-cell office:value-type="float" office:value="0">
            <text:p>0</text:p>
          </table:table-cell>
          <table:table-cell office:value-type="string">
            <text:p>Sewre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88</text:p>
          </table:table-cell>
          <table:table-cell office:value-type="string">
            <text:p>10000088</text:p>
          </table:table-cell>
          <table:table-cell office:value-type="string">
            <text:p>Shashibhushan</text:p>
          </table:table-cell>
          <table:table-cell office:value-type="string">
            <text:p>Prasad</text:p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25-May-59</text:p>
          </table:table-cell>
          <table:table-cell office:value-type="string">
            <text:p>Indian</text:p>
          </table:table-cell>
          <table:table-cell office:value-type="string">
            <text:p>bhushan.singh@vvfltd.com</text:p>
          </table:table-cell>
          <table:table-cell office:value-type="string">
            <text:p/>
          </table:table-cell>
          <table:table-cell office:value-type="string">
            <text:p>AMEPS3103L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vi.shan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2-Jan-98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097</text:p>
          </table:table-cell>
          <table:table-cell office:value-type="string">
            <text:p>10000097</text:p>
          </table:table-cell>
          <table:table-cell office:value-type="string">
            <text:p>Gracian</text:p>
          </table:table-cell>
          <table:table-cell office:value-type="string">
            <text:p>Joachim</text:p>
          </table:table-cell>
          <table:table-cell office:value-type="string">
            <text:p>Pereira</text:p>
          </table:table-cell>
          <table:table-cell office:value-type="string">
            <text:p>M</text:p>
          </table:table-cell>
          <table:table-cell office:value-type="string">
            <text:p>26-Sep-72</text:p>
          </table:table-cell>
          <table:table-cell office:value-type="string">
            <text:p>Indian</text:p>
          </table:table-cell>
          <table:table-cell office:value-type="string">
            <text:p>gracian.pereira@vvfltd.com</text:p>
          </table:table-cell>
          <table:table-cell office:value-type="string">
            <text:p/>
          </table:table-cell>
          <table:table-cell office:value-type="string">
            <text:p>APKPP0232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01-Jul-97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02</text:p>
          </table:table-cell>
          <table:table-cell office:value-type="string">
            <text:p>10000102</text:p>
          </table:table-cell>
          <table:table-cell office:value-type="string">
            <text:p>Swapnil</text:p>
          </table:table-cell>
          <table:table-cell office:value-type="string">
            <text:p>Ramesh</text:p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06-Sep-72</text:p>
          </table:table-cell>
          <table:table-cell office:value-type="string">
            <text:p>Indian</text:p>
          </table:table-cell>
          <table:table-cell office:value-type="string">
            <text:p>swapnil.mhatre@vvfltd.com</text:p>
          </table:table-cell>
          <table:table-cell office:value-type="string">
            <text:p/>
          </table:table-cell>
          <table:table-cell office:value-type="string">
            <text:p>AGBPM8024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krishnan.v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6-Nov-98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10</text:p>
          </table:table-cell>
          <table:table-cell office:value-type="string">
            <text:p>10000110</text:p>
          </table:table-cell>
          <table:table-cell office:value-type="string">
            <text:p>SANTOSH</text:p>
          </table:table-cell>
          <table:table-cell office:value-type="string">
            <text:p/>
          </table:table-cell>
          <table:table-cell office:value-type="string">
            <text:p>GOREGAONKAR</text:p>
          </table:table-cell>
          <table:table-cell office:value-type="string">
            <text:p>M</text:p>
          </table:table-cell>
          <table:table-cell office:value-type="string">
            <text:p>23-Mar-79</text:p>
          </table:table-cell>
          <table:table-cell office:value-type="string">
            <text:p>Indian</text:p>
          </table:table-cell>
          <table:table-cell office:value-type="string">
            <text:p>santosh.goregaonkar@vvfltd.com</text:p>
          </table:table-cell>
          <table:table-cell office:value-type="string">
            <text:p/>
          </table:table-cell>
          <table:table-cell office:value-type="string">
            <text:p>AHQPG4471Q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krishnan.v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30-Aug-99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20</text:p>
          </table:table-cell>
          <table:table-cell office:value-type="string">
            <text:p>10000120</text:p>
          </table:table-cell>
          <table:table-cell office:value-type="string">
            <text:p>Sanjay</text:p>
          </table:table-cell>
          <table:table-cell office:value-type="string">
            <text:p>Ramchandra</text:p>
          </table:table-cell>
          <table:table-cell office:value-type="string">
            <text:p>Tawade</text:p>
          </table:table-cell>
          <table:table-cell office:value-type="string">
            <text:p>M</text:p>
          </table:table-cell>
          <table:table-cell office:value-type="string">
            <text:p>18-Nov-73</text:p>
          </table:table-cell>
          <table:table-cell office:value-type="string">
            <text:p>Indian</text:p>
          </table:table-cell>
          <table:table-cell office:value-type="string">
            <text:p>sanjay.tawade@vvfltd.com</text:p>
          </table:table-cell>
          <table:table-cell office:value-type="string">
            <text:p/>
          </table:table-cell>
          <table:table-cell office:value-type="string">
            <text:p>AFAPT3324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vidyadhar.parab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19-Apr-00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31</text:p>
          </table:table-cell>
          <table:table-cell office:value-type="string">
            <text:p>10000131</text:p>
          </table:table-cell>
          <table:table-cell office:value-type="string">
            <text:p>Shantaram</text:p>
          </table:table-cell>
          <table:table-cell office:value-type="string">
            <text:p>Shankar</text:p>
          </table:table-cell>
          <table:table-cell office:value-type="string">
            <text:p>Deshmukh</text:p>
          </table:table-cell>
          <table:table-cell office:value-type="string">
            <text:p>M</text:p>
          </table:table-cell>
          <table:table-cell office:value-type="string">
            <text:p>04-Aug-72</text:p>
          </table:table-cell>
          <table:table-cell office:value-type="string">
            <text:p>Indian</text:p>
          </table:table-cell>
          <table:table-cell office:value-type="string">
            <text:p>shantaram.deshmukh@vvfltd.com</text:p>
          </table:table-cell>
          <table:table-cell office:value-type="string">
            <text:p/>
          </table:table-cell>
          <table:table-cell office:value-type="string">
            <text:p>AHGPD9258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eepak.n.shah@vvfltd.com</text:p>
          </table:table-cell>
          <table:table-cell office:value-type="string">
            <text:p>s.gurumurthy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04-Jul-00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32</text:p>
          </table:table-cell>
          <table:table-cell office:value-type="string">
            <text:p>10000132</text:p>
          </table:table-cell>
          <table:table-cell office:value-type="string">
            <text:p>Dipak</text:p>
          </table:table-cell>
          <table:table-cell office:value-type="string">
            <text:p>Sudam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dipak.patil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jesh.ra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73</text:p>
          </table:table-cell>
          <table:table-cell office:value-type="string">
            <text:p>10000173</text:p>
          </table:table-cell>
          <table:table-cell office:value-type="string">
            <text:p>Sunjieo</text:p>
          </table:table-cell>
          <table:table-cell office:value-type="string">
            <text:p>Baburao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04-Mar-63</text:p>
          </table:table-cell>
          <table:table-cell office:value-type="string">
            <text:p>Indian</text:p>
          </table:table-cell>
          <table:table-cell office:value-type="string">
            <text:p>sunjieo.patil@vvfltd.com</text:p>
          </table:table-cell>
          <table:table-cell office:value-type="string">
            <text:p/>
          </table:table-cell>
          <table:table-cell office:value-type="string">
            <text:p>AFVPP0378Q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eepak.n.shah@vvfltd.com</text:p>
          </table:table-cell>
          <table:table-cell office:value-type="string">
            <text:p>s.gurumurthy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04-Jan-0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75</text:p>
          </table:table-cell>
          <table:table-cell office:value-type="string">
            <text:p>10000175</text:p>
          </table:table-cell>
          <table:table-cell office:value-type="string">
            <text:p>DINESH</text:p>
          </table:table-cell>
          <table:table-cell office:value-type="string">
            <text:p>N.</text:p>
          </table:table-cell>
          <table:table-cell office:value-type="string">
            <text:p>DANAO</text:p>
          </table:table-cell>
          <table:table-cell office:value-type="string">
            <text:p>M</text:p>
          </table:table-cell>
          <table:table-cell office:value-type="string">
            <text:p>25-Dec-81</text:p>
          </table:table-cell>
          <table:table-cell office:value-type="string">
            <text:p>Indian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OAPD0785P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0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77</text:p>
          </table:table-cell>
          <table:table-cell office:value-type="string">
            <text:p>10000177</text:p>
          </table:table-cell>
          <table:table-cell office:value-type="string">
            <text:p>Sandip</text:p>
          </table:table-cell>
          <table:table-cell office:value-type="string">
            <text:p>Mural</text:p>
          </table:table-cell>
          <table:table-cell office:value-type="string">
            <text:p>Kundu</text:p>
          </table:table-cell>
          <table:table-cell office:value-type="string">
            <text:p>M</text:p>
          </table:table-cell>
          <table:table-cell office:value-type="string">
            <text:p>18-Sep-63</text:p>
          </table:table-cell>
          <table:table-cell office:value-type="string">
            <text:p>Indian</text:p>
          </table:table-cell>
          <table:table-cell office:value-type="string">
            <text:p>sandip.kundu@vvfltd.com</text:p>
          </table:table-cell>
          <table:table-cell office:value-type="string">
            <text:p/>
          </table:table-cell>
          <table:table-cell office:value-type="string">
            <text:p>ARBPK6987G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16-Mar-07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78</text:p>
          </table:table-cell>
          <table:table-cell office:value-type="string">
            <text:p>10000178</text:p>
          </table:table-cell>
          <table:table-cell office:value-type="string">
            <text:p>MAHENDRA</text:p>
          </table:table-cell>
          <table:table-cell office:value-type="string">
            <text:p>S.</text:p>
          </table:table-cell>
          <table:table-cell office:value-type="string">
            <text:p>BARTAKKE</text:p>
          </table:table-cell>
          <table:table-cell office:value-type="string">
            <text:p>M</text:p>
          </table:table-cell>
          <table:table-cell office:value-type="string">
            <text:p>05-Sep-75</text:p>
          </table:table-cell>
          <table:table-cell office:value-type="string">
            <text:p>Indian</text:p>
          </table:table-cell>
          <table:table-cell office:value-type="string">
            <text:p>mahendra.bartakke@vvfltd.com</text:p>
          </table:table-cell>
          <table:table-cell office:value-type="string">
            <text:p/>
          </table:table-cell>
          <table:table-cell office:value-type="string">
            <text:p>AOEPB5980N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0-May-0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80</text:p>
          </table:table-cell>
          <table:table-cell office:value-type="string">
            <text:p>10000180</text:p>
          </table:table-cell>
          <table:table-cell office:value-type="string">
            <text:p>Ajay</text:p>
          </table:table-cell>
          <table:table-cell office:value-type="string">
            <text:p>Bajrang</text:p>
          </table:table-cell>
          <table:table-cell office:value-type="string">
            <text:p>Kumbhar</text:p>
          </table:table-cell>
          <table:table-cell office:value-type="string">
            <text:p>M</text:p>
          </table:table-cell>
          <table:table-cell office:value-type="string">
            <text:p>16-Jan-84</text:p>
          </table:table-cell>
          <table:table-cell office:value-type="string">
            <text:p>Indian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BNFPK5015G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9-Jun-07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81</text:p>
          </table:table-cell>
          <table:table-cell office:value-type="string">
            <text:p>10000181</text:p>
          </table:table-cell>
          <table:table-cell office:value-type="string">
            <text:p>AMRESH</text:p>
          </table:table-cell>
          <table:table-cell office:value-type="string">
            <text:p>DINANATH</text:p>
          </table:table-cell>
          <table:table-cell office:value-type="string">
            <text:p>PATANGE</text:p>
          </table:table-cell>
          <table:table-cell office:value-type="string">
            <text:p>M</text:p>
          </table:table-cell>
          <table:table-cell office:value-type="string">
            <text:p>09-Jul-77</text:p>
          </table:table-cell>
          <table:table-cell office:value-type="string">
            <text:p>Indian</text:p>
          </table:table-cell>
          <table:table-cell office:value-type="string">
            <text:p>amresh.patange@vvfltd.com</text:p>
          </table:table-cell>
          <table:table-cell office:value-type="string">
            <text:p/>
          </table:table-cell>
          <table:table-cell office:value-type="string">
            <text:p>ALCPP0206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shokrao.pati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01-Nov-0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83</text:p>
          </table:table-cell>
          <table:table-cell office:value-type="string">
            <text:p>10000183</text:p>
          </table:table-cell>
          <table:table-cell office:value-type="string">
            <text:p>RAJESH</text:p>
          </table:table-cell>
          <table:table-cell office:value-type="string">
            <text:p/>
          </table:table-cell>
          <table:table-cell office:value-type="string">
            <text:p>B.MASKAR</text:p>
          </table:table-cell>
          <table:table-cell office:value-type="string">
            <text:p>M</text:p>
          </table:table-cell>
          <table:table-cell office:value-type="string">
            <text:p>21-Mar-75</text:p>
          </table:table-cell>
          <table:table-cell office:value-type="string">
            <text:p>Indian</text:p>
          </table:table-cell>
          <table:table-cell office:value-type="string">
            <text:p>rajesh.maskar@vvfltd.com</text:p>
          </table:table-cell>
          <table:table-cell office:value-type="string">
            <text:p/>
          </table:table-cell>
          <table:table-cell office:value-type="string">
            <text:p>AKFPM2570G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hirish.rajadhyaks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Feb-08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85</text:p>
          </table:table-cell>
          <table:table-cell office:value-type="string">
            <text:p>10000185</text:p>
          </table:table-cell>
          <table:table-cell office:value-type="string">
            <text:p>Alok</text:p>
          </table:table-cell>
          <table:table-cell office:value-type="string">
            <text:p>Basanturam</text:p>
          </table:table-cell>
          <table:table-cell office:value-type="string">
            <text:p>Kewat</text:p>
          </table:table-cell>
          <table:table-cell office:value-type="string">
            <text:p>M</text:p>
          </table:table-cell>
          <table:table-cell office:value-type="string">
            <text:p>15-Mar-86</text:p>
          </table:table-cell>
          <table:table-cell office:value-type="string">
            <text:p>Indian</text:p>
          </table:table-cell>
          <table:table-cell office:value-type="string">
            <text:p>alok.kewat@vvfltd.com</text:p>
          </table:table-cell>
          <table:table-cell office:value-type="string">
            <text:p/>
          </table:table-cell>
          <table:table-cell office:value-type="string">
            <text:p>BAJPK9793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ul-08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187</text:p>
          </table:table-cell>
          <table:table-cell office:value-type="string">
            <text:p>10000187</text:p>
          </table:table-cell>
          <table:table-cell office:value-type="string">
            <text:p>SAGAR</text:p>
          </table:table-cell>
          <table:table-cell office:value-type="string">
            <text:p>D.</text:p>
          </table:table-cell>
          <table:table-cell office:value-type="string">
            <text:p>PANCHAL</text:p>
          </table:table-cell>
          <table:table-cell office:value-type="string">
            <text:p>M</text:p>
          </table:table-cell>
          <table:table-cell office:value-type="string">
            <text:p>19-Oct-83</text:p>
          </table:table-cell>
          <table:table-cell office:value-type="string">
            <text:p>Indian</text:p>
          </table:table-cell>
          <table:table-cell office:value-type="string">
            <text:p>sagar.panchal@vvfltd.com</text:p>
          </table:table-cell>
          <table:table-cell office:value-type="string">
            <text:p/>
          </table:table-cell>
          <table:table-cell office:value-type="string">
            <text:p>AXRPP8176E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01-Jul-08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03</text:p>
          </table:table-cell>
          <table:table-cell office:value-type="string">
            <text:p>10000203</text:p>
          </table:table-cell>
          <table:table-cell office:value-type="string">
            <text:p>SHIRISH</text:p>
          </table:table-cell>
          <table:table-cell office:value-type="string">
            <text:p/>
          </table:table-cell>
          <table:table-cell office:value-type="string">
            <text:p>RAJADHYAKSHA</text:p>
          </table:table-cell>
          <table:table-cell office:value-type="string">
            <text:p>M</text:p>
          </table:table-cell>
          <table:table-cell office:value-type="string">
            <text:p>02-Jun-57</text:p>
          </table:table-cell>
          <table:table-cell office:value-type="string">
            <text:p>Indian</text:p>
          </table:table-cell>
          <table:table-cell office:value-type="string">
            <text:p>shirish.rajadhyaksh@vvfltd.com</text:p>
          </table:table-cell>
          <table:table-cell office:value-type="string">
            <text:p/>
          </table:table-cell>
          <table:table-cell office:value-type="string">
            <text:p>AIEPR7941M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Oct-8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10</text:p>
          </table:table-cell>
          <table:table-cell office:value-type="string">
            <text:p>10000210</text:p>
          </table:table-cell>
          <table:table-cell office:value-type="string">
            <text:p>RAJU</text:p>
          </table:table-cell>
          <table:table-cell office:value-type="string">
            <text:p>P.</text:p>
          </table:table-cell>
          <table:table-cell office:value-type="string">
            <text:p>MISAL</text:p>
          </table:table-cell>
          <table:table-cell office:value-type="string">
            <text:p>M</text:p>
          </table:table-cell>
          <table:table-cell office:value-type="string">
            <text:p>23-May-65</text:p>
          </table:table-cell>
          <table:table-cell office:value-type="string">
            <text:p>Indian</text:p>
          </table:table-cell>
          <table:table-cell office:value-type="string">
            <text:p>raju.misal@vvfltd.com</text:p>
          </table:table-cell>
          <table:table-cell office:value-type="string">
            <text:p/>
          </table:table-cell>
          <table:table-cell office:value-type="string">
            <text:p>ABNPM6274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5-Jan-90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18</text:p>
          </table:table-cell>
          <table:table-cell office:value-type="string">
            <text:p>10000218</text:p>
          </table:table-cell>
          <table:table-cell office:value-type="string">
            <text:p>SHIVAJI</text:p>
          </table:table-cell>
          <table:table-cell office:value-type="string">
            <text:p>D.</text:p>
          </table:table-cell>
          <table:table-cell office:value-type="string">
            <text:p>KALE</text:p>
          </table:table-cell>
          <table:table-cell office:value-type="string">
            <text:p>M</text:p>
          </table:table-cell>
          <table:table-cell office:value-type="string">
            <text:p>18-Jun-68</text:p>
          </table:table-cell>
          <table:table-cell office:value-type="string">
            <text:p>Indian</text:p>
          </table:table-cell>
          <table:table-cell office:value-type="string">
            <text:p>shivaji.kale@vvfltd.com</text:p>
          </table:table-cell>
          <table:table-cell office:value-type="string">
            <text:p/>
          </table:table-cell>
          <table:table-cell office:value-type="string">
            <text:p>AWOPK6272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mkrishna.sahu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8-Jul-9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22</text:p>
          </table:table-cell>
          <table:table-cell office:value-type="string">
            <text:p>10000222</text:p>
          </table:table-cell>
          <table:table-cell office:value-type="string">
            <text:p>SATISHKUMAR</text:p>
          </table:table-cell>
          <table:table-cell office:value-type="string">
            <text:p/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17-Apr-66</text:p>
          </table:table-cell>
          <table:table-cell office:value-type="string">
            <text:p>Indian</text:p>
          </table:table-cell>
          <table:table-cell office:value-type="string">
            <text:p>satishkumar.singh@vvfltd.com</text:p>
          </table:table-cell>
          <table:table-cell office:value-type="string">
            <text:p/>
          </table:table-cell>
          <table:table-cell office:value-type="string">
            <text:p>AYSPS4503L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7-Jun-9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29</text:p>
          </table:table-cell>
          <table:table-cell office:value-type="string">
            <text:p>10000229</text:p>
          </table:table-cell>
          <table:table-cell office:value-type="string">
            <text:p>GANPAT</text:p>
          </table:table-cell>
          <table:table-cell office:value-type="string">
            <text:p>H.</text:p>
          </table:table-cell>
          <table:table-cell office:value-type="string">
            <text:p>KASAL</text:p>
          </table:table-cell>
          <table:table-cell office:value-type="string">
            <text:p>M</text:p>
          </table:table-cell>
          <table:table-cell office:value-type="string">
            <text:p>15-Jun-57</text:p>
          </table:table-cell>
          <table:table-cell office:value-type="string">
            <text:p>Indian</text:p>
          </table:table-cell>
          <table:table-cell office:value-type="string">
            <text:p>ganpat.kasal@vvfltd.com</text:p>
          </table:table-cell>
          <table:table-cell office:value-type="string">
            <text:p/>
          </table:table-cell>
          <table:table-cell office:value-type="string">
            <text:p>AZEPK5977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8-Feb-95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31</text:p>
          </table:table-cell>
          <table:table-cell office:value-type="string">
            <text:p>10000231</text:p>
          </table:table-cell>
          <table:table-cell office:value-type="string">
            <text:p>DINESH</text:p>
          </table:table-cell>
          <table:table-cell office:value-type="string">
            <text:p/>
          </table:table-cell>
          <table:table-cell office:value-type="string">
            <text:p>KURDEKAR</text:p>
          </table:table-cell>
          <table:table-cell office:value-type="string">
            <text:p>M</text:p>
          </table:table-cell>
          <table:table-cell office:value-type="string">
            <text:p>24-Oct-67</text:p>
          </table:table-cell>
          <table:table-cell office:value-type="string">
            <text:p>Indian</text:p>
          </table:table-cell>
          <table:table-cell office:value-type="string">
            <text:p>dinesh.kurdekar@vvfltd.com</text:p>
          </table:table-cell>
          <table:table-cell office:value-type="string">
            <text:p/>
          </table:table-cell>
          <table:table-cell office:value-type="string">
            <text:p>AOSPK5129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mkrishna.sahu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res</text:p>
          </table:table-cell>
          <table:table-cell office:value-type="string">
            <text:p>01-Sep-95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36</text:p>
          </table:table-cell>
          <table:table-cell office:value-type="string">
            <text:p>10000236</text:p>
          </table:table-cell>
          <table:table-cell office:value-type="string">
            <text:p>SHARMAS</text:p>
          </table:table-cell>
          <table:table-cell office:value-type="string">
            <text:p>VALI</text:p>
          </table:table-cell>
          <table:table-cell office:value-type="string">
            <text:p>SAYYED</text:p>
          </table:table-cell>
          <table:table-cell office:value-type="string">
            <text:p>M</text:p>
          </table:table-cell>
          <table:table-cell office:value-type="string">
            <text:p>31-Jan-66</text:p>
          </table:table-cell>
          <table:table-cell office:value-type="string">
            <text:p>Indian</text:p>
          </table:table-cell>
          <table:table-cell office:value-type="string">
            <text:p>sharmas.sayyed@vvfltd.com</text:p>
          </table:table-cell>
          <table:table-cell office:value-type="string">
            <text:p>NULL</text:p>
          </table:table-cell>
          <table:table-cell office:value-type="string">
            <text:p>AWVPS9491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bhushan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ecurity Administration</text:p>
          </table:table-cell>
          <table:table-cell office:value-type="string">
            <text:p>04-Dec-95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37</text:p>
          </table:table-cell>
          <table:table-cell office:value-type="string">
            <text:p>10000237</text:p>
          </table:table-cell>
          <table:table-cell office:value-type="string">
            <text:p>KIRAN</text:p>
          </table:table-cell>
          <table:table-cell office:value-type="string">
            <text:p/>
          </table:table-cell>
          <table:table-cell office:value-type="string">
            <text:p>PETKAR</text:p>
          </table:table-cell>
          <table:table-cell office:value-type="string">
            <text:p>M</text:p>
          </table:table-cell>
          <table:table-cell office:value-type="string">
            <text:p>30-Jun-76</text:p>
          </table:table-cell>
          <table:table-cell office:value-type="string">
            <text:p>Indian</text:p>
          </table:table-cell>
          <table:table-cell office:value-type="string">
            <text:p>kiran.petkar@vvfltd.com</text:p>
          </table:table-cell>
          <table:table-cell office:value-type="string">
            <text:p/>
          </table:table-cell>
          <table:table-cell office:value-type="string">
            <text:p>AGAPP6558N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8-Feb-9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47</text:p>
          </table:table-cell>
          <table:table-cell office:value-type="string">
            <text:p>10000247</text:p>
          </table:table-cell>
          <table:table-cell office:value-type="string">
            <text:p>PRAMOD</text:p>
          </table:table-cell>
          <table:table-cell office:value-type="string">
            <text:p>DATTARAM</text:p>
          </table:table-cell>
          <table:table-cell office:value-type="string">
            <text:p>TORASKAR</text:p>
          </table:table-cell>
          <table:table-cell office:value-type="string">
            <text:p>M</text:p>
          </table:table-cell>
          <table:table-cell office:value-type="string">
            <text:p>29-Jul-71</text:p>
          </table:table-cell>
          <table:table-cell office:value-type="string">
            <text:p>Indian</text:p>
          </table:table-cell>
          <table:table-cell office:value-type="string">
            <text:p>pramod.toraskar@vvfltd.com</text:p>
          </table:table-cell>
          <table:table-cell office:value-type="string">
            <text:p/>
          </table:table-cell>
          <table:table-cell office:value-type="string">
            <text:p>ABZPT0273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prabhat.das@vvfltd.com</text:p>
          </table:table-cell>
          <table:table-cell office:value-type="string">
            <text:p>sunil.katekar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01-Apr-9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Prabhat Das</text:p>
          </table:table-cell>
          <table:table-cell office:value-type="string">
            <text:p>prabhat.das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52</text:p>
          </table:table-cell>
          <table:table-cell office:value-type="string">
            <text:p>10000252</text:p>
          </table:table-cell>
          <table:table-cell office:value-type="string">
            <text:p>Jaywant</text:p>
          </table:table-cell>
          <table:table-cell office:value-type="string">
            <text:p/>
          </table:table-cell>
          <table:table-cell office:value-type="string">
            <text:p>Pawar</text:p>
          </table:table-cell>
          <table:table-cell office:value-type="string">
            <text:p>M</text:p>
          </table:table-cell>
          <table:table-cell office:value-type="string">
            <text:p>01-Dec-72</text:p>
          </table:table-cell>
          <table:table-cell office:value-type="string">
            <text:p>Indian</text:p>
          </table:table-cell>
          <table:table-cell office:value-type="string">
            <text:p>jaywant.pawar@vvfltd.com</text:p>
          </table:table-cell>
          <table:table-cell office:value-type="string">
            <text:p/>
          </table:table-cell>
          <table:table-cell office:value-type="string">
            <text:p>AGAPP6544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Jun-97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57</text:p>
          </table:table-cell>
          <table:table-cell office:value-type="string">
            <text:p>10000257</text:p>
          </table:table-cell>
          <table:table-cell office:value-type="string">
            <text:p>JOSEPH</text:p>
          </table:table-cell>
          <table:table-cell office:value-type="string">
            <text:p/>
          </table:table-cell>
          <table:table-cell office:value-type="string">
            <text:p>SATHE</text:p>
          </table:table-cell>
          <table:table-cell office:value-type="string">
            <text:p>M</text:p>
          </table:table-cell>
          <table:table-cell office:value-type="string">
            <text:p>14-Oct-70</text:p>
          </table:table-cell>
          <table:table-cell office:value-type="string">
            <text:p>Indian</text:p>
          </table:table-cell>
          <table:table-cell office:value-type="string">
            <text:p>joseph.sathe@vvfltd.com</text:p>
          </table:table-cell>
          <table:table-cell office:value-type="string">
            <text:p/>
          </table:table-cell>
          <table:table-cell office:value-type="string">
            <text:p>BLVPS9501F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tores</text:p>
          </table:table-cell>
          <table:table-cell office:value-type="string">
            <text:p>25-Aug-9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61</text:p>
          </table:table-cell>
          <table:table-cell office:value-type="string">
            <text:p>10000261</text:p>
          </table:table-cell>
          <table:table-cell office:value-type="string">
            <text:p>AKASHCHANDRA</text:p>
          </table:table-cell>
          <table:table-cell office:value-type="string">
            <text:p/>
          </table:table-cell>
          <table:table-cell office:value-type="string">
            <text:p>PANDEY</text:p>
          </table:table-cell>
          <table:table-cell office:value-type="string">
            <text:p>M</text:p>
          </table:table-cell>
          <table:table-cell office:value-type="string">
            <text:p>20-Mar-73</text:p>
          </table:table-cell>
          <table:table-cell office:value-type="string">
            <text:p>Indian</text:p>
          </table:table-cell>
          <table:table-cell office:value-type="string">
            <text:p>akash.pandey@vvfltd.com</text:p>
          </table:table-cell>
          <table:table-cell office:value-type="string">
            <text:p/>
          </table:table-cell>
          <table:table-cell office:value-type="string">
            <text:p>AGAPP6542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jaywant.paw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patch</text:p>
          </table:table-cell>
          <table:table-cell office:value-type="string">
            <text:p>08-Dec-9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293</text:p>
          </table:table-cell>
          <table:table-cell office:value-type="string">
            <text:p>10000293</text:p>
          </table:table-cell>
          <table:table-cell office:value-type="string">
            <text:p>DILIPKUMAR</text:p>
          </table:table-cell>
          <table:table-cell office:value-type="string">
            <text:p>SAMPAT</text:p>
          </table:table-cell>
          <table:table-cell office:value-type="string">
            <text:p>BHOSLE</text:p>
          </table:table-cell>
          <table:table-cell office:value-type="string">
            <text:p>M</text:p>
          </table:table-cell>
          <table:table-cell office:value-type="string">
            <text:p>20-May-61</text:p>
          </table:table-cell>
          <table:table-cell office:value-type="string">
            <text:p>Indian</text:p>
          </table:table-cell>
          <table:table-cell office:value-type="string">
            <text:p>dilip.bhosale@vvfltd.com</text:p>
          </table:table-cell>
          <table:table-cell office:value-type="string">
            <text:p/>
          </table:table-cell>
          <table:table-cell office:value-type="string">
            <text:p>AJKPB7026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1-Jul-99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25</text:p>
          </table:table-cell>
          <table:table-cell office:value-type="string">
            <text:p>10000325</text:p>
          </table:table-cell>
          <table:table-cell office:value-type="string">
            <text:p>RAHUL</text:p>
          </table:table-cell>
          <table:table-cell office:value-type="string">
            <text:p/>
          </table:table-cell>
          <table:table-cell office:value-type="string">
            <text:p>KHATU</text:p>
          </table:table-cell>
          <table:table-cell office:value-type="string">
            <text:p>M</text:p>
          </table:table-cell>
          <table:table-cell office:value-type="string">
            <text:p>14-Apr-78</text:p>
          </table:table-cell>
          <table:table-cell office:value-type="string">
            <text:p>Indian</text:p>
          </table:table-cell>
          <table:table-cell office:value-type="string">
            <text:p>rahul.khatu@vvfltd.com</text:p>
          </table:table-cell>
          <table:table-cell office:value-type="string">
            <text:p/>
          </table:table-cell>
          <table:table-cell office:value-type="string">
            <text:p>AMIPK2411R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an.jain@vvfltd.com</text:p>
          </table:table-cell>
          <table:table-cell office:value-type="string">
            <text:p>dinesh.danav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30-Mar-00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27</text:p>
          </table:table-cell>
          <table:table-cell office:value-type="string">
            <text:p>10000327</text:p>
          </table:table-cell>
          <table:table-cell office:value-type="string">
            <text:p>SUHAS</text:p>
          </table:table-cell>
          <table:table-cell office:value-type="string">
            <text:p>V.</text:p>
          </table:table-cell>
          <table:table-cell office:value-type="string">
            <text:p>MANJREKAR</text:p>
          </table:table-cell>
          <table:table-cell office:value-type="string">
            <text:p>M</text:p>
          </table:table-cell>
          <table:table-cell office:value-type="string">
            <text:p>29-Jun-78</text:p>
          </table:table-cell>
          <table:table-cell office:value-type="string">
            <text:p>Indian</text:p>
          </table:table-cell>
          <table:table-cell office:value-type="string">
            <text:p>suhas.manjrekar@vvfltd.com</text:p>
          </table:table-cell>
          <table:table-cell office:value-type="string">
            <text:p/>
          </table:table-cell>
          <table:table-cell office:value-type="string">
            <text:p>AKQPM2577A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jaywant.paw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patch</text:p>
          </table:table-cell>
          <table:table-cell office:value-type="string">
            <text:p>01-Apr-0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28</text:p>
          </table:table-cell>
          <table:table-cell office:value-type="string">
            <text:p>10000328</text:p>
          </table:table-cell>
          <table:table-cell office:value-type="string">
            <text:p>Chandrashekhar</text:p>
          </table:table-cell>
          <table:table-cell office:value-type="string">
            <text:p>Ramchandra</text:p>
          </table:table-cell>
          <table:table-cell office:value-type="string">
            <text:p>Marathe</text:p>
          </table:table-cell>
          <table:table-cell office:value-type="string">
            <text:p>M</text:p>
          </table:table-cell>
          <table:table-cell office:value-type="string">
            <text:p>13-Jan-60</text:p>
          </table:table-cell>
          <table:table-cell office:value-type="string">
            <text:p>Indian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AYPM4879K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7-Apr-00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31</text:p>
          </table:table-cell>
          <table:table-cell office:value-type="string">
            <text:p>10000331</text:p>
          </table:table-cell>
          <table:table-cell office:value-type="string">
            <text:p>PRAMODKUMAR</text:p>
          </table:table-cell>
          <table:table-cell office:value-type="string">
            <text:p>N.</text:p>
          </table:table-cell>
          <table:table-cell office:value-type="string">
            <text:p>SAHOO</text:p>
          </table:table-cell>
          <table:table-cell office:value-type="string">
            <text:p>M</text:p>
          </table:table-cell>
          <table:table-cell office:value-type="string">
            <text:p>05-Jan-76</text:p>
          </table:table-cell>
          <table:table-cell office:value-type="string">
            <text:p>Indian</text:p>
          </table:table-cell>
          <table:table-cell office:value-type="string">
            <text:p>pramod.sahoo@vvfltd.com</text:p>
          </table:table-cell>
          <table:table-cell office:value-type="string">
            <text:p/>
          </table:table-cell>
          <table:table-cell office:value-type="string">
            <text:p>BKAPS4145K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ashokrao.pati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19-Apr-0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2:31:47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60</text:p>
          </table:table-cell>
          <table:table-cell office:value-type="string">
            <text:p>10000360</text:p>
          </table:table-cell>
          <table:table-cell office:value-type="string">
            <text:p>DINESH</text:p>
          </table:table-cell>
          <table:table-cell office:value-type="string">
            <text:p>P.</text:p>
          </table:table-cell>
          <table:table-cell office:value-type="string">
            <text:p>SHIVALKAR</text:p>
          </table:table-cell>
          <table:table-cell office:value-type="string">
            <text:p>M</text:p>
          </table:table-cell>
          <table:table-cell office:value-type="string">
            <text:p>14-May-76</text:p>
          </table:table-cell>
          <table:table-cell office:value-type="string">
            <text:p>Indian</text:p>
          </table:table-cell>
          <table:table-cell office:value-type="string">
            <text:p>dinesh.shivalkar@vvfltd.com</text:p>
          </table:table-cell>
          <table:table-cell office:value-type="string">
            <text:p/>
          </table:table-cell>
          <table:table-cell office:value-type="string">
            <text:p>AXHPS3302B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8-Aug-0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65</text:p>
          </table:table-cell>
          <table:table-cell office:value-type="string">
            <text:p>10000365</text:p>
          </table:table-cell>
          <table:table-cell office:value-type="string">
            <text:p>Nilesh</text:p>
          </table:table-cell>
          <table:table-cell office:value-type="string">
            <text:p>Gopal</text:p>
          </table:table-cell>
          <table:table-cell office:value-type="string">
            <text:p>Agarwal</text:p>
          </table:table-cell>
          <table:table-cell office:value-type="string">
            <text:p>M</text:p>
          </table:table-cell>
          <table:table-cell office:value-type="string">
            <text:p>01-Jan-77</text:p>
          </table:table-cell>
          <table:table-cell office:value-type="string">
            <text:p>Indian</text:p>
          </table:table-cell>
          <table:table-cell office:value-type="string">
            <text:p>nilesh.agrawal@vvfltd.com</text:p>
          </table:table-cell>
          <table:table-cell office:value-type="string">
            <text:p/>
          </table:table-cell>
          <table:table-cell office:value-type="string">
            <text:p>AJFPA2546K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Aug-01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74</text:p>
          </table:table-cell>
          <table:table-cell office:value-type="string">
            <text:p>10000374</text:p>
          </table:table-cell>
          <table:table-cell office:value-type="string">
            <text:p>Rajesh</text:p>
          </table:table-cell>
          <table:table-cell office:value-type="string">
            <text:p>Ramesh</text:p>
          </table:table-cell>
          <table:table-cell office:value-type="string">
            <text:p>Dighe</text:p>
          </table:table-cell>
          <table:table-cell office:value-type="string">
            <text:p>M</text:p>
          </table:table-cell>
          <table:table-cell office:value-type="string">
            <text:p>28-Jul-69</text:p>
          </table:table-cell>
          <table:table-cell office:value-type="string">
            <text:p>Indian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BWPD5705A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jan.jai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9-Jan-04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76</text:p>
          </table:table-cell>
          <table:table-cell office:value-type="string">
            <text:p>10000376</text:p>
          </table:table-cell>
          <table:table-cell office:value-type="string">
            <text:p>Prashant</text:p>
          </table:table-cell>
          <table:table-cell office:value-type="string">
            <text:p>Vasudeo</text:p>
          </table:table-cell>
          <table:table-cell office:value-type="string">
            <text:p>Pathak</text:p>
          </table:table-cell>
          <table:table-cell office:value-type="string">
            <text:p>M</text:p>
          </table:table-cell>
          <table:table-cell office:value-type="string">
            <text:p>29-Apr-71</text:p>
          </table:table-cell>
          <table:table-cell office:value-type="string">
            <text:p>Indian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IFPP6927N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31-Jan-04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79</text:p>
          </table:table-cell>
          <table:table-cell office:value-type="string">
            <text:p>10000379</text:p>
          </table:table-cell>
          <table:table-cell office:value-type="string">
            <text:p>SANTOSH</text:p>
          </table:table-cell>
          <table:table-cell office:value-type="string">
            <text:p>A.</text:p>
          </table:table-cell>
          <table:table-cell office:value-type="string">
            <text:p>PASALALU</text:p>
          </table:table-cell>
          <table:table-cell office:value-type="string">
            <text:p>M</text:p>
          </table:table-cell>
          <table:table-cell office:value-type="string">
            <text:p>09-Dec-71</text:p>
          </table:table-cell>
          <table:table-cell office:value-type="string">
            <text:p>Indian</text:p>
          </table:table-cell>
          <table:table-cell office:value-type="string">
            <text:p>santosh.pasalalu@vvfltd.com</text:p>
          </table:table-cell>
          <table:table-cell office:value-type="string">
            <text:p/>
          </table:table-cell>
          <table:table-cell office:value-type="string">
            <text:p>AATPP1700F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2-Mar-04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93</text:p>
          </table:table-cell>
          <table:table-cell office:value-type="string">
            <text:p>10000393</text:p>
          </table:table-cell>
          <table:table-cell office:value-type="string">
            <text:p>Rajendra</text:p>
          </table:table-cell>
          <table:table-cell office:value-type="string">
            <text:p>Jayantilal</text:p>
          </table:table-cell>
          <table:table-cell office:value-type="string">
            <text:p>Jain</text:p>
          </table:table-cell>
          <table:table-cell office:value-type="string">
            <text:p>M</text:p>
          </table:table-cell>
          <table:table-cell office:value-type="string">
            <text:p>07-Oct-63</text:p>
          </table:table-cell>
          <table:table-cell office:value-type="string">
            <text:p>Indian</text:p>
          </table:table-cell>
          <table:table-cell office:value-type="string">
            <text:p>rajan.jain@vvfltd.com</text:p>
          </table:table-cell>
          <table:table-cell office:value-type="string">
            <text:p/>
          </table:table-cell>
          <table:table-cell office:value-type="string">
            <text:p>AARPJ6607R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an-00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398</text:p>
          </table:table-cell>
          <table:table-cell office:value-type="string">
            <text:p>10000398</text:p>
          </table:table-cell>
          <table:table-cell office:value-type="string">
            <text:p>JITENDRA</text:p>
          </table:table-cell>
          <table:table-cell office:value-type="string">
            <text:p>MAHADEO</text:p>
          </table:table-cell>
          <table:table-cell office:value-type="string">
            <text:p>KOLI</text:p>
          </table:table-cell>
          <table:table-cell office:value-type="string">
            <text:p>M</text:p>
          </table:table-cell>
          <table:table-cell office:value-type="string">
            <text:p>26-Jan-79</text:p>
          </table:table-cell>
          <table:table-cell office:value-type="string">
            <text:p>Indian</text:p>
          </table:table-cell>
          <table:table-cell office:value-type="string">
            <text:p>jitendra.koli@vvfltd.com</text:p>
          </table:table-cell>
          <table:table-cell office:value-type="string">
            <text:p/>
          </table:table-cell>
          <table:table-cell office:value-type="string">
            <text:p>AWSPK2296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8-Nov-0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05</text:p>
          </table:table-cell>
          <table:table-cell office:value-type="string">
            <text:p>10000405</text:p>
          </table:table-cell>
          <table:table-cell office:value-type="string">
            <text:p>RAMESH</text:p>
          </table:table-cell>
          <table:table-cell office:value-type="string">
            <text:p/>
          </table:table-cell>
          <table:table-cell office:value-type="string">
            <text:p>KHANAVKAR</text:p>
          </table:table-cell>
          <table:table-cell office:value-type="string">
            <text:p>M</text:p>
          </table:table-cell>
          <table:table-cell office:value-type="string">
            <text:p>01-Jun-68</text:p>
          </table:table-cell>
          <table:table-cell office:value-type="string">
            <text:p>Indian</text:p>
          </table:table-cell>
          <table:table-cell office:value-type="string">
            <text:p>ramesh.khanavkar@vvfltd.com</text:p>
          </table:table-cell>
          <table:table-cell office:value-type="string">
            <text:p/>
          </table:table-cell>
          <table:table-cell office:value-type="string">
            <text:p>AJFPK5567L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6-Oct-05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09</text:p>
          </table:table-cell>
          <table:table-cell office:value-type="string">
            <text:p>10000409</text:p>
          </table:table-cell>
          <table:table-cell office:value-type="string">
            <text:p>RAMCHANDRA</text:p>
          </table:table-cell>
          <table:table-cell office:value-type="string">
            <text:p>S.</text:p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01-Jun-66</text:p>
          </table:table-cell>
          <table:table-cell office:value-type="string">
            <text:p>Indian</text:p>
          </table:table-cell>
          <table:table-cell office:value-type="string">
            <text:p>ramchandra.jadhav@vvfltd.com</text:p>
          </table:table-cell>
          <table:table-cell office:value-type="string">
            <text:p/>
          </table:table-cell>
          <table:table-cell office:value-type="string">
            <text:p>AAWPJ5764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mkrishna.sahu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9-Dec-0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12</text:p>
          </table:table-cell>
          <table:table-cell office:value-type="string">
            <text:p>10000412</text:p>
          </table:table-cell>
          <table:table-cell office:value-type="string">
            <text:p>SATISH</text:p>
          </table:table-cell>
          <table:table-cell office:value-type="string">
            <text:p>R.</text:p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15-May-82</text:p>
          </table:table-cell>
          <table:table-cell office:value-type="string">
            <text:p>Indian</text:p>
          </table:table-cell>
          <table:table-cell office:value-type="string">
            <text:p>satish.jadhav@vvfltd.com</text:p>
          </table:table-cell>
          <table:table-cell office:value-type="string">
            <text:p/>
          </table:table-cell>
          <table:table-cell office:value-type="string">
            <text:p>AGEPJ7378L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6-Dec-0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16</text:p>
          </table:table-cell>
          <table:table-cell office:value-type="string">
            <text:p>10000416</text:p>
          </table:table-cell>
          <table:table-cell office:value-type="string">
            <text:p>JAAN</text:p>
          </table:table-cell>
          <table:table-cell office:value-type="string">
            <text:p/>
          </table:table-cell>
          <table:table-cell office:value-type="string">
            <text:p>MOHD.KHAN</text:p>
          </table:table-cell>
          <table:table-cell office:value-type="string">
            <text:p>M</text:p>
          </table:table-cell>
          <table:table-cell office:value-type="string">
            <text:p>01-Jun-80</text:p>
          </table:table-cell>
          <table:table-cell office:value-type="string">
            <text:p>Indian</text:p>
          </table:table-cell>
          <table:table-cell office:value-type="string">
            <text:p>j.khan@vvfltd.com</text:p>
          </table:table-cell>
          <table:table-cell office:value-type="string">
            <text:p/>
          </table:table-cell>
          <table:table-cell office:value-type="string">
            <text:p>AWVPK8374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1-Apr-06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17</text:p>
          </table:table-cell>
          <table:table-cell office:value-type="string">
            <text:p>10000417</text:p>
          </table:table-cell>
          <table:table-cell office:value-type="string">
            <text:p>SACHIN</text:p>
          </table:table-cell>
          <table:table-cell office:value-type="string">
            <text:p>J.</text:p>
          </table:table-cell>
          <table:table-cell office:value-type="string">
            <text:p>LOHAR</text:p>
          </table:table-cell>
          <table:table-cell office:value-type="string">
            <text:p>M</text:p>
          </table:table-cell>
          <table:table-cell office:value-type="string">
            <text:p>18-Jun-82</text:p>
          </table:table-cell>
          <table:table-cell office:value-type="string">
            <text:p>Indian</text:p>
          </table:table-cell>
          <table:table-cell office:value-type="string">
            <text:p>sachin.lohar@vvfltd.com</text:p>
          </table:table-cell>
          <table:table-cell office:value-type="string">
            <text:p/>
          </table:table-cell>
          <table:table-cell office:value-type="string">
            <text:p>ACSPL6410B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6-Apr-0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24</text:p>
          </table:table-cell>
          <table:table-cell office:value-type="string">
            <text:p>10000424</text:p>
          </table:table-cell>
          <table:table-cell office:value-type="string">
            <text:p>NAGESH</text:p>
          </table:table-cell>
          <table:table-cell office:value-type="string">
            <text:p/>
          </table:table-cell>
          <table:table-cell office:value-type="string">
            <text:p>SAWANT</text:p>
          </table:table-cell>
          <table:table-cell office:value-type="string">
            <text:p>M</text:p>
          </table:table-cell>
          <table:table-cell office:value-type="string">
            <text:p>27-Jul-73</text:p>
          </table:table-cell>
          <table:table-cell office:value-type="string">
            <text:p>Indian</text:p>
          </table:table-cell>
          <table:table-cell office:value-type="string">
            <text:p>nagesh.sawant@vvfltd.com</text:p>
          </table:table-cell>
          <table:table-cell office:value-type="string">
            <text:p/>
          </table:table-cell>
          <table:table-cell office:value-type="string">
            <text:p>AUOPS5753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9-Oct-0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29</text:p>
          </table:table-cell>
          <table:table-cell office:value-type="string">
            <text:p>10000429</text:p>
          </table:table-cell>
          <table:table-cell office:value-type="string">
            <text:p>RAGHUPATHY</text:p>
          </table:table-cell>
          <table:table-cell office:value-type="string">
            <text:p/>
          </table:table-cell>
          <table:table-cell office:value-type="string">
            <text:p>S.</text:p>
          </table:table-cell>
          <table:table-cell office:value-type="string">
            <text:p>M</text:p>
          </table:table-cell>
          <table:table-cell office:value-type="string">
            <text:p>07-Sep-69</text:p>
          </table:table-cell>
          <table:table-cell office:value-type="string">
            <text:p>Indian</text:p>
          </table:table-cell>
          <table:table-cell office:value-type="string">
            <text:p>raghupathy.s@vvfltd.com</text:p>
          </table:table-cell>
          <table:table-cell office:value-type="string">
            <text:p/>
          </table:table-cell>
          <table:table-cell office:value-type="string">
            <text:p>BAQPS9438B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kishor.salunk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2-Apr-07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37</text:p>
          </table:table-cell>
          <table:table-cell office:value-type="string">
            <text:p>10000437</text:p>
          </table:table-cell>
          <table:table-cell office:value-type="string">
            <text:p>PRATIK</text:p>
          </table:table-cell>
          <table:table-cell office:value-type="string">
            <text:p>N.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12-Jul-83</text:p>
          </table:table-cell>
          <table:table-cell office:value-type="string">
            <text:p>Indian</text:p>
          </table:table-cell>
          <table:table-cell office:value-type="string">
            <text:p>pintu.patil@vvfltd.com</text:p>
          </table:table-cell>
          <table:table-cell office:value-type="string">
            <text:p/>
          </table:table-cell>
          <table:table-cell office:value-type="string">
            <text:p>AUFPP0329Q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3-Jun-0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41</text:p>
          </table:table-cell>
          <table:table-cell office:value-type="string">
            <text:p>10000441</text:p>
          </table:table-cell>
          <table:table-cell office:value-type="string">
            <text:p>Prasad</text:p>
          </table:table-cell>
          <table:table-cell office:value-type="string">
            <text:p>Laxman</text:p>
          </table:table-cell>
          <table:table-cell office:value-type="string">
            <text:p>Kale</text:p>
          </table:table-cell>
          <table:table-cell office:value-type="string">
            <text:p>M</text:p>
          </table:table-cell>
          <table:table-cell office:value-type="string">
            <text:p>28-Jul-70</text:p>
          </table:table-cell>
          <table:table-cell office:value-type="string">
            <text:p>Indian</text:p>
          </table:table-cell>
          <table:table-cell office:value-type="string">
            <text:p>prasad.kale@vvfltd.com</text:p>
          </table:table-cell>
          <table:table-cell office:value-type="string">
            <text:p/>
          </table:table-cell>
          <table:table-cell office:value-type="string">
            <text:p>ABDPK2722P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tility</text:p>
          </table:table-cell>
          <table:table-cell office:value-type="string">
            <text:p>03-Jul-07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51</text:p>
          </table:table-cell>
          <table:table-cell office:value-type="string">
            <text:p>10000451</text:p>
          </table:table-cell>
          <table:table-cell office:value-type="string">
            <text:p>ATUL</text:p>
          </table:table-cell>
          <table:table-cell office:value-type="string">
            <text:p>K.</text:p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29-Jul-87</text:p>
          </table:table-cell>
          <table:table-cell office:value-type="string">
            <text:p>Indian</text:p>
          </table:table-cell>
          <table:table-cell office:value-type="string">
            <text:p>atul.mhatre@vvfltd.com</text:p>
          </table:table-cell>
          <table:table-cell office:value-type="string">
            <text:p/>
          </table:table-cell>
          <table:table-cell office:value-type="string">
            <text:p>BCAPM9574L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6-Nov-0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56</text:p>
          </table:table-cell>
          <table:table-cell office:value-type="string">
            <text:p>10000456</text:p>
          </table:table-cell>
          <table:table-cell office:value-type="string">
            <text:p>MAHENDRA</text:p>
          </table:table-cell>
          <table:table-cell office:value-type="string">
            <text:p>J.</text:p>
          </table:table-cell>
          <table:table-cell office:value-type="string">
            <text:p>FIRKE</text:p>
          </table:table-cell>
          <table:table-cell office:value-type="string">
            <text:p>M</text:p>
          </table:table-cell>
          <table:table-cell office:value-type="string">
            <text:p>22-Sep-72</text:p>
          </table:table-cell>
          <table:table-cell office:value-type="string">
            <text:p>Indian</text:p>
          </table:table-cell>
          <table:table-cell office:value-type="string">
            <text:p>mahendra.firke@vvfltd.com</text:p>
          </table:table-cell>
          <table:table-cell office:value-type="string">
            <text:p/>
          </table:table-cell>
          <table:table-cell office:value-type="string">
            <text:p>AAUPF8152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Dec-07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63</text:p>
          </table:table-cell>
          <table:table-cell office:value-type="string">
            <text:p>10000463</text:p>
          </table:table-cell>
          <table:table-cell office:value-type="string">
            <text:p>Sunil</text:p>
          </table:table-cell>
          <table:table-cell office:value-type="string">
            <text:p>Subhash</text:p>
          </table:table-cell>
          <table:table-cell office:value-type="string">
            <text:p>Katekari</text:p>
          </table:table-cell>
          <table:table-cell office:value-type="string">
            <text:p>M</text:p>
          </table:table-cell>
          <table:table-cell office:value-type="string">
            <text:p>21-Jun-72</text:p>
          </table:table-cell>
          <table:table-cell office:value-type="string">
            <text:p>Indian</text:p>
          </table:table-cell>
          <table:table-cell office:value-type="string">
            <text:p>sunil.katekari@vvfltd.com</text:p>
          </table:table-cell>
          <table:table-cell office:value-type="string">
            <text:p/>
          </table:table-cell>
          <table:table-cell office:value-type="string">
            <text:p>AUJPK2621C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tyaya.chakrabarti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25-Feb-08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65</text:p>
          </table:table-cell>
          <table:table-cell office:value-type="string">
            <text:p>10000465</text:p>
          </table:table-cell>
          <table:table-cell office:value-type="string">
            <text:p>PRASAN</text:p>
          </table:table-cell>
          <table:table-cell office:value-type="string">
            <text:p/>
          </table:table-cell>
          <table:table-cell office:value-type="string">
            <text:p>DAS</text:p>
          </table:table-cell>
          <table:table-cell office:value-type="string">
            <text:p>M</text:p>
          </table:table-cell>
          <table:table-cell office:value-type="string">
            <text:p>05-Apr-81</text:p>
          </table:table-cell>
          <table:table-cell office:value-type="string">
            <text:p>Indian</text:p>
          </table:table-cell>
          <table:table-cell office:value-type="string">
            <text:p>prasan.das@vvfltd.com</text:p>
          </table:table-cell>
          <table:table-cell office:value-type="string">
            <text:p/>
          </table:table-cell>
          <table:table-cell office:value-type="string">
            <text:p>APGPD5212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tomy.k.c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6-May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0 16:12:40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66</text:p>
          </table:table-cell>
          <table:table-cell office:value-type="string">
            <text:p>10000466</text:p>
          </table:table-cell>
          <table:table-cell office:value-type="string">
            <text:p>ASHISH</text:p>
          </table:table-cell>
          <table:table-cell office:value-type="string">
            <text:p>G.</text:p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17-Sep-87</text:p>
          </table:table-cell>
          <table:table-cell office:value-type="string">
            <text:p>Indian</text:p>
          </table:table-cell>
          <table:table-cell office:value-type="string">
            <text:p>ashish.mhatre@vvfltd.com</text:p>
          </table:table-cell>
          <table:table-cell office:value-type="string">
            <text:p/>
          </table:table-cell>
          <table:table-cell office:value-type="string">
            <text:p>AUCPM2072N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8-May-08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69</text:p>
          </table:table-cell>
          <table:table-cell office:value-type="string">
            <text:p>10000469</text:p>
          </table:table-cell>
          <table:table-cell office:value-type="string">
            <text:p>BHAIYYASAHEB</text:p>
          </table:table-cell>
          <table:table-cell office:value-type="string">
            <text:p>A.</text:p>
          </table:table-cell>
          <table:table-cell office:value-type="string">
            <text:p>PAWAR</text:p>
          </table:table-cell>
          <table:table-cell office:value-type="string">
            <text:p>M</text:p>
          </table:table-cell>
          <table:table-cell office:value-type="string">
            <text:p>01-Jun-82</text:p>
          </table:table-cell>
          <table:table-cell office:value-type="string">
            <text:p>Indian</text:p>
          </table:table-cell>
          <table:table-cell office:value-type="string">
            <text:p>bhaiyyasaheb.pawar@vvfltd.com</text:p>
          </table:table-cell>
          <table:table-cell office:value-type="string">
            <text:p/>
          </table:table-cell>
          <table:table-cell office:value-type="string">
            <text:p>AQRPP6877F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esh.ra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24-Jun-08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72</text:p>
          </table:table-cell>
          <table:table-cell office:value-type="string">
            <text:p>10000472</text:p>
          </table:table-cell>
          <table:table-cell office:value-type="string">
            <text:p>TEJESH</text:p>
          </table:table-cell>
          <table:table-cell office:value-type="string">
            <text:p>A.</text:p>
          </table:table-cell>
          <table:table-cell office:value-type="string">
            <text:p>NAIK</text:p>
          </table:table-cell>
          <table:table-cell office:value-type="string">
            <text:p>M</text:p>
          </table:table-cell>
          <table:table-cell office:value-type="string">
            <text:p>14-Dec-86</text:p>
          </table:table-cell>
          <table:table-cell office:value-type="string">
            <text:p>Indian</text:p>
          </table:table-cell>
          <table:table-cell office:value-type="string">
            <text:p>tejesh.naik@vvfltd.com</text:p>
          </table:table-cell>
          <table:table-cell office:value-type="string">
            <text:p/>
          </table:table-cell>
          <table:table-cell office:value-type="string">
            <text:p>AHYPN4389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8-Jun-08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73</text:p>
          </table:table-cell>
          <table:table-cell office:value-type="string">
            <text:p>10000473</text:p>
          </table:table-cell>
          <table:table-cell office:value-type="string">
            <text:p>SWAPNIL</text:p>
          </table:table-cell>
          <table:table-cell office:value-type="string">
            <text:p>K.</text:p>
          </table:table-cell>
          <table:table-cell office:value-type="string">
            <text:p>SALI</text:p>
          </table:table-cell>
          <table:table-cell office:value-type="string">
            <text:p>M</text:p>
          </table:table-cell>
          <table:table-cell office:value-type="string">
            <text:p>16-Apr-87</text:p>
          </table:table-cell>
          <table:table-cell office:value-type="string">
            <text:p>Indian</text:p>
          </table:table-cell>
          <table:table-cell office:value-type="string">
            <text:p>swapnil.Sali@vvfltd.com</text:p>
          </table:table-cell>
          <table:table-cell office:value-type="string">
            <text:p/>
          </table:table-cell>
          <table:table-cell office:value-type="string">
            <text:p>BYUPS6062D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atish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ul-08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85</text:p>
          </table:table-cell>
          <table:table-cell office:value-type="string">
            <text:p>10000485</text:p>
          </table:table-cell>
          <table:table-cell office:value-type="string">
            <text:p>BALDEV</text:p>
          </table:table-cell>
          <table:table-cell office:value-type="string">
            <text:p/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10-Feb-64</text:p>
          </table:table-cell>
          <table:table-cell office:value-type="string">
            <text:p>Indian</text:p>
          </table:table-cell>
          <table:table-cell office:value-type="string">
            <text:p>baldev.singh@vvfltd.com</text:p>
          </table:table-cell>
          <table:table-cell office:value-type="string">
            <text:p/>
          </table:table-cell>
          <table:table-cell office:value-type="string">
            <text:p>BCCPS5638D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20-Apr-09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91</text:p>
          </table:table-cell>
          <table:table-cell office:value-type="string">
            <text:p>10000491</text:p>
          </table:table-cell>
          <table:table-cell office:value-type="string">
            <text:p>SUSHANT</text:p>
          </table:table-cell>
          <table:table-cell office:value-type="string">
            <text:p>S.</text:p>
          </table:table-cell>
          <table:table-cell office:value-type="string">
            <text:p>DESAI</text:p>
          </table:table-cell>
          <table:table-cell office:value-type="string">
            <text:p>M</text:p>
          </table:table-cell>
          <table:table-cell office:value-type="string">
            <text:p>07-Sep-83</text:p>
          </table:table-cell>
          <table:table-cell office:value-type="string">
            <text:p>Indian</text:p>
          </table:table-cell>
          <table:table-cell office:value-type="string">
            <text:p>sushant.desai@vvfltd.com</text:p>
          </table:table-cell>
          <table:table-cell office:value-type="string">
            <text:p/>
          </table:table-cell>
          <table:table-cell office:value-type="string">
            <text:p>AKQPD1563K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ajesh.ra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26-Aug-09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95</text:p>
          </table:table-cell>
          <table:table-cell office:value-type="string">
            <text:p>10000495</text:p>
          </table:table-cell>
          <table:table-cell office:value-type="string">
            <text:p>ABHIJEET</text:p>
          </table:table-cell>
          <table:table-cell office:value-type="string">
            <text:p/>
          </table:table-cell>
          <table:table-cell office:value-type="string">
            <text:p>JALKOTE</text:p>
          </table:table-cell>
          <table:table-cell office:value-type="string">
            <text:p>M</text:p>
          </table:table-cell>
          <table:table-cell office:value-type="string">
            <text:p>22-Feb-84</text:p>
          </table:table-cell>
          <table:table-cell office:value-type="string">
            <text:p>Indian</text:p>
          </table:table-cell>
          <table:table-cell office:value-type="string">
            <text:p>abhijeet.jalkote@vvfltd.com</text:p>
          </table:table-cell>
          <table:table-cell office:value-type="string">
            <text:p/>
          </table:table-cell>
          <table:table-cell office:value-type="string">
            <text:p>AJRPJ8447N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inoo.di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21-Oct-09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496</text:p>
          </table:table-cell>
          <table:table-cell office:value-type="string">
            <text:p>10000496</text:p>
          </table:table-cell>
          <table:table-cell office:value-type="string">
            <text:p>Dhairyasheel</text:p>
          </table:table-cell>
          <table:table-cell office:value-type="string">
            <text:p>R.</text:p>
          </table:table-cell>
          <table:table-cell office:value-type="string">
            <text:p>Shinde</text:p>
          </table:table-cell>
          <table:table-cell office:value-type="string">
            <text:p>M</text:p>
          </table:table-cell>
          <table:table-cell office:value-type="string">
            <text:p>22-Jun-78</text:p>
          </table:table-cell>
          <table:table-cell office:value-type="string">
            <text:p>Indian</text:p>
          </table:table-cell>
          <table:table-cell office:value-type="string">
            <text:p>dhairyasheel.shinde@vvfltd.com</text:p>
          </table:table-cell>
          <table:table-cell office:value-type="string">
            <text:p/>
          </table:table-cell>
          <table:table-cell office:value-type="string">
            <text:p>BFSPS4583J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unil.katekar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05-Nov-09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05</text:p>
          </table:table-cell>
          <table:table-cell office:value-type="string">
            <text:p>10000505</text:p>
          </table:table-cell>
          <table:table-cell office:value-type="string">
            <text:p>Pradeep</text:p>
          </table:table-cell>
          <table:table-cell office:value-type="string">
            <text:p/>
          </table:table-cell>
          <table:table-cell office:value-type="string">
            <text:p>Soshte</text:p>
          </table:table-cell>
          <table:table-cell office:value-type="string">
            <text:p>M</text:p>
          </table:table-cell>
          <table:table-cell office:value-type="string">
            <text:p>03-Jan-73</text:p>
          </table:table-cell>
          <table:table-cell office:value-type="string">
            <text:p>Indian</text:p>
          </table:table-cell>
          <table:table-cell office:value-type="string">
            <text:p>pradeep.soshte@vvfltd.com</text:p>
          </table:table-cell>
          <table:table-cell office:value-type="string">
            <text:p/>
          </table:table-cell>
          <table:table-cell office:value-type="string">
            <text:p>CDCPS7684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unil.katekar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08-Jun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09</text:p>
          </table:table-cell>
          <table:table-cell office:value-type="string">
            <text:p>10000509</text:p>
          </table:table-cell>
          <table:table-cell office:value-type="string">
            <text:p>GANESH</text:p>
          </table:table-cell>
          <table:table-cell office:value-type="string">
            <text:p/>
          </table:table-cell>
          <table:table-cell office:value-type="string">
            <text:p>MUDALIAR</text:p>
          </table:table-cell>
          <table:table-cell office:value-type="string">
            <text:p>M</text:p>
          </table:table-cell>
          <table:table-cell office:value-type="string">
            <text:p>20-Aug-87</text:p>
          </table:table-cell>
          <table:table-cell office:value-type="string">
            <text:p>Indian</text:p>
          </table:table-cell>
          <table:table-cell office:value-type="string">
            <text:p>ganesh.mudaliar@vvfltd.com</text:p>
          </table:table-cell>
          <table:table-cell office:value-type="string">
            <text:p/>
          </table:table-cell>
          <table:table-cell office:value-type="string">
            <text:p>BGDPM9373C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jesh.mas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9-Jul-10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11</text:p>
          </table:table-cell>
          <table:table-cell office:value-type="string">
            <text:p>10000511</text:p>
          </table:table-cell>
          <table:table-cell office:value-type="string">
            <text:p>PRAVIN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5-Dec-88</text:p>
          </table:table-cell>
          <table:table-cell office:value-type="string">
            <text:p>Indian</text:p>
          </table:table-cell>
          <table:table-cell office:value-type="string">
            <text:p>pravin.patil@vvfltd.com</text:p>
          </table:table-cell>
          <table:table-cell office:value-type="string">
            <text:p/>
          </table:table-cell>
          <table:table-cell office:value-type="string">
            <text:p>BJIPP4497A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2-Jul-10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23</text:p>
          </table:table-cell>
          <table:table-cell office:value-type="string">
            <text:p>10000523</text:p>
          </table:table-cell>
          <table:table-cell office:value-type="string">
            <text:p>Kiran</text:p>
          </table:table-cell>
          <table:table-cell office:value-type="string">
            <text:p/>
          </table:table-cell>
          <table:table-cell office:value-type="string">
            <text:p>P</text:p>
          </table:table-cell>
          <table:table-cell office:value-type="string">
            <text:p>M</text:p>
          </table:table-cell>
          <table:table-cell office:value-type="string">
            <text:p>25-Dec-84</text:p>
          </table:table-cell>
          <table:table-cell office:value-type="string">
            <text:p>Indian</text:p>
          </table:table-cell>
          <table:table-cell office:value-type="string">
            <text:p>kiran.menon@vvfltd.com</text:p>
          </table:table-cell>
          <table:table-cell office:value-type="string">
            <text:p/>
          </table:table-cell>
          <table:table-cell office:value-type="string">
            <text:p>ATNPP6894R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inoo.di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30-Jul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29</text:p>
          </table:table-cell>
          <table:table-cell office:value-type="string">
            <text:p>10000529</text:p>
          </table:table-cell>
          <table:table-cell office:value-type="string">
            <text:p>GANESH</text:p>
          </table:table-cell>
          <table:table-cell office:value-type="string">
            <text:p/>
          </table:table-cell>
          <table:table-cell office:value-type="string">
            <text:p>DESHMUKH</text:p>
          </table:table-cell>
          <table:table-cell office:value-type="string">
            <text:p>M</text:p>
          </table:table-cell>
          <table:table-cell office:value-type="string">
            <text:p>05-Apr-88</text:p>
          </table:table-cell>
          <table:table-cell office:value-type="string">
            <text:p>Indian</text:p>
          </table:table-cell>
          <table:table-cell office:value-type="string">
            <text:p>ganesh.deshmukh@vvfltd.com</text:p>
          </table:table-cell>
          <table:table-cell office:value-type="string">
            <text:p/>
          </table:table-cell>
          <table:table-cell office:value-type="string">
            <text:p>APGPD5229R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30</text:p>
          </table:table-cell>
          <table:table-cell office:value-type="string">
            <text:p>10000530</text:p>
          </table:table-cell>
          <table:table-cell office:value-type="string">
            <text:p>ATUL</text:p>
          </table:table-cell>
          <table:table-cell office:value-type="string">
            <text:p/>
          </table:table-cell>
          <table:table-cell office:value-type="string">
            <text:p>MAHAJAN</text:p>
          </table:table-cell>
          <table:table-cell office:value-type="string">
            <text:p>M</text:p>
          </table:table-cell>
          <table:table-cell office:value-type="string">
            <text:p>03-Aug-82</text:p>
          </table:table-cell>
          <table:table-cell office:value-type="string">
            <text:p>Indian</text:p>
          </table:table-cell>
          <table:table-cell office:value-type="string">
            <text:p>atul.mahajan@vvfltd.com</text:p>
          </table:table-cell>
          <table:table-cell office:value-type="string">
            <text:p/>
          </table:table-cell>
          <table:table-cell office:value-type="string">
            <text:p>BFHPM8535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31</text:p>
          </table:table-cell>
          <table:table-cell office:value-type="string">
            <text:p>10000531</text:p>
          </table:table-cell>
          <table:table-cell office:value-type="string">
            <text:p>NITIN</text:p>
          </table:table-cell>
          <table:table-cell office:value-type="string">
            <text:p/>
          </table:table-cell>
          <table:table-cell office:value-type="string">
            <text:p>BORSE</text:p>
          </table:table-cell>
          <table:table-cell office:value-type="string">
            <text:p>M</text:p>
          </table:table-cell>
          <table:table-cell office:value-type="string">
            <text:p>22-Feb-81</text:p>
          </table:table-cell>
          <table:table-cell office:value-type="string">
            <text:p>Indian</text:p>
          </table:table-cell>
          <table:table-cell office:value-type="string">
            <text:p>nitin.borse@vvfltd.com</text:p>
          </table:table-cell>
          <table:table-cell office:value-type="string">
            <text:p/>
          </table:table-cell>
          <table:table-cell office:value-type="string">
            <text:p>APFPB8060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2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35</text:p>
          </table:table-cell>
          <table:table-cell office:value-type="string">
            <text:p>10000535</text:p>
          </table:table-cell>
          <table:table-cell office:value-type="string">
            <text:p>BALASAHEB</text:p>
          </table:table-cell>
          <table:table-cell office:value-type="string">
            <text:p/>
          </table:table-cell>
          <table:table-cell office:value-type="string">
            <text:p>NARUTE</text:p>
          </table:table-cell>
          <table:table-cell office:value-type="string">
            <text:p>M</text:p>
          </table:table-cell>
          <table:table-cell office:value-type="string">
            <text:p>01-Jun-75</text:p>
          </table:table-cell>
          <table:table-cell office:value-type="string">
            <text:p>Indian</text:p>
          </table:table-cell>
          <table:table-cell office:value-type="string">
            <text:p>balasaheb.narute@vvfltd.com</text:p>
          </table:table-cell>
          <table:table-cell office:value-type="string">
            <text:p/>
          </table:table-cell>
          <table:table-cell office:value-type="string">
            <text:p>AFUPN2397A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6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36</text:p>
          </table:table-cell>
          <table:table-cell office:value-type="string">
            <text:p>10000536</text:p>
          </table:table-cell>
          <table:table-cell office:value-type="string">
            <text:p>SARANG</text:p>
          </table:table-cell>
          <table:table-cell office:value-type="string">
            <text:p/>
          </table:table-cell>
          <table:table-cell office:value-type="string">
            <text:p>POLAKE</text:p>
          </table:table-cell>
          <table:table-cell office:value-type="string">
            <text:p>M</text:p>
          </table:table-cell>
          <table:table-cell office:value-type="string">
            <text:p>15-Jun-82</text:p>
          </table:table-cell>
          <table:table-cell office:value-type="string">
            <text:p>Indian</text:p>
          </table:table-cell>
          <table:table-cell office:value-type="string">
            <text:p>sarang.polake@vvfltd.com</text:p>
          </table:table-cell>
          <table:table-cell office:value-type="string">
            <text:p/>
          </table:table-cell>
          <table:table-cell office:value-type="string">
            <text:p>ATGPP1735L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0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37</text:p>
          </table:table-cell>
          <table:table-cell office:value-type="string">
            <text:p>10000537</text:p>
          </table:table-cell>
          <table:table-cell office:value-type="string">
            <text:p>SURESH</text:p>
          </table:table-cell>
          <table:table-cell office:value-type="string">
            <text:p/>
          </table:table-cell>
          <table:table-cell office:value-type="string">
            <text:p>DUKRE</text:p>
          </table:table-cell>
          <table:table-cell office:value-type="string">
            <text:p>M</text:p>
          </table:table-cell>
          <table:table-cell office:value-type="string">
            <text:p>11-Jun-75</text:p>
          </table:table-cell>
          <table:table-cell office:value-type="string">
            <text:p>Indian</text:p>
          </table:table-cell>
          <table:table-cell office:value-type="string">
            <text:p>suresh.dukre@vvfltd.com</text:p>
          </table:table-cell>
          <table:table-cell office:value-type="string">
            <text:p/>
          </table:table-cell>
          <table:table-cell office:value-type="string">
            <text:p>ANXPD5893L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5-Sep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56</text:p>
          </table:table-cell>
          <table:table-cell office:value-type="string">
            <text:p>10000556</text:p>
          </table:table-cell>
          <table:table-cell office:value-type="string">
            <text:p>Mugutrao</text:p>
          </table:table-cell>
          <table:table-cell office:value-type="string">
            <text:p>Nanaso</text:p>
          </table:table-cell>
          <table:table-cell office:value-type="string">
            <text:p>Tanpure</text:p>
          </table:table-cell>
          <table:table-cell office:value-type="string">
            <text:p>M</text:p>
          </table:table-cell>
          <table:table-cell office:value-type="string">
            <text:p>01-Jun-65</text:p>
          </table:table-cell>
          <table:table-cell office:value-type="string">
            <text:p>Indian</text:p>
          </table:table-cell>
          <table:table-cell office:value-type="string">
            <text:p>mugutrao.tanpure@vvfltd.com</text:p>
          </table:table-cell>
          <table:table-cell office:value-type="string">
            <text:p/>
          </table:table-cell>
          <table:table-cell office:value-type="string">
            <text:p>ABQPT0144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umesh.gaw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Nov-89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Sion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Prabhat Das</text:p>
          </table:table-cell>
          <table:table-cell office:value-type="string">
            <text:p>prabhat.das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84</text:p>
          </table:table-cell>
          <table:table-cell office:value-type="string">
            <text:p>10000584</text:p>
          </table:table-cell>
          <table:table-cell office:value-type="string">
            <text:p>Birendra Singh</text:p>
          </table:table-cell>
          <table:table-cell office:value-type="string">
            <text:p/>
          </table:table-cell>
          <table:table-cell office:value-type="string">
            <text:p>Mer</text:p>
          </table:table-cell>
          <table:table-cell office:value-type="string">
            <text:p>M</text:p>
          </table:table-cell>
          <table:table-cell office:value-type="string">
            <text:p>20-Jun-63</text:p>
          </table:table-cell>
          <table:table-cell office:value-type="string">
            <text:p>Indian</text:p>
          </table:table-cell>
          <table:table-cell office:value-type="string">
            <text:p>birendrasingh.mer@vvfltd.com</text:p>
          </table:table-cell>
          <table:table-cell office:value-type="string">
            <text:p/>
          </table:table-cell>
          <table:table-cell office:value-type="string">
            <text:p>ACLPM6946N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20-Mar-97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2:12</text:p>
          </table:table-cell>
          <table:table-cell office:value-type="float" office:value="0">
            <text:p>0</text:p>
          </table:table-cell>
          <table:table-cell office:value-type="string">
            <text:p>Sewre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90</text:p>
          </table:table-cell>
          <table:table-cell office:value-type="string">
            <text:p>10000590</text:p>
          </table:table-cell>
          <table:table-cell office:value-type="string">
            <text:p>Nagesh</text:p>
          </table:table-cell>
          <table:table-cell office:value-type="string">
            <text:p>Devraj</text:p>
          </table:table-cell>
          <table:table-cell office:value-type="string">
            <text:p>Pai</text:p>
          </table:table-cell>
          <table:table-cell office:value-type="string">
            <text:p>M</text:p>
          </table:table-cell>
          <table:table-cell office:value-type="string">
            <text:p>27-Jul-66</text:p>
          </table:table-cell>
          <table:table-cell office:value-type="string">
            <text:p>Indian</text:p>
          </table:table-cell>
          <table:table-cell office:value-type="string">
            <text:p>nagesh.pai@vvfltd.com</text:p>
          </table:table-cell>
          <table:table-cell office:value-type="string">
            <text:p/>
          </table:table-cell>
          <table:table-cell office:value-type="string">
            <text:p>ALNPP3285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02-Jun-97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92</text:p>
          </table:table-cell>
          <table:table-cell office:value-type="string">
            <text:p>10000592</text:p>
          </table:table-cell>
          <table:table-cell office:value-type="string">
            <text:p>Sreenandan</text:p>
          </table:table-cell>
          <table:table-cell office:value-type="string">
            <text:p>Vadu Nandan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12-Jan-65</text:p>
          </table:table-cell>
          <table:table-cell office:value-type="string">
            <text:p>Indian</text:p>
          </table:table-cell>
          <table:table-cell office:value-type="string">
            <text:p>sreenandan.sharma@vvfltd.com</text:p>
          </table:table-cell>
          <table:table-cell office:value-type="string">
            <text:p/>
          </table:table-cell>
          <table:table-cell office:value-type="string">
            <text:p>AKMPS3810N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khambata.rayomand@vvfltd.com</text:p>
          </table:table-cell>
          <table:table-cell office:value-type="string">
            <text:p>nikhil.josh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 </text:p>
          </table:table-cell>
          <table:table-cell office:value-type="string">
            <text:p>06-Jan-98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95</text:p>
          </table:table-cell>
          <table:table-cell office:value-type="string">
            <text:p>10000595</text:p>
          </table:table-cell>
          <table:table-cell office:value-type="string">
            <text:p>RAMESH PRASAD</text:p>
          </table:table-cell>
          <table:table-cell office:value-type="string">
            <text:p/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10-Oct-60</text:p>
          </table:table-cell>
          <table:table-cell office:value-type="string">
            <text:p>Indian</text:p>
          </table:table-cell>
          <table:table-cell office:value-type="string">
            <text:p>ramesh.singh@vvfltd.com</text:p>
          </table:table-cell>
          <table:table-cell office:value-type="string">
            <text:p/>
          </table:table-cell>
          <table:table-cell office:value-type="string">
            <text:p>AMTPS8817Q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3-Nov-97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97</text:p>
          </table:table-cell>
          <table:table-cell office:value-type="string">
            <text:p>10000597</text:p>
          </table:table-cell>
          <table:table-cell office:value-type="string">
            <text:p>Devendra</text:p>
          </table:table-cell>
          <table:table-cell office:value-type="string">
            <text:p>Shishpal</text:p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10-Jun-57</text:p>
          </table:table-cell>
          <table:table-cell office:value-type="string">
            <text:p>Indian</text:p>
          </table:table-cell>
          <table:table-cell office:value-type="string">
            <text:p>devendra.singh@vvfltd.com</text:p>
          </table:table-cell>
          <table:table-cell office:value-type="string">
            <text:p/>
          </table:table-cell>
          <table:table-cell office:value-type="string">
            <text:p>AMEPS3093B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>ravi.shankar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01-Jan-98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2:52</text:p>
          </table:table-cell>
          <table:table-cell office:value-type="float" office:value="0">
            <text:p>0</text:p>
          </table:table-cell>
          <table:table-cell office:value-type="string">
            <text:p>Sewre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598</text:p>
          </table:table-cell>
          <table:table-cell office:value-type="string">
            <text:p>10000598</text:p>
          </table:table-cell>
          <table:table-cell office:value-type="string">
            <text:p>HARIHAR</text:p>
          </table:table-cell>
          <table:table-cell office:value-type="string">
            <text:p>DANDAPANI</text:p>
          </table:table-cell>
          <table:table-cell office:value-type="string">
            <text:p>DAS</text:p>
          </table:table-cell>
          <table:table-cell office:value-type="string">
            <text:p>M</text:p>
          </table:table-cell>
          <table:table-cell office:value-type="string">
            <text:p>02-Jan-61</text:p>
          </table:table-cell>
          <table:table-cell office:value-type="string">
            <text:p>Indian</text:p>
          </table:table-cell>
          <table:table-cell office:value-type="string">
            <text:p>harihar.das@vvfltd.com</text:p>
          </table:table-cell>
          <table:table-cell office:value-type="string">
            <text:p/>
          </table:table-cell>
          <table:table-cell office:value-type="string">
            <text:p>ALOPD5646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13-Aug-98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02</text:p>
          </table:table-cell>
          <table:table-cell office:value-type="string">
            <text:p>10000602</text:p>
          </table:table-cell>
          <table:table-cell office:value-type="string">
            <text:p>Sarjerao</text:p>
          </table:table-cell>
          <table:table-cell office:value-type="string">
            <text:p/>
          </table:table-cell>
          <table:table-cell office:value-type="string">
            <text:p>Kamble</text:p>
          </table:table-cell>
          <table:table-cell office:value-type="string">
            <text:p>M</text:p>
          </table:table-cell>
          <table:table-cell office:value-type="string">
            <text:p>01-Jun-78</text:p>
          </table:table-cell>
          <table:table-cell office:value-type="string">
            <text:p>Indian</text:p>
          </table:table-cell>
          <table:table-cell office:value-type="string">
            <text:p>sarjerao.kamble@vvfltd.com</text:p>
          </table:table-cell>
          <table:table-cell office:value-type="string">
            <text:p/>
          </table:table-cell>
          <table:table-cell office:value-type="string">
            <text:p>AMZPK1489N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25-Sep-98</text:p>
          </table:table-cell>
          <table:table-cell office:value-type="string">
            <text:p>anant.pednekar@vvfltd.com</text:p>
          </table:table-cell>
          <table:table-cell office:value-type="string">
            <text:p>Sewree Operation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04:26</text:p>
          </table:table-cell>
          <table:table-cell office:value-type="float" office:value="0">
            <text:p>0</text:p>
          </table:table-cell>
          <table:table-cell office:value-type="string">
            <text:p>Sewre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nant Pednekar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19</text:p>
          </table:table-cell>
          <table:table-cell office:value-type="string">
            <text:p>10000619</text:p>
          </table:table-cell>
          <table:table-cell office:value-type="string">
            <text:p>Sunita</text:p>
          </table:table-cell>
          <table:table-cell office:value-type="string">
            <text:p>Vinod</text:p>
          </table:table-cell>
          <table:table-cell office:value-type="string">
            <text:p>Kalgutkar</text:p>
          </table:table-cell>
          <table:table-cell office:value-type="string">
            <text:p>F</text:p>
          </table:table-cell>
          <table:table-cell office:value-type="string">
            <text:p>09-Jan-70</text:p>
          </table:table-cell>
          <table:table-cell office:value-type="string">
            <text:p>Indian</text:p>
          </table:table-cell>
          <table:table-cell office:value-type="string">
            <text:p>sunita.vk@vvfltd.com</text:p>
          </table:table-cell>
          <table:table-cell office:value-type="string">
            <text:p/>
          </table:table-cell>
          <table:table-cell office:value-type="string">
            <text:p>AJGPK7174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tyaya.chakrabarti@vvfltd.com</text:p>
          </table:table-cell>
          <table:table-cell office:value-type="string">
            <text:p>ramesh.doraiswam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ions</text:p>
          </table:table-cell>
          <table:table-cell office:value-type="string">
            <text:p>14-May-07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25</text:p>
          </table:table-cell>
          <table:table-cell office:value-type="string">
            <text:p>10000625</text:p>
          </table:table-cell>
          <table:table-cell office:value-type="string">
            <text:p>Shelly</text:p>
          </table:table-cell>
          <table:table-cell office:value-type="string">
            <text:p>S.</text:p>
          </table:table-cell>
          <table:table-cell office:value-type="string">
            <text:p>Pinto</text:p>
          </table:table-cell>
          <table:table-cell office:value-type="string">
            <text:p>F</text:p>
          </table:table-cell>
          <table:table-cell office:value-type="string">
            <text:p>01-Sep-67</text:p>
          </table:table-cell>
          <table:table-cell office:value-type="string">
            <text:p>Indian</text:p>
          </table:table-cell>
          <table:table-cell office:value-type="string">
            <text:p>shelly.pinto@vvfltd.com</text:p>
          </table:table-cell>
          <table:table-cell office:value-type="string">
            <text:p/>
          </table:table-cell>
          <table:table-cell office:value-type="string">
            <text:p>AARPP0581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D Office</text:p>
          </table:table-cell>
          <table:table-cell office:value-type="string">
            <text:p>15-Jul-95</text:p>
          </table:table-cell>
          <table:table-cell office:value-type="string">
            <text:p>rustom.joshi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2:24:55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30</text:p>
          </table:table-cell>
          <table:table-cell office:value-type="string">
            <text:p>10000630</text:p>
          </table:table-cell>
          <table:table-cell office:value-type="string">
            <text:p>Shridhar</text:p>
          </table:table-cell>
          <table:table-cell office:value-type="string">
            <text:p>N.</text:p>
          </table:table-cell>
          <table:table-cell office:value-type="string">
            <text:p>Madiboyina</text:p>
          </table:table-cell>
          <table:table-cell office:value-type="string">
            <text:p>M</text:p>
          </table:table-cell>
          <table:table-cell office:value-type="string">
            <text:p>16-Jun-70</text:p>
          </table:table-cell>
          <table:table-cell office:value-type="string">
            <text:p>Indian</text:p>
          </table:table-cell>
          <table:table-cell office:value-type="string">
            <text:p>shridhar.maddi@vvfltd.com</text:p>
          </table:table-cell>
          <table:table-cell office:value-type="string">
            <text:p/>
          </table:table-cell>
          <table:table-cell office:value-type="string">
            <text:p>AHEPM4665N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subrata.debnat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10-Oct-97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31</text:p>
          </table:table-cell>
          <table:table-cell office:value-type="string">
            <text:p>10000631</text:p>
          </table:table-cell>
          <table:table-cell office:value-type="string">
            <text:p>Khushroo</text:p>
          </table:table-cell>
          <table:table-cell office:value-type="string">
            <text:p>Rohinton</text:p>
          </table:table-cell>
          <table:table-cell office:value-type="string">
            <text:p>Forbes</text:p>
          </table:table-cell>
          <table:table-cell office:value-type="string">
            <text:p>M</text:p>
          </table:table-cell>
          <table:table-cell office:value-type="string">
            <text:p>19-Nov-66</text:p>
          </table:table-cell>
          <table:table-cell office:value-type="string">
            <text:p>Indian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AAPF4809L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01-Feb-08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37</text:p>
          </table:table-cell>
          <table:table-cell office:value-type="string">
            <text:p>10000637</text:p>
          </table:table-cell>
          <table:table-cell office:value-type="string">
            <text:p>Ajay</text:p>
          </table:table-cell>
          <table:table-cell office:value-type="string">
            <text:p>Ram Soorat</text:p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ajay.singh@vvfltd.com</text:p>
          </table:table-cell>
          <table:table-cell office:value-type="string">
            <text:p/>
          </table:table-cell>
          <table:table-cell office:value-type="string">
            <text:p>ATGPS3760C
</text:p>
          </table:table-cell>
          <table:table-cell office:value-type="string">
            <text:p>Senior Manager 
</text:p>
          </table:table-cell>
          <table:table-cell office:value-type="string">
            <text:p>MMC</text:p>
          </table:table-cell>
          <table:table-cell office:value-type="string">
            <text:p>manoj.bramhbhatt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15-Dec-08
</text:p>
          </table:table-cell>
          <table:table-cell office:value-type="string">
            <text:p>amarjit.mishra@vvfltd.com
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2 15:24:37</text:p>
          </table:table-cell>
          <table:table-cell office:value-type="float" office:value="0">
            <text:p>0</text:p>
          </table:table-cell>
          <table:table-cell office:value-type="string">
            <text:p>Raipur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>Khushroo Forbes</text:p>
          </table:table-cell>
          <table:table-cell office:value-type="string">
            <text:p>khushroo.forbes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38</text:p>
          </table:table-cell>
          <table:table-cell office:value-type="string">
            <text:p>10000638</text:p>
          </table:table-cell>
          <table:table-cell office:value-type="string">
            <text:p>Sujit</text:p>
          </table:table-cell>
          <table:table-cell office:value-type="string">
            <text:p>Bepin</text:p>
          </table:table-cell>
          <table:table-cell office:value-type="string">
            <text:p>Das</text:p>
          </table:table-cell>
          <table:table-cell office:value-type="string">
            <text:p>M</text:p>
          </table:table-cell>
          <table:table-cell office:value-type="string">
            <text:p>25-Dec-70</text:p>
          </table:table-cell>
          <table:table-cell office:value-type="string">
            <text:p>Indian</text:p>
          </table:table-cell>
          <table:table-cell office:value-type="string">
            <text:p>sujit.das@vvfltd.com</text:p>
          </table:table-cell>
          <table:table-cell office:value-type="string">
            <text:p/>
          </table:table-cell>
          <table:table-cell office:value-type="string">
            <text:p>AICPD3770E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anjib.sinh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15-Dec-08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Kolkata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>Khushroo Forbes</text:p>
          </table:table-cell>
          <table:table-cell office:value-type="string">
            <text:p>khushroo.forbes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0</text:p>
          </table:table-cell>
          <table:table-cell office:value-type="string">
            <text:p>10000640</text:p>
          </table:table-cell>
          <table:table-cell office:value-type="string">
            <text:p>Luis</text:p>
          </table:table-cell>
          <table:table-cell office:value-type="string">
            <text:p>Carma</text:p>
          </table:table-cell>
          <table:table-cell office:value-type="string">
            <text:p>D'Silva</text:p>
          </table:table-cell>
          <table:table-cell office:value-type="string">
            <text:p>M</text:p>
          </table:table-cell>
          <table:table-cell office:value-type="string">
            <text:p>14-Dec-72</text:p>
          </table:table-cell>
          <table:table-cell office:value-type="string">
            <text:p>Indian</text:p>
          </table:table-cell>
          <table:table-cell office:value-type="string">
            <text:p>luis.dsilva@vvfltd.com</text:p>
          </table:table-cell>
          <table:table-cell office:value-type="string">
            <text:p/>
          </table:table-cell>
          <table:table-cell office:value-type="string">
            <text:p>AFNPD0629Q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04-Mar-10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1</text:p>
          </table:table-cell>
          <table:table-cell office:value-type="string">
            <text:p>10000641</text:p>
          </table:table-cell>
          <table:table-cell office:value-type="string">
            <text:p>Sunil</text:p>
          </table:table-cell>
          <table:table-cell office:value-type="string">
            <text:p>Krishnand</text:p>
          </table:table-cell>
          <table:table-cell office:value-type="string">
            <text:p>Pandey</text:p>
          </table:table-cell>
          <table:table-cell office:value-type="string">
            <text:p>M</text:p>
          </table:table-cell>
          <table:table-cell office:value-type="string">
            <text:p>06-Jul-73</text:p>
          </table:table-cell>
          <table:table-cell office:value-type="string">
            <text:p>Indian</text:p>
          </table:table-cell>
          <table:table-cell office:value-type="string">
            <text:p>sunil.pandey@vvfltd.com</text:p>
          </table:table-cell>
          <table:table-cell office:value-type="string">
            <text:p/>
          </table:table-cell>
          <table:table-cell office:value-type="string">
            <text:p>AGGPP3415J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22-Mar-10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4</text:p>
          </table:table-cell>
          <table:table-cell office:value-type="string">
            <text:p>10000644</text:p>
          </table:table-cell>
          <table:table-cell office:value-type="string">
            <text:p>Jayawant</text:p>
          </table:table-cell>
          <table:table-cell office:value-type="string">
            <text:p>Ganpat</text:p>
          </table:table-cell>
          <table:table-cell office:value-type="string">
            <text:p>Rawool</text:p>
          </table:table-cell>
          <table:table-cell office:value-type="string">
            <text:p>M</text:p>
          </table:table-cell>
          <table:table-cell office:value-type="string">
            <text:p>21-Jul-65</text:p>
          </table:table-cell>
          <table:table-cell office:value-type="string">
            <text:p>Indian</text:p>
          </table:table-cell>
          <table:table-cell office:value-type="string">
            <text:p>jayawant.rawool@vvfltd.com</text:p>
          </table:table-cell>
          <table:table-cell office:value-type="string">
            <text:p/>
          </table:table-cell>
          <table:table-cell office:value-type="string">
            <text:p>AHBPR8814P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23-Sep-94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5</text:p>
          </table:table-cell>
          <table:table-cell office:value-type="string">
            <text:p>10000645</text:p>
          </table:table-cell>
          <table:table-cell office:value-type="string">
            <text:p>Vikas</text:p>
          </table:table-cell>
          <table:table-cell office:value-type="string">
            <text:p>K.</text:p>
          </table:table-cell>
          <table:table-cell office:value-type="string">
            <text:p>Gaikwad</text:p>
          </table:table-cell>
          <table:table-cell office:value-type="string">
            <text:p>M</text:p>
          </table:table-cell>
          <table:table-cell office:value-type="string">
            <text:p>28-Jun-68</text:p>
          </table:table-cell>
          <table:table-cell office:value-type="string">
            <text:p>Indian</text:p>
          </table:table-cell>
          <table:table-cell office:value-type="string">
            <text:p>vikas.gaikwad@vvfltd.com</text:p>
          </table:table-cell>
          <table:table-cell office:value-type="string">
            <text:p/>
          </table:table-cell>
          <table:table-cell office:value-type="string">
            <text:p>ADMPG1850F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najeet.desa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curement</text:p>
          </table:table-cell>
          <table:table-cell office:value-type="string">
            <text:p>01-Jan-97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6</text:p>
          </table:table-cell>
          <table:table-cell office:value-type="string">
            <text:p>10000646</text:p>
          </table:table-cell>
          <table:table-cell office:value-type="string">
            <text:p>Shimanchal</text:p>
          </table:table-cell>
          <table:table-cell office:value-type="string">
            <text:p>Trinath</text:p>
          </table:table-cell>
          <table:table-cell office:value-type="string">
            <text:p>Padhy</text:p>
          </table:table-cell>
          <table:table-cell office:value-type="string">
            <text:p>M</text:p>
          </table:table-cell>
          <table:table-cell office:value-type="string">
            <text:p>28-May-71</text:p>
          </table:table-cell>
          <table:table-cell office:value-type="string">
            <text:p>Indian</text:p>
          </table:table-cell>
          <table:table-cell office:value-type="string">
            <text:p>shimanchal.padhy@vvfltd.com</text:p>
          </table:table-cell>
          <table:table-cell office:value-type="string">
            <text:p/>
          </table:table-cell>
          <table:table-cell office:value-type="string">
            <text:p>ALKPP3326K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15-Jan-99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7</text:p>
          </table:table-cell>
          <table:table-cell office:value-type="string">
            <text:p>10000647</text:p>
          </table:table-cell>
          <table:table-cell office:value-type="string">
            <text:p>Narendra</text:p>
          </table:table-cell>
          <table:table-cell office:value-type="string">
            <text:p>Chandrakant</text:p>
          </table:table-cell>
          <table:table-cell office:value-type="string">
            <text:p>Jagtap</text:p>
          </table:table-cell>
          <table:table-cell office:value-type="string">
            <text:p>M</text:p>
          </table:table-cell>
          <table:table-cell office:value-type="string">
            <text:p>06-May-72</text:p>
          </table:table-cell>
          <table:table-cell office:value-type="string">
            <text:p>Indian</text:p>
          </table:table-cell>
          <table:table-cell office:value-type="string">
            <text:p>narendra.jagtap@vvfltd.com</text:p>
          </table:table-cell>
          <table:table-cell office:value-type="string">
            <text:p/>
          </table:table-cell>
          <table:table-cell office:value-type="string">
            <text:p>AIFPJ1128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01-Sep-06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48</text:p>
          </table:table-cell>
          <table:table-cell office:value-type="string">
            <text:p>10000648</text:p>
          </table:table-cell>
          <table:table-cell office:value-type="string">
            <text:p>Mangesh</text:p>
          </table:table-cell>
          <table:table-cell office:value-type="string">
            <text:p>Manohar</text:p>
          </table:table-cell>
          <table:table-cell office:value-type="string">
            <text:p>Shirke</text:p>
          </table:table-cell>
          <table:table-cell office:value-type="string">
            <text:p>M</text:p>
          </table:table-cell>
          <table:table-cell office:value-type="string">
            <text:p>18-May-74</text:p>
          </table:table-cell>
          <table:table-cell office:value-type="string">
            <text:p>Indian</text:p>
          </table:table-cell>
          <table:table-cell office:value-type="string">
            <text:p>mangesh.shirke@vvfltd.com</text:p>
          </table:table-cell>
          <table:table-cell office:value-type="string">
            <text:p/>
          </table:table-cell>
          <table:table-cell office:value-type="string">
            <text:p>AWWPS6436N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16-Dec-08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53</text:p>
          </table:table-cell>
          <table:table-cell office:value-type="string">
            <text:p>10000653</text:p>
          </table:table-cell>
          <table:table-cell office:value-type="string">
            <text:p>Suresh</text:p>
          </table:table-cell>
          <table:table-cell office:value-type="string">
            <text:p>Laxman</text:p>
          </table:table-cell>
          <table:table-cell office:value-type="string">
            <text:p>Dhamne</text:p>
          </table:table-cell>
          <table:table-cell office:value-type="string">
            <text:p>M</text:p>
          </table:table-cell>
          <table:table-cell office:value-type="string">
            <text:p>25-Jun-64</text:p>
          </table:table-cell>
          <table:table-cell office:value-type="string">
            <text:p>Indian</text:p>
          </table:table-cell>
          <table:table-cell office:value-type="string">
            <text:p>suresh.dhamne@vvfltd.com</text:p>
          </table:table-cell>
          <table:table-cell office:value-type="string">
            <text:p/>
          </table:table-cell>
          <table:table-cell office:value-type="string">
            <text:p>AFVPD7020F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babasaheb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12-Mar-0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54</text:p>
          </table:table-cell>
          <table:table-cell office:value-type="string">
            <text:p>10000654</text:p>
          </table:table-cell>
          <table:table-cell office:value-type="string">
            <text:p>Rajvinder</text:p>
          </table:table-cell>
          <table:table-cell office:value-type="string">
            <text:p>Kaur</text:p>
          </table:table-cell>
          <table:table-cell office:value-type="string">
            <text:p>Notay</text:p>
          </table:table-cell>
          <table:table-cell office:value-type="string">
            <text:p>F</text:p>
          </table:table-cell>
          <table:table-cell office:value-type="string">
            <text:p>20-Apr-71</text:p>
          </table:table-cell>
          <table:table-cell office:value-type="string">
            <text:p>Indian</text:p>
          </table:table-cell>
          <table:table-cell office:value-type="string">
            <text:p>rajvinder.kaur@vvfltd.com</text:p>
          </table:table-cell>
          <table:table-cell office:value-type="string">
            <text:p/>
          </table:table-cell>
          <table:table-cell office:value-type="string">
            <text:p>AECPN6913M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3-Apr-0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55</text:p>
          </table:table-cell>
          <table:table-cell office:value-type="string">
            <text:p>10000655</text:p>
          </table:table-cell>
          <table:table-cell office:value-type="string">
            <text:p>Avinash</text:p>
          </table:table-cell>
          <table:table-cell office:value-type="string">
            <text:p>Dinkar</text:p>
          </table:table-cell>
          <table:table-cell office:value-type="string">
            <text:p>Takte</text:p>
          </table:table-cell>
          <table:table-cell office:value-type="string">
            <text:p>M</text:p>
          </table:table-cell>
          <table:table-cell office:value-type="string">
            <text:p>17-Jan-66</text:p>
          </table:table-cell>
          <table:table-cell office:value-type="string">
            <text:p>Indian</text:p>
          </table:table-cell>
          <table:table-cell office:value-type="string">
            <text:p>avinash.takte@vvfltd.com</text:p>
          </table:table-cell>
          <table:table-cell office:value-type="string">
            <text:p/>
          </table:table-cell>
          <table:table-cell office:value-type="string">
            <text:p>AFGPT5864C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28-Aug-06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56</text:p>
          </table:table-cell>
          <table:table-cell office:value-type="string">
            <text:p>10000656</text:p>
          </table:table-cell>
          <table:table-cell office:value-type="string">
            <text:p>Pramod</text:p>
          </table:table-cell>
          <table:table-cell office:value-type="string">
            <text:p>Shantaram</text:p>
          </table:table-cell>
          <table:table-cell office:value-type="string">
            <text:p>Pardale</text:p>
          </table:table-cell>
          <table:table-cell office:value-type="string">
            <text:p>M</text:p>
          </table:table-cell>
          <table:table-cell office:value-type="string">
            <text:p>31-May-74</text:p>
          </table:table-cell>
          <table:table-cell office:value-type="string">
            <text:p>Indian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HLPP1229N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enugopal.meno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27-Apr-07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57</text:p>
          </table:table-cell>
          <table:table-cell office:value-type="string">
            <text:p>10000657</text:p>
          </table:table-cell>
          <table:table-cell office:value-type="string">
            <text:p>Sanjay</text:p>
          </table:table-cell>
          <table:table-cell office:value-type="string">
            <text:p>Jagannath</text:p>
          </table:table-cell>
          <table:table-cell office:value-type="string">
            <text:p>Alu</text:p>
          </table:table-cell>
          <table:table-cell office:value-type="string">
            <text:p>M</text:p>
          </table:table-cell>
          <table:table-cell office:value-type="string">
            <text:p>03-Dec-83</text:p>
          </table:table-cell>
          <table:table-cell office:value-type="string">
            <text:p>Indian</text:p>
          </table:table-cell>
          <table:table-cell office:value-type="string">
            <text:p>sanjay.alu@vvfltd.com</text:p>
          </table:table-cell>
          <table:table-cell office:value-type="string">
            <text:p/>
          </table:table-cell>
          <table:table-cell office:value-type="string">
            <text:p>AILPA8167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08-Jan-08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60</text:p>
          </table:table-cell>
          <table:table-cell office:value-type="string">
            <text:p>10000660</text:p>
          </table:table-cell>
          <table:table-cell office:value-type="string">
            <text:p>Babasaheb</text:p>
          </table:table-cell>
          <table:table-cell office:value-type="string">
            <text:p>Anandrao</text:p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23-Mar-69</text:p>
          </table:table-cell>
          <table:table-cell office:value-type="string">
            <text:p>Indian</text:p>
          </table:table-cell>
          <table:table-cell office:value-type="string">
            <text:p>Babasaheb.jadhav@vvfltd.com</text:p>
          </table:table-cell>
          <table:table-cell office:value-type="string">
            <text:p/>
          </table:table-cell>
          <table:table-cell office:value-type="string">
            <text:p>ABZPJ0579R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hashibhushan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18-Feb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61</text:p>
          </table:table-cell>
          <table:table-cell office:value-type="string">
            <text:p>10000661</text:p>
          </table:table-cell>
          <table:table-cell office:value-type="string">
            <text:p>Ajay Kumar</text:p>
          </table:table-cell>
          <table:table-cell office:value-type="string">
            <text:p>Pramod</text:p>
          </table:table-cell>
          <table:table-cell office:value-type="string">
            <text:p>Jha</text:p>
          </table:table-cell>
          <table:table-cell office:value-type="string">
            <text:p>M</text:p>
          </table:table-cell>
          <table:table-cell office:value-type="string">
            <text:p>11-Sep-76</text:p>
          </table:table-cell>
          <table:table-cell office:value-type="string">
            <text:p>Indian</text:p>
          </table:table-cell>
          <table:table-cell office:value-type="string">
            <text:p>ajay.jha@vvfltd.com</text:p>
          </table:table-cell>
          <table:table-cell office:value-type="string">
            <text:p/>
          </table:table-cell>
          <table:table-cell office:value-type="string">
            <text:p>AFAPJ5309L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hashibhushan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18-Nov-09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66</text:p>
          </table:table-cell>
          <table:table-cell office:value-type="string">
            <text:p>10000666</text:p>
          </table:table-cell>
          <table:table-cell office:value-type="string">
            <text:p>Rubina</text:p>
          </table:table-cell>
          <table:table-cell office:value-type="string">
            <text:p>Farroq</text:p>
          </table:table-cell>
          <table:table-cell office:value-type="string">
            <text:p>Shaikh</text:p>
          </table:table-cell>
          <table:table-cell office:value-type="string">
            <text:p>F</text:p>
          </table:table-cell>
          <table:table-cell office:value-type="string">
            <text:p>18-Jun-65</text:p>
          </table:table-cell>
          <table:table-cell office:value-type="string">
            <text:p>Indian</text:p>
          </table:table-cell>
          <table:table-cell office:value-type="string">
            <text:p>rubina.shaikh@vvfltd.com</text:p>
          </table:table-cell>
          <table:table-cell office:value-type="string">
            <text:p/>
          </table:table-cell>
          <table:table-cell office:value-type="string">
            <text:p>BOKPS8275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il.ajme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7-May-9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67</text:p>
          </table:table-cell>
          <table:table-cell office:value-type="string">
            <text:p>10000667</text:p>
          </table:table-cell>
          <table:table-cell office:value-type="string">
            <text:p>Suresh</text:p>
          </table:table-cell>
          <table:table-cell office:value-type="string">
            <text:p>Govind</text:p>
          </table:table-cell>
          <table:table-cell office:value-type="string">
            <text:p>Rahate</text:p>
          </table:table-cell>
          <table:table-cell office:value-type="string">
            <text:p>M</text:p>
          </table:table-cell>
          <table:table-cell office:value-type="string">
            <text:p>22-Sep-63</text:p>
          </table:table-cell>
          <table:table-cell office:value-type="string">
            <text:p>Indian</text:p>
          </table:table-cell>
          <table:table-cell office:value-type="string">
            <text:p>suresh.rahate@vvfltd.com</text:p>
          </table:table-cell>
          <table:table-cell office:value-type="string">
            <text:p/>
          </table:table-cell>
          <table:table-cell office:value-type="string">
            <text:p>AANPR6773J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2-Aug-9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68</text:p>
          </table:table-cell>
          <table:table-cell office:value-type="string">
            <text:p>10000668</text:p>
          </table:table-cell>
          <table:table-cell office:value-type="string">
            <text:p>Geeta</text:p>
          </table:table-cell>
          <table:table-cell office:value-type="string">
            <text:p>Hemant</text:p>
          </table:table-cell>
          <table:table-cell office:value-type="string">
            <text:p>Karande</text:p>
          </table:table-cell>
          <table:table-cell office:value-type="string">
            <text:p>F</text:p>
          </table:table-cell>
          <table:table-cell office:value-type="string">
            <text:p>29-Apr-73</text:p>
          </table:table-cell>
          <table:table-cell office:value-type="string">
            <text:p>Indian</text:p>
          </table:table-cell>
          <table:table-cell office:value-type="string">
            <text:p>geeta.karande@vvfltd.com</text:p>
          </table:table-cell>
          <table:table-cell office:value-type="string">
            <text:p/>
          </table:table-cell>
          <table:table-cell office:value-type="string">
            <text:p>APCPK9492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8-May-9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71</text:p>
          </table:table-cell>
          <table:table-cell office:value-type="string">
            <text:p>10000671</text:p>
          </table:table-cell>
          <table:table-cell office:value-type="string">
            <text:p>Sameer</text:p>
          </table:table-cell>
          <table:table-cell office:value-type="string">
            <text:p>Krishna</text:p>
          </table:table-cell>
          <table:table-cell office:value-type="string">
            <text:p>Deshmukh</text:p>
          </table:table-cell>
          <table:table-cell office:value-type="string">
            <text:p>M</text:p>
          </table:table-cell>
          <table:table-cell office:value-type="string">
            <text:p>02-Jun-78</text:p>
          </table:table-cell>
          <table:table-cell office:value-type="string">
            <text:p>Indian</text:p>
          </table:table-cell>
          <table:table-cell office:value-type="string">
            <text:p>sameer.deshmukh@vvfltd.com</text:p>
          </table:table-cell>
          <table:table-cell office:value-type="string">
            <text:p/>
          </table:table-cell>
          <table:table-cell office:value-type="string">
            <text:p>AICPD1388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6-May-00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77</text:p>
          </table:table-cell>
          <table:table-cell office:value-type="string">
            <text:p>10000677</text:p>
          </table:table-cell>
          <table:table-cell office:value-type="string">
            <text:p>Smitha</text:p>
          </table:table-cell>
          <table:table-cell office:value-type="string">
            <text:p>V.</text:p>
          </table:table-cell>
          <table:table-cell office:value-type="string">
            <text:p>Balakrishnan</text:p>
          </table:table-cell>
          <table:table-cell office:value-type="string">
            <text:p>F</text:p>
          </table:table-cell>
          <table:table-cell office:value-type="string">
            <text:p>20-Nov-82</text:p>
          </table:table-cell>
          <table:table-cell office:value-type="string">
            <text:p>Indian</text:p>
          </table:table-cell>
          <table:table-cell office:value-type="string">
            <text:p>smitha.balakrishnan@vvfltd.com</text:p>
          </table:table-cell>
          <table:table-cell office:value-type="string">
            <text:p/>
          </table:table-cell>
          <table:table-cell office:value-type="string">
            <text:p>ANRPB2336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emesh.dav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6-Nov-05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0</text:p>
          </table:table-cell>
          <table:table-cell office:value-type="string">
            <text:p>10000680</text:p>
          </table:table-cell>
          <table:table-cell office:value-type="string">
            <text:p>Madhulika</text:p>
          </table:table-cell>
          <table:table-cell office:value-type="string">
            <text:p>Tribhuvan</text:p>
          </table:table-cell>
          <table:table-cell office:value-type="string">
            <text:p>Pathak</text:p>
          </table:table-cell>
          <table:table-cell office:value-type="string">
            <text:p>F</text:p>
          </table:table-cell>
          <table:table-cell office:value-type="string">
            <text:p>15-Jun-71</text:p>
          </table:table-cell>
          <table:table-cell office:value-type="string">
            <text:p>Indian</text:p>
          </table:table-cell>
          <table:table-cell office:value-type="string">
            <text:p>madhulika.pathak@vvfltd.com</text:p>
          </table:table-cell>
          <table:table-cell office:value-type="string">
            <text:p/>
          </table:table-cell>
          <table:table-cell office:value-type="string">
            <text:p>AHDPP9526A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0-Apr-08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1</text:p>
          </table:table-cell>
          <table:table-cell office:value-type="string">
            <text:p>10000681</text:p>
          </table:table-cell>
          <table:table-cell office:value-type="string">
            <text:p>Adil</text:p>
          </table:table-cell>
          <table:table-cell office:value-type="string">
            <text:p>Hormaz</text:p>
          </table:table-cell>
          <table:table-cell office:value-type="string">
            <text:p>Anklesaria</text:p>
          </table:table-cell>
          <table:table-cell office:value-type="string">
            <text:p>M</text:p>
          </table:table-cell>
          <table:table-cell office:value-type="string">
            <text:p>08-Sep-82</text:p>
          </table:table-cell>
          <table:table-cell office:value-type="string">
            <text:p>Indian</text:p>
          </table:table-cell>
          <table:table-cell office:value-type="string">
            <text:p>adil.anklesaria@vvfltd.com</text:p>
          </table:table-cell>
          <table:table-cell office:value-type="string">
            <text:p/>
          </table:table-cell>
          <table:table-cell office:value-type="string">
            <text:p>AIJPA9868K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and.kastur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3-Jun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2</text:p>
          </table:table-cell>
          <table:table-cell office:value-type="string">
            <text:p>10000682</text:p>
          </table:table-cell>
          <table:table-cell office:value-type="string">
            <text:p>Ami</text:p>
          </table:table-cell>
          <table:table-cell office:value-type="string">
            <text:p>Rajnikant</text:p>
          </table:table-cell>
          <table:table-cell office:value-type="string">
            <text:p>Pathak</text:p>
          </table:table-cell>
          <table:table-cell office:value-type="string">
            <text:p>F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ami.pathak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bhay.bhudoli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3</text:p>
          </table:table-cell>
          <table:table-cell office:value-type="string">
            <text:p>10000683</text:p>
          </table:table-cell>
          <table:table-cell office:value-type="string">
            <text:p>Raksha</text:p>
          </table:table-cell>
          <table:table-cell office:value-type="string">
            <text:p>Ramchandra</text:p>
          </table:table-cell>
          <table:table-cell office:value-type="string">
            <text:p>Gawde</text:p>
          </table:table-cell>
          <table:table-cell office:value-type="string">
            <text:p>F</text:p>
          </table:table-cell>
          <table:table-cell office:value-type="string">
            <text:p>26-Jul-76</text:p>
          </table:table-cell>
          <table:table-cell office:value-type="string">
            <text:p>Indian</text:p>
          </table:table-cell>
          <table:table-cell office:value-type="string">
            <text:p>raksha.gawde@vvfltd.com</text:p>
          </table:table-cell>
          <table:table-cell office:value-type="string">
            <text:p/>
          </table:table-cell>
          <table:table-cell office:value-type="string">
            <text:p>AFZPL7882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Aug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4</text:p>
          </table:table-cell>
          <table:table-cell office:value-type="string">
            <text:p>10000684</text:p>
          </table:table-cell>
          <table:table-cell office:value-type="string">
            <text:p>Anil</text:p>
          </table:table-cell>
          <table:table-cell office:value-type="string">
            <text:p>Kapoor</text:p>
          </table:table-cell>
          <table:table-cell office:value-type="string">
            <text:p>Ajmera</text:p>
          </table:table-cell>
          <table:table-cell office:value-type="string">
            <text:p>M</text:p>
          </table:table-cell>
          <table:table-cell office:value-type="string">
            <text:p>01-Aug-71</text:p>
          </table:table-cell>
          <table:table-cell office:value-type="string">
            <text:p>Indian</text:p>
          </table:table-cell>
          <table:table-cell office:value-type="string">
            <text:p>anil.ajmera@vvfltd.com</text:p>
          </table:table-cell>
          <table:table-cell office:value-type="string">
            <text:p/>
          </table:table-cell>
          <table:table-cell office:value-type="string">
            <text:p>ABCPA5708J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4-Aug-08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87</text:p>
          </table:table-cell>
          <table:table-cell office:value-type="string">
            <text:p>10000687</text:p>
          </table:table-cell>
          <table:table-cell office:value-type="string">
            <text:p>Gajendra</text:p>
          </table:table-cell>
          <table:table-cell office:value-type="string">
            <text:p>Kumar</text:p>
          </table:table-cell>
          <table:table-cell office:value-type="string">
            <text:p>Palo</text:p>
          </table:table-cell>
          <table:table-cell office:value-type="string">
            <text:p>M</text:p>
          </table:table-cell>
          <table:table-cell office:value-type="string">
            <text:p>29-Apr-69</text:p>
          </table:table-cell>
          <table:table-cell office:value-type="string">
            <text:p>Indian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AJPP0821B</text:p>
          </table:table-cell>
          <table:table-cell office:value-type="string">
            <text:p>Chief Financial Officer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4-Oct-08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90</text:p>
          </table:table-cell>
          <table:table-cell office:value-type="string">
            <text:p>10000690</text:p>
          </table:table-cell>
          <table:table-cell office:value-type="string">
            <text:p>Hemant</text:p>
          </table:table-cell>
          <table:table-cell office:value-type="string">
            <text:p>Shripat</text:p>
          </table:table-cell>
          <table:table-cell office:value-type="string">
            <text:p>Sawant</text:p>
          </table:table-cell>
          <table:table-cell office:value-type="string">
            <text:p>M</text:p>
          </table:table-cell>
          <table:table-cell office:value-type="string">
            <text:p>28-Aug-74</text:p>
          </table:table-cell>
          <table:table-cell office:value-type="string">
            <text:p>Indian</text:p>
          </table:table-cell>
          <table:table-cell office:value-type="string">
            <text:p>hemant.sawant@vvfltd.com</text:p>
          </table:table-cell>
          <table:table-cell office:value-type="string">
            <text:p/>
          </table:table-cell>
          <table:table-cell office:value-type="string">
            <text:p>APBPS1764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adhulika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3-Apr-09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92</text:p>
          </table:table-cell>
          <table:table-cell office:value-type="string">
            <text:p>10000692</text:p>
          </table:table-cell>
          <table:table-cell office:value-type="string">
            <text:p>Rohan</text:p>
          </table:table-cell>
          <table:table-cell office:value-type="string">
            <text:p>Manmohan</text:p>
          </table:table-cell>
          <table:table-cell office:value-type="string">
            <text:p>Raul</text:p>
          </table:table-cell>
          <table:table-cell office:value-type="string">
            <text:p>M</text:p>
          </table:table-cell>
          <table:table-cell office:value-type="string">
            <text:p>06-Apr-85</text:p>
          </table:table-cell>
          <table:table-cell office:value-type="string">
            <text:p>Indian</text:p>
          </table:table-cell>
          <table:table-cell office:value-type="string">
            <text:p>rohan.raul@vvfltd.com</text:p>
          </table:table-cell>
          <table:table-cell office:value-type="string">
            <text:p/>
          </table:table-cell>
          <table:table-cell office:value-type="string">
            <text:p>AKYPR0728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6-Nov-09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695</text:p>
          </table:table-cell>
          <table:table-cell office:value-type="string">
            <text:p>10000695</text:p>
          </table:table-cell>
          <table:table-cell office:value-type="string">
            <text:p>Sunita</text:p>
          </table:table-cell>
          <table:table-cell office:value-type="string">
            <text:p>Sandeep</text:p>
          </table:table-cell>
          <table:table-cell office:value-type="string">
            <text:p>Parkar</text:p>
          </table:table-cell>
          <table:table-cell office:value-type="string">
            <text:p>F</text:p>
          </table:table-cell>
          <table:table-cell office:value-type="string">
            <text:p>22-May-82</text:p>
          </table:table-cell>
          <table:table-cell office:value-type="string">
            <text:p>Indian</text:p>
          </table:table-cell>
          <table:table-cell office:value-type="string">
            <text:p>sunita.parkar@vvfltd.com</text:p>
          </table:table-cell>
          <table:table-cell office:value-type="string">
            <text:p/>
          </table:table-cell>
          <table:table-cell office:value-type="string">
            <text:p>BOUPS6776L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adhulika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4-May-10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04</text:p>
          </table:table-cell>
          <table:table-cell office:value-type="string">
            <text:p>10000704</text:p>
          </table:table-cell>
          <table:table-cell office:value-type="string">
            <text:p>Uma</text:p>
          </table:table-cell>
          <table:table-cell office:value-type="string">
            <text:p>Sunil</text:p>
          </table:table-cell>
          <table:table-cell office:value-type="string">
            <text:p>Pendurkar</text:p>
          </table:table-cell>
          <table:table-cell office:value-type="string">
            <text:p>F</text:p>
          </table:table-cell>
          <table:table-cell office:value-type="string">
            <text:p>16-Dec-62</text:p>
          </table:table-cell>
          <table:table-cell office:value-type="string">
            <text:p>Indian</text:p>
          </table:table-cell>
          <table:table-cell office:value-type="string">
            <text:p>uma.pendurkar@vvfltd.com</text:p>
          </table:table-cell>
          <table:table-cell office:value-type="string">
            <text:p/>
          </table:table-cell>
          <table:table-cell office:value-type="string">
            <text:p>AHIPP3218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khambata.rayoman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 </text:p>
          </table:table-cell>
          <table:table-cell office:value-type="string">
            <text:p>01-Dec-03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05</text:p>
          </table:table-cell>
          <table:table-cell office:value-type="string">
            <text:p>10000705</text:p>
          </table:table-cell>
          <table:table-cell office:value-type="string">
            <text:p>Yogita</text:p>
          </table:table-cell>
          <table:table-cell office:value-type="string">
            <text:p>Bhushan</text:p>
          </table:table-cell>
          <table:table-cell office:value-type="string">
            <text:p>Sawant</text:p>
          </table:table-cell>
          <table:table-cell office:value-type="string">
            <text:p>F</text:p>
          </table:table-cell>
          <table:table-cell office:value-type="string">
            <text:p>15-Jun-75</text:p>
          </table:table-cell>
          <table:table-cell office:value-type="string">
            <text:p>Indian</text:p>
          </table:table-cell>
          <table:table-cell office:value-type="string">
            <text:p>yogita.sawant@vvfltd.com</text:p>
          </table:table-cell>
          <table:table-cell office:value-type="string">
            <text:p/>
          </table:table-cell>
          <table:table-cell office:value-type="string">
            <text:p>BOWPS5957M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idyadhar.parab@vvfltd.com</text:p>
          </table:table-cell>
          <table:table-cell office:value-type="string">
            <text:p>amit.sanas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22-Oct-07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13</text:p>
          </table:table-cell>
          <table:table-cell office:value-type="string">
            <text:p>10000713</text:p>
          </table:table-cell>
          <table:table-cell office:value-type="string">
            <text:p>Yogesh</text:p>
          </table:table-cell>
          <table:table-cell office:value-type="string">
            <text:p>Nathuram</text:p>
          </table:table-cell>
          <table:table-cell office:value-type="string">
            <text:p>Amburle</text:p>
          </table:table-cell>
          <table:table-cell office:value-type="string">
            <text:p>M</text:p>
          </table:table-cell>
          <table:table-cell office:value-type="string">
            <text:p>27-Oct-72</text:p>
          </table:table-cell>
          <table:table-cell office:value-type="string">
            <text:p>Indian</text:p>
          </table:table-cell>
          <table:table-cell office:value-type="string">
            <text:p>yogesh.amburle@vvfltd.com</text:p>
          </table:table-cell>
          <table:table-cell office:value-type="string">
            <text:p/>
          </table:table-cell>
          <table:table-cell office:value-type="string">
            <text:p>ACPPA5681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gal &amp; Secretarial</text:p>
          </table:table-cell>
          <table:table-cell office:value-type="string">
            <text:p>17-Oct-01</text:p>
          </table:table-cell>
          <table:table-cell office:value-type="string">
            <text:p>mohan.sonar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an Sonar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14</text:p>
          </table:table-cell>
          <table:table-cell office:value-type="string">
            <text:p>10000714</text:p>
          </table:table-cell>
          <table:table-cell office:value-type="string">
            <text:p>Mohan</text:p>
          </table:table-cell>
          <table:table-cell office:value-type="string">
            <text:p>Parshuram</text:p>
          </table:table-cell>
          <table:table-cell office:value-type="string">
            <text:p>Sonar</text:p>
          </table:table-cell>
          <table:table-cell office:value-type="string">
            <text:p>M</text:p>
          </table:table-cell>
          <table:table-cell office:value-type="string">
            <text:p>15-Jun-67</text:p>
          </table:table-cell>
          <table:table-cell office:value-type="string">
            <text:p>Indian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>ANMPS7378G</text:p>
          </table:table-cell>
          <table:table-cell office:value-type="string">
            <text:p>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gal &amp; Secretarial</text:p>
          </table:table-cell>
          <table:table-cell office:value-type="string">
            <text:p>16-Jul-07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an Sonar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17</text:p>
          </table:table-cell>
          <table:table-cell office:value-type="string">
            <text:p>10000717</text:p>
          </table:table-cell>
          <table:table-cell office:value-type="string">
            <text:p>Siddharth</text:p>
          </table:table-cell>
          <table:table-cell office:value-type="string">
            <text:p>K</text:p>
          </table:table-cell>
          <table:table-cell office:value-type="string">
            <text:p>Parikh</text:p>
          </table:table-cell>
          <table:table-cell office:value-type="string">
            <text:p>M</text:p>
          </table:table-cell>
          <table:table-cell office:value-type="string">
            <text:p>11-Nov-75</text:p>
          </table:table-cell>
          <table:table-cell office:value-type="string">
            <text:p>Indian</text:p>
          </table:table-cell>
          <table:table-cell office:value-type="string">
            <text:p>siddharth.parikh@vvfltd.com</text:p>
          </table:table-cell>
          <table:table-cell office:value-type="string">
            <text:p/>
          </table:table-cell>
          <table:table-cell office:value-type="string">
            <text:p>ACCPP1519R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inayak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7-Jul-98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18</text:p>
          </table:table-cell>
          <table:table-cell office:value-type="string">
            <text:p>10000718</text:p>
          </table:table-cell>
          <table:table-cell office:value-type="string">
            <text:p>Chandan</text:p>
          </table:table-cell>
          <table:table-cell office:value-type="string">
            <text:p>Sudhir</text:p>
          </table:table-cell>
          <table:table-cell office:value-type="string">
            <text:p>Tare</text:p>
          </table:table-cell>
          <table:table-cell office:value-type="string">
            <text:p>F</text:p>
          </table:table-cell>
          <table:table-cell office:value-type="string">
            <text:p>26-Dec-57</text:p>
          </table:table-cell>
          <table:table-cell office:value-type="string">
            <text:p>Indian</text:p>
          </table:table-cell>
          <table:table-cell office:value-type="string">
            <text:p>Chandan.tare@vvfltd.com</text:p>
          </table:table-cell>
          <table:table-cell office:value-type="string">
            <text:p/>
          </table:table-cell>
          <table:table-cell office:value-type="string">
            <text:p>ACQPT9082P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enugopal.meno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26-May-05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20</text:p>
          </table:table-cell>
          <table:table-cell office:value-type="string">
            <text:p>10000720</text:p>
          </table:table-cell>
          <table:table-cell office:value-type="string">
            <text:p>V. R.</text:p>
          </table:table-cell>
          <table:table-cell office:value-type="string">
            <text:p/>
          </table:table-cell>
          <table:table-cell office:value-type="string">
            <text:p>Krishnan</text:p>
          </table:table-cell>
          <table:table-cell office:value-type="string">
            <text:p>M</text:p>
          </table:table-cell>
          <table:table-cell office:value-type="string">
            <text:p>23-Jul-58</text:p>
          </table:table-cell>
          <table:table-cell office:value-type="string">
            <text:p>Indian</text:p>
          </table:table-cell>
          <table:table-cell office:value-type="string">
            <text:p>krishnan.vr@vvfltd.com</text:p>
          </table:table-cell>
          <table:table-cell office:value-type="string">
            <text:p/>
          </table:table-cell>
          <table:table-cell office:value-type="string">
            <text:p>AFSPK7194Q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mahesh.kasb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1-Oct-92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21</text:p>
          </table:table-cell>
          <table:table-cell office:value-type="string">
            <text:p>10000721</text:p>
          </table:table-cell>
          <table:table-cell office:value-type="string">
            <text:p>Dnyaneshwar</text:p>
          </table:table-cell>
          <table:table-cell office:value-type="string">
            <text:p>Dattaram</text:p>
          </table:table-cell>
          <table:table-cell office:value-type="string">
            <text:p>Wadekar</text:p>
          </table:table-cell>
          <table:table-cell office:value-type="string">
            <text:p>M</text:p>
          </table:table-cell>
          <table:table-cell office:value-type="string">
            <text:p>05-Feb-70</text:p>
          </table:table-cell>
          <table:table-cell office:value-type="string">
            <text:p>Indian</text:p>
          </table:table-cell>
          <table:table-cell office:value-type="string">
            <text:p>dnyaneshwar.wadekar@vvfltd.com</text:p>
          </table:table-cell>
          <table:table-cell office:value-type="string">
            <text:p/>
          </table:table-cell>
          <table:table-cell office:value-type="string">
            <text:p>AAQPW3683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hananjay.kel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25-Nov-95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23</text:p>
          </table:table-cell>
          <table:table-cell office:value-type="string">
            <text:p>10000723</text:p>
          </table:table-cell>
          <table:table-cell office:value-type="string">
            <text:p>Dhananjay</text:p>
          </table:table-cell>
          <table:table-cell office:value-type="string">
            <text:p>Gopal</text:p>
          </table:table-cell>
          <table:table-cell office:value-type="string">
            <text:p>Kelkar</text:p>
          </table:table-cell>
          <table:table-cell office:value-type="string">
            <text:p>M</text:p>
          </table:table-cell>
          <table:table-cell office:value-type="string">
            <text:p>26-Oct-60</text:p>
          </table:table-cell>
          <table:table-cell office:value-type="string">
            <text:p>Indian</text:p>
          </table:table-cell>
          <table:table-cell office:value-type="string">
            <text:p>dhananjay.kelkar@vvfltd.com</text:p>
          </table:table-cell>
          <table:table-cell office:value-type="string">
            <text:p/>
          </table:table-cell>
          <table:table-cell office:value-type="string">
            <text:p>AABPK5717F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vijay.ra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3-Jul-0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26</text:p>
          </table:table-cell>
          <table:table-cell office:value-type="string">
            <text:p>10000726</text:p>
          </table:table-cell>
          <table:table-cell office:value-type="string">
            <text:p>Prashant</text:p>
          </table:table-cell>
          <table:table-cell office:value-type="string">
            <text:p>Avadhut</text:p>
          </table:table-cell>
          <table:table-cell office:value-type="string">
            <text:p>Shirsath</text:p>
          </table:table-cell>
          <table:table-cell office:value-type="string">
            <text:p>M</text:p>
          </table:table-cell>
          <table:table-cell office:value-type="string">
            <text:p>14-Sep-77</text:p>
          </table:table-cell>
          <table:table-cell office:value-type="string">
            <text:p>Indian</text:p>
          </table:table-cell>
          <table:table-cell office:value-type="string">
            <text:p>prashant.shirsath@vvfltd.com</text:p>
          </table:table-cell>
          <table:table-cell office:value-type="string">
            <text:p/>
          </table:table-cell>
          <table:table-cell office:value-type="string">
            <text:p>ASJPS2529K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krishnan.v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6-Aug-05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29</text:p>
          </table:table-cell>
          <table:table-cell office:value-type="string">
            <text:p>10000729</text:p>
          </table:table-cell>
          <table:table-cell office:value-type="string">
            <text:p>Rekha</text:p>
          </table:table-cell>
          <table:table-cell office:value-type="string">
            <text:p>Vinay</text:p>
          </table:table-cell>
          <table:table-cell office:value-type="string">
            <text:p>Deshmukh</text:p>
          </table:table-cell>
          <table:table-cell office:value-type="string">
            <text:p>F</text:p>
          </table:table-cell>
          <table:table-cell office:value-type="string">
            <text:p>20-Nov-67</text:p>
          </table:table-cell>
          <table:table-cell office:value-type="string">
            <text:p>Indian</text:p>
          </table:table-cell>
          <table:table-cell office:value-type="string">
            <text:p>rekha.deshmukh@vvfltd.com</text:p>
          </table:table-cell>
          <table:table-cell office:value-type="string">
            <text:p/>
          </table:table-cell>
          <table:table-cell office:value-type="string">
            <text:p>AFHPD1672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.sriram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07-Nov-07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31</text:p>
          </table:table-cell>
          <table:table-cell office:value-type="string">
            <text:p>10000731</text:p>
          </table:table-cell>
          <table:table-cell office:value-type="string">
            <text:p>S.</text:p>
          </table:table-cell>
          <table:table-cell office:value-type="string">
            <text:p/>
          </table:table-cell>
          <table:table-cell office:value-type="string">
            <text:p>Sriram</text:p>
          </table:table-cell>
          <table:table-cell office:value-type="string">
            <text:p>M</text:p>
          </table:table-cell>
          <table:table-cell office:value-type="string">
            <text:p>25-Oct-69</text:p>
          </table:table-cell>
          <table:table-cell office:value-type="string">
            <text:p>Indian</text:p>
          </table:table-cell>
          <table:table-cell office:value-type="string">
            <text:p>s.sriram@vvfltd.com</text:p>
          </table:table-cell>
          <table:table-cell office:value-type="string">
            <text:p/>
          </table:table-cell>
          <table:table-cell office:value-type="string">
            <text:p>AMBPS0419C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mahesh.kasb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01-Sep-08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32</text:p>
          </table:table-cell>
          <table:table-cell office:value-type="string">
            <text:p>10000732</text:p>
          </table:table-cell>
          <table:table-cell office:value-type="string">
            <text:p>Govindakrishnan</text:p>
          </table:table-cell>
          <table:table-cell office:value-type="string">
            <text:p/>
          </table:table-cell>
          <table:table-cell office:value-type="string">
            <text:p>Krishnamurthy</text:p>
          </table:table-cell>
          <table:table-cell office:value-type="string">
            <text:p>M</text:p>
          </table:table-cell>
          <table:table-cell office:value-type="string">
            <text:p>28-Jul-76</text:p>
          </table:table-cell>
          <table:table-cell office:value-type="string">
            <text:p>Indian</text:p>
          </table:table-cell>
          <table:table-cell office:value-type="string">
            <text:p>g.k.krishnamurthy@vvfltd.com</text:p>
          </table:table-cell>
          <table:table-cell office:value-type="string">
            <text:p/>
          </table:table-cell>
          <table:table-cell office:value-type="string">
            <text:p>ALLPK4614J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mahesh.kasb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11-Sep-08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37</text:p>
          </table:table-cell>
          <table:table-cell office:value-type="string">
            <text:p>10000737</text:p>
          </table:table-cell>
          <table:table-cell office:value-type="string">
            <text:p>Balasaheb</text:p>
          </table:table-cell>
          <table:table-cell office:value-type="string">
            <text:p>Ramchandra</text:p>
          </table:table-cell>
          <table:table-cell office:value-type="string">
            <text:p>Gaikwad</text:p>
          </table:table-cell>
          <table:table-cell office:value-type="string">
            <text:p>M</text:p>
          </table:table-cell>
          <table:table-cell office:value-type="string">
            <text:p>25-Aug-57</text:p>
          </table:table-cell>
          <table:table-cell office:value-type="string">
            <text:p>Indian</text:p>
          </table:table-cell>
          <table:table-cell office:value-type="string">
            <text:p>brgaikwad@vvfltd.com</text:p>
          </table:table-cell>
          <table:table-cell office:value-type="string">
            <text:p/>
          </table:table-cell>
          <table:table-cell office:value-type="string">
            <text:p>AABPG2311F</text:p>
          </table:table-cell>
          <table:table-cell office:value-type="string">
            <text:p>Director &amp; President</text:p>
          </table:table-cell>
          <table:table-cell office:value-type="string">
            <text:p>SMC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ecial Projects</text:p>
          </table:table-cell>
          <table:table-cell office:value-type="string">
            <text:p>01-Feb-95</text:p>
          </table:table-cell>
          <table:table-cell office:value-type="string">
            <text:p>rustom.josh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39</text:p>
          </table:table-cell>
          <table:table-cell office:value-type="string">
            <text:p>10000739</text:p>
          </table:table-cell>
          <table:table-cell office:value-type="string">
            <text:p>Rayomand</text:p>
          </table:table-cell>
          <table:table-cell office:value-type="string">
            <text:p>Rusi</text:p>
          </table:table-cell>
          <table:table-cell office:value-type="string">
            <text:p>Mirzan</text:p>
          </table:table-cell>
          <table:table-cell office:value-type="string">
            <text:p>M</text:p>
          </table:table-cell>
          <table:table-cell office:value-type="string">
            <text:p>22-Oct-68</text:p>
          </table:table-cell>
          <table:table-cell office:value-type="string">
            <text:p>Indian</text:p>
          </table:table-cell>
          <table:table-cell office:value-type="string">
            <text:p>rayomand.mirzan@vvfltd.com</text:p>
          </table:table-cell>
          <table:table-cell office:value-type="string">
            <text:p/>
          </table:table-cell>
          <table:table-cell office:value-type="string">
            <text:p>AEJPM1893C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20-Jul-89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41</text:p>
          </table:table-cell>
          <table:table-cell office:value-type="string">
            <text:p>10000741</text:p>
          </table:table-cell>
          <table:table-cell office:value-type="string">
            <text:p>Viraf</text:p>
          </table:table-cell>
          <table:table-cell office:value-type="string">
            <text:p>Maneek</text:p>
          </table:table-cell>
          <table:table-cell office:value-type="string">
            <text:p>Boywala</text:p>
          </table:table-cell>
          <table:table-cell office:value-type="string">
            <text:p>M</text:p>
          </table:table-cell>
          <table:table-cell office:value-type="string">
            <text:p>30-Nov-74</text:p>
          </table:table-cell>
          <table:table-cell office:value-type="string">
            <text:p>Indian</text:p>
          </table:table-cell>
          <table:table-cell office:value-type="string">
            <text:p>viraf.boywalla@vvfltd.com</text:p>
          </table:table-cell>
          <table:table-cell office:value-type="string">
            <text:p/>
          </table:table-cell>
          <table:table-cell office:value-type="string">
            <text:p>AGJPB6512B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anajeet.desa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curement</text:p>
          </table:table-cell>
          <table:table-cell office:value-type="string">
            <text:p>01-Nov-0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44</text:p>
          </table:table-cell>
          <table:table-cell office:value-type="string">
            <text:p>10000744</text:p>
          </table:table-cell>
          <table:table-cell office:value-type="string">
            <text:p>Riju</text:p>
          </table:table-cell>
          <table:table-cell office:value-type="string">
            <text:p>Ajit</text:p>
          </table:table-cell>
          <table:table-cell office:value-type="string">
            <text:p>Mukherjee</text:p>
          </table:table-cell>
          <table:table-cell office:value-type="string">
            <text:p>M</text:p>
          </table:table-cell>
          <table:table-cell office:value-type="string">
            <text:p>18-Dec-72</text:p>
          </table:table-cell>
          <table:table-cell office:value-type="string">
            <text:p>Indian</text:p>
          </table:table-cell>
          <table:table-cell office:value-type="string">
            <text:p>riju.mukherjee@vvfltd.com</text:p>
          </table:table-cell>
          <table:table-cell office:value-type="string">
            <text:p/>
          </table:table-cell>
          <table:table-cell office:value-type="string">
            <text:p>ADZPM6191J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yomand.mirz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curement</text:p>
          </table:table-cell>
          <table:table-cell office:value-type="string">
            <text:p>15-Feb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48</text:p>
          </table:table-cell>
          <table:table-cell office:value-type="string">
            <text:p>10000748</text:p>
          </table:table-cell>
          <table:table-cell office:value-type="string">
            <text:p>Ranajeet</text:p>
          </table:table-cell>
          <table:table-cell office:value-type="string">
            <text:p>Appa</text:p>
          </table:table-cell>
          <table:table-cell office:value-type="string">
            <text:p>Desai</text:p>
          </table:table-cell>
          <table:table-cell office:value-type="string">
            <text:p>M</text:p>
          </table:table-cell>
          <table:table-cell office:value-type="string">
            <text:p>02-Oct-72</text:p>
          </table:table-cell>
          <table:table-cell office:value-type="string">
            <text:p>Indian</text:p>
          </table:table-cell>
          <table:table-cell office:value-type="string">
            <text:p>ranajeet.desai@vvfltd.com</text:p>
          </table:table-cell>
          <table:table-cell office:value-type="string">
            <text:p/>
          </table:table-cell>
          <table:table-cell office:value-type="string">
            <text:p>AAYPD8568N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yomand.mirz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curement</text:p>
          </table:table-cell>
          <table:table-cell office:value-type="string">
            <text:p>19-Jul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49</text:p>
          </table:table-cell>
          <table:table-cell office:value-type="string">
            <text:p>10000749</text:p>
          </table:table-cell>
          <table:table-cell office:value-type="string">
            <text:p>Vilas</text:p>
          </table:table-cell>
          <table:table-cell office:value-type="string">
            <text:p>Vasantrao</text:p>
          </table:table-cell>
          <table:table-cell office:value-type="string">
            <text:p>Kakade</text:p>
          </table:table-cell>
          <table:table-cell office:value-type="string">
            <text:p>M</text:p>
          </table:table-cell>
          <table:table-cell office:value-type="string">
            <text:p>10-Nov-57</text:p>
          </table:table-cell>
          <table:table-cell office:value-type="string">
            <text:p>Indian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BAPK7918C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ions</text:p>
          </table:table-cell>
          <table:table-cell office:value-type="string">
            <text:p>27-Jul-01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50</text:p>
          </table:table-cell>
          <table:table-cell office:value-type="string">
            <text:p>10000750</text:p>
          </table:table-cell>
          <table:table-cell office:value-type="string">
            <text:p>Alap</text:p>
          </table:table-cell>
          <table:table-cell office:value-type="string">
            <text:p>Manvel</text:p>
          </table:table-cell>
          <table:table-cell office:value-type="string">
            <text:p>Dabre</text:p>
          </table:table-cell>
          <table:table-cell office:value-type="string">
            <text:p>M</text:p>
          </table:table-cell>
          <table:table-cell office:value-type="string">
            <text:p>27-Jul-80</text:p>
          </table:table-cell>
          <table:table-cell office:value-type="string">
            <text:p>Indian</text:p>
          </table:table-cell>
          <table:table-cell office:value-type="string">
            <text:p>alap.dabre@vvfltd.com</text:p>
          </table:table-cell>
          <table:table-cell office:value-type="string">
            <text:p/>
          </table:table-cell>
          <table:table-cell office:value-type="string">
            <text:p>AMDPD7123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 </text:p>
          </table:table-cell>
          <table:table-cell office:value-type="string">
            <text:p>01-Mar-00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56</text:p>
          </table:table-cell>
          <table:table-cell office:value-type="string">
            <text:p>10000756</text:p>
          </table:table-cell>
          <table:table-cell office:value-type="string">
            <text:p>Santosh</text:p>
          </table:table-cell>
          <table:table-cell office:value-type="string">
            <text:p>Ramsoch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0-May-77</text:p>
          </table:table-cell>
          <table:table-cell office:value-type="string">
            <text:p>Indian</text:p>
          </table:table-cell>
          <table:table-cell office:value-type="string">
            <text:p>santosh.sharma@vvfltd.com</text:p>
          </table:table-cell>
          <table:table-cell office:value-type="string">
            <text:p/>
          </table:table-cell>
          <table:table-cell office:value-type="string">
            <text:p>AVOPS2207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08-Sep-97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59</text:p>
          </table:table-cell>
          <table:table-cell office:value-type="string">
            <text:p>10000759</text:p>
          </table:table-cell>
          <table:table-cell office:value-type="string">
            <text:p>Paulose</text:p>
          </table:table-cell>
          <table:table-cell office:value-type="string">
            <text:p>Yoyakki</text:p>
          </table:table-cell>
          <table:table-cell office:value-type="string">
            <text:p>Yohanan</text:p>
          </table:table-cell>
          <table:table-cell office:value-type="string">
            <text:p>M</text:p>
          </table:table-cell>
          <table:table-cell office:value-type="string">
            <text:p>01-Feb-61</text:p>
          </table:table-cell>
          <table:table-cell office:value-type="string">
            <text:p>Indian</text:p>
          </table:table-cell>
          <table:table-cell office:value-type="string">
            <text:p>joy.paulose@vvfltd.com</text:p>
          </table:table-cell>
          <table:table-cell office:value-type="string">
            <text:p/>
          </table:table-cell>
          <table:table-cell office:value-type="string">
            <text:p>ADHPY4211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hananjay.kel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1-Jan-09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60</text:p>
          </table:table-cell>
          <table:table-cell office:value-type="string">
            <text:p>10000760</text:p>
          </table:table-cell>
          <table:table-cell office:value-type="string">
            <text:p>Bharat</text:p>
          </table:table-cell>
          <table:table-cell office:value-type="string">
            <text:p>Dhondibhau</text:p>
          </table:table-cell>
          <table:table-cell office:value-type="string">
            <text:p>Kale</text:p>
          </table:table-cell>
          <table:table-cell office:value-type="string">
            <text:p>M</text:p>
          </table:table-cell>
          <table:table-cell office:value-type="string">
            <text:p>01-Mar-73</text:p>
          </table:table-cell>
          <table:table-cell office:value-type="string">
            <text:p>Indian</text:p>
          </table:table-cell>
          <table:table-cell office:value-type="string">
            <text:p>bharat.kale@vvfltd.com</text:p>
          </table:table-cell>
          <table:table-cell office:value-type="string">
            <text:p/>
          </table:table-cell>
          <table:table-cell office:value-type="string">
            <text:p>AWGPK2840L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shukl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6-Oct-95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61</text:p>
          </table:table-cell>
          <table:table-cell office:value-type="string">
            <text:p>10000761</text:p>
          </table:table-cell>
          <table:table-cell office:value-type="string">
            <text:p>Prabhakar</text:p>
          </table:table-cell>
          <table:table-cell office:value-type="string">
            <text:p>S.</text:p>
          </table:table-cell>
          <table:table-cell office:value-type="string">
            <text:p>Tatiparti</text:p>
          </table:table-cell>
          <table:table-cell office:value-type="string">
            <text:p>M</text:p>
          </table:table-cell>
          <table:table-cell office:value-type="string">
            <text:p>16-Sep-61</text:p>
          </table:table-cell>
          <table:table-cell office:value-type="string">
            <text:p>Indian</text:p>
          </table:table-cell>
          <table:table-cell office:value-type="string">
            <text:p>t.prabhakar@vvfltd.com</text:p>
          </table:table-cell>
          <table:table-cell office:value-type="string">
            <text:p/>
          </table:table-cell>
          <table:table-cell office:value-type="string">
            <text:p>ABBPT7816K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mit.shukl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6-Aug-00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66</text:p>
          </table:table-cell>
          <table:table-cell office:value-type="string">
            <text:p>10000766</text:p>
          </table:table-cell>
          <table:table-cell office:value-type="string">
            <text:p>Sreekrishnan</text:p>
          </table:table-cell>
          <table:table-cell office:value-type="string">
            <text:p>K.</text:p>
          </table:table-cell>
          <table:table-cell office:value-type="string">
            <text:p>R.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rk.ravi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avi.shan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68</text:p>
          </table:table-cell>
          <table:table-cell office:value-type="string">
            <text:p>10000768</text:p>
          </table:table-cell>
          <table:table-cell office:value-type="string">
            <text:p>Rosy</text:p>
          </table:table-cell>
          <table:table-cell office:value-type="string">
            <text:p>Xavier</text:p>
          </table:table-cell>
          <table:table-cell office:value-type="string">
            <text:p>Fernandes</text:p>
          </table:table-cell>
          <table:table-cell office:value-type="string">
            <text:p>F</text:p>
          </table:table-cell>
          <table:table-cell office:value-type="string">
            <text:p>03-May-63</text:p>
          </table:table-cell>
          <table:table-cell office:value-type="string">
            <text:p>Indian</text:p>
          </table:table-cell>
          <table:table-cell office:value-type="string">
            <text:p>rosy.fernandes@vvfltd.com</text:p>
          </table:table-cell>
          <table:table-cell office:value-type="string">
            <text:p/>
          </table:table-cell>
          <table:table-cell office:value-type="string">
            <text:p>AABPF4448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01-Jan-91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69</text:p>
          </table:table-cell>
          <table:table-cell office:value-type="string">
            <text:p>10000769</text:p>
          </table:table-cell>
          <table:table-cell office:value-type="string">
            <text:p>Gomathi</text:p>
          </table:table-cell>
          <table:table-cell office:value-type="string">
            <text:p>Venkataraman</text:p>
          </table:table-cell>
          <table:table-cell office:value-type="string">
            <text:p>Iyer</text:p>
          </table:table-cell>
          <table:table-cell office:value-type="string">
            <text:p>F</text:p>
          </table:table-cell>
          <table:table-cell office:value-type="string">
            <text:p>01-Jun-60</text:p>
          </table:table-cell>
          <table:table-cell office:value-type="string">
            <text:p>Indian</text:p>
          </table:table-cell>
          <table:table-cell office:value-type="string">
            <text:p>gomati.iyer@vvfltd.com</text:p>
          </table:table-cell>
          <table:table-cell office:value-type="string">
            <text:p/>
          </table:table-cell>
          <table:table-cell office:value-type="string">
            <text:p>AAIPI1161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01-Aug-94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3 11:56:09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70</text:p>
          </table:table-cell>
          <table:table-cell office:value-type="string">
            <text:p>10000770</text:p>
          </table:table-cell>
          <table:table-cell office:value-type="string">
            <text:p>Devanand</text:p>
          </table:table-cell>
          <table:table-cell office:value-type="string">
            <text:p>Pandurang</text:p>
          </table:table-cell>
          <table:table-cell office:value-type="string">
            <text:p>Gaonkar</text:p>
          </table:table-cell>
          <table:table-cell office:value-type="string">
            <text:p>M</text:p>
          </table:table-cell>
          <table:table-cell office:value-type="string">
            <text:p>01-Nov-68</text:p>
          </table:table-cell>
          <table:table-cell office:value-type="string">
            <text:p>Indian</text:p>
          </table:table-cell>
          <table:table-cell office:value-type="string">
            <text:p>devanand.gaonkar@vvfltd.com</text:p>
          </table:table-cell>
          <table:table-cell office:value-type="string">
            <text:p/>
          </table:table-cell>
          <table:table-cell office:value-type="string">
            <text:p>ABUPG6465A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20-Feb-96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78</text:p>
          </table:table-cell>
          <table:table-cell office:value-type="string">
            <text:p>10000778</text:p>
          </table:table-cell>
          <table:table-cell office:value-type="string">
            <text:p>Rohit</text:p>
          </table:table-cell>
          <table:table-cell office:value-type="string">
            <text:p>M</text:p>
          </table:table-cell>
          <table:table-cell office:value-type="string">
            <text:p>Powle</text:p>
          </table:table-cell>
          <table:table-cell office:value-type="string">
            <text:p>M</text:p>
          </table:table-cell>
          <table:table-cell office:value-type="string">
            <text:p>25-Feb-81</text:p>
          </table:table-cell>
          <table:table-cell office:value-type="string">
            <text:p>Indian</text:p>
          </table:table-cell>
          <table:table-cell office:value-type="string">
            <text:p>rohit.powle@vvfltd.com</text:p>
          </table:table-cell>
          <table:table-cell office:value-type="string">
            <text:p/>
          </table:table-cell>
          <table:table-cell office:value-type="string">
            <text:p>AKNPP4414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20-Sep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1</text:p>
          </table:table-cell>
          <table:table-cell office:value-type="string">
            <text:p>10000781</text:p>
          </table:table-cell>
          <table:table-cell office:value-type="string">
            <text:p>Manoj</text:p>
          </table:table-cell>
          <table:table-cell office:value-type="string">
            <text:p>Ramkrishna</text:p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13-Dec-68</text:p>
          </table:table-cell>
          <table:table-cell office:value-type="string">
            <text:p>Indian</text:p>
          </table:table-cell>
          <table:table-cell office:value-type="string">
            <text:p>manoj.mhatre@vvfltd.com</text:p>
          </table:table-cell>
          <table:table-cell office:value-type="string">
            <text:p/>
          </table:table-cell>
          <table:table-cell office:value-type="string">
            <text:p>AAUPM3940K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hemant.deshmuk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3-Jun-94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3</text:p>
          </table:table-cell>
          <table:table-cell office:value-type="string">
            <text:p>10000783</text:p>
          </table:table-cell>
          <table:table-cell office:value-type="string">
            <text:p>Nama</text:p>
          </table:table-cell>
          <table:table-cell office:value-type="string">
            <text:p>Sriramulu</text:p>
          </table:table-cell>
          <table:table-cell office:value-type="string">
            <text:p>Murali</text:p>
          </table:table-cell>
          <table:table-cell office:value-type="string">
            <text:p>M</text:p>
          </table:table-cell>
          <table:table-cell office:value-type="string">
            <text:p>29-Jun-70</text:p>
          </table:table-cell>
          <table:table-cell office:value-type="string">
            <text:p>Indian</text:p>
          </table:table-cell>
          <table:table-cell office:value-type="string">
            <text:p>murali.nama@vvfltd.com</text:p>
          </table:table-cell>
          <table:table-cell office:value-type="string">
            <text:p/>
          </table:table-cell>
          <table:table-cell office:value-type="string">
            <text:p>AEQPN5336N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hemant.deshmuk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22-Oct-97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4</text:p>
          </table:table-cell>
          <table:table-cell office:value-type="string">
            <text:p>10000784</text:p>
          </table:table-cell>
          <table:table-cell office:value-type="string">
            <text:p>Tomy</text:p>
          </table:table-cell>
          <table:table-cell office:value-type="string">
            <text:p>Chacko</text:p>
          </table:table-cell>
          <table:table-cell office:value-type="string">
            <text:p>Kalapurackal</text:p>
          </table:table-cell>
          <table:table-cell office:value-type="string">
            <text:p>M</text:p>
          </table:table-cell>
          <table:table-cell office:value-type="string">
            <text:p>02-May-74</text:p>
          </table:table-cell>
          <table:table-cell office:value-type="string">
            <text:p>Indian</text:p>
          </table:table-cell>
          <table:table-cell office:value-type="string">
            <text:p>tomy.k.c@vvfltd.com</text:p>
          </table:table-cell>
          <table:table-cell office:value-type="string">
            <text:p/>
          </table:table-cell>
          <table:table-cell office:value-type="string">
            <text:p>ARUPK6376N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hemant.deshmuk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1-Jun-99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5</text:p>
          </table:table-cell>
          <table:table-cell office:value-type="string">
            <text:p>10000785</text:p>
          </table:table-cell>
          <table:table-cell office:value-type="string">
            <text:p>Pallavi</text:p>
          </table:table-cell>
          <table:table-cell office:value-type="string">
            <text:p>Avadhut</text:p>
          </table:table-cell>
          <table:table-cell office:value-type="string">
            <text:p>Inamdar</text:p>
          </table:table-cell>
          <table:table-cell office:value-type="string">
            <text:p>F</text:p>
          </table:table-cell>
          <table:table-cell office:value-type="string">
            <text:p>31-Mar-80</text:p>
          </table:table-cell>
          <table:table-cell office:value-type="string">
            <text:p>Indian</text:p>
          </table:table-cell>
          <table:table-cell office:value-type="string">
            <text:p>pallavi.inamdar@vvfltd.com</text:p>
          </table:table-cell>
          <table:table-cell office:value-type="string">
            <text:p/>
          </table:table-cell>
          <table:table-cell office:value-type="string">
            <text:p>AATPI7396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anoj.mhatr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22-Jul-02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7</text:p>
          </table:table-cell>
          <table:table-cell office:value-type="string">
            <text:p>10000787</text:p>
          </table:table-cell>
          <table:table-cell office:value-type="string">
            <text:p>Mahesh</text:p>
          </table:table-cell>
          <table:table-cell office:value-type="string">
            <text:p>Durgadas</text:p>
          </table:table-cell>
          <table:table-cell office:value-type="string">
            <text:p>Kasbekar</text:p>
          </table:table-cell>
          <table:table-cell office:value-type="string">
            <text:p>M</text:p>
          </table:table-cell>
          <table:table-cell office:value-type="string">
            <text:p>27-Jan-64</text:p>
          </table:table-cell>
          <table:table-cell office:value-type="string">
            <text:p>Indian</text:p>
          </table:table-cell>
          <table:table-cell office:value-type="string">
            <text:p>mahesh.kasbekar@vvfltd.com</text:p>
          </table:table-cell>
          <table:table-cell office:value-type="string">
            <text:p/>
          </table:table-cell>
          <table:table-cell office:value-type="string">
            <text:p>AAMPK6301N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leo Commercials</text:p>
          </table:table-cell>
          <table:table-cell office:value-type="string">
            <text:p>11-Jun-0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89</text:p>
          </table:table-cell>
          <table:table-cell office:value-type="string">
            <text:p>10000789</text:p>
          </table:table-cell>
          <table:table-cell office:value-type="string">
            <text:p>Nikhil</text:p>
          </table:table-cell>
          <table:table-cell office:value-type="string">
            <text:p>Kalidas</text:p>
          </table:table-cell>
          <table:table-cell office:value-type="string">
            <text:p>Joshi</text:p>
          </table:table-cell>
          <table:table-cell office:value-type="string">
            <text:p>M</text:p>
          </table:table-cell>
          <table:table-cell office:value-type="string">
            <text:p>04-Dec-78</text:p>
          </table:table-cell>
          <table:table-cell office:value-type="string">
            <text:p>Indian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FBPJ9074M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2-Oct-07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790</text:p>
          </table:table-cell>
          <table:table-cell office:value-type="string">
            <text:p>10000790</text:p>
          </table:table-cell>
          <table:table-cell office:value-type="string">
            <text:p>Parameswaraiah</text:p>
          </table:table-cell>
          <table:table-cell office:value-type="string">
            <text:p>Rajaiah</text:p>
          </table:table-cell>
          <table:table-cell office:value-type="string">
            <text:p>Jangam</text:p>
          </table:table-cell>
          <table:table-cell office:value-type="string">
            <text:p>M</text:p>
          </table:table-cell>
          <table:table-cell office:value-type="string">
            <text:p>15-Jun-86</text:p>
          </table:table-cell>
          <table:table-cell office:value-type="string">
            <text:p>Indian</text:p>
          </table:table-cell>
          <table:table-cell office:value-type="string">
            <text:p>Paramesh.jangam@vvfltd.com</text:p>
          </table:table-cell>
          <table:table-cell office:value-type="string">
            <text:p/>
          </table:table-cell>
          <table:table-cell office:value-type="string">
            <text:p>AMKPJ4036D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urali.na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9-Apr-10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03</text:p>
          </table:table-cell>
          <table:table-cell office:value-type="string">
            <text:p>10000803</text:p>
          </table:table-cell>
          <table:table-cell office:value-type="string">
            <text:p>Rajhans</text:p>
          </table:table-cell>
          <table:table-cell office:value-type="string">
            <text:p>Vithal</text:p>
          </table:table-cell>
          <table:table-cell office:value-type="string">
            <text:p>Wadekar</text:p>
          </table:table-cell>
          <table:table-cell office:value-type="string">
            <text:p>M</text:p>
          </table:table-cell>
          <table:table-cell office:value-type="string">
            <text:p>21-Apr-62</text:p>
          </table:table-cell>
          <table:table-cell office:value-type="string">
            <text:p>Indian</text:p>
          </table:table-cell>
          <table:table-cell office:value-type="string">
            <text:p>rajhans.wadekar@vvfltd.com</text:p>
          </table:table-cell>
          <table:table-cell office:value-type="string">
            <text:p/>
          </table:table-cell>
          <table:table-cell office:value-type="string">
            <text:p>AALPW7619J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May-82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3:06:14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13</text:p>
          </table:table-cell>
          <table:table-cell office:value-type="string">
            <text:p>10000813</text:p>
          </table:table-cell>
          <table:table-cell office:value-type="string">
            <text:p>Raphel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Male</text:p>
          </table:table-cell>
          <table:table-cell office:value-type="string">
            <text:p>10-Oct-65</text:p>
          </table:table-cell>
          <table:table-cell office:value-type="string">
            <text:p>Indian</text:p>
          </table:table-cell>
          <table:table-cell office:value-type="string">
            <text:p>raphel.manjali@vvfltd.com</text:p>
          </table:table-cell>
          <table:table-cell office:value-type="string">
            <text:p/>
          </table:table-cell>
          <table:table-cell office:value-type="string">
            <text:p>AADPO4664R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0-Jan-92</text:p>
          </table:table-cell>
          <table:table-cell office:value-type="string">
            <text:p>undefined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1 14:04:07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24</text:p>
          </table:table-cell>
          <table:table-cell office:value-type="string">
            <text:p>10000824</text:p>
          </table:table-cell>
          <table:table-cell office:value-type="string">
            <text:p>PANKAJ</text:p>
          </table:table-cell>
          <table:table-cell office:value-type="string">
            <text:p>A</text:p>
          </table:table-cell>
          <table:table-cell office:value-type="string">
            <text:p>MAHALLE</text:p>
          </table:table-cell>
          <table:table-cell office:value-type="string">
            <text:p>M</text:p>
          </table:table-cell>
          <table:table-cell office:value-type="string">
            <text:p>04-Feb-75</text:p>
          </table:table-cell>
          <table:table-cell office:value-type="string">
            <text:p>Indian</text:p>
          </table:table-cell>
          <table:table-cell office:value-type="string">
            <text:p>pankaj.mahalle@vvfltd.com</text:p>
          </table:table-cell>
          <table:table-cell office:value-type="string">
            <text:p/>
          </table:table-cell>
          <table:table-cell office:value-type="string">
            <text:p>AKKPM2139A</text:p>
          </table:table-cell>
          <table:table-cell office:value-type="string">
            <text:p>Junior Executive
</text:p>
          </table:table-cell>
          <table:table-cell office:value-type="string">
            <text:p>JMC</text:p>
          </table:table-cell>
          <table:table-cell office:value-type="string">
            <text:p>mohit.gogi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1-Jul-03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7 16:31:33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
</text:p>
          </table:table-cell>
          <table:table-cell office:value-type="string">
            <text:p>pratyaya.chakrabarti@vvfltd.com</text:p>
          </table:table-cell>
          <table:table-cell office:value-type="string">
            <text:p>Ramadhi Sen
</text:p>
          </table:table-cell>
          <table:table-cell office:value-type="string">
            <text:p>ramadhi.sen@vvfltd.com
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30</text:p>
          </table:table-cell>
          <table:table-cell office:value-type="string">
            <text:p>10000830</text:p>
          </table:table-cell>
          <table:table-cell office:value-type="string">
            <text:p>Ashish</text:p>
          </table:table-cell>
          <table:table-cell office:value-type="string">
            <text:p>NULL</text:p>
          </table:table-cell>
          <table:table-cell office:value-type="string">
            <text:p>Mishra</text:p>
          </table:table-cell>
          <table:table-cell office:value-type="string">
            <text:p>M</text:p>
          </table:table-cell>
          <table:table-cell office:value-type="string">
            <text:p>24-Nov-74</text:p>
          </table:table-cell>
          <table:table-cell office:value-type="string">
            <text:p>Indian</text:p>
          </table:table-cell>
          <table:table-cell office:value-type="string">
            <text:p>ashishkumar.mishra@vvfltd.com</text:p>
          </table:table-cell>
          <table:table-cell office:value-type="string">
            <text:p>NULL</text:p>
          </table:table-cell>
          <table:table-cell office:value-type="string">
            <text:p>AMPPM2591K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gineering Services</text:p>
          </table:table-cell>
          <table:table-cell office:value-type="string">
            <text:p>01-Jan-04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32</text:p>
          </table:table-cell>
          <table:table-cell office:value-type="string">
            <text:p>10000832</text:p>
          </table:table-cell>
          <table:table-cell office:value-type="string">
            <text:p>DILESH</text:p>
          </table:table-cell>
          <table:table-cell office:value-type="string">
            <text:p>S</text:p>
          </table:table-cell>
          <table:table-cell office:value-type="string">
            <text:p>TANDEL</text:p>
          </table:table-cell>
          <table:table-cell office:value-type="string">
            <text:p>M</text:p>
          </table:table-cell>
          <table:table-cell office:value-type="string">
            <text:p>18-Sep-67</text:p>
          </table:table-cell>
          <table:table-cell office:value-type="string">
            <text:p>Indian</text:p>
          </table:table-cell>
          <table:table-cell office:value-type="string">
            <text:p>ds.tandel@vvfltd.com</text:p>
          </table:table-cell>
          <table:table-cell office:value-type="string">
            <text:p/>
          </table:table-cell>
          <table:table-cell office:value-type="string">
            <text:p>ABDPT6958J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Apr-04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48</text:p>
          </table:table-cell>
          <table:table-cell office:value-type="string">
            <text:p>10000848</text:p>
          </table:table-cell>
          <table:table-cell office:value-type="string">
            <text:p>Raman</text:p>
          </table:table-cell>
          <table:table-cell office:value-type="string">
            <text:p>Gian Chand</text:p>
          </table:table-cell>
          <table:table-cell office:value-type="string">
            <text:p>Angra</text:p>
          </table:table-cell>
          <table:table-cell office:value-type="string">
            <text:p>M</text:p>
          </table:table-cell>
          <table:table-cell office:value-type="string">
            <text:p>12-Apr-73</text:p>
          </table:table-cell>
          <table:table-cell office:value-type="string">
            <text:p>Indian</text:p>
          </table:table-cell>
          <table:table-cell office:value-type="string">
            <text:p>raman.angra@vvfltd.com</text:p>
          </table:table-cell>
          <table:table-cell office:value-type="string">
            <text:p/>
          </table:table-cell>
          <table:table-cell office:value-type="string">
            <text:p>AFEPA3143F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2-Jul-07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54</text:p>
          </table:table-cell>
          <table:table-cell office:value-type="string">
            <text:p>10000854</text:p>
          </table:table-cell>
          <table:table-cell office:value-type="string">
            <text:p>Rajani</text:p>
          </table:table-cell>
          <table:table-cell office:value-type="string">
            <text:p>Kanta</text:p>
          </table:table-cell>
          <table:table-cell office:value-type="string">
            <text:p>Nanda</text:p>
          </table:table-cell>
          <table:table-cell office:value-type="string">
            <text:p>M</text:p>
          </table:table-cell>
          <table:table-cell office:value-type="string">
            <text:p>01-Jul-59</text:p>
          </table:table-cell>
          <table:table-cell office:value-type="string">
            <text:p>Indian</text:p>
          </table:table-cell>
          <table:table-cell office:value-type="string">
            <text:p>rk.nanda@vvfltd.com</text:p>
          </table:table-cell>
          <table:table-cell office:value-type="string">
            <text:p/>
          </table:table-cell>
          <table:table-cell office:value-type="string">
            <text:p>AGSPN6993P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man.ang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0-Dec-07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68</text:p>
          </table:table-cell>
          <table:table-cell office:value-type="string">
            <text:p>10000868</text:p>
          </table:table-cell>
          <table:table-cell office:value-type="string">
            <text:p>Ashok</text:p>
          </table:table-cell>
          <table:table-cell office:value-type="string">
            <text:p/>
          </table:table-cell>
          <table:table-cell office:value-type="string">
            <text:p>Kumar</text:p>
          </table:table-cell>
          <table:table-cell office:value-type="string">
            <text:p>undefined</text:p>
          </table:table-cell>
          <table:table-cell office:value-type="string">
            <text:p>28-Mar-78</text:p>
          </table:table-cell>
          <table:table-cell office:value-type="string">
            <text:p>Indian</text:p>
          </table:table-cell>
          <table:table-cell office:value-type="string">
            <text:p>ashok.dogra@vvfltd.com</text:p>
          </table:table-cell>
          <table:table-cell office:value-type="string">
            <text:p/>
          </table:table-cell>
          <table:table-cell office:value-type="string">
            <text:p>BXAPK2541J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sandeep.agarw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Jan-08</text:p>
          </table:table-cell>
          <table:table-cell office:value-type="string">
            <text:p>demo.appraisel@gmail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0:39:25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/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76</text:p>
          </table:table-cell>
          <table:table-cell office:value-type="string">
            <text:p>10000876</text:p>
          </table:table-cell>
          <table:table-cell office:value-type="string">
            <text:p>Ajay</text:p>
          </table:table-cell>
          <table:table-cell office:value-type="string">
            <text:p/>
          </table:table-cell>
          <table:table-cell office:value-type="string">
            <text:p>Sharma</text:p>
          </table:table-cell>
          <table:table-cell office:value-type="string">
            <text:p>Male</text:p>
          </table:table-cell>
          <table:table-cell office:value-type="string">
            <text:p>04-Dec-80</text:p>
          </table:table-cell>
          <table:table-cell office:value-type="string">
            <text:p>Indian</text:p>
          </table:table-cell>
          <table:table-cell office:value-type="string">
            <text:p>ajay.sharma@vvfltd.com</text:p>
          </table:table-cell>
          <table:table-cell office:value-type="string">
            <text:p/>
          </table:table-cell>
          <table:table-cell office:value-type="string">
            <text:p>BBUPS9689B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bhay.bhudoli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9-Feb-08</text:p>
          </table:table-cell>
          <table:table-cell office:value-type="string">
            <text:p>demo.appraisel@gmail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6:45:20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/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879</text:p>
          </table:table-cell>
          <table:table-cell office:value-type="string">
            <text:p>10000879</text:p>
          </table:table-cell>
          <table:table-cell office:value-type="string">
            <text:p>Vikas</text:p>
          </table:table-cell>
          <table:table-cell office:value-type="string">
            <text:p/>
          </table:table-cell>
          <table:table-cell office:value-type="string">
            <text:p>Tyagi</text:p>
          </table:table-cell>
          <table:table-cell office:value-type="string">
            <text:p>M</text:p>
          </table:table-cell>
          <table:table-cell office:value-type="string">
            <text:p>25-May-83</text:p>
          </table:table-cell>
          <table:table-cell office:value-type="string">
            <text:p>Indian</text:p>
          </table:table-cell>
          <table:table-cell office:value-type="string">
            <text:p>vikas.tyagi@vvfltd.com</text:p>
          </table:table-cell>
          <table:table-cell office:value-type="string">
            <text:p/>
          </table:table-cell>
          <table:table-cell office:value-type="string">
            <text:p>AGEPT9724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anpreet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res</text:p>
          </table:table-cell>
          <table:table-cell office:value-type="string">
            <text:p>05-Mar-08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00</text:p>
          </table:table-cell>
          <table:table-cell office:value-type="string">
            <text:p>10000900</text:p>
          </table:table-cell>
          <table:table-cell office:value-type="string">
            <text:p>Deepak</text:p>
          </table:table-cell>
          <table:table-cell office:value-type="string">
            <text:p/>
          </table:table-cell>
          <table:table-cell office:value-type="string">
            <text:p>Guleria</text:p>
          </table:table-cell>
          <table:table-cell office:value-type="string">
            <text:p>M</text:p>
          </table:table-cell>
          <table:table-cell office:value-type="string">
            <text:p>03-Dec-84</text:p>
          </table:table-cell>
          <table:table-cell office:value-type="string">
            <text:p>Indian</text:p>
          </table:table-cell>
          <table:table-cell office:value-type="string">
            <text:p>deepak.guleria@vvfltd.com</text:p>
          </table:table-cell>
          <table:table-cell office:value-type="string">
            <text:p/>
          </table:table-cell>
          <table:table-cell office:value-type="string">
            <text:p>ANNPG2050Q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tomy.k.c@vvfltd.com</text:p>
          </table:table-cell>
          <table:table-cell office:value-type="string">
            <text:p>ramadhi.sen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10-Apr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21</text:p>
          </table:table-cell>
          <table:table-cell office:value-type="string">
            <text:p>10000921</text:p>
          </table:table-cell>
          <table:table-cell office:value-type="string">
            <text:p>Sukhpal Singh</text:p>
          </table:table-cell>
          <table:table-cell office:value-type="string">
            <text:p>NULL</text:p>
          </table:table-cell>
          <table:table-cell office:value-type="string">
            <text:p>Kahlon</text:p>
          </table:table-cell>
          <table:table-cell office:value-type="string">
            <text:p>M</text:p>
          </table:table-cell>
          <table:table-cell office:value-type="string">
            <text:p>29-Aug-79</text:p>
          </table:table-cell>
          <table:table-cell office:value-type="string">
            <text:p>Indian</text:p>
          </table:table-cell>
          <table:table-cell office:value-type="string">
            <text:p>sukhpal.singh@vvfltd.com</text:p>
          </table:table-cell>
          <table:table-cell office:value-type="string">
            <text:p>NULL</text:p>
          </table:table-cell>
          <table:table-cell office:value-type="string">
            <text:p>DEKPS0901D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urchase</text:p>
          </table:table-cell>
          <table:table-cell office:value-type="string">
            <text:p>09-May-08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38</text:p>
          </table:table-cell>
          <table:table-cell office:value-type="string">
            <text:p>10000938</text:p>
          </table:table-cell>
          <table:table-cell office:value-type="string">
            <text:p>Vijay</text:p>
          </table:table-cell>
          <table:table-cell office:value-type="string">
            <text:p>Kumar</text:p>
          </table:table-cell>
          <table:table-cell office:value-type="string">
            <text:p>Dhiman</text:p>
          </table:table-cell>
          <table:table-cell office:value-type="string">
            <text:p>M</text:p>
          </table:table-cell>
          <table:table-cell office:value-type="string">
            <text:p>15-Oct-67</text:p>
          </table:table-cell>
          <table:table-cell office:value-type="string">
            <text:p>Indian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BXPD0520G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6-Aug-08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39</text:p>
          </table:table-cell>
          <table:table-cell office:value-type="string">
            <text:p>10000939</text:p>
          </table:table-cell>
          <table:table-cell office:value-type="string">
            <text:p>Deepak</text:p>
          </table:table-cell>
          <table:table-cell office:value-type="string">
            <text:p/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2-Jul-79</text:p>
          </table:table-cell>
          <table:table-cell office:value-type="string">
            <text:p>Indian</text:p>
          </table:table-cell>
          <table:table-cell office:value-type="string">
            <text:p>deepak.sharma@vvfltd.com</text:p>
          </table:table-cell>
          <table:table-cell office:value-type="string">
            <text:p/>
          </table:table-cell>
          <table:table-cell office:value-type="string">
            <text:p>BMZPS5913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kesh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11-Aug-08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05:41</text:p>
          </table:table-cell>
          <table:table-cell office:value-type="float" office:value="0">
            <text:p>0</text:p>
          </table:table-cell>
          <table:table-cell office:value-type="string">
            <text:p>Baddi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40</text:p>
          </table:table-cell>
          <table:table-cell office:value-type="string">
            <text:p>10000940</text:p>
          </table:table-cell>
          <table:table-cell office:value-type="string">
            <text:p>Anil</text:p>
          </table:table-cell>
          <table:table-cell office:value-type="string">
            <text:p>NULL</text:p>
          </table:table-cell>
          <table:table-cell office:value-type="string">
            <text:p>Thakur</text:p>
          </table:table-cell>
          <table:table-cell office:value-type="string">
            <text:p>M</text:p>
          </table:table-cell>
          <table:table-cell office:value-type="string">
            <text:p>19-Dec-79</text:p>
          </table:table-cell>
          <table:table-cell office:value-type="string">
            <text:p>Indian</text:p>
          </table:table-cell>
          <table:table-cell office:value-type="string">
            <text:p>anil.thakur@vvfltd.com</text:p>
          </table:table-cell>
          <table:table-cell office:value-type="string">
            <text:p>NULL</text:p>
          </table:table-cell>
          <table:table-cell office:value-type="string">
            <text:p>BIZPK9486L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sandeep.agarw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Quality Control</text:p>
          </table:table-cell>
          <table:table-cell office:value-type="string">
            <text:p>20-Aug-08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45</text:p>
          </table:table-cell>
          <table:table-cell office:value-type="string">
            <text:p>10000945</text:p>
          </table:table-cell>
          <table:table-cell office:value-type="string">
            <text:p>Sandeep</text:p>
          </table:table-cell>
          <table:table-cell office:value-type="string">
            <text:p>Darshan Dayal</text:p>
          </table:table-cell>
          <table:table-cell office:value-type="string">
            <text:p>Agarwal</text:p>
          </table:table-cell>
          <table:table-cell office:value-type="string">
            <text:p>M</text:p>
          </table:table-cell>
          <table:table-cell office:value-type="string">
            <text:p>02-May-65</text:p>
          </table:table-cell>
          <table:table-cell office:value-type="string">
            <text:p>Indian</text:p>
          </table:table-cell>
          <table:table-cell office:value-type="string">
            <text:p>sandeep.agarwal@vvfltd.com</text:p>
          </table:table-cell>
          <table:table-cell office:value-type="string">
            <text:p/>
          </table:table-cell>
          <table:table-cell office:value-type="string">
            <text:p>AAUPA5279P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udhakar.d@vvfltd.com</text:p>
          </table:table-cell>
          <table:table-cell office:value-type="string">
            <text:p>ramadhi.sen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01-Oct-09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3:12:33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0975</text:p>
          </table:table-cell>
          <table:table-cell office:value-type="string">
            <text:p>10000975</text:p>
          </table:table-cell>
          <table:table-cell office:value-type="string">
            <text:p>Bhushan</text:p>
          </table:table-cell>
          <table:table-cell office:value-type="string">
            <text:p/>
          </table:table-cell>
          <table:table-cell office:value-type="string">
            <text:p>Lal</text:p>
          </table:table-cell>
          <table:table-cell office:value-type="string">
            <text:p>M</text:p>
          </table:table-cell>
          <table:table-cell office:value-type="string">
            <text:p>01-Apr-75</text:p>
          </table:table-cell>
          <table:table-cell office:value-type="string">
            <text:p>Indian</text:p>
          </table:table-cell>
          <table:table-cell office:value-type="string">
            <text:p>bhushan.lal@vvfltd.com</text:p>
          </table:table-cell>
          <table:table-cell office:value-type="string">
            <text:p/>
          </table:table-cell>
          <table:table-cell office:value-type="string">
            <text:p>ACVPL0433H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jhans.wad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Mar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015</text:p>
          </table:table-cell>
          <table:table-cell office:value-type="string">
            <text:p>10001015</text:p>
          </table:table-cell>
          <table:table-cell office:value-type="string">
            <text:p>Umesh</text:p>
          </table:table-cell>
          <table:table-cell office:value-type="string">
            <text:p/>
          </table:table-cell>
          <table:table-cell office:value-type="string">
            <text:p>Thakur</text:p>
          </table:table-cell>
          <table:table-cell office:value-type="string">
            <text:p>M</text:p>
          </table:table-cell>
          <table:table-cell office:value-type="string">
            <text:p>21-Apr-77</text:p>
          </table:table-cell>
          <table:table-cell office:value-type="string">
            <text:p>Indian</text:p>
          </table:table-cell>
          <table:table-cell office:value-type="string">
            <text:p>umesh.thakur@vvfltd.com</text:p>
          </table:table-cell>
          <table:table-cell office:value-type="string">
            <text:p/>
          </table:table-cell>
          <table:table-cell office:value-type="string">
            <text:p>ACBPT3424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eeraj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Mar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044</text:p>
          </table:table-cell>
          <table:table-cell office:value-type="string">
            <text:p>10001044</text:p>
          </table:table-cell>
          <table:table-cell office:value-type="string">
            <text:p>PRAKASH</text:p>
          </table:table-cell>
          <table:table-cell office:value-type="string">
            <text:p>MANOHER</text:p>
          </table:table-cell>
          <table:table-cell office:value-type="string">
            <text:p>OHER</text:p>
          </table:table-cell>
          <table:table-cell office:value-type="string">
            <text:p>M</text:p>
          </table:table-cell>
          <table:table-cell office:value-type="string">
            <text:p>02-Mar-67</text:p>
          </table:table-cell>
          <table:table-cell office:value-type="string">
            <text:p>Indian</text:p>
          </table:table-cell>
          <table:table-cell office:value-type="string">
            <text:p>prakash.oher@vvfltd.com</text:p>
          </table:table-cell>
          <table:table-cell office:value-type="string">
            <text:p/>
          </table:table-cell>
          <table:table-cell office:value-type="string">
            <text:p>AACPO5516F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ilas.kakade@vvfltd.com</text:p>
          </table:table-cell>
          <table:table-cell office:value-type="string">
            <text:p>sunil.singh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Nov-89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111</text:p>
          </table:table-cell>
          <table:table-cell office:value-type="string">
            <text:p>10001111</text:p>
          </table:table-cell>
          <table:table-cell office:value-type="string">
            <text:p>Naresh</text:p>
          </table:table-cell>
          <table:table-cell office:value-type="string">
            <text:p>K</text:p>
          </table:table-cell>
          <table:table-cell office:value-type="string">
            <text:p>Dhimmar</text:p>
          </table:table-cell>
          <table:table-cell office:value-type="string">
            <text:p>M</text:p>
          </table:table-cell>
          <table:table-cell office:value-type="string">
            <text:p>20-Nov-68</text:p>
          </table:table-cell>
          <table:table-cell office:value-type="string">
            <text:p>Indian</text:p>
          </table:table-cell>
          <table:table-cell office:value-type="string">
            <text:p>naresh.dhimmar@vvfltd.com</text:p>
          </table:table-cell>
          <table:table-cell office:value-type="string">
            <text:p/>
          </table:table-cell>
          <table:table-cell office:value-type="string">
            <text:p>ACFPD6259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eepak.n.shah@vvfltd.com</text:p>
          </table:table-cell>
          <table:table-cell office:value-type="string">
            <text:p>bhavin.malaviy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1-Dec-0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Kutch-I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Ajay Kelkar</text:p>
          </table:table-cell>
          <table:table-cell office:value-type="string">
            <text:p>ajay.kelkar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159</text:p>
          </table:table-cell>
          <table:table-cell office:value-type="string">
            <text:p>10001159</text:p>
          </table:table-cell>
          <table:table-cell office:value-type="string">
            <text:p>Anil</text:p>
          </table:table-cell>
          <table:table-cell office:value-type="string">
            <text:p>L.</text:p>
          </table:table-cell>
          <table:table-cell office:value-type="string">
            <text:p>Prajapati</text:p>
          </table:table-cell>
          <table:table-cell office:value-type="string">
            <text:p>M</text:p>
          </table:table-cell>
          <table:table-cell office:value-type="string">
            <text:p>11-Mar-69</text:p>
          </table:table-cell>
          <table:table-cell office:value-type="string">
            <text:p>Indian</text:p>
          </table:table-cell>
          <table:table-cell office:value-type="string">
            <text:p>anil.prajapati@vvfltd.com</text:p>
          </table:table-cell>
          <table:table-cell office:value-type="string">
            <text:p/>
          </table:table-cell>
          <table:table-cell office:value-type="string">
            <text:p>AIYPP2378J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ajeev.chaubal@vvfltd.com</text:p>
          </table:table-cell>
          <table:table-cell office:value-type="string">
            <text:p>ajay.kelkar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5-Oct-0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0:47:02</text:p>
          </table:table-cell>
          <table:table-cell office:value-type="float" office:value="0">
            <text:p>0</text:p>
          </table:table-cell>
          <table:table-cell office:value-type="string">
            <text:p>Kutch-I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Ajay Kelkar</text:p>
          </table:table-cell>
          <table:table-cell office:value-type="string">
            <text:p>ajay.kelkar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163</text:p>
          </table:table-cell>
          <table:table-cell office:value-type="string">
            <text:p>10001163</text:p>
          </table:table-cell>
          <table:table-cell office:value-type="string">
            <text:p>KISHORE</text:p>
          </table:table-cell>
          <table:table-cell office:value-type="string">
            <text:p>D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4-Jun-57</text:p>
          </table:table-cell>
          <table:table-cell office:value-type="string">
            <text:p>Indian</text:p>
          </table:table-cell>
          <table:table-cell office:value-type="string">
            <text:p>kishor.patil@vvfltd.com</text:p>
          </table:table-cell>
          <table:table-cell office:value-type="string">
            <text:p/>
          </table:table-cell>
          <table:table-cell office:value-type="string">
            <text:p>ADLPP1647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phel.manjal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5-Jan-07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170</text:p>
          </table:table-cell>
          <table:table-cell office:value-type="string">
            <text:p>10001170</text:p>
          </table:table-cell>
          <table:table-cell office:value-type="string">
            <text:p>Vipul</text:p>
          </table:table-cell>
          <table:table-cell office:value-type="string">
            <text:p>Pravinkumar</text:p>
          </table:table-cell>
          <table:table-cell office:value-type="string">
            <text:p>Deshani</text:p>
          </table:table-cell>
          <table:table-cell office:value-type="string">
            <text:p>M</text:p>
          </table:table-cell>
          <table:table-cell office:value-type="string">
            <text:p>16-Apr-83</text:p>
          </table:table-cell>
          <table:table-cell office:value-type="string">
            <text:p>Indian</text:p>
          </table:table-cell>
          <table:table-cell office:value-type="string">
            <text:p>vipul.deshani@vvfltd.com</text:p>
          </table:table-cell>
          <table:table-cell office:value-type="string">
            <text:p/>
          </table:table-cell>
          <table:table-cell office:value-type="string">
            <text:p>AJOPD8000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anoj.mhatr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23-Jun-08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220</text:p>
          </table:table-cell>
          <table:table-cell office:value-type="string">
            <text:p>10001220</text:p>
          </table:table-cell>
          <table:table-cell office:value-type="string">
            <text:p>SANJAY</text:p>
          </table:table-cell>
          <table:table-cell office:value-type="string">
            <text:p>C.</text:p>
          </table:table-cell>
          <table:table-cell office:value-type="string">
            <text:p>PRAJAPATI</text:p>
          </table:table-cell>
          <table:table-cell office:value-type="string">
            <text:p>M</text:p>
          </table:table-cell>
          <table:table-cell office:value-type="string">
            <text:p>10-Jun-74</text:p>
          </table:table-cell>
          <table:table-cell office:value-type="string">
            <text:p>Indian</text:p>
          </table:table-cell>
          <table:table-cell office:value-type="string">
            <text:p>sanjay.prajapati@vvfltd.com</text:p>
          </table:table-cell>
          <table:table-cell office:value-type="string">
            <text:p/>
          </table:table-cell>
          <table:table-cell office:value-type="string">
            <text:p>ASDPP1315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4-Oct-06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Palanpur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249</text:p>
          </table:table-cell>
          <table:table-cell office:value-type="string">
            <text:p>10001249</text:p>
          </table:table-cell>
          <table:table-cell office:value-type="string">
            <text:p>SURESH</text:p>
          </table:table-cell>
          <table:table-cell office:value-type="string">
            <text:p>C.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01-Jun-73</text:p>
          </table:table-cell>
          <table:table-cell office:value-type="string">
            <text:p>Indian</text:p>
          </table:table-cell>
          <table:table-cell office:value-type="string">
            <text:p>suresh.patel@vvfltd.com</text:p>
          </table:table-cell>
          <table:table-cell office:value-type="string">
            <text:p/>
          </table:table-cell>
          <table:table-cell office:value-type="string">
            <text:p>ACUPC9402A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nikhil.shrivastav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5-Jan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Palanpur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321</text:p>
          </table:table-cell>
          <table:table-cell office:value-type="string">
            <text:p>10001321</text:p>
          </table:table-cell>
          <table:table-cell office:value-type="string">
            <text:p>CYRUS</text:p>
          </table:table-cell>
          <table:table-cell office:value-type="string">
            <text:p>CAWASJI</text:p>
          </table:table-cell>
          <table:table-cell office:value-type="string">
            <text:p>BAMJI</text:p>
          </table:table-cell>
          <table:table-cell office:value-type="string">
            <text:p>M</text:p>
          </table:table-cell>
          <table:table-cell office:value-type="string">
            <text:p>21-Mar-63</text:p>
          </table:table-cell>
          <table:table-cell office:value-type="string">
            <text:p>Indian</text:p>
          </table:table-cell>
          <table:table-cell office:value-type="string">
            <text:p>cyrus.bamji@vvfltd.com</text:p>
          </table:table-cell>
          <table:table-cell office:value-type="string">
            <text:p/>
          </table:table-cell>
          <table:table-cell office:value-type="string">
            <text:p>AHGPB7896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inesh.kab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un-11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56</text:p>
          </table:table-cell>
          <table:table-cell office:value-type="string">
            <text:p>10001456</text:p>
          </table:table-cell>
          <table:table-cell office:value-type="string">
            <text:p>DEBASHIS</text:p>
          </table:table-cell>
          <table:table-cell office:value-type="string">
            <text:p/>
          </table:table-cell>
          <table:table-cell office:value-type="string">
            <text:p>CHATTERJEE</text:p>
          </table:table-cell>
          <table:table-cell office:value-type="string">
            <text:p>M</text:p>
          </table:table-cell>
          <table:table-cell office:value-type="string">
            <text:p>08-Sep-77</text:p>
          </table:table-cell>
          <table:table-cell office:value-type="string">
            <text:p>Indian</text:p>
          </table:table-cell>
          <table:table-cell office:value-type="string">
            <text:p>debashis.chatterjee@vvfltd.com</text:p>
          </table:table-cell>
          <table:table-cell office:value-type="string">
            <text:p/>
          </table:table-cell>
          <table:table-cell office:value-type="string">
            <text:p>ALNPC0557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an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57</text:p>
          </table:table-cell>
          <table:table-cell office:value-type="string">
            <text:p>10001457</text:p>
          </table:table-cell>
          <table:table-cell office:value-type="string">
            <text:p>SHYJU</text:p>
          </table:table-cell>
          <table:table-cell office:value-type="string">
            <text:p>K</text:p>
          </table:table-cell>
          <table:table-cell office:value-type="string">
            <text:p>KURIYINETH</text:p>
          </table:table-cell>
          <table:table-cell office:value-type="string">
            <text:p>M</text:p>
          </table:table-cell>
          <table:table-cell office:value-type="string">
            <text:p>27-May-79</text:p>
          </table:table-cell>
          <table:table-cell office:value-type="string">
            <text:p>Indian</text:p>
          </table:table-cell>
          <table:table-cell office:value-type="string">
            <text:p>shyju.kurineth@vvfltd.com</text:p>
          </table:table-cell>
          <table:table-cell office:value-type="string">
            <text:p/>
          </table:table-cell>
          <table:table-cell office:value-type="string">
            <text:p>BFGPK4815M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an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59</text:p>
          </table:table-cell>
          <table:table-cell office:value-type="string">
            <text:p>10001459</text:p>
          </table:table-cell>
          <table:table-cell office:value-type="string">
            <text:p>AMRITAVA</text:p>
          </table:table-cell>
          <table:table-cell office:value-type="string">
            <text:p>JANA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29-Apr-79</text:p>
          </table:table-cell>
          <table:table-cell office:value-type="string">
            <text:p>Indian</text:p>
          </table:table-cell>
          <table:table-cell office:value-type="string">
            <text:p>amritava.jana@vvfltd.com</text:p>
          </table:table-cell>
          <table:table-cell office:value-type="string">
            <text:p/>
          </table:table-cell>
          <table:table-cell office:value-type="string">
            <text:p>AHJPJ0786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hyju.kurinet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an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1</text:p>
          </table:table-cell>
          <table:table-cell office:value-type="string">
            <text:p>10001461</text:p>
          </table:table-cell>
          <table:table-cell office:value-type="string">
            <text:p>SANTANU</text:p>
          </table:table-cell>
          <table:table-cell office:value-type="string">
            <text:p/>
          </table:table-cell>
          <table:table-cell office:value-type="string">
            <text:p>PANJA</text:p>
          </table:table-cell>
          <table:table-cell office:value-type="string">
            <text:p>M</text:p>
          </table:table-cell>
          <table:table-cell office:value-type="string">
            <text:p>18-Nov-73</text:p>
          </table:table-cell>
          <table:table-cell office:value-type="string">
            <text:p>Indian</text:p>
          </table:table-cell>
          <table:table-cell office:value-type="string">
            <text:p>santanu.panja@vvfltd.com</text:p>
          </table:table-cell>
          <table:table-cell office:value-type="string">
            <text:p/>
          </table:table-cell>
          <table:table-cell office:value-type="string">
            <text:p>AMRPP6428L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Jan-10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3</text:p>
          </table:table-cell>
          <table:table-cell office:value-type="string">
            <text:p>10001463</text:p>
          </table:table-cell>
          <table:table-cell office:value-type="string">
            <text:p>AMIT</text:p>
          </table:table-cell>
          <table:table-cell office:value-type="string">
            <text:p>KUMAR</text:p>
          </table:table-cell>
          <table:table-cell office:value-type="string">
            <text:p>MUKHERJEE</text:p>
          </table:table-cell>
          <table:table-cell office:value-type="string">
            <text:p>M</text:p>
          </table:table-cell>
          <table:table-cell office:value-type="string">
            <text:p>06-Jan-67</text:p>
          </table:table-cell>
          <table:table-cell office:value-type="string">
            <text:p>Indian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FCPM1935R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Bidyut.sarkar@vvfltd.com</text:p>
          </table:table-cell>
          <table:table-cell office:value-type="string">
            <text:p>sudhakar.d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Jan-10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4</text:p>
          </table:table-cell>
          <table:table-cell office:value-type="string">
            <text:p>10001464</text:p>
          </table:table-cell>
          <table:table-cell office:value-type="string">
            <text:p>PARTHA</text:p>
          </table:table-cell>
          <table:table-cell office:value-type="string">
            <text:p>PRATIM</text:p>
          </table:table-cell>
          <table:table-cell office:value-type="string">
            <text:p>BANERJEE</text:p>
          </table:table-cell>
          <table:table-cell office:value-type="string">
            <text:p>M</text:p>
          </table:table-cell>
          <table:table-cell office:value-type="string">
            <text:p>03-Nov-63</text:p>
          </table:table-cell>
          <table:table-cell office:value-type="string">
            <text:p>Indian</text:p>
          </table:table-cell>
          <table:table-cell office:value-type="string">
            <text:p>partha.banerjee@vvfltd.com</text:p>
          </table:table-cell>
          <table:table-cell office:value-type="string">
            <text:p/>
          </table:table-cell>
          <table:table-cell office:value-type="string">
            <text:p>AFOPB0689M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>Bidyut.sarkar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1-Jan-10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5</text:p>
          </table:table-cell>
          <table:table-cell office:value-type="string">
            <text:p>10001465</text:p>
          </table:table-cell>
          <table:table-cell office:value-type="string">
            <text:p>SANKAR</text:p>
          </table:table-cell>
          <table:table-cell office:value-type="string">
            <text:p>PRASANNA</text:p>
          </table:table-cell>
          <table:table-cell office:value-type="string">
            <text:p>CHAKRABORTY</text:p>
          </table:table-cell>
          <table:table-cell office:value-type="string">
            <text:p>M</text:p>
          </table:table-cell>
          <table:table-cell office:value-type="string">
            <text:p>16-Feb-57</text:p>
          </table:table-cell>
          <table:table-cell office:value-type="string">
            <text:p>Indian</text:p>
          </table:table-cell>
          <table:table-cell office:value-type="string">
            <text:p>sankar.chakraborty@vvfltd.com</text:p>
          </table:table-cell>
          <table:table-cell office:value-type="string">
            <text:p/>
          </table:table-cell>
          <table:table-cell office:value-type="string">
            <text:p>ACRPC2261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01-Jan-10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6</text:p>
          </table:table-cell>
          <table:table-cell office:value-type="string">
            <text:p>10001466</text:p>
          </table:table-cell>
          <table:table-cell office:value-type="string">
            <text:p>SOUMEN</text:p>
          </table:table-cell>
          <table:table-cell office:value-type="string">
            <text:p/>
          </table:table-cell>
          <table:table-cell office:value-type="string">
            <text:p>PINE</text:p>
          </table:table-cell>
          <table:table-cell office:value-type="string">
            <text:p>M</text:p>
          </table:table-cell>
          <table:table-cell office:value-type="string">
            <text:p>22-Feb-62</text:p>
          </table:table-cell>
          <table:table-cell office:value-type="string">
            <text:p>Indian</text:p>
          </table:table-cell>
          <table:table-cell office:value-type="string">
            <text:p>soumen.pine@vvfltd.com</text:p>
          </table:table-cell>
          <table:table-cell office:value-type="string">
            <text:p/>
          </table:table-cell>
          <table:table-cell office:value-type="string">
            <text:p>AHPPP1386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vi.shankar@vvfltd.com</text:p>
          </table:table-cell>
          <table:table-cell office:value-type="string">
            <text:p>Bidyut.sarkar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1-Jan-10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7</text:p>
          </table:table-cell>
          <table:table-cell office:value-type="string">
            <text:p>10001467</text:p>
          </table:table-cell>
          <table:table-cell office:value-type="string">
            <text:p>SREELA</text:p>
          </table:table-cell>
          <table:table-cell office:value-type="string">
            <text:p/>
          </table:table-cell>
          <table:table-cell office:value-type="string">
            <text:p>CHAKRABORTY</text:p>
          </table:table-cell>
          <table:table-cell office:value-type="string">
            <text:p>F</text:p>
          </table:table-cell>
          <table:table-cell office:value-type="string">
            <text:p>09-Jun-67</text:p>
          </table:table-cell>
          <table:table-cell office:value-type="string">
            <text:p>Indian</text:p>
          </table:table-cell>
          <table:table-cell office:value-type="string">
            <text:p>sreela.chakraborty@vvfltd.com</text:p>
          </table:table-cell>
          <table:table-cell office:value-type="string">
            <text:p/>
          </table:table-cell>
          <table:table-cell office:value-type="string">
            <text:p>AEHPC1621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mit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ions</text:p>
          </table:table-cell>
          <table:table-cell office:value-type="string">
            <text:p>01-Jan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iljala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Bidyut Sarkar</text:p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8</text:p>
          </table:table-cell>
          <table:table-cell office:value-type="string">
            <text:p>10001468</text:p>
          </table:table-cell>
          <table:table-cell office:value-type="string">
            <text:p>NEERAJ</text:p>
          </table:table-cell>
          <table:table-cell office:value-type="string">
            <text:p/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5-Oct-74</text:p>
          </table:table-cell>
          <table:table-cell office:value-type="string">
            <text:p>Indian</text:p>
          </table:table-cell>
          <table:table-cell office:value-type="string">
            <text:p>neeraj.sharma@vvfltd.com</text:p>
          </table:table-cell>
          <table:table-cell office:value-type="string">
            <text:p/>
          </table:table-cell>
          <table:table-cell office:value-type="string">
            <text:p>AQQPS3355Q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an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469</text:p>
          </table:table-cell>
          <table:table-cell office:value-type="string">
            <text:p>10001469</text:p>
          </table:table-cell>
          <table:table-cell office:value-type="string">
            <text:p>Abhay</text:p>
          </table:table-cell>
          <table:table-cell office:value-type="string">
            <text:p>Kumar</text:p>
          </table:table-cell>
          <table:table-cell office:value-type="string">
            <text:p>Bhudolia</text:p>
          </table:table-cell>
          <table:table-cell office:value-type="string">
            <text:p>M</text:p>
          </table:table-cell>
          <table:table-cell office:value-type="string">
            <text:p>20-Jun-78</text:p>
          </table:table-cell>
          <table:table-cell office:value-type="string">
            <text:p>Indian</text:p>
          </table:table-cell>
          <table:table-cell office:value-type="string">
            <text:p>abhay.bhudolia@vvfltd.com</text:p>
          </table:table-cell>
          <table:table-cell office:value-type="string">
            <text:p/>
          </table:table-cell>
          <table:table-cell office:value-type="string">
            <text:p>ABLPB2249N</text:p>
          </table:table-cell>
          <table:table-cell office:value-type="string">
            <text:p>General Manager</text:p>
          </table:table-cell>
          <table:table-cell office:value-type="string">
            <text:p>M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Jan-10</text:p>
          </table:table-cell>
          <table:table-cell office:value-type="string">
            <text:p>gajendra.palo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32</text:p>
          </table:table-cell>
          <table:table-cell office:value-type="string">
            <text:p>10001832</text:p>
          </table:table-cell>
          <table:table-cell office:value-type="string">
            <text:p>Rakesh</text:p>
          </table:table-cell>
          <table:table-cell office:value-type="string">
            <text:p>S.N.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0-Sep-73</text:p>
          </table:table-cell>
          <table:table-cell office:value-type="string">
            <text:p>Indian</text:p>
          </table:table-cell>
          <table:table-cell office:value-type="string">
            <text:p>rakesh.sharma@vvfltd.com</text:p>
          </table:table-cell>
          <table:table-cell office:value-type="string">
            <text:p/>
          </table:table-cell>
          <table:table-cell office:value-type="string">
            <text:p>AUTPK2806P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>ramadhi.sen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18-Oct-10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6 11:25:34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36</text:p>
          </table:table-cell>
          <table:table-cell office:value-type="string">
            <text:p>10001836</text:p>
          </table:table-cell>
          <table:table-cell office:value-type="string">
            <text:p>Jaijee</text:p>
          </table:table-cell>
          <table:table-cell office:value-type="string">
            <text:p/>
          </table:table-cell>
          <table:table-cell office:value-type="string">
            <text:p>Varghese</text:p>
          </table:table-cell>
          <table:table-cell office:value-type="string">
            <text:p>M</text:p>
          </table:table-cell>
          <table:table-cell office:value-type="string">
            <text:p>17-Feb-72</text:p>
          </table:table-cell>
          <table:table-cell office:value-type="string">
            <text:p>Indian</text:p>
          </table:table-cell>
          <table:table-cell office:value-type="string">
            <text:p>jaijee.varghese@vvfltd.com</text:p>
          </table:table-cell>
          <table:table-cell office:value-type="string">
            <text:p/>
          </table:table-cell>
          <table:table-cell office:value-type="string">
            <text:p>ABOPV6064C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25-Oct-10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38</text:p>
          </table:table-cell>
          <table:table-cell office:value-type="string">
            <text:p>10001838</text:p>
          </table:table-cell>
          <table:table-cell office:value-type="string">
            <text:p>RAKESH</text:p>
          </table:table-cell>
          <table:table-cell office:value-type="string">
            <text:p/>
          </table:table-cell>
          <table:table-cell office:value-type="string">
            <text:p>DHANDE</text:p>
          </table:table-cell>
          <table:table-cell office:value-type="string">
            <text:p>M</text:p>
          </table:table-cell>
          <table:table-cell office:value-type="string">
            <text:p>26-Aug-86</text:p>
          </table:table-cell>
          <table:table-cell office:value-type="string">
            <text:p>Indian</text:p>
          </table:table-cell>
          <table:table-cell office:value-type="string">
            <text:p>rakesh.dhande@vvfltd.com</text:p>
          </table:table-cell>
          <table:table-cell office:value-type="string">
            <text:p/>
          </table:table-cell>
          <table:table-cell office:value-type="string">
            <text:p>AUFPD4059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04-Oct-10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40</text:p>
          </table:table-cell>
          <table:table-cell office:value-type="string">
            <text:p>10001840</text:p>
          </table:table-cell>
          <table:table-cell office:value-type="string">
            <text:p>NILESH</text:p>
          </table:table-cell>
          <table:table-cell office:value-type="string">
            <text:p/>
          </table:table-cell>
          <table:table-cell office:value-type="string">
            <text:p>DERE</text:p>
          </table:table-cell>
          <table:table-cell office:value-type="string">
            <text:p>M</text:p>
          </table:table-cell>
          <table:table-cell office:value-type="string">
            <text:p>19-Jan-88</text:p>
          </table:table-cell>
          <table:table-cell office:value-type="string">
            <text:p>Indian</text:p>
          </table:table-cell>
          <table:table-cell office:value-type="string">
            <text:p>nilesh.dere@vvfltd.com</text:p>
          </table:table-cell>
          <table:table-cell office:value-type="string">
            <text:p/>
          </table:table-cell>
          <table:table-cell office:value-type="string">
            <text:p>AZYPD2873P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5-Oct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43</text:p>
          </table:table-cell>
          <table:table-cell office:value-type="string">
            <text:p>10001843</text:p>
          </table:table-cell>
          <table:table-cell office:value-type="string">
            <text:p>P. R.</text:p>
          </table:table-cell>
          <table:table-cell office:value-type="string">
            <text:p/>
          </table:table-cell>
          <table:table-cell office:value-type="string">
            <text:p>Krishnan</text:p>
          </table:table-cell>
          <table:table-cell office:value-type="string">
            <text:p>M</text:p>
          </table:table-cell>
          <table:table-cell office:value-type="string">
            <text:p>28-Oct-57</text:p>
          </table:table-cell>
          <table:table-cell office:value-type="string">
            <text:p>Indian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ANPK5044R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01-Nov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46</text:p>
          </table:table-cell>
          <table:table-cell office:value-type="string">
            <text:p>10001846</text:p>
          </table:table-cell>
          <table:table-cell office:value-type="string">
            <text:p>Pravin</text:p>
          </table:table-cell>
          <table:table-cell office:value-type="string">
            <text:p>Sadhu</text:p>
          </table:table-cell>
          <table:table-cell office:value-type="string">
            <text:p>Santhoor</text:p>
          </table:table-cell>
          <table:table-cell office:value-type="string">
            <text:p>M</text:p>
          </table:table-cell>
          <table:table-cell office:value-type="string">
            <text:p>03-Feb-74</text:p>
          </table:table-cell>
          <table:table-cell office:value-type="string">
            <text:p>Indian</text:p>
          </table:table-cell>
          <table:table-cell office:value-type="string">
            <text:p>pravin.santhoor@vvfltd.com</text:p>
          </table:table-cell>
          <table:table-cell office:value-type="string">
            <text:p/>
          </table:table-cell>
          <table:table-cell office:value-type="string">
            <text:p>AWRPS0629L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08-Nov-10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47</text:p>
          </table:table-cell>
          <table:table-cell office:value-type="string">
            <text:p>10001847</text:p>
          </table:table-cell>
          <table:table-cell office:value-type="string">
            <text:p>VILAS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01-Aug-82</text:p>
          </table:table-cell>
          <table:table-cell office:value-type="string">
            <text:p>Indian</text:p>
          </table:table-cell>
          <table:table-cell office:value-type="string">
            <text:p>vilas.patil@vvfltd.com</text:p>
          </table:table-cell>
          <table:table-cell office:value-type="string">
            <text:p/>
          </table:table-cell>
          <table:table-cell office:value-type="string">
            <text:p>AWZPP4125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5-Nov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48</text:p>
          </table:table-cell>
          <table:table-cell office:value-type="string">
            <text:p>10001848</text:p>
          </table:table-cell>
          <table:table-cell office:value-type="string">
            <text:p>SANDEEP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2-Jun-81</text:p>
          </table:table-cell>
          <table:table-cell office:value-type="string">
            <text:p>Indian</text:p>
          </table:table-cell>
          <table:table-cell office:value-type="string">
            <text:p>sandeep.patil@vvfltd.com</text:p>
          </table:table-cell>
          <table:table-cell office:value-type="string">
            <text:p/>
          </table:table-cell>
          <table:table-cell office:value-type="string">
            <text:p>BMIPP2290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5-Nov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60</text:p>
          </table:table-cell>
          <table:table-cell office:value-type="string">
            <text:p>10001860</text:p>
          </table:table-cell>
          <table:table-cell office:value-type="string">
            <text:p>Ajay Kumar</text:p>
          </table:table-cell>
          <table:table-cell office:value-type="string">
            <text:p>NULL</text:p>
          </table:table-cell>
          <table:table-cell office:value-type="string">
            <text:p>Bhagat</text:p>
          </table:table-cell>
          <table:table-cell office:value-type="string">
            <text:p>M</text:p>
          </table:table-cell>
          <table:table-cell office:value-type="string">
            <text:p>13-Jun-80</text:p>
          </table:table-cell>
          <table:table-cell office:value-type="string">
            <text:p>Indian</text:p>
          </table:table-cell>
          <table:table-cell office:value-type="string">
            <text:p>ajaykumar.bhagat@vvfltd.com</text:p>
          </table:table-cell>
          <table:table-cell office:value-type="string">
            <text:p>NULL</text:p>
          </table:table-cell>
          <table:table-cell office:value-type="string">
            <text:p>BZYPK3044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jhans.wad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oduction</text:p>
          </table:table-cell>
          <table:table-cell office:value-type="string">
            <text:p>08-Nov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877</text:p>
          </table:table-cell>
          <table:table-cell office:value-type="string">
            <text:p>10001877</text:p>
          </table:table-cell>
          <table:table-cell office:value-type="string">
            <text:p>Rohan</text:p>
          </table:table-cell>
          <table:table-cell office:value-type="string">
            <text:p>Nareshbhai</text:p>
          </table:table-cell>
          <table:table-cell office:value-type="string">
            <text:p>Panwala</text:p>
          </table:table-cell>
          <table:table-cell office:value-type="string">
            <text:p>M</text:p>
          </table:table-cell>
          <table:table-cell office:value-type="string">
            <text:p>25-Feb-88</text:p>
          </table:table-cell>
          <table:table-cell office:value-type="string">
            <text:p>Indian</text:p>
          </table:table-cell>
          <table:table-cell office:value-type="string">
            <text:p>rohan.panwala@vvfltd.com</text:p>
          </table:table-cell>
          <table:table-cell office:value-type="string">
            <text:p/>
          </table:table-cell>
          <table:table-cell office:value-type="string">
            <text:p>BLUPP3808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urali.na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18-Oct-10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27</text:p>
          </table:table-cell>
          <table:table-cell office:value-type="string">
            <text:p>10001927</text:p>
          </table:table-cell>
          <table:table-cell office:value-type="string">
            <text:p>DHANANJAY</text:p>
          </table:table-cell>
          <table:table-cell office:value-type="string">
            <text:p/>
          </table:table-cell>
          <table:table-cell office:value-type="string">
            <text:p>FULSE</text:p>
          </table:table-cell>
          <table:table-cell office:value-type="string">
            <text:p>M</text:p>
          </table:table-cell>
          <table:table-cell office:value-type="string">
            <text:p>16-May-73</text:p>
          </table:table-cell>
          <table:table-cell office:value-type="string">
            <text:p>Indian</text:p>
          </table:table-cell>
          <table:table-cell office:value-type="string">
            <text:p>dhananjay.fulse@vvfltd.com</text:p>
          </table:table-cell>
          <table:table-cell office:value-type="string">
            <text:p/>
          </table:table-cell>
          <table:table-cell office:value-type="string">
            <text:p>AAHPF8963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0-Nov-10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33</text:p>
          </table:table-cell>
          <table:table-cell office:value-type="string">
            <text:p>10001933</text:p>
          </table:table-cell>
          <table:table-cell office:value-type="string">
            <text:p>Rajesh</text:p>
          </table:table-cell>
          <table:table-cell office:value-type="string">
            <text:p>Madhukar</text:p>
          </table:table-cell>
          <table:table-cell office:value-type="string">
            <text:p>Chavan</text:p>
          </table:table-cell>
          <table:table-cell office:value-type="string">
            <text:p>M</text:p>
          </table:table-cell>
          <table:table-cell office:value-type="string">
            <text:p>19-Nov-75</text:p>
          </table:table-cell>
          <table:table-cell office:value-type="string">
            <text:p>Indian</text:p>
          </table:table-cell>
          <table:table-cell office:value-type="string">
            <text:p>rajesh.chavan@vvfltd.com</text:p>
          </table:table-cell>
          <table:table-cell office:value-type="string">
            <text:p/>
          </table:table-cell>
          <table:table-cell office:value-type="string">
            <text:p>AGMPC6445P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06-Dec-10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34</text:p>
          </table:table-cell>
          <table:table-cell office:value-type="string">
            <text:p>10001934</text:p>
          </table:table-cell>
          <table:table-cell office:value-type="string">
            <text:p>Sanjeev</text:p>
          </table:table-cell>
          <table:table-cell office:value-type="string">
            <text:p/>
          </table:table-cell>
          <table:table-cell office:value-type="string">
            <text:p>Kango</text:p>
          </table:table-cell>
          <table:table-cell office:value-type="string">
            <text:p>undefined</text:p>
          </table:table-cell>
          <table:table-cell office:value-type="string">
            <text:p>23-Aug-80</text:p>
          </table:table-cell>
          <table:table-cell office:value-type="string">
            <text:p>Indian</text:p>
          </table:table-cell>
          <table:table-cell office:value-type="string">
            <text:p>sanjeev.kango@vvfltd.com</text:p>
          </table:table-cell>
          <table:table-cell office:value-type="string">
            <text:p/>
          </table:table-cell>
          <table:table-cell office:value-type="string">
            <text:p>BIZPK2234C</text:p>
          </table:table-cell>
          <table:table-cell office:value-type="string">
            <text:p>Assistant General Manager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0-Dec-10</text:p>
          </table:table-cell>
          <table:table-cell office:value-type="string">
            <text:p>demo.appraisel@gmail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0:39:04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/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36</text:p>
          </table:table-cell>
          <table:table-cell office:value-type="string">
            <text:p>10001936</text:p>
          </table:table-cell>
          <table:table-cell office:value-type="string">
            <text:p>Shahnawaz</text:p>
          </table:table-cell>
          <table:table-cell office:value-type="string">
            <text:p/>
          </table:table-cell>
          <table:table-cell office:value-type="string">
            <text:p>Ansari</text:p>
          </table:table-cell>
          <table:table-cell office:value-type="string">
            <text:p>M</text:p>
          </table:table-cell>
          <table:table-cell office:value-type="string">
            <text:p>18-May-78</text:p>
          </table:table-cell>
          <table:table-cell office:value-type="string">
            <text:p>Indian</text:p>
          </table:table-cell>
          <table:table-cell office:value-type="string">
            <text:p>Shahnawaz.Ansari@vvfltd.com</text:p>
          </table:table-cell>
          <table:table-cell office:value-type="string">
            <text:p/>
          </table:table-cell>
          <table:table-cell office:value-type="string">
            <text:p>BJXPS0465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neeraj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6-Dec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44</text:p>
          </table:table-cell>
          <table:table-cell office:value-type="string">
            <text:p>10001944</text:p>
          </table:table-cell>
          <table:table-cell office:value-type="string">
            <text:p>AJAY</text:p>
          </table:table-cell>
          <table:table-cell office:value-type="string">
            <text:p/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02-Jul-85</text:p>
          </table:table-cell>
          <table:table-cell office:value-type="string">
            <text:p>Indian</text:p>
          </table:table-cell>
          <table:table-cell office:value-type="string">
            <text:p>ajay.mhatre@vvfltd.com</text:p>
          </table:table-cell>
          <table:table-cell office:value-type="string">
            <text:p/>
          </table:table-cell>
          <table:table-cell office:value-type="string">
            <text:p>APVPM4716P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vik.ban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Jan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46</text:p>
          </table:table-cell>
          <table:table-cell office:value-type="string">
            <text:p>10001946</text:p>
          </table:table-cell>
          <table:table-cell office:value-type="string">
            <text:p>Faraz</text:p>
          </table:table-cell>
          <table:table-cell office:value-type="string">
            <text:p>Godrej</text:p>
          </table:table-cell>
          <table:table-cell office:value-type="string">
            <text:p>Joshi</text:p>
          </table:table-cell>
          <table:table-cell office:value-type="string">
            <text:p>M</text:p>
          </table:table-cell>
          <table:table-cell office:value-type="string">
            <text:p>21-Jul-46</text:p>
          </table:table-cell>
          <table:table-cell office:value-type="string">
            <text:p>Indian</text:p>
          </table:table-cell>
          <table:table-cell office:value-type="string">
            <text:p>faraz.joshi@vvfltd.com</text:p>
          </table:table-cell>
          <table:table-cell office:value-type="string">
            <text:p/>
          </table:table-cell>
          <table:table-cell office:value-type="string">
            <text:p>AAGPJ8762Q</text:p>
          </table:table-cell>
          <table:table-cell office:value-type="string">
            <text:p>Joint Managing Director</text:p>
          </table:table-cell>
          <table:table-cell office:value-type="string">
            <text:p>SM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D Office</text:p>
          </table:table-cell>
          <table:table-cell office:value-type="string">
            <text:p>24-Nov-72</text:p>
          </table:table-cell>
          <table:table-cell office:value-type="string">
            <text:p/>
          </table:table-cell>
          <table:table-cell office:value-type="string">
            <text:p>Promo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0:34</text:p>
          </table:table-cell>
          <table:table-cell office:value-type="float" office:value="0">
            <text:p>0</text:p>
          </table:table-cell>
          <table:table-cell office:value-type="string">
            <text:p>Corporat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47</text:p>
          </table:table-cell>
          <table:table-cell office:value-type="string">
            <text:p>10001947</text:p>
          </table:table-cell>
          <table:table-cell office:value-type="string">
            <text:p>Rustom</text:p>
          </table:table-cell>
          <table:table-cell office:value-type="string">
            <text:p>Godrej</text:p>
          </table:table-cell>
          <table:table-cell office:value-type="string">
            <text:p>Joshi</text:p>
          </table:table-cell>
          <table:table-cell office:value-type="string">
            <text:p>M</text:p>
          </table:table-cell>
          <table:table-cell office:value-type="string">
            <text:p>05-May-53</text:p>
          </table:table-cell>
          <table:table-cell office:value-type="string">
            <text:p>Indian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>AABPJ7137L</text:p>
          </table:table-cell>
          <table:table-cell office:value-type="string">
            <text:p>Chairman</text:p>
          </table:table-cell>
          <table:table-cell office:value-type="string">
            <text:p>SM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D Office</text:p>
          </table:table-cell>
          <table:table-cell office:value-type="string">
            <text:p>24-Nov-72</text:p>
          </table:table-cell>
          <table:table-cell office:value-type="string">
            <text:p/>
          </table:table-cell>
          <table:table-cell office:value-type="string">
            <text:p>Promo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08:00</text:p>
          </table:table-cell>
          <table:table-cell office:value-type="float" office:value="0">
            <text:p>0</text:p>
          </table:table-cell>
          <table:table-cell office:value-type="string">
            <text:p>Corporate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48</text:p>
          </table:table-cell>
          <table:table-cell office:value-type="string">
            <text:p>10001948</text:p>
          </table:table-cell>
          <table:table-cell office:value-type="string">
            <text:p>Shanaz</text:p>
          </table:table-cell>
          <table:table-cell office:value-type="string">
            <text:p>A.</text:p>
          </table:table-cell>
          <table:table-cell office:value-type="string">
            <text:p>Diwan</text:p>
          </table:table-cell>
          <table:table-cell office:value-type="string">
            <text:p>F</text:p>
          </table:table-cell>
          <table:table-cell office:value-type="string">
            <text:p>22-Feb-50</text:p>
          </table:table-cell>
          <table:table-cell office:value-type="string">
            <text:p>Indian</text:p>
          </table:table-cell>
          <table:table-cell office:value-type="string">
            <text:p>shanaz.diwan@vvfltd.com</text:p>
          </table:table-cell>
          <table:table-cell office:value-type="string">
            <text:p/>
          </table:table-cell>
          <table:table-cell office:value-type="string">
            <text:p>AABPD7249M</text:p>
          </table:table-cell>
          <table:table-cell office:value-type="string">
            <text:p>Joint Managing Director</text:p>
          </table:table-cell>
          <table:table-cell office:value-type="string">
            <text:p>SM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D Office</text:p>
          </table:table-cell>
          <table:table-cell office:value-type="string">
            <text:p>01-Jan-87</text:p>
          </table:table-cell>
          <table:table-cell office:value-type="string">
            <text:p>
</text:p>
          </table:table-cell>
          <table:table-cell office:value-type="string">
            <text:p>Promoter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1:14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53</text:p>
          </table:table-cell>
          <table:table-cell office:value-type="string">
            <text:p>10001953</text:p>
          </table:table-cell>
          <table:table-cell office:value-type="string">
            <text:p>Sanjib</text:p>
          </table:table-cell>
          <table:table-cell office:value-type="string">
            <text:p/>
          </table:table-cell>
          <table:table-cell office:value-type="string">
            <text:p>Sinha</text:p>
          </table:table-cell>
          <table:table-cell office:value-type="string">
            <text:p>M</text:p>
          </table:table-cell>
          <table:table-cell office:value-type="string">
            <text:p>20-Nov-70</text:p>
          </table:table-cell>
          <table:table-cell office:value-type="string">
            <text:p>Indian</text:p>
          </table:table-cell>
          <table:table-cell office:value-type="string">
            <text:p>sanjib.sinha@vvfltd.com</text:p>
          </table:table-cell>
          <table:table-cell office:value-type="string">
            <text:p/>
          </table:table-cell>
          <table:table-cell office:value-type="string">
            <text:p>APVPS2106K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12-Jan-11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Kolkata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71</text:p>
          </table:table-cell>
          <table:table-cell office:value-type="string">
            <text:p>10001971</text:p>
          </table:table-cell>
          <table:table-cell office:value-type="string">
            <text:p>Govind</text:p>
          </table:table-cell>
          <table:table-cell office:value-type="string">
            <text:p>Kashinath</text:p>
          </table:table-cell>
          <table:table-cell office:value-type="string">
            <text:p>Ghule</text:p>
          </table:table-cell>
          <table:table-cell office:value-type="string">
            <text:p>M</text:p>
          </table:table-cell>
          <table:table-cell office:value-type="string">
            <text:p>01-Jun-69</text:p>
          </table:table-cell>
          <table:table-cell office:value-type="string">
            <text:p>Indian</text:p>
          </table:table-cell>
          <table:table-cell office:value-type="string">
            <text:p>govind.ghule@vvfltd.com</text:p>
          </table:table-cell>
          <table:table-cell office:value-type="string">
            <text:p/>
          </table:table-cell>
          <table:table-cell office:value-type="string">
            <text:p>ABUPG2648B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20-Jan-11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73</text:p>
          </table:table-cell>
          <table:table-cell office:value-type="string">
            <text:p>10001973</text:p>
          </table:table-cell>
          <table:table-cell office:value-type="string">
            <text:p>Vijay</text:p>
          </table:table-cell>
          <table:table-cell office:value-type="string">
            <text:p>Anant</text:p>
          </table:table-cell>
          <table:table-cell office:value-type="string">
            <text:p>Mhatre</text:p>
          </table:table-cell>
          <table:table-cell office:value-type="string">
            <text:p>M</text:p>
          </table:table-cell>
          <table:table-cell office:value-type="string">
            <text:p>22-Apr-80</text:p>
          </table:table-cell>
          <table:table-cell office:value-type="string">
            <text:p>Indian</text:p>
          </table:table-cell>
          <table:table-cell office:value-type="string">
            <text:p>vijay.mhatre@vvfltd.com</text:p>
          </table:table-cell>
          <table:table-cell office:value-type="string">
            <text:p/>
          </table:table-cell>
          <table:table-cell office:value-type="string">
            <text:p>AMFPM6263Q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.sriram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24-Jan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89</text:p>
          </table:table-cell>
          <table:table-cell office:value-type="string">
            <text:p>10001989</text:p>
          </table:table-cell>
          <table:table-cell office:value-type="string">
            <text:p>Clarence</text:p>
          </table:table-cell>
          <table:table-cell office:value-type="string">
            <text:p>Alfonso</text:p>
          </table:table-cell>
          <table:table-cell office:value-type="string">
            <text:p>Carvalho</text:p>
          </table:table-cell>
          <table:table-cell office:value-type="string">
            <text:p>M</text:p>
          </table:table-cell>
          <table:table-cell office:value-type="string">
            <text:p>02-Aug-66</text:p>
          </table:table-cell>
          <table:table-cell office:value-type="string">
            <text:p>Indian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DIPC3479J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vi.shankar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27-Jan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90</text:p>
          </table:table-cell>
          <table:table-cell office:value-type="string">
            <text:p>10001990</text:p>
          </table:table-cell>
          <table:table-cell office:value-type="string">
            <text:p>Komal</text:p>
          </table:table-cell>
          <table:table-cell office:value-type="string">
            <text:p>Ronak</text:p>
          </table:table-cell>
          <table:table-cell office:value-type="string">
            <text:p>Valia</text:p>
          </table:table-cell>
          <table:table-cell office:value-type="string">
            <text:p>F</text:p>
          </table:table-cell>
          <table:table-cell office:value-type="string">
            <text:p>01-Jan-84</text:p>
          </table:table-cell>
          <table:table-cell office:value-type="string">
            <text:p>Indian</text:p>
          </table:table-cell>
          <table:table-cell office:value-type="string">
            <text:p>komal.valia@vvfltd.com</text:p>
          </table:table-cell>
          <table:table-cell office:value-type="string">
            <text:p/>
          </table:table-cell>
          <table:table-cell office:value-type="string">
            <text:p>BMZPP3305D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mit.sanas@vvfltd.com</text:p>
          </table:table-cell>
          <table:table-cell office:value-type="string">
            <text:p>charles.carvalho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3-Feb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94</text:p>
          </table:table-cell>
          <table:table-cell office:value-type="string">
            <text:p>10001994</text:p>
          </table:table-cell>
          <table:table-cell office:value-type="string">
            <text:p>PRAVIN</text:p>
          </table:table-cell>
          <table:table-cell office:value-type="string">
            <text:p/>
          </table:table-cell>
          <table:table-cell office:value-type="string">
            <text:p>KAMBLE</text:p>
          </table:table-cell>
          <table:table-cell office:value-type="string">
            <text:p>M</text:p>
          </table:table-cell>
          <table:table-cell office:value-type="string">
            <text:p>09-Dec-79</text:p>
          </table:table-cell>
          <table:table-cell office:value-type="string">
            <text:p>Indian</text:p>
          </table:table-cell>
          <table:table-cell office:value-type="string">
            <text:p>pravin.kamble@vvfltd.com</text:p>
          </table:table-cell>
          <table:table-cell office:value-type="string">
            <text:p/>
          </table:table-cell>
          <table:table-cell office:value-type="string">
            <text:p>BBGPK3397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0-Jan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1995</text:p>
          </table:table-cell>
          <table:table-cell office:value-type="string">
            <text:p>10001995</text:p>
          </table:table-cell>
          <table:table-cell office:value-type="string">
            <text:p>MAHADEV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01-Jun-80</text:p>
          </table:table-cell>
          <table:table-cell office:value-type="string">
            <text:p>Indian</text:p>
          </table:table-cell>
          <table:table-cell office:value-type="string">
            <text:p>mahadev.patil@vvfltd.com</text:p>
          </table:table-cell>
          <table:table-cell office:value-type="string">
            <text:p/>
          </table:table-cell>
          <table:table-cell office:value-type="string">
            <text:p>AYVPP0249H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0-Jan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04</text:p>
          </table:table-cell>
          <table:table-cell office:value-type="string">
            <text:p>10002004</text:p>
          </table:table-cell>
          <table:table-cell office:value-type="string">
            <text:p>AVIK</text:p>
          </table:table-cell>
          <table:table-cell office:value-type="string">
            <text:p/>
          </table:table-cell>
          <table:table-cell office:value-type="string">
            <text:p>BANERJEE</text:p>
          </table:table-cell>
          <table:table-cell office:value-type="string">
            <text:p>M</text:p>
          </table:table-cell>
          <table:table-cell office:value-type="string">
            <text:p>07-Aug-69</text:p>
          </table:table-cell>
          <table:table-cell office:value-type="string">
            <text:p>Indian</text:p>
          </table:table-cell>
          <table:table-cell office:value-type="string">
            <text:p>avik.banerjee@vvfltd.com</text:p>
          </table:table-cell>
          <table:table-cell office:value-type="string">
            <text:p/>
          </table:table-cell>
          <table:table-cell office:value-type="string">
            <text:p>AFRPB6425N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madhulika.pathak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0-Jan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2 09:36:59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13</text:p>
          </table:table-cell>
          <table:table-cell office:value-type="string">
            <text:p>10002013</text:p>
          </table:table-cell>
          <table:table-cell office:value-type="string">
            <text:p>Anant</text:p>
          </table:table-cell>
          <table:table-cell office:value-type="string">
            <text:p>Vasudev</text:p>
          </table:table-cell>
          <table:table-cell office:value-type="string">
            <text:p>Pednekar</text:p>
          </table:table-cell>
          <table:table-cell office:value-type="string">
            <text:p>M</text:p>
          </table:table-cell>
          <table:table-cell office:value-type="string">
            <text:p>14-Jun-60</text:p>
          </table:table-cell>
          <table:table-cell office:value-type="string">
            <text:p>Indian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EDPP2087B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07-Feb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14</text:p>
          </table:table-cell>
          <table:table-cell office:value-type="string">
            <text:p>10002014</text:p>
          </table:table-cell>
          <table:table-cell office:value-type="string">
            <text:p>Prabhakar</text:p>
          </table:table-cell>
          <table:table-cell office:value-type="string">
            <text:p>Devdas</text:p>
          </table:table-cell>
          <table:table-cell office:value-type="string">
            <text:p>Kunder</text:p>
          </table:table-cell>
          <table:table-cell office:value-type="string">
            <text:p>M</text:p>
          </table:table-cell>
          <table:table-cell office:value-type="string">
            <text:p>01-Jul-78</text:p>
          </table:table-cell>
          <table:table-cell office:value-type="string">
            <text:p>Indian</text:p>
          </table:table-cell>
          <table:table-cell office:value-type="string">
            <text:p>prabhakar.kunder@vvfltd.com</text:p>
          </table:table-cell>
          <table:table-cell office:value-type="string">
            <text:p/>
          </table:table-cell>
          <table:table-cell office:value-type="string">
            <text:p>AQUPK7591G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.sriram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14-Feb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15</text:p>
          </table:table-cell>
          <table:table-cell office:value-type="string">
            <text:p>10002015</text:p>
          </table:table-cell>
          <table:table-cell office:value-type="string">
            <text:p>Tushar</text:p>
          </table:table-cell>
          <table:table-cell office:value-type="string">
            <text:p>Rangnath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11-Apr-82</text:p>
          </table:table-cell>
          <table:table-cell office:value-type="string">
            <text:p>Indian</text:p>
          </table:table-cell>
          <table:table-cell office:value-type="string">
            <text:p>tushar.r.patil@vvfltd.com</text:p>
          </table:table-cell>
          <table:table-cell office:value-type="string">
            <text:p/>
          </table:table-cell>
          <table:table-cell office:value-type="string">
            <text:p>AMGPP6512J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mod.pard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17-Feb-11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20</text:p>
          </table:table-cell>
          <table:table-cell office:value-type="string">
            <text:p>10002020</text:p>
          </table:table-cell>
          <table:table-cell office:value-type="string">
            <text:p>Poonam</text:p>
          </table:table-cell>
          <table:table-cell office:value-type="string">
            <text:p>Sunil</text:p>
          </table:table-cell>
          <table:table-cell office:value-type="string">
            <text:p>Ghune</text:p>
          </table:table-cell>
          <table:table-cell office:value-type="string">
            <text:p>F</text:p>
          </table:table-cell>
          <table:table-cell office:value-type="string">
            <text:p>08-Feb-82</text:p>
          </table:table-cell>
          <table:table-cell office:value-type="string">
            <text:p>Indian</text:p>
          </table:table-cell>
          <table:table-cell office:value-type="string">
            <text:p>poonam.ghune@vvfltd.com</text:p>
          </table:table-cell>
          <table:table-cell office:value-type="string">
            <text:p/>
          </table:table-cell>
          <table:table-cell office:value-type="string">
            <text:p>AKJPG7745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21-Feb-11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36</text:p>
          </table:table-cell>
          <table:table-cell office:value-type="string">
            <text:p>10002036</text:p>
          </table:table-cell>
          <table:table-cell office:value-type="string">
            <text:p>Muralidharan</text:p>
          </table:table-cell>
          <table:table-cell office:value-type="string">
            <text:p/>
          </table:table-cell>
          <table:table-cell office:value-type="string">
            <text:p>Pillai</text:p>
          </table:table-cell>
          <table:table-cell office:value-type="string">
            <text:p>M</text:p>
          </table:table-cell>
          <table:table-cell office:value-type="string">
            <text:p>24-May-67</text:p>
          </table:table-cell>
          <table:table-cell office:value-type="string">
            <text:p>Indian</text:p>
          </table:table-cell>
          <table:table-cell office:value-type="string">
            <text:p>murali.pillai@vvfltd.com</text:p>
          </table:table-cell>
          <table:table-cell office:value-type="string">
            <text:p/>
          </table:table-cell>
          <table:table-cell office:value-type="string">
            <text:p>AFTPP2900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phel.manjal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1-Feb-11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52</text:p>
          </table:table-cell>
          <table:table-cell office:value-type="string">
            <text:p>10002052</text:p>
          </table:table-cell>
          <table:table-cell office:value-type="string">
            <text:p>Prashant</text:p>
          </table:table-cell>
          <table:table-cell office:value-type="string">
            <text:p/>
          </table:table-cell>
          <table:table-cell office:value-type="string">
            <text:p>Chauhan</text:p>
          </table:table-cell>
          <table:table-cell office:value-type="string">
            <text:p>undefined</text:p>
          </table:table-cell>
          <table:table-cell office:value-type="string">
            <text:p>16-Jul-82</text:p>
          </table:table-cell>
          <table:table-cell office:value-type="string">
            <text:p>Indian</text:p>
          </table:table-cell>
          <table:table-cell office:value-type="string">
            <text:p>prashant.chauhan@vvfltd.com</text:p>
          </table:table-cell>
          <table:table-cell office:value-type="string">
            <text:p/>
          </table:table-cell>
          <table:table-cell office:value-type="string">
            <text:p>AGBPC6523B</text:p>
          </table:table-cell>
          <table:table-cell office:value-type="string">
            <text:p>Assistant General Manager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8-Mar-11</text:p>
          </table:table-cell>
          <table:table-cell office:value-type="string">
            <text:p>demo.appraisel@gmail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1:01:05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/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77</text:p>
          </table:table-cell>
          <table:table-cell office:value-type="string">
            <text:p>10002077</text:p>
          </table:table-cell>
          <table:table-cell office:value-type="string">
            <text:p>Dipti</text:p>
          </table:table-cell>
          <table:table-cell office:value-type="string">
            <text:p>Sunil</text:p>
          </table:table-cell>
          <table:table-cell office:value-type="string">
            <text:p>Malvankar</text:p>
          </table:table-cell>
          <table:table-cell office:value-type="string">
            <text:p>F</text:p>
          </table:table-cell>
          <table:table-cell office:value-type="string">
            <text:p>05-Jun-86</text:p>
          </table:table-cell>
          <table:table-cell office:value-type="string">
            <text:p>Indian</text:p>
          </table:table-cell>
          <table:table-cell office:value-type="string">
            <text:p>dipti.malvankar@vvfltd.com</text:p>
          </table:table-cell>
          <table:table-cell office:value-type="string">
            <text:p/>
          </table:table-cell>
          <table:table-cell office:value-type="string">
            <text:p>AOZPM9498P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adhulika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1-Apr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087</text:p>
          </table:table-cell>
          <table:table-cell office:value-type="string">
            <text:p>10002087</text:p>
          </table:table-cell>
          <table:table-cell office:value-type="string">
            <text:p>ROHIDAS</text:p>
          </table:table-cell>
          <table:table-cell office:value-type="string">
            <text:p/>
          </table:table-cell>
          <table:table-cell office:value-type="string">
            <text:p>NINAWE</text:p>
          </table:table-cell>
          <table:table-cell office:value-type="string">
            <text:p>M</text:p>
          </table:table-cell>
          <table:table-cell office:value-type="string">
            <text:p>06-Dec-79</text:p>
          </table:table-cell>
          <table:table-cell office:value-type="string">
            <text:p>Indian</text:p>
          </table:table-cell>
          <table:table-cell office:value-type="string">
            <text:p>rohidas.ninawe@vvfltd.com</text:p>
          </table:table-cell>
          <table:table-cell office:value-type="string">
            <text:p/>
          </table:table-cell>
          <table:table-cell office:value-type="string">
            <text:p>AFBPN2863E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govind.ghu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18-Apr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56</text:p>
          </table:table-cell>
          <table:table-cell office:value-type="string">
            <text:p>10002156</text:p>
          </table:table-cell>
          <table:table-cell office:value-type="string">
            <text:p>SHARAD</text:p>
          </table:table-cell>
          <table:table-cell office:value-type="string">
            <text:p>EKNATHRAO</text:p>
          </table:table-cell>
          <table:table-cell office:value-type="string">
            <text:p>DAHAKE</text:p>
          </table:table-cell>
          <table:table-cell office:value-type="string">
            <text:p>M</text:p>
          </table:table-cell>
          <table:table-cell office:value-type="string">
            <text:p>26-Aug-68</text:p>
          </table:table-cell>
          <table:table-cell office:value-type="string">
            <text:p>Indian</text:p>
          </table:table-cell>
          <table:table-cell office:value-type="string">
            <text:p>sharad.dahake@vvfltd.com</text:p>
          </table:table-cell>
          <table:table-cell office:value-type="string">
            <text:p/>
          </table:table-cell>
          <table:table-cell office:value-type="string">
            <text:p>AGMPD4515F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uranmal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8-May-0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57</text:p>
          </table:table-cell>
          <table:table-cell office:value-type="string">
            <text:p>10002157</text:p>
          </table:table-cell>
          <table:table-cell office:value-type="string">
            <text:p>Sunil</text:p>
          </table:table-cell>
          <table:table-cell office:value-type="string">
            <text:p>Karsanbhai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3-Dec-67
</text:p>
          </table:table-cell>
          <table:table-cell office:value-type="string">
            <text:p>Indian</text:p>
          </table:table-cell>
          <table:table-cell office:value-type="string">
            <text:p>sunil.patel@vvfltd.com</text:p>
          </table:table-cell>
          <table:table-cell office:value-type="string">
            <text:p>NULL</text:p>
          </table:table-cell>
          <table:table-cell office:value-type="string">
            <text:p>AQFPP5213K
</text:p>
          </table:table-cell>
          <table:table-cell office:value-type="string">
            <text:p>Jr. Executive
</text:p>
          </table:table-cell>
          <table:table-cell office:value-type="string">
            <text:p>JMC</text:p>
          </table:table-cell>
          <table:table-cell office:value-type="string">
            <text:p>cyrus.bamj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-3, Ishwar Park, Brahman Street, Killa Pardi, Tal-Pardi,Dist-Valsad 396195</text:p>
          </table:table-cell>
          <table:table-cell office:value-type="string">
            <text:p>T-3, Ishwar Park, Brahman Street, Killa Pardi, Tal-Pardi,Dist-Valsad 396195</text:p>
          </table:table-cell>
          <table:table-cell office:value-type="string">
            <text:p>O+</text:p>
          </table:table-cell>
          <table:table-cell office:value-type="string">
            <text:p>Engineering Services
</text:p>
          </table:table-cell>
          <table:table-cell office:value-type="string">
            <text:p>1-Jun-00
</text:p>
          </table:table-cell>
          <table:table-cell office:value-type="string">
            <text:p>sunil.singh@vvfltd.com</text:p>
          </table:table-cell>
          <table:table-cell office:value-type="string">
            <text:p>CMB Mfg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0 10:35:30</text:p>
          </table:table-cell>
          <table:table-cell office:value-type="float" office:value="1">
            <text:p>1</text:p>
          </table:table-cell>
          <table:table-cell office:value-type="string">
            <text:p>Daman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
</text:p>
          </table:table-cell>
          <table:table-cell office:value-type="string">
            <text:p>pratyaya.chakrabra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58</text:p>
          </table:table-cell>
          <table:table-cell office:value-type="string">
            <text:p>10002158</text:p>
          </table:table-cell>
          <table:table-cell office:value-type="string">
            <text:p>DINESH</text:p>
          </table:table-cell>
          <table:table-cell office:value-type="string">
            <text:p>VASANTRAI</text:p>
          </table:table-cell>
          <table:table-cell office:value-type="string">
            <text:p>MISTRY</text:p>
          </table:table-cell>
          <table:table-cell office:value-type="string">
            <text:p>M</text:p>
          </table:table-cell>
          <table:table-cell office:value-type="string">
            <text:p>27-May-65</text:p>
          </table:table-cell>
          <table:table-cell office:value-type="string">
            <text:p>Indian</text:p>
          </table:table-cell>
          <table:table-cell office:value-type="string">
            <text:p>dinesh.mistry@vvfltd.com</text:p>
          </table:table-cell>
          <table:table-cell office:value-type="string">
            <text:p/>
          </table:table-cell>
          <table:table-cell office:value-type="string">
            <text:p>ATJPM3878J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bhay.bhudolia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3-Apr-0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62</text:p>
          </table:table-cell>
          <table:table-cell office:value-type="string">
            <text:p>10002162</text:p>
          </table:table-cell>
          <table:table-cell office:value-type="string">
            <text:p>Hitesh</text:p>
          </table:table-cell>
          <table:table-cell office:value-type="string">
            <text:p>Bhagubhai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7-Jun-81
</text:p>
          </table:table-cell>
          <table:table-cell office:value-type="string">
            <text:p>Indian</text:p>
          </table:table-cell>
          <table:table-cell office:value-type="string">
            <text:p>hiteshb.patel@vvfltd.com</text:p>
          </table:table-cell>
          <table:table-cell office:value-type="string">
            <text:p>NULL</text:p>
          </table:table-cell>
          <table:table-cell office:value-type="string">
            <text:p>AVMPP5767C
</text:p>
          </table:table-cell>
          <table:table-cell office:value-type="string">
            <text:p>Jr. Executive
</text:p>
          </table:table-cell>
          <table:table-cell office:value-type="string">
            <text:p>JMC</text:p>
          </table:table-cell>
          <table:table-cell office:value-type="string">
            <text:p>sharad.dahake@vvfltd.com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t &amp; Po-Rampore,Tal-Pardi,Dist-Valsad, Gujarat 396195</text:p>
          </table:table-cell>
          <table:table-cell office:value-type="string">
            <text:p>At &amp; Po-Rampore,Tal-Pardi,Dist-Valsad, Gujarat 396195</text:p>
          </table:table-cell>
          <table:table-cell office:value-type="string">
            <text:p>AB-</text:p>
          </table:table-cell>
          <table:table-cell office:value-type="string">
            <text:p>Production
</text:p>
          </table:table-cell>
          <table:table-cell office:value-type="string">
            <text:p>10-Jul-04

</text:p>
          </table:table-cell>
          <table:table-cell office:value-type="string">
            <text:p>sunil.singh@vvfltd.com</text:p>
          </table:table-cell>
          <table:table-cell office:value-type="string">
            <text:p>CMB Mfg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0 10:39:27</text:p>
          </table:table-cell>
          <table:table-cell office:value-type="float" office:value="1">
            <text:p>1</text:p>
          </table:table-cell>
          <table:table-cell office:value-type="string">
            <text:p>Daman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
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67</text:p>
          </table:table-cell>
          <table:table-cell office:value-type="string">
            <text:p>10002167</text:p>
          </table:table-cell>
          <table:table-cell office:value-type="string">
            <text:p>HITESH</text:p>
          </table:table-cell>
          <table:table-cell office:value-type="string">
            <text:p>ISHWARLAL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hitesh.patel@vvfltd.com</text:p>
          </table:table-cell>
          <table:table-cell office:value-type="string">
            <text:p/>
          </table:table-cell>
          <table:table-cell office:value-type="string">
            <text:p>BLDPP3830L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matish.thak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
</text:p>
          </table:table-cell>
          <table:table-cell office:value-type="string">
            <text:p>16-May-05
</text:p>
          </table:table-cell>
          <table:table-cell office:value-type="string">
            <text:p>raghuvirsingh.rathore@vvfltd.com
</text:p>
          </table:table-cell>
          <table:table-cell office:value-type="string">
            <text:p>PCP Quality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7 16:44:07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
</text:p>
          </table:table-cell>
          <table:table-cell office:value-type="string">
            <text:p>dinesh.kabra@vvfltd.com
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191</text:p>
          </table:table-cell>
          <table:table-cell office:value-type="string">
            <text:p>10002191</text:p>
          </table:table-cell>
          <table:table-cell office:value-type="string">
            <text:p>Manish</text:p>
          </table:table-cell>
          <table:table-cell office:value-type="string">
            <text:p>Dhirubhai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31-May-71
</text:p>
          </table:table-cell>
          <table:table-cell office:value-type="string">
            <text:p>Indian</text:p>
          </table:table-cell>
          <table:table-cell office:value-type="string">
            <text:p>manish.patel@vvfltd.com</text:p>
          </table:table-cell>
          <table:table-cell office:value-type="string">
            <text:p>NULL</text:p>
          </table:table-cell>
          <table:table-cell office:value-type="string">
            <text:p>ATWPP3512H
</text:p>
          </table:table-cell>
          <table:table-cell office:value-type="string">
            <text:p>Jr. Executive
</text:p>
          </table:table-cell>
          <table:table-cell office:value-type="string">
            <text:p>JMC</text:p>
          </table:table-cell>
          <table:table-cell office:value-type="string">
            <text:p>sharad.dahake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Production
</text:p>
          </table:table-cell>
          <table:table-cell office:value-type="string">
            <text:p>24-Aug-02
</text:p>
          </table:table-cell>
          <table:table-cell office:value-type="string">
            <text:p>sunil.singh@vvfltd.com
</text:p>
          </table:table-cell>
          <table:table-cell office:value-type="string">
            <text:p>CMB Mfg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0 10:45:20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ntract Manufacturing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
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31</text:p>
          </table:table-cell>
          <table:table-cell office:value-type="string">
            <text:p>10002231</text:p>
          </table:table-cell>
          <table:table-cell office:value-type="string">
            <text:p>JAYANTIBHAI</text:p>
          </table:table-cell>
          <table:table-cell office:value-type="string">
            <text:p>SOMESHWAR</text:p>
          </table:table-cell>
          <table:table-cell office:value-type="string">
            <text:p>BHATT</text:p>
          </table:table-cell>
          <table:table-cell office:value-type="string">
            <text:p>Male</text:p>
          </table:table-cell>
          <table:table-cell office:value-type="string">
            <text:p>01-Jun-60</text:p>
          </table:table-cell>
          <table:table-cell office:value-type="string">
            <text:p>Indian</text:p>
          </table:table-cell>
          <table:table-cell office:value-type="string">
            <text:p>jayanti.bhatt@vvfltd.com</text:p>
          </table:table-cell>
          <table:table-cell office:value-type="string">
            <text:p/>
          </table:table-cell>
          <table:table-cell office:value-type="string">
            <text:p>AGTPB8192M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dinesh.kab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8-Oct-10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0 10:00:43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35</text:p>
          </table:table-cell>
          <table:table-cell office:value-type="string">
            <text:p>10002235</text:p>
          </table:table-cell>
          <table:table-cell office:value-type="string">
            <text:p>PRASANNA</text:p>
          </table:table-cell>
          <table:table-cell office:value-type="string">
            <text:p/>
          </table:table-cell>
          <table:table-cell office:value-type="string">
            <text:p>BEHERA</text:p>
          </table:table-cell>
          <table:table-cell office:value-type="string">
            <text:p>Male</text:p>
          </table:table-cell>
          <table:table-cell office:value-type="string">
            <text:p>02-May-82</text:p>
          </table:table-cell>
          <table:table-cell office:value-type="string">
            <text:p>Indian</text:p>
          </table:table-cell>
          <table:table-cell office:value-type="string">
            <text:p>prasanna.behera@vvfltd.com</text:p>
          </table:table-cell>
          <table:table-cell office:value-type="string">
            <text:p/>
          </table:table-cell>
          <table:table-cell office:value-type="string">
            <text:p>ATTPB7759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lesh.gos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01-Jan-09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1 14:39:40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Sele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56</text:p>
          </table:table-cell>
          <table:table-cell office:value-type="string">
            <text:p>10002256</text:p>
          </table:table-cell>
          <table:table-cell office:value-type="string">
            <text:p>Mohammed Anwar</text:p>
          </table:table-cell>
          <table:table-cell office:value-type="string">
            <text:p>Abdul</text:p>
          </table:table-cell>
          <table:table-cell office:value-type="string">
            <text:p>Khan</text:p>
          </table:table-cell>
          <table:table-cell office:value-type="string">
            <text:p>M</text:p>
          </table:table-cell>
          <table:table-cell office:value-type="string">
            <text:p>10-Mar-64</text:p>
          </table:table-cell>
          <table:table-cell office:value-type="string">
            <text:p>Indian</text:p>
          </table:table-cell>
          <table:table-cell office:value-type="string">
            <text:p>anwar.khan@vvfltd.com</text:p>
          </table:table-cell>
          <table:table-cell office:value-type="string">
            <text:p/>
          </table:table-cell>
          <table:table-cell office:value-type="string">
            <text:p>AADPK2617G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kevin.tan@vvfltd.com</text:p>
          </table:table-cell>
          <table:table-cell office:value-type="string">
            <text:p>vijay.rao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23-May-11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2 17:19:12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69</text:p>
          </table:table-cell>
          <table:table-cell office:value-type="string">
            <text:p>10002269</text:p>
          </table:table-cell>
          <table:table-cell office:value-type="string">
            <text:p>Pramath</text:p>
          </table:table-cell>
          <table:table-cell office:value-type="string">
            <text:p/>
          </table:table-cell>
          <table:table-cell office:value-type="string">
            <text:p>Sanghavi</text:p>
          </table:table-cell>
          <table:table-cell office:value-type="string">
            <text:p>M</text:p>
          </table:table-cell>
          <table:table-cell office:value-type="string">
            <text:p>16-Nov-60</text:p>
          </table:table-cell>
          <table:table-cell office:value-type="string">
            <text:p>Indian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HAPS2090M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15-Jun-11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89</text:p>
          </table:table-cell>
          <table:table-cell office:value-type="string">
            <text:p>10002289</text:p>
          </table:table-cell>
          <table:table-cell office:value-type="string">
            <text:p>DEEPAK</text:p>
          </table:table-cell>
          <table:table-cell office:value-type="string">
            <text:p>PRAHLADBHAI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22-Jul-81</text:p>
          </table:table-cell>
          <table:table-cell office:value-type="string">
            <text:p>Indian</text:p>
          </table:table-cell>
          <table:table-cell office:value-type="string">
            <text:p>deepak.patel@vvfltd.com</text:p>
          </table:table-cell>
          <table:table-cell office:value-type="string">
            <text:p/>
          </table:table-cell>
          <table:table-cell office:value-type="string">
            <text:p>APYPP4943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tomy.k.c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4-Jul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295</text:p>
          </table:table-cell>
          <table:table-cell office:value-type="string">
            <text:p>10002295</text:p>
          </table:table-cell>
          <table:table-cell office:value-type="string">
            <text:p>Bhavin</text:p>
          </table:table-cell>
          <table:table-cell office:value-type="string">
            <text:p>Laxmanbhai</text:p>
          </table:table-cell>
          <table:table-cell office:value-type="string">
            <text:p>Malaviya</text:p>
          </table:table-cell>
          <table:table-cell office:value-type="string">
            <text:p>M</text:p>
          </table:table-cell>
          <table:table-cell office:value-type="string">
            <text:p>12-Feb-72</text:p>
          </table:table-cell>
          <table:table-cell office:value-type="string">
            <text:p>Indian</text:p>
          </table:table-cell>
          <table:table-cell office:value-type="string">
            <text:p>bhavin.malaviya@vvfltd.com</text:p>
          </table:table-cell>
          <table:table-cell office:value-type="string">
            <text:p/>
          </table:table-cell>
          <table:table-cell office:value-type="string">
            <text:p>AHLPM4678E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shashibhushan.sharma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direct Taxation</text:p>
          </table:table-cell>
          <table:table-cell office:value-type="string">
            <text:p>01-Jul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04</text:p>
          </table:table-cell>
          <table:table-cell office:value-type="string">
            <text:p>10002304</text:p>
          </table:table-cell>
          <table:table-cell office:value-type="string">
            <text:p>MRUDANG</text:p>
          </table:table-cell>
          <table:table-cell office:value-type="string">
            <text:p>KANAKRAY</text:p>
          </table:table-cell>
          <table:table-cell office:value-type="string">
            <text:p>VACHHARAJANI</text:p>
          </table:table-cell>
          <table:table-cell office:value-type="string">
            <text:p>M</text:p>
          </table:table-cell>
          <table:table-cell office:value-type="string">
            <text:p>31-Oct-72</text:p>
          </table:table-cell>
          <table:table-cell office:value-type="string">
            <text:p>Indian</text:p>
          </table:table-cell>
          <table:table-cell office:value-type="string">
            <text:p>mrudang.vachharajani@vvfltd.com</text:p>
          </table:table-cell>
          <table:table-cell office:value-type="string">
            <text:p/>
          </table:table-cell>
          <table:table-cell office:value-type="string">
            <text:p>AERPV1981Q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1-Jul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21</text:p>
          </table:table-cell>
          <table:table-cell office:value-type="string">
            <text:p>10002321</text:p>
          </table:table-cell>
          <table:table-cell office:value-type="string">
            <text:p>MRUGESH</text:p>
          </table:table-cell>
          <table:table-cell office:value-type="string">
            <text:p/>
          </table:table-cell>
          <table:table-cell office:value-type="string">
            <text:p>ZIRADKAR</text:p>
          </table:table-cell>
          <table:table-cell office:value-type="string">
            <text:p>M</text:p>
          </table:table-cell>
          <table:table-cell office:value-type="string">
            <text:p>10-Oct-86</text:p>
          </table:table-cell>
          <table:table-cell office:value-type="string">
            <text:p>Indian</text:p>
          </table:table-cell>
          <table:table-cell office:value-type="string">
            <text:p>mrugesh.ziradkar@vvfltd.com</text:p>
          </table:table-cell>
          <table:table-cell office:value-type="string">
            <text:p/>
          </table:table-cell>
          <table:table-cell office:value-type="string">
            <text:p>AAOPZ5541K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jesh.mas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1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27</text:p>
          </table:table-cell>
          <table:table-cell office:value-type="string">
            <text:p>10002327</text:p>
          </table:table-cell>
          <table:table-cell office:value-type="string">
            <text:p>SURYAKANT</text:p>
          </table:table-cell>
          <table:table-cell office:value-type="string">
            <text:p/>
          </table:table-cell>
          <table:table-cell office:value-type="string">
            <text:p>SHABOLU</text:p>
          </table:table-cell>
          <table:table-cell office:value-type="string">
            <text:p>M</text:p>
          </table:table-cell>
          <table:table-cell office:value-type="string">
            <text:p>12-Jun-89</text:p>
          </table:table-cell>
          <table:table-cell office:value-type="string">
            <text:p>Indian</text:p>
          </table:table-cell>
          <table:table-cell office:value-type="string">
            <text:p>suryakanth.shabolu@vvfltd.com</text:p>
          </table:table-cell>
          <table:table-cell office:value-type="string">
            <text:p/>
          </table:table-cell>
          <table:table-cell office:value-type="string">
            <text:p>CIWPS3350M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04-Jul-11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29</text:p>
          </table:table-cell>
          <table:table-cell office:value-type="string">
            <text:p>10002329</text:p>
          </table:table-cell>
          <table:table-cell office:value-type="string">
            <text:p>SURYAKANT</text:p>
          </table:table-cell>
          <table:table-cell office:value-type="string">
            <text:p/>
          </table:table-cell>
          <table:table-cell office:value-type="string">
            <text:p>NIKAM</text:p>
          </table:table-cell>
          <table:table-cell office:value-type="string">
            <text:p>M</text:p>
          </table:table-cell>
          <table:table-cell office:value-type="string">
            <text:p>13-Mar-65</text:p>
          </table:table-cell>
          <table:table-cell office:value-type="string">
            <text:p>Indian</text:p>
          </table:table-cell>
          <table:table-cell office:value-type="string">
            <text:p>suryakant.nikam@vvfltd.com</text:p>
          </table:table-cell>
          <table:table-cell office:value-type="string">
            <text:p/>
          </table:table-cell>
          <table:table-cell office:value-type="string">
            <text:p>ALRPM6883D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25-Jul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40</text:p>
          </table:table-cell>
          <table:table-cell office:value-type="string">
            <text:p>10002340</text:p>
          </table:table-cell>
          <table:table-cell office:value-type="string">
            <text:p>Dinesh</text:p>
          </table:table-cell>
          <table:table-cell office:value-type="string">
            <text:p/>
          </table:table-cell>
          <table:table-cell office:value-type="string">
            <text:p>Bakshi</text:p>
          </table:table-cell>
          <table:table-cell office:value-type="string">
            <text:p>M</text:p>
          </table:table-cell>
          <table:table-cell office:value-type="string">
            <text:p>20-Feb-63</text:p>
          </table:table-cell>
          <table:table-cell office:value-type="string">
            <text:p>Indian</text:p>
          </table:table-cell>
          <table:table-cell office:value-type="string">
            <text:p>dinesh.bakshi@vvfltd.com</text:p>
          </table:table-cell>
          <table:table-cell office:value-type="string">
            <text:p/>
          </table:table-cell>
          <table:table-cell office:value-type="string">
            <text:p>AROPB9597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man.ang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tility</text:p>
          </table:table-cell>
          <table:table-cell office:value-type="string">
            <text:p>12-Jul-11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41</text:p>
          </table:table-cell>
          <table:table-cell office:value-type="string">
            <text:p>10002341</text:p>
          </table:table-cell>
          <table:table-cell office:value-type="string">
            <text:p>Naresh</text:p>
          </table:table-cell>
          <table:table-cell office:value-type="string">
            <text:p/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23-Dec-81</text:p>
          </table:table-cell>
          <table:table-cell office:value-type="string">
            <text:p>Indian</text:p>
          </table:table-cell>
          <table:table-cell office:value-type="string">
            <text:p>naresh.patel@vvfltd.com</text:p>
          </table:table-cell>
          <table:table-cell office:value-type="string">
            <text:p/>
          </table:table-cell>
          <table:table-cell office:value-type="string">
            <text:p>AOEPP1830R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ijay.dhim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2-Jul-11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64</text:p>
          </table:table-cell>
          <table:table-cell office:value-type="string">
            <text:p>10002364</text:p>
          </table:table-cell>
          <table:table-cell office:value-type="string">
            <text:p>Shilpa</text:p>
          </table:table-cell>
          <table:table-cell office:value-type="string">
            <text:p>Arun</text:p>
          </table:table-cell>
          <table:table-cell office:value-type="string">
            <text:p>Pitale</text:p>
          </table:table-cell>
          <table:table-cell office:value-type="string">
            <text:p>F</text:p>
          </table:table-cell>
          <table:table-cell office:value-type="string">
            <text:p>30-Nov-70</text:p>
          </table:table-cell>
          <table:table-cell office:value-type="string">
            <text:p>Indian</text:p>
          </table:table-cell>
          <table:table-cell office:value-type="string">
            <text:p>shilpa.pitale@vvfltd.com</text:p>
          </table:table-cell>
          <table:table-cell office:value-type="string">
            <text:p/>
          </table:table-cell>
          <table:table-cell office:value-type="string">
            <text:p>AFXPP2122E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raghuvirsingh.rathore@vvfltd.com</text:p>
          </table:table-cell>
          <table:table-cell office:value-type="string">
            <text:p>pratyaya.chakrabart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16-Aug-11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4 15:22:56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386</text:p>
          </table:table-cell>
          <table:table-cell office:value-type="string">
            <text:p>10002386</text:p>
          </table:table-cell>
          <table:table-cell office:value-type="string">
            <text:p>Ritesh</text:p>
          </table:table-cell>
          <table:table-cell office:value-type="string">
            <text:p/>
          </table:table-cell>
          <table:table-cell office:value-type="string">
            <text:p>Prajapati</text:p>
          </table:table-cell>
          <table:table-cell office:value-type="string">
            <text:p>M</text:p>
          </table:table-cell>
          <table:table-cell office:value-type="string">
            <text:p>04-Feb-83</text:p>
          </table:table-cell>
          <table:table-cell office:value-type="string">
            <text:p>Indian</text:p>
          </table:table-cell>
          <table:table-cell office:value-type="string">
            <text:p>ritesh.prajapati@vvfltd.com</text:p>
          </table:table-cell>
          <table:table-cell office:value-type="string">
            <text:p/>
          </table:table-cell>
          <table:table-cell office:value-type="string">
            <text:p>AQXPP6481B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wree Operation</text:p>
          </table:table-cell>
          <table:table-cell office:value-type="string">
            <text:p>09-Sep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08</text:p>
          </table:table-cell>
          <table:table-cell office:value-type="string">
            <text:p>10002408</text:p>
          </table:table-cell>
          <table:table-cell office:value-type="string">
            <text:p>SHIVAJI</text:p>
          </table:table-cell>
          <table:table-cell office:value-type="string">
            <text:p/>
          </table:table-cell>
          <table:table-cell office:value-type="string">
            <text:p>NALE</text:p>
          </table:table-cell>
          <table:table-cell office:value-type="string">
            <text:p>M</text:p>
          </table:table-cell>
          <table:table-cell office:value-type="string">
            <text:p>04-May-62</text:p>
          </table:table-cell>
          <table:table-cell office:value-type="string">
            <text:p>Indian</text:p>
          </table:table-cell>
          <table:table-cell office:value-type="string">
            <text:p>shivaji.nale@vvfltd.com</text:p>
          </table:table-cell>
          <table:table-cell office:value-type="string">
            <text:p/>
          </table:table-cell>
          <table:table-cell office:value-type="string">
            <text:p>BIHPS8004C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larence.carvalh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26-Sep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11</text:p>
          </table:table-cell>
          <table:table-cell office:value-type="string">
            <text:p>10002411</text:p>
          </table:table-cell>
          <table:table-cell office:value-type="string">
            <text:p>Rayomand</text:p>
          </table:table-cell>
          <table:table-cell office:value-type="string">
            <text:p>Bomi</text:p>
          </table:table-cell>
          <table:table-cell office:value-type="string">
            <text:p>Khambata</text:p>
          </table:table-cell>
          <table:table-cell office:value-type="string">
            <text:p>M</text:p>
          </table:table-cell>
          <table:table-cell office:value-type="string">
            <text:p>25-Oct-84</text:p>
          </table:table-cell>
          <table:table-cell office:value-type="string">
            <text:p>Indian</text:p>
          </table:table-cell>
          <table:table-cell office:value-type="string">
            <text:p>khambata.rayomand@vvfltd.com</text:p>
          </table:table-cell>
          <table:table-cell office:value-type="string">
            <text:p/>
          </table:table-cell>
          <table:table-cell office:value-type="string">
            <text:p>BDJPK1696K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 </text:p>
          </table:table-cell>
          <table:table-cell office:value-type="string">
            <text:p>05-Oct-11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13</text:p>
          </table:table-cell>
          <table:table-cell office:value-type="string">
            <text:p>10002413</text:p>
          </table:table-cell>
          <table:table-cell office:value-type="string">
            <text:p>Aniruddha</text:p>
          </table:table-cell>
          <table:table-cell office:value-type="string">
            <text:p/>
          </table:table-cell>
          <table:table-cell office:value-type="string">
            <text:p>Bansod</text:p>
          </table:table-cell>
          <table:table-cell office:value-type="string">
            <text:p>M</text:p>
          </table:table-cell>
          <table:table-cell office:value-type="string">
            <text:p>26-Oct-65</text:p>
          </table:table-cell>
          <table:table-cell office:value-type="string">
            <text:p>Indian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BNPB2124L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0-Oct-11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80</text:p>
          </table:table-cell>
          <table:table-cell office:value-type="string">
            <text:p>10002480</text:p>
          </table:table-cell>
          <table:table-cell office:value-type="string">
            <text:p>Shridhar</text:p>
          </table:table-cell>
          <table:table-cell office:value-type="string">
            <text:p>Padmakar</text:p>
          </table:table-cell>
          <table:table-cell office:value-type="string">
            <text:p>Chonkar</text:p>
          </table:table-cell>
          <table:table-cell office:value-type="string">
            <text:p>M</text:p>
          </table:table-cell>
          <table:table-cell office:value-type="string">
            <text:p>30-Jan-67</text:p>
          </table:table-cell>
          <table:table-cell office:value-type="string">
            <text:p>Indian</text:p>
          </table:table-cell>
          <table:table-cell office:value-type="string">
            <text:p>shridhar.chonkar@vvfltd.com</text:p>
          </table:table-cell>
          <table:table-cell office:value-type="string">
            <text:p/>
          </table:table-cell>
          <table:table-cell office:value-type="string">
            <text:p>AAWPC2220J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il.ajmera@vvfltd.com</text:p>
          </table:table-cell>
          <table:table-cell office:value-type="string">
            <text:p>abhay.bhudoli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Dec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87</text:p>
          </table:table-cell>
          <table:table-cell office:value-type="string">
            <text:p>10002487</text:p>
          </table:table-cell>
          <table:table-cell office:value-type="string">
            <text:p>Pragnesh</text:p>
          </table:table-cell>
          <table:table-cell office:value-type="string">
            <text:p>P</text:p>
          </table:table-cell>
          <table:table-cell office:value-type="string">
            <text:p>Buch</text:p>
          </table:table-cell>
          <table:table-cell office:value-type="string">
            <text:p>M</text:p>
          </table:table-cell>
          <table:table-cell office:value-type="string">
            <text:p>30-Oct-59</text:p>
          </table:table-cell>
          <table:table-cell office:value-type="string">
            <text:p>Indian</text:p>
          </table:table-cell>
          <table:table-cell office:value-type="string">
            <text:p>pragnesh.buch@vvfltd.com</text:p>
          </table:table-cell>
          <table:table-cell office:value-type="string">
            <text:p/>
          </table:table-cell>
          <table:table-cell office:value-type="string">
            <text:p>AABPB0060A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5-Dec-11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96</text:p>
          </table:table-cell>
          <table:table-cell office:value-type="string">
            <text:p>10002496</text:p>
          </table:table-cell>
          <table:table-cell office:value-type="string">
            <text:p>TEJAL</text:p>
          </table:table-cell>
          <table:table-cell office:value-type="string">
            <text:p>BRIJESH</text:p>
          </table:table-cell>
          <table:table-cell office:value-type="string">
            <text:p>LAD</text:p>
          </table:table-cell>
          <table:table-cell office:value-type="string">
            <text:p>F</text:p>
          </table:table-cell>
          <table:table-cell office:value-type="string">
            <text:p>01-Jul-82</text:p>
          </table:table-cell>
          <table:table-cell office:value-type="string">
            <text:p>Indian</text:p>
          </table:table-cell>
          <table:table-cell office:value-type="string">
            <text:p>micro.vita@vvfltd.com</text:p>
          </table:table-cell>
          <table:table-cell office:value-type="string">
            <text:p/>
          </table:table-cell>
          <table:table-cell office:value-type="string">
            <text:p>ADVPL2494H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indresh.kum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8-Nov-11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497</text:p>
          </table:table-cell>
          <table:table-cell office:value-type="string">
            <text:p>10002497</text:p>
          </table:table-cell>
          <table:table-cell office:value-type="string">
            <text:p>Ravendra</text:p>
          </table:table-cell>
          <table:table-cell office:value-type="string">
            <text:p/>
          </table:table-cell>
          <table:table-cell office:value-type="string">
            <text:p>Tripathi</text:p>
          </table:table-cell>
          <table:table-cell office:value-type="string">
            <text:p>M</text:p>
          </table:table-cell>
          <table:table-cell office:value-type="string">
            <text:p>01-May-81</text:p>
          </table:table-cell>
          <table:table-cell office:value-type="string">
            <text:p>Indian</text:p>
          </table:table-cell>
          <table:table-cell office:value-type="string">
            <text:p>ravendra.tripathi@vvfltd.com</text:p>
          </table:table-cell>
          <table:table-cell office:value-type="string">
            <text:p/>
          </table:table-cell>
          <table:table-cell office:value-type="string">
            <text:p>AKJPT6960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.krish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19-Dec-11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20</text:p>
          </table:table-cell>
          <table:table-cell office:value-type="string">
            <text:p>10002520</text:p>
          </table:table-cell>
          <table:table-cell office:value-type="string">
            <text:p>Ajay</text:p>
          </table:table-cell>
          <table:table-cell office:value-type="string">
            <text:p>Suresh</text:p>
          </table:table-cell>
          <table:table-cell office:value-type="string">
            <text:p>Kelkar</text:p>
          </table:table-cell>
          <table:table-cell office:value-type="string">
            <text:p>M</text:p>
          </table:table-cell>
          <table:table-cell office:value-type="string">
            <text:p>21-Oct-67</text:p>
          </table:table-cell>
          <table:table-cell office:value-type="string">
            <text:p>Indian</text:p>
          </table:table-cell>
          <table:table-cell office:value-type="string">
            <text:p>ajay.kelkar@vvfltd.com</text:p>
          </table:table-cell>
          <table:table-cell office:value-type="string">
            <text:p/>
          </table:table-cell>
          <table:table-cell office:value-type="string">
            <text:p>AJEPK1113D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amarjit.mishra@vvfltd.com</text:p>
          </table:table-cell>
          <table:table-cell office:value-type="string">
            <text:p>mohit.sharm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09-Jan-12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22</text:p>
          </table:table-cell>
          <table:table-cell office:value-type="string">
            <text:p>10002522</text:p>
          </table:table-cell>
          <table:table-cell office:value-type="string">
            <text:p>Charles</text:p>
          </table:table-cell>
          <table:table-cell office:value-type="string">
            <text:p>Cornelius</text:p>
          </table:table-cell>
          <table:table-cell office:value-type="string">
            <text:p>Carvalho</text:p>
          </table:table-cell>
          <table:table-cell office:value-type="string">
            <text:p>undefined</text:p>
          </table:table-cell>
          <table:table-cell office:value-type="string">
            <text:p>07-Apr-83</text:p>
          </table:table-cell>
          <table:table-cell office:value-type="string">
            <text:p>Indian</text:p>
          </table:table-cell>
          <table:table-cell office:value-type="string">
            <text:p>charles.carvalho@vvfltd.com</text:p>
          </table:table-cell>
          <table:table-cell office:value-type="string">
            <text:p>7891234567</text:p>
          </table:table-cell>
          <table:table-cell office:value-type="string">
            <text:p>AFRPC7668A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mit.san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1-Jan-12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emant.deshmukh@vvfltd.com</text:p>
          </table:table-cell>
          <table:table-cell office:value-type="string">
            <text:p>on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38</text:p>
          </table:table-cell>
          <table:table-cell office:value-type="string">
            <text:p>10002538</text:p>
          </table:table-cell>
          <table:table-cell office:value-type="string">
            <text:p>Pradip</text:p>
          </table:table-cell>
          <table:table-cell office:value-type="string">
            <text:p>Balkrishna</text:p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02-Jun-82</text:p>
          </table:table-cell>
          <table:table-cell office:value-type="string">
            <text:p>Indian</text:p>
          </table:table-cell>
          <table:table-cell office:value-type="string">
            <text:p>pradip.patil@vvfltd.com</text:p>
          </table:table-cell>
          <table:table-cell office:value-type="string">
            <text:p/>
          </table:table-cell>
          <table:table-cell office:value-type="string">
            <text:p>BEZPP2142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urali.na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6-Feb-12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40</text:p>
          </table:table-cell>
          <table:table-cell office:value-type="string">
            <text:p>10002540</text:p>
          </table:table-cell>
          <table:table-cell office:value-type="string">
            <text:p>Sunilkumar</text:p>
          </table:table-cell>
          <table:table-cell office:value-type="string">
            <text:p>Jogendra</text:p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01-Jul-66</text:p>
          </table:table-cell>
          <table:table-cell office:value-type="string">
            <text:p>Indian</text:p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>AZOPS2472B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06-Feb-12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42</text:p>
          </table:table-cell>
          <table:table-cell office:value-type="string">
            <text:p>10002542</text:p>
          </table:table-cell>
          <table:table-cell office:value-type="string">
            <text:p>Prabhat</text:p>
          </table:table-cell>
          <table:table-cell office:value-type="string">
            <text:p>Krishna</text:p>
          </table:table-cell>
          <table:table-cell office:value-type="string">
            <text:p>Das</text:p>
          </table:table-cell>
          <table:table-cell office:value-type="string">
            <text:p>M</text:p>
          </table:table-cell>
          <table:table-cell office:value-type="string">
            <text:p>15-Jan-59</text:p>
          </table:table-cell>
          <table:table-cell office:value-type="string">
            <text:p>Indian</text:p>
          </table:table-cell>
          <table:table-cell office:value-type="string">
            <text:p>prabhat.das@vvfltd.com</text:p>
          </table:table-cell>
          <table:table-cell office:value-type="string">
            <text:p/>
          </table:table-cell>
          <table:table-cell office:value-type="string">
            <text:p>ALMPD8952D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al Services</text:p>
          </table:table-cell>
          <table:table-cell office:value-type="string">
            <text:p>13-Feb-12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58</text:p>
          </table:table-cell>
          <table:table-cell office:value-type="string">
            <text:p>10002558</text:p>
          </table:table-cell>
          <table:table-cell office:value-type="string">
            <text:p>Dnyaneshwar</text:p>
          </table:table-cell>
          <table:table-cell office:value-type="string">
            <text:p>Dilip</text:p>
          </table:table-cell>
          <table:table-cell office:value-type="string">
            <text:p>Kadam</text:p>
          </table:table-cell>
          <table:table-cell office:value-type="string">
            <text:p>M</text:p>
          </table:table-cell>
          <table:table-cell office:value-type="string">
            <text:p>26-Jun-88</text:p>
          </table:table-cell>
          <table:table-cell office:value-type="string">
            <text:p>Indian</text:p>
          </table:table-cell>
          <table:table-cell office:value-type="string">
            <text:p>Dnyaneshwar.kadam@vvfltd.com</text:p>
          </table:table-cell>
          <table:table-cell office:value-type="string">
            <text:p/>
          </table:table-cell>
          <table:table-cell office:value-type="string">
            <text:p>BJLPK8354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datta.man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1-Feb-11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67</text:p>
          </table:table-cell>
          <table:table-cell office:value-type="string">
            <text:p>10002567</text:p>
          </table:table-cell>
          <table:table-cell office:value-type="string">
            <text:p>Harshad</text:p>
          </table:table-cell>
          <table:table-cell office:value-type="string">
            <text:p>Shivaji</text:p>
          </table:table-cell>
          <table:table-cell office:value-type="string">
            <text:p>Ghadge</text:p>
          </table:table-cell>
          <table:table-cell office:value-type="string">
            <text:p>M</text:p>
          </table:table-cell>
          <table:table-cell office:value-type="string">
            <text:p>13-Nov-87</text:p>
          </table:table-cell>
          <table:table-cell office:value-type="string">
            <text:p>Indian</text:p>
          </table:table-cell>
          <table:table-cell office:value-type="string">
            <text:p>harshad.ghadge@vvfltd.com</text:p>
          </table:table-cell>
          <table:table-cell office:value-type="string">
            <text:p/>
          </table:table-cell>
          <table:table-cell office:value-type="string">
            <text:p>AORPG0256R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2-Mar-12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77</text:p>
          </table:table-cell>
          <table:table-cell office:value-type="string">
            <text:p>10002577</text:p>
          </table:table-cell>
          <table:table-cell office:value-type="string">
            <text:p>VISHVANATH</text:p>
          </table:table-cell>
          <table:table-cell office:value-type="string">
            <text:p/>
          </table:table-cell>
          <table:table-cell office:value-type="string">
            <text:p>RANANAVARE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vishvanath.rananavare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hokrao.patil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3 11:46:45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581</text:p>
          </table:table-cell>
          <table:table-cell office:value-type="string">
            <text:p>10002581</text:p>
          </table:table-cell>
          <table:table-cell office:value-type="string">
            <text:p>VARUN</text:p>
          </table:table-cell>
          <table:table-cell office:value-type="string">
            <text:p/>
          </table:table-cell>
          <table:table-cell office:value-type="string">
            <text:p>SOOD</text:p>
          </table:table-cell>
          <table:table-cell office:value-type="string">
            <text:p>M</text:p>
          </table:table-cell>
          <table:table-cell office:value-type="string">
            <text:p>28-Nov-85</text:p>
          </table:table-cell>
          <table:table-cell office:value-type="string">
            <text:p>Indian</text:p>
          </table:table-cell>
          <table:table-cell office:value-type="string">
            <text:p>varun.sood@vvfltd.com</text:p>
          </table:table-cell>
          <table:table-cell office:value-type="string">
            <text:p/>
          </table:table-cell>
          <table:table-cell office:value-type="string">
            <text:p>CUYPS4675P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kesh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26-Mar-12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43</text:p>
          </table:table-cell>
          <table:table-cell office:value-type="string">
            <text:p>10002643</text:p>
          </table:table-cell>
          <table:table-cell office:value-type="string">
            <text:p>Mohit</text:p>
          </table:table-cell>
          <table:table-cell office:value-type="string">
            <text:p/>
          </table:table-cell>
          <table:table-cell office:value-type="string">
            <text:p>Gogia</text:p>
          </table:table-cell>
          <table:table-cell office:value-type="string">
            <text:p>M</text:p>
          </table:table-cell>
          <table:table-cell office:value-type="string">
            <text:p>15-Mar-83</text:p>
          </table:table-cell>
          <table:table-cell office:value-type="string">
            <text:p>Indian</text:p>
          </table:table-cell>
          <table:table-cell office:value-type="string">
            <text:p>mohit.gogia@vvfltd.com</text:p>
          </table:table-cell>
          <table:table-cell office:value-type="string">
            <text:p/>
          </table:table-cell>
          <table:table-cell office:value-type="string">
            <text:p>ANFPM7791N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2-May-12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44</text:p>
          </table:table-cell>
          <table:table-cell office:value-type="string">
            <text:p>10002644</text:p>
          </table:table-cell>
          <table:table-cell office:value-type="string">
            <text:p>Manjeet</text:p>
          </table:table-cell>
          <table:table-cell office:value-type="string">
            <text:p>Singh</text:p>
          </table:table-cell>
          <table:table-cell office:value-type="string">
            <text:p>Maan</text:p>
          </table:table-cell>
          <table:table-cell office:value-type="string">
            <text:p>M</text:p>
          </table:table-cell>
          <table:table-cell office:value-type="string">
            <text:p>20-Dec-78</text:p>
          </table:table-cell>
          <table:table-cell office:value-type="string">
            <text:p>Indian</text:p>
          </table:table-cell>
          <table:table-cell office:value-type="string">
            <text:p>manjeet.maan@vvfltd.com</text:p>
          </table:table-cell>
          <table:table-cell office:value-type="string">
            <text:p/>
          </table:table-cell>
          <table:table-cell office:value-type="string">
            <text:p>CVUPS3857A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manpreet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patch</text:p>
          </table:table-cell>
          <table:table-cell office:value-type="string">
            <text:p>23-May-12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48</text:p>
          </table:table-cell>
          <table:table-cell office:value-type="string">
            <text:p>10002648</text:p>
          </table:table-cell>
          <table:table-cell office:value-type="string">
            <text:p>VARUN</text:p>
          </table:table-cell>
          <table:table-cell office:value-type="string">
            <text:p/>
          </table:table-cell>
          <table:table-cell office:value-type="string">
            <text:p>RAI</text:p>
          </table:table-cell>
          <table:table-cell office:value-type="string">
            <text:p>M</text:p>
          </table:table-cell>
          <table:table-cell office:value-type="string">
            <text:p>11-Jan-85</text:p>
          </table:table-cell>
          <table:table-cell office:value-type="string">
            <text:p>Indian</text:p>
          </table:table-cell>
          <table:table-cell office:value-type="string">
            <text:p>varun.rai@vvfltd.com</text:p>
          </table:table-cell>
          <table:table-cell office:value-type="string">
            <text:p/>
          </table:table-cell>
          <table:table-cell office:value-type="string">
            <text:p>AMIPR1826P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atish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Jun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67</text:p>
          </table:table-cell>
          <table:table-cell office:value-type="string">
            <text:p>10002667</text:p>
          </table:table-cell>
          <table:table-cell office:value-type="string">
            <text:p>Anandrao</text:p>
          </table:table-cell>
          <table:table-cell office:value-type="string">
            <text:p>Bapuso</text:p>
          </table:table-cell>
          <table:table-cell office:value-type="string">
            <text:p>Sangle</text:p>
          </table:table-cell>
          <table:table-cell office:value-type="string">
            <text:p>M</text:p>
          </table:table-cell>
          <table:table-cell office:value-type="string">
            <text:p>16-Dec-79</text:p>
          </table:table-cell>
          <table:table-cell office:value-type="string">
            <text:p>Indian</text:p>
          </table:table-cell>
          <table:table-cell office:value-type="string">
            <text:p>anandrao.sangale@vvfltd.com</text:p>
          </table:table-cell>
          <table:table-cell office:value-type="string">
            <text:p/>
          </table:table-cell>
          <table:table-cell office:value-type="string">
            <text:p>BPJPS1903P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las.kakade@vvfltd.com</text:p>
          </table:table-cell>
          <table:table-cell office:value-type="string">
            <text:p>pramath.sanghav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01-Jul-12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68</text:p>
          </table:table-cell>
          <table:table-cell office:value-type="string">
            <text:p>10002668</text:p>
          </table:table-cell>
          <table:table-cell office:value-type="string">
            <text:p>Rajesh</text:p>
          </table:table-cell>
          <table:table-cell office:value-type="string">
            <text:p>Pravinchandra</text:p>
          </table:table-cell>
          <table:table-cell office:value-type="string">
            <text:p>Shah</text:p>
          </table:table-cell>
          <table:table-cell office:value-type="string">
            <text:p>M</text:p>
          </table:table-cell>
          <table:table-cell office:value-type="string">
            <text:p>02-Aug-79</text:p>
          </table:table-cell>
          <table:table-cell office:value-type="string">
            <text:p>Indian</text:p>
          </table:table-cell>
          <table:table-cell office:value-type="string">
            <text:p>rajesh.shah@vvfltd.com</text:p>
          </table:table-cell>
          <table:table-cell office:value-type="string">
            <text:p/>
          </table:table-cell>
          <table:table-cell office:value-type="string">
            <text:p>ATNPS4908F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05-Jul-12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70</text:p>
          </table:table-cell>
          <table:table-cell office:value-type="string">
            <text:p>10002670</text:p>
          </table:table-cell>
          <table:table-cell office:value-type="string">
            <text:p>Ashwini</text:p>
          </table:table-cell>
          <table:table-cell office:value-type="string">
            <text:p>Ashok</text:p>
          </table:table-cell>
          <table:table-cell office:value-type="string">
            <text:p>Kuppast</text:p>
          </table:table-cell>
          <table:table-cell office:value-type="string">
            <text:p>F</text:p>
          </table:table-cell>
          <table:table-cell office:value-type="string">
            <text:p>02-Oct-85</text:p>
          </table:table-cell>
          <table:table-cell office:value-type="string">
            <text:p>Indian</text:p>
          </table:table-cell>
          <table:table-cell office:value-type="string">
            <text:p>ashwini.kuppast@vvfltd.com</text:p>
          </table:table-cell>
          <table:table-cell office:value-type="string">
            <text:p/>
          </table:table-cell>
          <table:table-cell office:value-type="string">
            <text:p>BTRPK4014P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9-Jul-12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81</text:p>
          </table:table-cell>
          <table:table-cell office:value-type="string">
            <text:p>10002681</text:p>
          </table:table-cell>
          <table:table-cell office:value-type="string">
            <text:p>SHYAM</text:p>
          </table:table-cell>
          <table:table-cell office:value-type="string">
            <text:p/>
          </table:table-cell>
          <table:table-cell office:value-type="string">
            <text:p>SAINIK</text:p>
          </table:table-cell>
          <table:table-cell office:value-type="string">
            <text:p>M</text:p>
          </table:table-cell>
          <table:table-cell office:value-type="string">
            <text:p>16-Jun-90</text:p>
          </table:table-cell>
          <table:table-cell office:value-type="string">
            <text:p>Indian</text:p>
          </table:table-cell>
          <table:table-cell office:value-type="string">
            <text:p>shyam.sainik@vvfltd.com</text:p>
          </table:table-cell>
          <table:table-cell office:value-type="string">
            <text:p/>
          </table:table-cell>
          <table:table-cell office:value-type="string">
            <text:p>DPOPS4749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8-Jun-12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89</text:p>
          </table:table-cell>
          <table:table-cell office:value-type="string">
            <text:p>10002689</text:p>
          </table:table-cell>
          <table:table-cell office:value-type="string">
            <text:p>JAYESH</text:p>
          </table:table-cell>
          <table:table-cell office:value-type="string">
            <text:p/>
          </table:table-cell>
          <table:table-cell office:value-type="string">
            <text:p>KARNIK</text:p>
          </table:table-cell>
          <table:table-cell office:value-type="string">
            <text:p>M</text:p>
          </table:table-cell>
          <table:table-cell office:value-type="string">
            <text:p>30-Sep-90</text:p>
          </table:table-cell>
          <table:table-cell office:value-type="string">
            <text:p>Indian</text:p>
          </table:table-cell>
          <table:table-cell office:value-type="string">
            <text:p>jayesh.karnik@vvfltd.com</text:p>
          </table:table-cell>
          <table:table-cell office:value-type="string">
            <text:p/>
          </table:table-cell>
          <table:table-cell office:value-type="string">
            <text:p>CAYPK8142B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2-Jul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91</text:p>
          </table:table-cell>
          <table:table-cell office:value-type="string">
            <text:p>10002691</text:p>
          </table:table-cell>
          <table:table-cell office:value-type="string">
            <text:p>MAHESH</text:p>
          </table:table-cell>
          <table:table-cell office:value-type="string">
            <text:p/>
          </table:table-cell>
          <table:table-cell office:value-type="string">
            <text:p>PHADTARE</text:p>
          </table:table-cell>
          <table:table-cell office:value-type="string">
            <text:p>M</text:p>
          </table:table-cell>
          <table:table-cell office:value-type="string">
            <text:p>21-Aug-89</text:p>
          </table:table-cell>
          <table:table-cell office:value-type="string">
            <text:p>Indian</text:p>
          </table:table-cell>
          <table:table-cell office:value-type="string">
            <text:p>mahesh.phadtare@vvfltd.com</text:p>
          </table:table-cell>
          <table:table-cell office:value-type="string">
            <text:p/>
          </table:table-cell>
          <table:table-cell office:value-type="string">
            <text:p>BCRPP4712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sad.k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tility</text:p>
          </table:table-cell>
          <table:table-cell office:value-type="string">
            <text:p>02-Jul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93</text:p>
          </table:table-cell>
          <table:table-cell office:value-type="string">
            <text:p>10002693</text:p>
          </table:table-cell>
          <table:table-cell office:value-type="string">
            <text:p>NIKHIL</text:p>
          </table:table-cell>
          <table:table-cell office:value-type="string">
            <text:p/>
          </table:table-cell>
          <table:table-cell office:value-type="string">
            <text:p>KHADSARE</text:p>
          </table:table-cell>
          <table:table-cell office:value-type="string">
            <text:p>M</text:p>
          </table:table-cell>
          <table:table-cell office:value-type="string">
            <text:p>28-May-91</text:p>
          </table:table-cell>
          <table:table-cell office:value-type="string">
            <text:p>Indian</text:p>
          </table:table-cell>
          <table:table-cell office:value-type="string">
            <text:p>nikhil.khadsare@vvfltd.com</text:p>
          </table:table-cell>
          <table:table-cell office:value-type="string">
            <text:p/>
          </table:table-cell>
          <table:table-cell office:value-type="string">
            <text:p>COMPK0610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esh.mas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Jul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694</text:p>
          </table:table-cell>
          <table:table-cell office:value-type="string">
            <text:p>10002694</text:p>
          </table:table-cell>
          <table:table-cell office:value-type="string">
            <text:p>VISHAL</text:p>
          </table:table-cell>
          <table:table-cell office:value-type="string">
            <text:p/>
          </table:table-cell>
          <table:table-cell office:value-type="string">
            <text:p>KADAM</text:p>
          </table:table-cell>
          <table:table-cell office:value-type="string">
            <text:p>M</text:p>
          </table:table-cell>
          <table:table-cell office:value-type="string">
            <text:p>21-Oct-90</text:p>
          </table:table-cell>
          <table:table-cell office:value-type="string">
            <text:p>Indian</text:p>
          </table:table-cell>
          <table:table-cell office:value-type="string">
            <text:p>vishal.kadam@vvfltd.com</text:p>
          </table:table-cell>
          <table:table-cell office:value-type="string">
            <text:p/>
          </table:table-cell>
          <table:table-cell office:value-type="string">
            <text:p>BYNPK1327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2-Jul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703</text:p>
          </table:table-cell>
          <table:table-cell office:value-type="string">
            <text:p>10002703</text:p>
          </table:table-cell>
          <table:table-cell office:value-type="string">
            <text:p>Vishal</text:p>
          </table:table-cell>
          <table:table-cell office:value-type="string">
            <text:p>Vilas</text:p>
          </table:table-cell>
          <table:table-cell office:value-type="string">
            <text:p>Pathak</text:p>
          </table:table-cell>
          <table:table-cell office:value-type="string">
            <text:p>M</text:p>
          </table:table-cell>
          <table:table-cell office:value-type="string">
            <text:p>28-Sep-84</text:p>
          </table:table-cell>
          <table:table-cell office:value-type="string">
            <text:p>Indian</text:p>
          </table:table-cell>
          <table:table-cell office:value-type="string">
            <text:p>vishal.pathak@vvfltd.com</text:p>
          </table:table-cell>
          <table:table-cell office:value-type="string">
            <text:p/>
          </table:table-cell>
          <table:table-cell office:value-type="string">
            <text:p>BBTPP1678Q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laxmidhar.bari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27-Jul-12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744</text:p>
          </table:table-cell>
          <table:table-cell office:value-type="string">
            <text:p>10002744</text:p>
          </table:table-cell>
          <table:table-cell office:value-type="string">
            <text:p>Amit</text:p>
          </table:table-cell>
          <table:table-cell office:value-type="string">
            <text:p>Bajirao</text:p>
          </table:table-cell>
          <table:table-cell office:value-type="string">
            <text:p>Sanas</text:p>
          </table:table-cell>
          <table:table-cell office:value-type="string">
            <text:p>M</text:p>
          </table:table-cell>
          <table:table-cell office:value-type="string">
            <text:p>04-Nov-80</text:p>
          </table:table-cell>
          <table:table-cell office:value-type="string">
            <text:p>Indian</text:p>
          </table:table-cell>
          <table:table-cell office:value-type="string">
            <text:p>amit.sanas@vvfltd.com</text:p>
          </table:table-cell>
          <table:table-cell office:value-type="string">
            <text:p/>
          </table:table-cell>
          <table:table-cell office:value-type="string">
            <text:p>AVQPS0633J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21-Aug-12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764</text:p>
          </table:table-cell>
          <table:table-cell office:value-type="string">
            <text:p>10002764</text:p>
          </table:table-cell>
          <table:table-cell office:value-type="string">
            <text:p>NITIN</text:p>
          </table:table-cell>
          <table:table-cell office:value-type="string">
            <text:p/>
          </table:table-cell>
          <table:table-cell office:value-type="string">
            <text:p>WADKAR</text:p>
          </table:table-cell>
          <table:table-cell office:value-type="string">
            <text:p>M</text:p>
          </table:table-cell>
          <table:table-cell office:value-type="string">
            <text:p>17-Dec-86</text:p>
          </table:table-cell>
          <table:table-cell office:value-type="string">
            <text:p>Indian</text:p>
          </table:table-cell>
          <table:table-cell office:value-type="string">
            <text:p>nitin.wadkar@vvfltd.com</text:p>
          </table:table-cell>
          <table:table-cell office:value-type="string">
            <text:p/>
          </table:table-cell>
          <table:table-cell office:value-type="string">
            <text:p>ABIPW9316N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shant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0-Sep-12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768</text:p>
          </table:table-cell>
          <table:table-cell office:value-type="string">
            <text:p>10002768</text:p>
          </table:table-cell>
          <table:table-cell office:value-type="string">
            <text:p>Mohit</text:p>
          </table:table-cell>
          <table:table-cell office:value-type="string">
            <text:p>Hirendra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18-Mar-74</text:p>
          </table:table-cell>
          <table:table-cell office:value-type="string">
            <text:p>Indian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>AWFPS6688F</text:p>
          </table:table-cell>
          <table:table-cell office:value-type="string">
            <text:p>Senior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17-Sep-12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782</text:p>
          </table:table-cell>
          <table:table-cell office:value-type="string">
            <text:p>10002782</text:p>
          </table:table-cell>
          <table:table-cell office:value-type="string">
            <text:p>Mahendra</text:p>
          </table:table-cell>
          <table:table-cell office:value-type="string">
            <text:p/>
          </table:table-cell>
          <table:table-cell office:value-type="string">
            <text:p>Uttam</text:p>
          </table:table-cell>
          <table:table-cell office:value-type="string">
            <text:p>undefined</text:p>
          </table:table-cell>
          <table:table-cell office:value-type="string">
            <text:p>08-Feb-63</text:p>
          </table:table-cell>
          <table:table-cell office:value-type="string">
            <text:p>Indian</text:p>
          </table:table-cell>
          <table:table-cell office:value-type="string">
            <text:p>mahendra.uttam@vvfltd.com</text:p>
          </table:table-cell>
          <table:table-cell office:value-type="string">
            <text:p/>
          </table:table-cell>
          <table:table-cell office:value-type="string">
            <text:p>AAFPU8520Q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math.sangh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4-Sep-12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1 14:43:12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1</text:p>
          </table:table-cell>
          <table:table-cell office:value-type="string">
            <text:p>-0001-11-3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1</text:p>
          </table:table-cell>
        </table:table-row>
        <table:table-row>
          <table:table-cell office:value-type="string">
            <text:p>10002800</text:p>
          </table:table-cell>
          <table:table-cell office:value-type="string">
            <text:p>10002800</text:p>
          </table:table-cell>
          <table:table-cell office:value-type="string">
            <text:p>Sheila</text:p>
          </table:table-cell>
          <table:table-cell office:value-type="string">
            <text:p/>
          </table:table-cell>
          <table:table-cell office:value-type="string">
            <text:p>Diwan</text:p>
          </table:table-cell>
          <table:table-cell office:value-type="string">
            <text:p>F</text:p>
          </table:table-cell>
          <table:table-cell office:value-type="string">
            <text:p>21-Jun-75</text:p>
          </table:table-cell>
          <table:table-cell office:value-type="string">
            <text:p>Indian</text:p>
          </table:table-cell>
          <table:table-cell office:value-type="string">
            <text:p>sheila.diwan@vvfltd.com</text:p>
          </table:table-cell>
          <table:table-cell office:value-type="string">
            <text:p/>
          </table:table-cell>
          <table:table-cell office:value-type="string">
            <text:p>AISPD8373M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pecial Projects</text:p>
          </table:table-cell>
          <table:table-cell office:value-type="string">
            <text:p>01-Sep-12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857</text:p>
          </table:table-cell>
          <table:table-cell office:value-type="string">
            <text:p>10002857</text:p>
          </table:table-cell>
          <table:table-cell office:value-type="string">
            <text:p>ALKESH</text:p>
          </table:table-cell>
          <table:table-cell office:value-type="string">
            <text:p>KUMAR</text:p>
          </table:table-cell>
          <table:table-cell office:value-type="string">
            <text:p>SRIVASTAVA</text:p>
          </table:table-cell>
          <table:table-cell office:value-type="string">
            <text:p>M</text:p>
          </table:table-cell>
          <table:table-cell office:value-type="string">
            <text:p>30-Jun-64</text:p>
          </table:table-cell>
          <table:table-cell office:value-type="string">
            <text:p>Indian</text:p>
          </table:table-cell>
          <table:table-cell office:value-type="string">
            <text:p>alkesh.srivastava@vvfltd.com</text:p>
          </table:table-cell>
          <table:table-cell office:value-type="string">
            <text:p/>
          </table:table-cell>
          <table:table-cell office:value-type="string">
            <text:p>ATXPS7916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jhans.wad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6-Nov-12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860</text:p>
          </table:table-cell>
          <table:table-cell office:value-type="string">
            <text:p>10002860</text:p>
          </table:table-cell>
          <table:table-cell office:value-type="string">
            <text:p>Rajeev</text:p>
          </table:table-cell>
          <table:table-cell office:value-type="string">
            <text:p>Gajanan</text:p>
          </table:table-cell>
          <table:table-cell office:value-type="string">
            <text:p>Chaubal</text:p>
          </table:table-cell>
          <table:table-cell office:value-type="string">
            <text:p>M</text:p>
          </table:table-cell>
          <table:table-cell office:value-type="string">
            <text:p>19-Oct-63</text:p>
          </table:table-cell>
          <table:table-cell office:value-type="string">
            <text:p>Indian</text:p>
          </table:table-cell>
          <table:table-cell office:value-type="string">
            <text:p>rajeev.chaubal@vvfltd.com</text:p>
          </table:table-cell>
          <table:table-cell office:value-type="string">
            <text:p/>
          </table:table-cell>
          <table:table-cell office:value-type="string">
            <text:p>ACTPC1757F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shashibhushan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8-Nov-12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868</text:p>
          </table:table-cell>
          <table:table-cell office:value-type="string">
            <text:p>10002868</text:p>
          </table:table-cell>
          <table:table-cell office:value-type="string">
            <text:p>RAJESH</text:p>
          </table:table-cell>
          <table:table-cell office:value-type="string">
            <text:p/>
          </table:table-cell>
          <table:table-cell office:value-type="string">
            <text:p>GUPTA</text:p>
          </table:table-cell>
          <table:table-cell office:value-type="string">
            <text:p>M</text:p>
          </table:table-cell>
          <table:table-cell office:value-type="string">
            <text:p>30-Sep-81</text:p>
          </table:table-cell>
          <table:table-cell office:value-type="string">
            <text:p>Indian</text:p>
          </table:table-cell>
          <table:table-cell office:value-type="string">
            <text:p>rajesh.gupta@vvfltd.com</text:p>
          </table:table-cell>
          <table:table-cell office:value-type="string">
            <text:p/>
          </table:table-cell>
          <table:table-cell office:value-type="string">
            <text:p>AIUPG5884A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urchase</text:p>
          </table:table-cell>
          <table:table-cell office:value-type="string">
            <text:p>28-Nov-12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895</text:p>
          </table:table-cell>
          <table:table-cell office:value-type="string">
            <text:p>10002895</text:p>
          </table:table-cell>
          <table:table-cell office:value-type="string">
            <text:p>Sanjay</text:p>
          </table:table-cell>
          <table:table-cell office:value-type="string">
            <text:p>Munnalal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0-Jul-70</text:p>
          </table:table-cell>
          <table:table-cell office:value-type="string">
            <text:p>Indian</text:p>
          </table:table-cell>
          <table:table-cell office:value-type="string">
            <text:p>sanjay.sharma@vvfltd.com</text:p>
          </table:table-cell>
          <table:table-cell office:value-type="string">
            <text:p/>
          </table:table-cell>
          <table:table-cell office:value-type="string">
            <text:p>AKMPS3903Q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gal &amp; Secretarial</text:p>
          </table:table-cell>
          <table:table-cell office:value-type="string">
            <text:p>24-Dec-12</text:p>
          </table:table-cell>
          <table:table-cell office:value-type="string">
            <text:p>mohan.sonar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an Sonar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896</text:p>
          </table:table-cell>
          <table:table-cell office:value-type="string">
            <text:p>10002896</text:p>
          </table:table-cell>
          <table:table-cell office:value-type="string">
            <text:p>Jyoti</text:p>
          </table:table-cell>
          <table:table-cell office:value-type="string">
            <text:p>Vishwas</text:p>
          </table:table-cell>
          <table:table-cell office:value-type="string">
            <text:p>Thorat</text:p>
          </table:table-cell>
          <table:table-cell office:value-type="string">
            <text:p>F</text:p>
          </table:table-cell>
          <table:table-cell office:value-type="string">
            <text:p>23-Feb-83</text:p>
          </table:table-cell>
          <table:table-cell office:value-type="string">
            <text:p>Indian</text:p>
          </table:table-cell>
          <table:table-cell office:value-type="string">
            <text:p>jyoti.thorat@vvfltd.com</text:p>
          </table:table-cell>
          <table:table-cell office:value-type="string">
            <text:p/>
          </table:table-cell>
          <table:table-cell office:value-type="string">
            <text:p>AJQPT5141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adhulika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6-Dec-12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03</text:p>
          </table:table-cell>
          <table:table-cell office:value-type="string">
            <text:p>10002903</text:p>
          </table:table-cell>
          <table:table-cell office:value-type="string">
            <text:p>SUNIL</text:p>
          </table:table-cell>
          <table:table-cell office:value-type="string">
            <text:p/>
          </table:table-cell>
          <table:table-cell office:value-type="string">
            <text:p>DESAI</text:p>
          </table:table-cell>
          <table:table-cell office:value-type="string">
            <text:p>M</text:p>
          </table:table-cell>
          <table:table-cell office:value-type="string">
            <text:p>14-Jan-74</text:p>
          </table:table-cell>
          <table:table-cell office:value-type="string">
            <text:p>Indian</text:p>
          </table:table-cell>
          <table:table-cell office:value-type="string">
            <text:p>sunil.desai@vvfltd.com</text:p>
          </table:table-cell>
          <table:table-cell office:value-type="string">
            <text:p/>
          </table:table-cell>
          <table:table-cell office:value-type="string">
            <text:p>AHKPD0608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vik.ban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2-Jan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14</text:p>
          </table:table-cell>
          <table:table-cell office:value-type="string">
            <text:p>10002914</text:p>
          </table:table-cell>
          <table:table-cell office:value-type="string">
            <text:p>Ramesh</text:p>
          </table:table-cell>
          <table:table-cell office:value-type="string">
            <text:p>Krishna</text:p>
          </table:table-cell>
          <table:table-cell office:value-type="string">
            <text:p>Doraiswami</text:p>
          </table:table-cell>
          <table:table-cell office:value-type="string">
            <text:p>M</text:p>
          </table:table-cell>
          <table:table-cell office:value-type="string">
            <text:p>28-Dec-64</text:p>
          </table:table-cell>
          <table:table-cell office:value-type="string">
            <text:p>Indian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AEPD4216D</text:p>
          </table:table-cell>
          <table:table-cell office:value-type="string">
            <text:p>Managing Director</text:p>
          </table:table-cell>
          <table:table-cell office:value-type="string">
            <text:p>SMC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MD Office</text:p>
          </table:table-cell>
          <table:table-cell office:value-type="string">
            <text:p>07-Jan-13</text:p>
          </table:table-cell>
          <table:table-cell office:value-type="string">
            <text:p>rustom.josh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24</text:p>
          </table:table-cell>
          <table:table-cell office:value-type="string">
            <text:p>10002924</text:p>
          </table:table-cell>
          <table:table-cell office:value-type="string">
            <text:p>BHAUSO</text:p>
          </table:table-cell>
          <table:table-cell office:value-type="string">
            <text:p>H.</text:p>
          </table:table-cell>
          <table:table-cell office:value-type="string">
            <text:p>GURGUDE</text:p>
          </table:table-cell>
          <table:table-cell office:value-type="string">
            <text:p>M</text:p>
          </table:table-cell>
          <table:table-cell office:value-type="string">
            <text:p>11-Feb-89</text:p>
          </table:table-cell>
          <table:table-cell office:value-type="string">
            <text:p>Indian</text:p>
          </table:table-cell>
          <table:table-cell office:value-type="string">
            <text:p>bhausao.gurgude@vvfltd.com</text:p>
          </table:table-cell>
          <table:table-cell office:value-type="string">
            <text:p/>
          </table:table-cell>
          <table:table-cell office:value-type="string">
            <text:p>AYFPG8450P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1-Jan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35</text:p>
          </table:table-cell>
          <table:table-cell office:value-type="string">
            <text:p>10002935</text:p>
          </table:table-cell>
          <table:table-cell office:value-type="string">
            <text:p>Rupesh</text:p>
          </table:table-cell>
          <table:table-cell office:value-type="string">
            <text:p>Laxman</text:p>
          </table:table-cell>
          <table:table-cell office:value-type="string">
            <text:p>Acharekar</text:p>
          </table:table-cell>
          <table:table-cell office:value-type="string">
            <text:p>M</text:p>
          </table:table-cell>
          <table:table-cell office:value-type="string">
            <text:p>22-Feb-80</text:p>
          </table:table-cell>
          <table:table-cell office:value-type="string">
            <text:p>Indian</text:p>
          </table:table-cell>
          <table:table-cell office:value-type="string">
            <text:p>rupesh.acharekar@vvfltd.com</text:p>
          </table:table-cell>
          <table:table-cell office:value-type="string">
            <text:p/>
          </table:table-cell>
          <table:table-cell office:value-type="string">
            <text:p>AHLPA6555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ajeev.chaub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4-Feb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36</text:p>
          </table:table-cell>
          <table:table-cell office:value-type="string">
            <text:p>10002936</text:p>
          </table:table-cell>
          <table:table-cell office:value-type="string">
            <text:p>DATTA</text:p>
          </table:table-cell>
          <table:table-cell office:value-type="string">
            <text:p/>
          </table:table-cell>
          <table:table-cell office:value-type="string">
            <text:p>MANE</text:p>
          </table:table-cell>
          <table:table-cell office:value-type="string">
            <text:p>M</text:p>
          </table:table-cell>
          <table:table-cell office:value-type="string">
            <text:p>08-Dec-83</text:p>
          </table:table-cell>
          <table:table-cell office:value-type="string">
            <text:p>Indian</text:p>
          </table:table-cell>
          <table:table-cell office:value-type="string">
            <text:p>datta.mane@vvfltd.com</text:p>
          </table:table-cell>
          <table:table-cell office:value-type="string">
            <text:p/>
          </table:table-cell>
          <table:table-cell office:value-type="string">
            <text:p>AOHPM2228K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01-Feb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38</text:p>
          </table:table-cell>
          <table:table-cell office:value-type="string">
            <text:p>10002938</text:p>
          </table:table-cell>
          <table:table-cell office:value-type="string">
            <text:p>ASHOKRAO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01-Jun-66</text:p>
          </table:table-cell>
          <table:table-cell office:value-type="string">
            <text:p>Indian</text:p>
          </table:table-cell>
          <table:table-cell office:value-type="string">
            <text:p>ashokrao.patil@vvfltd.com</text:p>
          </table:table-cell>
          <table:table-cell office:value-type="string">
            <text:p/>
          </table:table-cell>
          <table:table-cell office:value-type="string">
            <text:p>AKSPP5212F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11-Feb-13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45</text:p>
          </table:table-cell>
          <table:table-cell office:value-type="string">
            <text:p>10002945</text:p>
          </table:table-cell>
          <table:table-cell office:value-type="string">
            <text:p>MAHATMA</text:p>
          </table:table-cell>
          <table:table-cell office:value-type="string">
            <text:p>NAND</text:p>
          </table:table-cell>
          <table:table-cell office:value-type="string">
            <text:p>JHUNELA</text:p>
          </table:table-cell>
          <table:table-cell office:value-type="string">
            <text:p>M</text:p>
          </table:table-cell>
          <table:table-cell office:value-type="string">
            <text:p>12-Aug-69</text:p>
          </table:table-cell>
          <table:table-cell office:value-type="string">
            <text:p>Indian</text:p>
          </table:table-cell>
          <table:table-cell office:value-type="string">
            <text:p>mahatma.jhunela@vvfltd.com</text:p>
          </table:table-cell>
          <table:table-cell office:value-type="string">
            <text:p/>
          </table:table-cell>
          <table:table-cell office:value-type="string">
            <text:p>AECPJ1447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hashibhushan.sharma@vvfltd.com</text:p>
          </table:table-cell>
          <table:table-cell office:value-type="string">
            <text:p>manpreet.singh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14-Feb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47</text:p>
          </table:table-cell>
          <table:table-cell office:value-type="string">
            <text:p>10002947</text:p>
          </table:table-cell>
          <table:table-cell office:value-type="string">
            <text:p>Subrata</text:p>
          </table:table-cell>
          <table:table-cell office:value-type="string">
            <text:p>Swapan</text:p>
          </table:table-cell>
          <table:table-cell office:value-type="string">
            <text:p>Debnath</text:p>
          </table:table-cell>
          <table:table-cell office:value-type="string">
            <text:p>M</text:p>
          </table:table-cell>
          <table:table-cell office:value-type="string">
            <text:p>11-Nov-75</text:p>
          </table:table-cell>
          <table:table-cell office:value-type="string">
            <text:p>Indian</text:p>
          </table:table-cell>
          <table:table-cell office:value-type="string">
            <text:p>subrata.debnath@vvfltd.com</text:p>
          </table:table-cell>
          <table:table-cell office:value-type="string">
            <text:p/>
          </table:table-cell>
          <table:table-cell office:value-type="string">
            <text:p>AHQPD7856G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pratyaya.chakrabarti@vvfltd.com</text:p>
          </table:table-cell>
          <table:table-cell office:value-type="string">
            <text:p>amarjit.mish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14-Feb-13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57</text:p>
          </table:table-cell>
          <table:table-cell office:value-type="string">
            <text:p>10002957</text:p>
          </table:table-cell>
          <table:table-cell office:value-type="string">
            <text:p>Vidyadhar</text:p>
          </table:table-cell>
          <table:table-cell office:value-type="string">
            <text:p>Jagannatha</text:p>
          </table:table-cell>
          <table:table-cell office:value-type="string">
            <text:p>Parab</text:p>
          </table:table-cell>
          <table:table-cell office:value-type="string">
            <text:p>M</text:p>
          </table:table-cell>
          <table:table-cell office:value-type="string">
            <text:p>25-Oct-72</text:p>
          </table:table-cell>
          <table:table-cell office:value-type="string">
            <text:p>Indian</text:p>
          </table:table-cell>
          <table:table-cell office:value-type="string">
            <text:p>vidyadhar.parab@vvfltd.com</text:p>
          </table:table-cell>
          <table:table-cell office:value-type="string">
            <text:p/>
          </table:table-cell>
          <table:table-cell office:value-type="string">
            <text:p>AHVPP9677Q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27-Feb-13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67</text:p>
          </table:table-cell>
          <table:table-cell office:value-type="string">
            <text:p>10002967</text:p>
          </table:table-cell>
          <table:table-cell office:value-type="string">
            <text:p>Varsha</text:p>
          </table:table-cell>
          <table:table-cell office:value-type="string">
            <text:p>Mahesh</text:p>
          </table:table-cell>
          <table:table-cell office:value-type="string">
            <text:p>Bhosale</text:p>
          </table:table-cell>
          <table:table-cell office:value-type="string">
            <text:p>F</text:p>
          </table:table-cell>
          <table:table-cell office:value-type="string">
            <text:p>21-Sep-82</text:p>
          </table:table-cell>
          <table:table-cell office:value-type="string">
            <text:p>Indian</text:p>
          </table:table-cell>
          <table:table-cell office:value-type="string">
            <text:p>varsha.kamble@vvfltd.com</text:p>
          </table:table-cell>
          <table:table-cell office:value-type="string">
            <text:p/>
          </table:table-cell>
          <table:table-cell office:value-type="string">
            <text:p>BAPPK3530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5-Mar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69</text:p>
          </table:table-cell>
          <table:table-cell office:value-type="string">
            <text:p>10002969</text:p>
          </table:table-cell>
          <table:table-cell office:value-type="string">
            <text:p>Mahesh</text:p>
          </table:table-cell>
          <table:table-cell office:value-type="string">
            <text:p>Ramkrishna</text:p>
          </table:table-cell>
          <table:table-cell office:value-type="string">
            <text:p>Hindlekar</text:p>
          </table:table-cell>
          <table:table-cell office:value-type="string">
            <text:p>M</text:p>
          </table:table-cell>
          <table:table-cell office:value-type="string">
            <text:p>12-Jun-83</text:p>
          </table:table-cell>
          <table:table-cell office:value-type="string">
            <text:p>Indian</text:p>
          </table:table-cell>
          <table:table-cell office:value-type="string">
            <text:p>mahesh.hindlekar@vvfltd.com</text:p>
          </table:table-cell>
          <table:table-cell office:value-type="string">
            <text:p/>
          </table:table-cell>
          <table:table-cell office:value-type="string">
            <text:p>ACVPH4964P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nandrao.sang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08-Mar-13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75</text:p>
          </table:table-cell>
          <table:table-cell office:value-type="string">
            <text:p>10002975</text:p>
          </table:table-cell>
          <table:table-cell office:value-type="string">
            <text:p>Delna</text:p>
          </table:table-cell>
          <table:table-cell office:value-type="string">
            <text:p>Rustom</text:p>
          </table:table-cell>
          <table:table-cell office:value-type="string">
            <text:p>Joshi</text:p>
          </table:table-cell>
          <table:table-cell office:value-type="string">
            <text:p>F</text:p>
          </table:table-cell>
          <table:table-cell office:value-type="string">
            <text:p>16-Jun-88</text:p>
          </table:table-cell>
          <table:table-cell office:value-type="string">
            <text:p>Indian</text:p>
          </table:table-cell>
          <table:table-cell office:value-type="string">
            <text:p>delna.joshi@vvfltd.com</text:p>
          </table:table-cell>
          <table:table-cell office:value-type="string">
            <text:p/>
          </table:table-cell>
          <table:table-cell office:value-type="string">
            <text:p>AQFPJ6393Q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marjit.mishra@vvfltd.com</text:p>
          </table:table-cell>
          <table:table-cell office:value-type="string">
            <text:p>rustom.josh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11-Mar-13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80</text:p>
          </table:table-cell>
          <table:table-cell office:value-type="string">
            <text:p>10002980</text:p>
          </table:table-cell>
          <table:table-cell office:value-type="string">
            <text:p>HRUSHIKESH</text:p>
          </table:table-cell>
          <table:table-cell office:value-type="string">
            <text:p/>
          </table:table-cell>
          <table:table-cell office:value-type="string">
            <text:p>CHAVAN</text:p>
          </table:table-cell>
          <table:table-cell office:value-type="string">
            <text:p>M</text:p>
          </table:table-cell>
          <table:table-cell office:value-type="string">
            <text:p>25-May-86</text:p>
          </table:table-cell>
          <table:table-cell office:value-type="string">
            <text:p>Indian</text:p>
          </table:table-cell>
          <table:table-cell office:value-type="string">
            <text:p>hrushikesh.chavan@vvfltd.com</text:p>
          </table:table-cell>
          <table:table-cell office:value-type="string">
            <text:p/>
          </table:table-cell>
          <table:table-cell office:value-type="string">
            <text:p>AMPPC5678K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25-Mar-13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81</text:p>
          </table:table-cell>
          <table:table-cell office:value-type="string">
            <text:p>10002981</text:p>
          </table:table-cell>
          <table:table-cell office:value-type="string">
            <text:p>Kailash</text:p>
          </table:table-cell>
          <table:table-cell office:value-type="string">
            <text:p>Bhagchand</text:p>
          </table:table-cell>
          <table:table-cell office:value-type="string">
            <text:p>Kandoi</text:p>
          </table:table-cell>
          <table:table-cell office:value-type="string">
            <text:p>M</text:p>
          </table:table-cell>
          <table:table-cell office:value-type="string">
            <text:p>26-Oct-75</text:p>
          </table:table-cell>
          <table:table-cell office:value-type="string">
            <text:p>Indian</text:p>
          </table:table-cell>
          <table:table-cell office:value-type="string">
            <text:p>kailash.kandoi@vvfltd.com</text:p>
          </table:table-cell>
          <table:table-cell office:value-type="string">
            <text:p/>
          </table:table-cell>
          <table:table-cell office:value-type="string">
            <text:p>ARLPK4950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Apr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2993</text:p>
          </table:table-cell>
          <table:table-cell office:value-type="string">
            <text:p>10002993</text:p>
          </table:table-cell>
          <table:table-cell office:value-type="string">
            <text:p>Premesh</text:p>
          </table:table-cell>
          <table:table-cell office:value-type="string">
            <text:p>Pinakin</text:p>
          </table:table-cell>
          <table:table-cell office:value-type="string">
            <text:p>Dave</text:p>
          </table:table-cell>
          <table:table-cell office:value-type="string">
            <text:p>M</text:p>
          </table:table-cell>
          <table:table-cell office:value-type="string">
            <text:p>25-Feb-78</text:p>
          </table:table-cell>
          <table:table-cell office:value-type="string">
            <text:p>Indian</text:p>
          </table:table-cell>
          <table:table-cell office:value-type="string">
            <text:p>premesh.dave@vvfltd.com</text:p>
          </table:table-cell>
          <table:table-cell office:value-type="string">
            <text:p/>
          </table:table-cell>
          <table:table-cell office:value-type="string">
            <text:p>AEUPD2313R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anand.kastur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0-Apr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09</text:p>
          </table:table-cell>
          <table:table-cell office:value-type="string">
            <text:p>10003009</text:p>
          </table:table-cell>
          <table:table-cell office:value-type="string">
            <text:p>Kishor</text:p>
          </table:table-cell>
          <table:table-cell office:value-type="string">
            <text:p>Narayanrao</text:p>
          </table:table-cell>
          <table:table-cell office:value-type="string">
            <text:p>Salunke</text:p>
          </table:table-cell>
          <table:table-cell office:value-type="string">
            <text:p>M</text:p>
          </table:table-cell>
          <table:table-cell office:value-type="string">
            <text:p>11-Oct-67</text:p>
          </table:table-cell>
          <table:table-cell office:value-type="string">
            <text:p>Indian</text:p>
          </table:table-cell>
          <table:table-cell office:value-type="string">
            <text:p>kishor.salunke@vvfltd.com</text:p>
          </table:table-cell>
          <table:table-cell office:value-type="string">
            <text:p/>
          </table:table-cell>
          <table:table-cell office:value-type="string">
            <text:p>ALLPS7711C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2-May-13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26</text:p>
          </table:table-cell>
          <table:table-cell office:value-type="string">
            <text:p>10003026</text:p>
          </table:table-cell>
          <table:table-cell office:value-type="string">
            <text:p>HARPREET</text:p>
          </table:table-cell>
          <table:table-cell office:value-type="string">
            <text:p/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11-Apr-91</text:p>
          </table:table-cell>
          <table:table-cell office:value-type="string">
            <text:p>Indian</text:p>
          </table:table-cell>
          <table:table-cell office:value-type="string">
            <text:p>harpreet.singh@vvfltd.com</text:p>
          </table:table-cell>
          <table:table-cell office:value-type="string">
            <text:p/>
          </table:table-cell>
          <table:table-cell office:value-type="string">
            <text:p>CNAPS0926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sad.k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tility</text:p>
          </table:table-cell>
          <table:table-cell office:value-type="string">
            <text:p>15-May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28</text:p>
          </table:table-cell>
          <table:table-cell office:value-type="string">
            <text:p>10003028</text:p>
          </table:table-cell>
          <table:table-cell office:value-type="string">
            <text:p>Vivek</text:p>
          </table:table-cell>
          <table:table-cell office:value-type="string">
            <text:p>Achyut</text:p>
          </table:table-cell>
          <table:table-cell office:value-type="string">
            <text:p>Pawaskar</text:p>
          </table:table-cell>
          <table:table-cell office:value-type="string">
            <text:p>M</text:p>
          </table:table-cell>
          <table:table-cell office:value-type="string">
            <text:p>13-Jun-71</text:p>
          </table:table-cell>
          <table:table-cell office:value-type="string">
            <text:p>Indian</text:p>
          </table:table-cell>
          <table:table-cell office:value-type="string">
            <text:p>vivek.pawaskar@vvfltd.com</text:p>
          </table:table-cell>
          <table:table-cell office:value-type="string">
            <text:p/>
          </table:table-cell>
          <table:table-cell office:value-type="string">
            <text:p>AARPP3079P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20-May-13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29</text:p>
          </table:table-cell>
          <table:table-cell office:value-type="string">
            <text:p>10003029</text:p>
          </table:table-cell>
          <table:table-cell office:value-type="string">
            <text:p>Jayram</text:p>
          </table:table-cell>
          <table:table-cell office:value-type="string">
            <text:p>Gopal</text:p>
          </table:table-cell>
          <table:table-cell office:value-type="string">
            <text:p>Gurav</text:p>
          </table:table-cell>
          <table:table-cell office:value-type="string">
            <text:p>M</text:p>
          </table:table-cell>
          <table:table-cell office:value-type="string">
            <text:p>05-Jun-74</text:p>
          </table:table-cell>
          <table:table-cell office:value-type="string">
            <text:p>Indian</text:p>
          </table:table-cell>
          <table:table-cell office:value-type="string">
            <text:p>jayram.gurav@vvfltd.com</text:p>
          </table:table-cell>
          <table:table-cell office:value-type="string">
            <text:p/>
          </table:table-cell>
          <table:table-cell office:value-type="string">
            <text:p>AGEPG4091R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tomy.k.c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2-May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35</text:p>
          </table:table-cell>
          <table:table-cell office:value-type="string">
            <text:p>10003035</text:p>
          </table:table-cell>
          <table:table-cell office:value-type="string">
            <text:p>LAKHAN</text:p>
          </table:table-cell>
          <table:table-cell office:value-type="string">
            <text:p>SINGH</text:p>
          </table:table-cell>
          <table:table-cell office:value-type="string">
            <text:p>MEENA</text:p>
          </table:table-cell>
          <table:table-cell office:value-type="string">
            <text:p>M</text:p>
          </table:table-cell>
          <table:table-cell office:value-type="string">
            <text:p>06-May-90</text:p>
          </table:table-cell>
          <table:table-cell office:value-type="string">
            <text:p>Indian</text:p>
          </table:table-cell>
          <table:table-cell office:value-type="string">
            <text:p>lakhansingh.meena@vvfltd.com</text:p>
          </table:table-cell>
          <table:table-cell office:value-type="string">
            <text:p/>
          </table:table-cell>
          <table:table-cell office:value-type="string">
            <text:p>BSVPM5179E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abhat.d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7-May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37</text:p>
          </table:table-cell>
          <table:table-cell office:value-type="string">
            <text:p>10003037</text:p>
          </table:table-cell>
          <table:table-cell office:value-type="string">
            <text:p>Madhavan</text:p>
          </table:table-cell>
          <table:table-cell office:value-type="string">
            <text:p/>
          </table:table-cell>
          <table:table-cell office:value-type="string">
            <text:p>Dakshinamurthy</text:p>
          </table:table-cell>
          <table:table-cell office:value-type="string">
            <text:p>M</text:p>
          </table:table-cell>
          <table:table-cell office:value-type="string">
            <text:p>27-Jun-90</text:p>
          </table:table-cell>
          <table:table-cell office:value-type="string">
            <text:p>Indian</text:p>
          </table:table-cell>
          <table:table-cell office:value-type="string">
            <text:p>madhavan.dakshinamurthy@vvfltd.com</text:p>
          </table:table-cell>
          <table:table-cell office:value-type="string">
            <text:p/>
          </table:table-cell>
          <table:table-cell office:value-type="string">
            <text:p>BFTPD1309E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27-May-13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63</text:p>
          </table:table-cell>
          <table:table-cell office:value-type="string">
            <text:p>10003063</text:p>
          </table:table-cell>
          <table:table-cell office:value-type="string">
            <text:p>AVINASH</text:p>
          </table:table-cell>
          <table:table-cell office:value-type="string">
            <text:p/>
          </table:table-cell>
          <table:table-cell office:value-type="string">
            <text:p>KUMAR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avinash.kumar@vvfltd.com</text:p>
          </table:table-cell>
          <table:table-cell office:value-type="string">
            <text:p/>
          </table:table-cell>
          <table:table-cell office:value-type="string">
            <text:p>BBFPK7594C</text:p>
          </table:table-cell>
          <table:table-cell office:value-type="string">
            <text:p>Junior Executive
</text:p>
          </table:table-cell>
          <table:table-cell office:value-type="string">
            <text:p>JMC</text:p>
          </table:table-cell>
          <table:table-cell office:value-type="string">
            <text:p>mohit.gogi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
</text:p>
          </table:table-cell>
          <table:table-cell office:value-type="string">
            <text:p>24-Jun-13
</text:p>
          </table:table-cell>
          <table:table-cell office:value-type="string">
            <text:p>sunil.singh@vvfltd.com</text:p>
          </table:table-cell>
          <table:table-cell office:value-type="string">
            <text:p>CMB Mfg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7 16:50:06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
</text:p>
          </table:table-cell>
          <table:table-cell office:value-type="string">
            <text:p>pratyaya.chakrabarti@vvfltd.com
</text:p>
          </table:table-cell>
          <table:table-cell office:value-type="string">
            <text:p>Ramadhi Sen
</text:p>
          </table:table-cell>
          <table:table-cell office:value-type="string">
            <text:p>ramadhi.sen@vvfltd.com
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66</text:p>
          </table:table-cell>
          <table:table-cell office:value-type="string">
            <text:p>10003066</text:p>
          </table:table-cell>
          <table:table-cell office:value-type="string">
            <text:p>JAGDISH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jagdish.kumar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hendra.uttam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72</text:p>
          </table:table-cell>
          <table:table-cell office:value-type="string">
            <text:p>10003072</text:p>
          </table:table-cell>
          <table:table-cell office:value-type="string">
            <text:p>SATISH</text:p>
          </table:table-cell>
          <table:table-cell office:value-type="string">
            <text:p/>
          </table:table-cell>
          <table:table-cell office:value-type="string">
            <text:p>ADAKE</text:p>
          </table:table-cell>
          <table:table-cell office:value-type="string">
            <text:p>M</text:p>
          </table:table-cell>
          <table:table-cell office:value-type="string">
            <text:p>16-Aug-91</text:p>
          </table:table-cell>
          <table:table-cell office:value-type="string">
            <text:p>Indian</text:p>
          </table:table-cell>
          <table:table-cell office:value-type="string">
            <text:p>satish.adake@vvfltd.com</text:p>
          </table:table-cell>
          <table:table-cell office:value-type="string">
            <text:p/>
          </table:table-cell>
          <table:table-cell office:value-type="string">
            <text:p>BHVPA5253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lesh.agraw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73</text:p>
          </table:table-cell>
          <table:table-cell office:value-type="string">
            <text:p>10003073</text:p>
          </table:table-cell>
          <table:table-cell office:value-type="string">
            <text:p>VIKAS</text:p>
          </table:table-cell>
          <table:table-cell office:value-type="string">
            <text:p/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01-Jun-91</text:p>
          </table:table-cell>
          <table:table-cell office:value-type="string">
            <text:p>Indian</text:p>
          </table:table-cell>
          <table:table-cell office:value-type="string">
            <text:p>vikas.jadhav@vvfltd.com</text:p>
          </table:table-cell>
          <table:table-cell office:value-type="string">
            <text:p/>
          </table:table-cell>
          <table:table-cell office:value-type="string">
            <text:p>APUPJ0180R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74</text:p>
          </table:table-cell>
          <table:table-cell office:value-type="string">
            <text:p>10003074</text:p>
          </table:table-cell>
          <table:table-cell office:value-type="string">
            <text:p>VITTHAL</text:p>
          </table:table-cell>
          <table:table-cell office:value-type="string">
            <text:p/>
          </table:table-cell>
          <table:table-cell office:value-type="string">
            <text:p>JAGDALE</text:p>
          </table:table-cell>
          <table:table-cell office:value-type="string">
            <text:p>M</text:p>
          </table:table-cell>
          <table:table-cell office:value-type="string">
            <text:p>21-Jun-91</text:p>
          </table:table-cell>
          <table:table-cell office:value-type="string">
            <text:p>Indian</text:p>
          </table:table-cell>
          <table:table-cell office:value-type="string">
            <text:p>vitthal.jagdale@vvfltd.com</text:p>
          </table:table-cell>
          <table:table-cell office:value-type="string">
            <text:p/>
          </table:table-cell>
          <table:table-cell office:value-type="string">
            <text:p>AXAPJ7923L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80</text:p>
          </table:table-cell>
          <table:table-cell office:value-type="string">
            <text:p>10003080</text:p>
          </table:table-cell>
          <table:table-cell office:value-type="string">
            <text:p>ABHIJEET</text:p>
          </table:table-cell>
          <table:table-cell office:value-type="string">
            <text:p/>
          </table:table-cell>
          <table:table-cell office:value-type="string">
            <text:p>SHINDE</text:p>
          </table:table-cell>
          <table:table-cell office:value-type="string">
            <text:p>M</text:p>
          </table:table-cell>
          <table:table-cell office:value-type="string">
            <text:p>19-Jun-92</text:p>
          </table:table-cell>
          <table:table-cell office:value-type="string">
            <text:p>Indian</text:p>
          </table:table-cell>
          <table:table-cell office:value-type="string">
            <text:p>abhijeet.shinde@vvfltd.com</text:p>
          </table:table-cell>
          <table:table-cell office:value-type="string">
            <text:p/>
          </table:table-cell>
          <table:table-cell office:value-type="string">
            <text:p>DOZPS5297P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esh.mas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84</text:p>
          </table:table-cell>
          <table:table-cell office:value-type="string">
            <text:p>10003084</text:p>
          </table:table-cell>
          <table:table-cell office:value-type="string">
            <text:p>ROHAN</text:p>
          </table:table-cell>
          <table:table-cell office:value-type="string">
            <text:p/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19-Jan-90</text:p>
          </table:table-cell>
          <table:table-cell office:value-type="string">
            <text:p>Indian</text:p>
          </table:table-cell>
          <table:table-cell office:value-type="string">
            <text:p>rohan.jadhav@vvfltd.com</text:p>
          </table:table-cell>
          <table:table-cell office:value-type="string">
            <text:p/>
          </table:table-cell>
          <table:table-cell office:value-type="string">
            <text:p>AWSPJ5695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01-Jul-13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85</text:p>
          </table:table-cell>
          <table:table-cell office:value-type="string">
            <text:p>10003085</text:p>
          </table:table-cell>
          <table:table-cell office:value-type="string">
            <text:p>ABHISHEK</text:p>
          </table:table-cell>
          <table:table-cell office:value-type="string">
            <text:p/>
          </table:table-cell>
          <table:table-cell office:value-type="string">
            <text:p>AUTI</text:p>
          </table:table-cell>
          <table:table-cell office:value-type="string">
            <text:p>M</text:p>
          </table:table-cell>
          <table:table-cell office:value-type="string">
            <text:p>12-May-91</text:p>
          </table:table-cell>
          <table:table-cell office:value-type="string">
            <text:p>Indian</text:p>
          </table:table-cell>
          <table:table-cell office:value-type="string">
            <text:p>abhishek.auti@vvfltd.com</text:p>
          </table:table-cell>
          <table:table-cell office:value-type="string">
            <text:p/>
          </table:table-cell>
          <table:table-cell office:value-type="string">
            <text:p>BFXPA9664K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9-Jul-13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088</text:p>
          </table:table-cell>
          <table:table-cell office:value-type="string">
            <text:p>10003088</text:p>
          </table:table-cell>
          <table:table-cell office:value-type="string">
            <text:p>Shivaji</text:p>
          </table:table-cell>
          <table:table-cell office:value-type="string">
            <text:p>Sambhu</text:p>
          </table:table-cell>
          <table:table-cell office:value-type="string">
            <text:p>Dhepe</text:p>
          </table:table-cell>
          <table:table-cell office:value-type="string">
            <text:p>M</text:p>
          </table:table-cell>
          <table:table-cell office:value-type="string">
            <text:p>01-Jun-68</text:p>
          </table:table-cell>
          <table:table-cell office:value-type="string">
            <text:p>Indian</text:p>
          </table:table-cell>
          <table:table-cell office:value-type="string">
            <text:p>shivaji.dhepe@vvfltd.com</text:p>
          </table:table-cell>
          <table:table-cell office:value-type="string">
            <text:p/>
          </table:table-cell>
          <table:table-cell office:value-type="string">
            <text:p>ALRPD0629E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anant.pedne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15-Jul-13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05</text:p>
          </table:table-cell>
          <table:table-cell office:value-type="string">
            <text:p>10003105</text:p>
          </table:table-cell>
          <table:table-cell office:value-type="string">
            <text:p>Varghese</text:p>
          </table:table-cell>
          <table:table-cell office:value-type="string">
            <text:p>E.</text:p>
          </table:table-cell>
          <table:table-cell office:value-type="string">
            <text:p>Jose</text:p>
          </table:table-cell>
          <table:table-cell office:value-type="string">
            <text:p>M</text:p>
          </table:table-cell>
          <table:table-cell office:value-type="string">
            <text:p>16-Jul-81</text:p>
          </table:table-cell>
          <table:table-cell office:value-type="string">
            <text:p>Indian</text:p>
          </table:table-cell>
          <table:table-cell office:value-type="string">
            <text:p>varghese.jose@vvfltd.com</text:p>
          </table:table-cell>
          <table:table-cell office:value-type="string">
            <text:p/>
          </table:table-cell>
          <table:table-cell office:value-type="string">
            <text:p>AAKPE4682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krishnan.v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1-Aug-13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10</text:p>
          </table:table-cell>
          <table:table-cell office:value-type="string">
            <text:p>10003110</text:p>
          </table:table-cell>
          <table:table-cell office:value-type="string">
            <text:p>AVINASH</text:p>
          </table:table-cell>
          <table:table-cell office:value-type="string">
            <text:p/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09-Oct-82</text:p>
          </table:table-cell>
          <table:table-cell office:value-type="string">
            <text:p>Indian</text:p>
          </table:table-cell>
          <table:table-cell office:value-type="string">
            <text:p>avinash.jadhav@vvfltd.com</text:p>
          </table:table-cell>
          <table:table-cell office:value-type="string">
            <text:p/>
          </table:table-cell>
          <table:table-cell office:value-type="string">
            <text:p>AMCPJ0690D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cise</text:p>
          </table:table-cell>
          <table:table-cell office:value-type="string">
            <text:p>05-Aug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14</text:p>
          </table:table-cell>
          <table:table-cell office:value-type="string">
            <text:p>10003114</text:p>
          </table:table-cell>
          <table:table-cell office:value-type="string">
            <text:p>Puranmal</text:p>
          </table:table-cell>
          <table:table-cell office:value-type="string">
            <text:p>Ramprasad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02-May-65</text:p>
          </table:table-cell>
          <table:table-cell office:value-type="string">
            <text:p>Indian</text:p>
          </table:table-cell>
          <table:table-cell office:value-type="string">
            <text:p>puranmal.sharma@vvfltd.com</text:p>
          </table:table-cell>
          <table:table-cell office:value-type="string">
            <text:p/>
          </table:table-cell>
          <table:table-cell office:value-type="string">
            <text:p>ANXPS0813P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dinesh.kabr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26-Aug-13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24</text:p>
          </table:table-cell>
          <table:table-cell office:value-type="string">
            <text:p>10003124</text:p>
          </table:table-cell>
          <table:table-cell office:value-type="string">
            <text:p>Sudesh</text:p>
          </table:table-cell>
          <table:table-cell office:value-type="string">
            <text:p>Mani</text:p>
          </table:table-cell>
          <table:table-cell office:value-type="string">
            <text:p>Nair</text:p>
          </table:table-cell>
          <table:table-cell office:value-type="string">
            <text:p>M</text:p>
          </table:table-cell>
          <table:table-cell office:value-type="string">
            <text:p>30-Jun-76</text:p>
          </table:table-cell>
          <table:table-cell office:value-type="string">
            <text:p>Indian</text:p>
          </table:table-cell>
          <table:table-cell office:value-type="string">
            <text:p>sudesh.nair@vvfltd.com</text:p>
          </table:table-cell>
          <table:table-cell office:value-type="string">
            <text:p/>
          </table:table-cell>
          <table:table-cell office:value-type="string">
            <text:p>AJMPN0860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30-Sep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27</text:p>
          </table:table-cell>
          <table:table-cell office:value-type="string">
            <text:p>10003127</text:p>
          </table:table-cell>
          <table:table-cell office:value-type="string">
            <text:p>Vinayak</text:p>
          </table:table-cell>
          <table:table-cell office:value-type="string">
            <text:p>Parsharam</text:p>
          </table:table-cell>
          <table:table-cell office:value-type="string">
            <text:p>Jadhav</text:p>
          </table:table-cell>
          <table:table-cell office:value-type="string">
            <text:p>M</text:p>
          </table:table-cell>
          <table:table-cell office:value-type="string">
            <text:p>04-Feb-75</text:p>
          </table:table-cell>
          <table:table-cell office:value-type="string">
            <text:p>Indian</text:p>
          </table:table-cell>
          <table:table-cell office:value-type="string">
            <text:p>vinayak.jadhav@vvfltd.com</text:p>
          </table:table-cell>
          <table:table-cell office:value-type="string">
            <text:p/>
          </table:table-cell>
          <table:table-cell office:value-type="string">
            <text:p>AHCPJ9659D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vivek.pawas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8-Sep-13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30</text:p>
          </table:table-cell>
          <table:table-cell office:value-type="string">
            <text:p>10003130</text:p>
          </table:table-cell>
          <table:table-cell office:value-type="string">
            <text:p>PAYAL</text:p>
          </table:table-cell>
          <table:table-cell office:value-type="string">
            <text:p/>
          </table:table-cell>
          <table:table-cell office:value-type="string">
            <text:p>SHAH</text:p>
          </table:table-cell>
          <table:table-cell office:value-type="string">
            <text:p>F</text:p>
          </table:table-cell>
          <table:table-cell office:value-type="string">
            <text:p>31-May-85</text:p>
          </table:table-cell>
          <table:table-cell office:value-type="string">
            <text:p>Indian</text:p>
          </table:table-cell>
          <table:table-cell office:value-type="string">
            <text:p>Payal.shah@vvfltd.com</text:p>
          </table:table-cell>
          <table:table-cell office:value-type="string">
            <text:p/>
          </table:table-cell>
          <table:table-cell office:value-type="string">
            <text:p>CFUPS5245G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30-Sep-13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75</text:p>
          </table:table-cell>
          <table:table-cell office:value-type="string">
            <text:p>10003175</text:p>
          </table:table-cell>
          <table:table-cell office:value-type="string">
            <text:p>Hemant</text:p>
          </table:table-cell>
          <table:table-cell office:value-type="string">
            <text:p>Vasant</text:p>
          </table:table-cell>
          <table:table-cell office:value-type="string">
            <text:p>Deshmukh</text:p>
          </table:table-cell>
          <table:table-cell office:value-type="string">
            <text:p>M</text:p>
          </table:table-cell>
          <table:table-cell office:value-type="string">
            <text:p>28-Jul-76</text:p>
          </table:table-cell>
          <table:table-cell office:value-type="string">
            <text:p>Indian</text:p>
          </table:table-cell>
          <table:table-cell office:value-type="string">
            <text:p>hemant.deshmukh@vvfltd.com</text:p>
          </table:table-cell>
          <table:table-cell office:value-type="string">
            <text:p/>
          </table:table-cell>
          <table:table-cell office:value-type="string">
            <text:p>AIPPD3172K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2-Dec-13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81</text:p>
          </table:table-cell>
          <table:table-cell office:value-type="string">
            <text:p>10003181</text:p>
          </table:table-cell>
          <table:table-cell office:value-type="string">
            <text:p>Jayaram</text:p>
          </table:table-cell>
          <table:table-cell office:value-type="string">
            <text:p>Deenabandhu</text:p>
          </table:table-cell>
          <table:table-cell office:value-type="string">
            <text:p>Patra</text:p>
          </table:table-cell>
          <table:table-cell office:value-type="string">
            <text:p>M</text:p>
          </table:table-cell>
          <table:table-cell office:value-type="string">
            <text:p>14-Jul-74</text:p>
          </table:table-cell>
          <table:table-cell office:value-type="string">
            <text:p>Indian</text:p>
          </table:table-cell>
          <table:table-cell office:value-type="string">
            <text:p>jayaram.patra@vvfltd.com</text:p>
          </table:table-cell>
          <table:table-cell office:value-type="string">
            <text:p/>
          </table:table-cell>
          <table:table-cell office:value-type="string">
            <text:p>AQJPP9083H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anjay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gal &amp; Secretarial</text:p>
          </table:table-cell>
          <table:table-cell office:value-type="string">
            <text:p>10-Dec-13</text:p>
          </table:table-cell>
          <table:table-cell office:value-type="string">
            <text:p>mohan.sonar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an Sonar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193</text:p>
          </table:table-cell>
          <table:table-cell office:value-type="string">
            <text:p>10003193</text:p>
          </table:table-cell>
          <table:table-cell office:value-type="string">
            <text:p>Govindadas</text:p>
          </table:table-cell>
          <table:table-cell office:value-type="string">
            <text:p>V. C</text:p>
          </table:table-cell>
          <table:table-cell office:value-type="string">
            <text:p>Ramdas</text:p>
          </table:table-cell>
          <table:table-cell office:value-type="string">
            <text:p>M</text:p>
          </table:table-cell>
          <table:table-cell office:value-type="string">
            <text:p>15-Feb-73</text:p>
          </table:table-cell>
          <table:table-cell office:value-type="string">
            <text:p>Indian</text:p>
          </table:table-cell>
          <table:table-cell office:value-type="string">
            <text:p>govindadas.ramadas@vvfltd.com</text:p>
          </table:table-cell>
          <table:table-cell office:value-type="string">
            <text:p/>
          </table:table-cell>
          <table:table-cell office:value-type="string">
            <text:p>AFDPR4642D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02-Jan-14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hennai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12</text:p>
          </table:table-cell>
          <table:table-cell office:value-type="string">
            <text:p>10003212</text:p>
          </table:table-cell>
          <table:table-cell office:value-type="string">
            <text:p>Sonali</text:p>
          </table:table-cell>
          <table:table-cell office:value-type="string">
            <text:p>Satish</text:p>
          </table:table-cell>
          <table:table-cell office:value-type="string">
            <text:p>Chitale</text:p>
          </table:table-cell>
          <table:table-cell office:value-type="string">
            <text:p>F</text:p>
          </table:table-cell>
          <table:table-cell office:value-type="string">
            <text:p>10-May-89</text:p>
          </table:table-cell>
          <table:table-cell office:value-type="string">
            <text:p>Indian</text:p>
          </table:table-cell>
          <table:table-cell office:value-type="string">
            <text:p>sonali.chitale@vvfltd.com</text:p>
          </table:table-cell>
          <table:table-cell office:value-type="string">
            <text:p/>
          </table:table-cell>
          <table:table-cell office:value-type="string">
            <text:p>AMVPC2908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bhay.bhudoli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0-Feb-14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13</text:p>
          </table:table-cell>
          <table:table-cell office:value-type="string">
            <text:p>10003213</text:p>
          </table:table-cell>
          <table:table-cell office:value-type="string">
            <text:p>Parampuneet</text:p>
          </table:table-cell>
          <table:table-cell office:value-type="string">
            <text:p/>
          </table:table-cell>
          <table:table-cell office:value-type="string">
            <text:p>Narang</text:p>
          </table:table-cell>
          <table:table-cell office:value-type="string">
            <text:p>Male</text:p>
          </table:table-cell>
          <table:table-cell office:value-type="string">
            <text:p>18-Aug-87</text:p>
          </table:table-cell>
          <table:table-cell office:value-type="string">
            <text:p>Indian</text:p>
          </table:table-cell>
          <table:table-cell office:value-type="string">
            <text:p>param.singh@vvfltd.com</text:p>
          </table:table-cell>
          <table:table-cell office:value-type="string">
            <text:p/>
          </table:table-cell>
          <table:table-cell office:value-type="string">
            <text:p>BPHPS0913K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vironment, Health &amp; Safety</text:p>
          </table:table-cell>
          <table:table-cell office:value-type="string">
            <text:p>20-Feb-14</text:p>
          </table:table-cell>
          <table:table-cell office:value-type="string">
            <text:p>demo.appraisel@gmail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0:37:48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-0001-11-30</text:p>
          </table:table-cell>
          <table:table-cell office:value-type="string">
            <text:p/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31</text:p>
          </table:table-cell>
          <table:table-cell office:value-type="string">
            <text:p>10003231</text:p>
          </table:table-cell>
          <table:table-cell office:value-type="string">
            <text:p>S. Gurumurthy</text:p>
          </table:table-cell>
          <table:table-cell office:value-type="string">
            <text:p>SUNDARARAMAN</text:p>
          </table:table-cell>
          <table:table-cell office:value-type="string">
            <text:p/>
          </table:table-cell>
          <table:table-cell office:value-type="string">
            <text:p>M</text:p>
          </table:table-cell>
          <table:table-cell office:value-type="string">
            <text:p>07-Dec-62</text:p>
          </table:table-cell>
          <table:table-cell office:value-type="string">
            <text:p>Indian</text:p>
          </table:table-cell>
          <table:table-cell office:value-type="string">
            <text:p>s.gurumurthy@vvfltd.com</text:p>
          </table:table-cell>
          <table:table-cell office:value-type="string">
            <text:p/>
          </table:table-cell>
          <table:table-cell office:value-type="string">
            <text:p>ADAPG2355H</text:p>
          </table:table-cell>
          <table:table-cell office:value-type="string">
            <text:p>Associate Vice President</text:p>
          </table:table-cell>
          <table:table-cell office:value-type="string">
            <text:p>SMC</text:p>
          </table:table-cell>
          <table:table-cell office:value-type="string">
            <text:p>brgaikwa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10-Mar-14</text:p>
          </table:table-cell>
          <table:table-cell office:value-type="string">
            <text:p>rustom.josh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78</text:p>
          </table:table-cell>
          <table:table-cell office:value-type="string">
            <text:p>10003278</text:p>
          </table:table-cell>
          <table:table-cell office:value-type="string">
            <text:p>Ramadhi</text:p>
          </table:table-cell>
          <table:table-cell office:value-type="string">
            <text:p>Ramanuj</text:p>
          </table:table-cell>
          <table:table-cell office:value-type="string">
            <text:p>Sen</text:p>
          </table:table-cell>
          <table:table-cell office:value-type="string">
            <text:p>M</text:p>
          </table:table-cell>
          <table:table-cell office:value-type="string">
            <text:p>10-Jan-66</text:p>
          </table:table-cell>
          <table:table-cell office:value-type="string">
            <text:p>Indian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KXPS3803Q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ions</text:p>
          </table:table-cell>
          <table:table-cell office:value-type="string">
            <text:p>02-Jun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80</text:p>
          </table:table-cell>
          <table:table-cell office:value-type="string">
            <text:p>10003280</text:p>
          </table:table-cell>
          <table:table-cell office:value-type="string">
            <text:p>Anand</text:p>
          </table:table-cell>
          <table:table-cell office:value-type="string">
            <text:p>Lakshminarayan</text:p>
          </table:table-cell>
          <table:table-cell office:value-type="string">
            <text:p>Kasturi</text:p>
          </table:table-cell>
          <table:table-cell office:value-type="string">
            <text:p>M</text:p>
          </table:table-cell>
          <table:table-cell office:value-type="string">
            <text:p>05-May-77</text:p>
          </table:table-cell>
          <table:table-cell office:value-type="string">
            <text:p>Indian</text:p>
          </table:table-cell>
          <table:table-cell office:value-type="string">
            <text:p>anand.kasturi@vvfltd.com</text:p>
          </table:table-cell>
          <table:table-cell office:value-type="string">
            <text:p/>
          </table:table-cell>
          <table:table-cell office:value-type="string">
            <text:p>ADQPK1907M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5-Jun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81</text:p>
          </table:table-cell>
          <table:table-cell office:value-type="string">
            <text:p>10003281</text:p>
          </table:table-cell>
          <table:table-cell office:value-type="string">
            <text:p>Kannan</text:p>
          </table:table-cell>
          <table:table-cell office:value-type="string">
            <text:p/>
          </table:table-cell>
          <table:table-cell office:value-type="string">
            <text:p>Sethuraman</text:p>
          </table:table-cell>
          <table:table-cell office:value-type="string">
            <text:p>M</text:p>
          </table:table-cell>
          <table:table-cell office:value-type="string">
            <text:p>03-Jan-74</text:p>
          </table:table-cell>
          <table:table-cell office:value-type="string">
            <text:p>Indi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BBPK7145G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10-Jun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84</text:p>
          </table:table-cell>
          <table:table-cell office:value-type="string">
            <text:p>10003284</text:p>
          </table:table-cell>
          <table:table-cell office:value-type="string">
            <text:p>Manpreet</text:p>
          </table:table-cell>
          <table:table-cell office:value-type="string">
            <text:p/>
          </table:table-cell>
          <table:table-cell office:value-type="string">
            <text:p>Singh</text:p>
          </table:table-cell>
          <table:table-cell office:value-type="string">
            <text:p>M</text:p>
          </table:table-cell>
          <table:table-cell office:value-type="string">
            <text:p>23-May-81</text:p>
          </table:table-cell>
          <table:table-cell office:value-type="string">
            <text:p>Indian</text:p>
          </table:table-cell>
          <table:table-cell office:value-type="string">
            <text:p>manpreet.singh@vvfltd.com</text:p>
          </table:table-cell>
          <table:table-cell office:value-type="string">
            <text:p/>
          </table:table-cell>
          <table:table-cell office:value-type="string">
            <text:p>BUVPS3049F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ores</text:p>
          </table:table-cell>
          <table:table-cell office:value-type="string">
            <text:p>10-Jun-14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286</text:p>
          </table:table-cell>
          <table:table-cell office:value-type="string">
            <text:p>10003286</text:p>
          </table:table-cell>
          <table:table-cell office:value-type="string">
            <text:p>Rohit</text:p>
          </table:table-cell>
          <table:table-cell office:value-type="string">
            <text:p>Sadanand</text:p>
          </table:table-cell>
          <table:table-cell office:value-type="string">
            <text:p>Sonawane</text:p>
          </table:table-cell>
          <table:table-cell office:value-type="string">
            <text:p>M</text:p>
          </table:table-cell>
          <table:table-cell office:value-type="string">
            <text:p>25-May-86</text:p>
          </table:table-cell>
          <table:table-cell office:value-type="string">
            <text:p>Indian</text:p>
          </table:table-cell>
          <table:table-cell office:value-type="string">
            <text:p>rohit.sonawane@vvfltd.com</text:p>
          </table:table-cell>
          <table:table-cell office:value-type="string">
            <text:p/>
          </table:table-cell>
          <table:table-cell office:value-type="string">
            <text:p>BKPPS5330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premesh.dav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19-Jun-14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03</text:p>
          </table:table-cell>
          <table:table-cell office:value-type="string">
            <text:p>10003303</text:p>
          </table:table-cell>
          <table:table-cell office:value-type="string">
            <text:p>Manoj</text:p>
          </table:table-cell>
          <table:table-cell office:value-type="string">
            <text:p>Purshottamlal</text:p>
          </table:table-cell>
          <table:table-cell office:value-type="string">
            <text:p>Bramhbhatt</text:p>
          </table:table-cell>
          <table:table-cell office:value-type="string">
            <text:p>M</text:p>
          </table:table-cell>
          <table:table-cell office:value-type="string">
            <text:p>03-May-61</text:p>
          </table:table-cell>
          <table:table-cell office:value-type="string">
            <text:p>Indian</text:p>
          </table:table-cell>
          <table:table-cell office:value-type="string">
            <text:p>manoj.bramhbhatt@vvfltd.com</text:p>
          </table:table-cell>
          <table:table-cell office:value-type="string">
            <text:p/>
          </table:table-cell>
          <table:table-cell office:value-type="string">
            <text:p>ABIPB0465D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30-Jun-14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04</text:p>
          </table:table-cell>
          <table:table-cell office:value-type="string">
            <text:p>10003304</text:p>
          </table:table-cell>
          <table:table-cell office:value-type="string">
            <text:p>Sandip</text:p>
          </table:table-cell>
          <table:table-cell office:value-type="string">
            <text:p>Awadhutrao</text:p>
          </table:table-cell>
          <table:table-cell office:value-type="string">
            <text:p>Rawankar</text:p>
          </table:table-cell>
          <table:table-cell office:value-type="string">
            <text:p>M</text:p>
          </table:table-cell>
          <table:table-cell office:value-type="string">
            <text:p>05-May-82</text:p>
          </table:table-cell>
          <table:table-cell office:value-type="string">
            <text:p>Indian</text:p>
          </table:table-cell>
          <table:table-cell office:value-type="string">
            <text:p>sandip.rawankar@vvfltd.com</text:p>
          </table:table-cell>
          <table:table-cell office:value-type="string">
            <text:p/>
          </table:table-cell>
          <table:table-cell office:value-type="string">
            <text:p>ALDPR9249L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delna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</text:p>
          </table:table-cell>
          <table:table-cell office:value-type="string">
            <text:p>30-Jun-14</text:p>
          </table:table-cell>
          <table:table-cell office:value-type="string">
            <text:p>rustom.joshi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1:13:25</text:p>
          </table:table-cell>
          <table:table-cell office:value-type="float" office:value="0">
            <text:p>0</text:p>
          </table:table-cell>
          <table:table-cell office:value-type="string">
            <text:p>Alibaug
</text:p>
          </table:table-cell>
          <table:table-cell office:value-type="string">
            <text:p>Corporate Shared Services
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05</text:p>
          </table:table-cell>
          <table:table-cell office:value-type="string">
            <text:p>10003305</text:p>
          </table:table-cell>
          <table:table-cell office:value-type="string">
            <text:p>Vishal</text:p>
          </table:table-cell>
          <table:table-cell office:value-type="string">
            <text:p>Vasudev</text:p>
          </table:table-cell>
          <table:table-cell office:value-type="string">
            <text:p>Revandkar</text:p>
          </table:table-cell>
          <table:table-cell office:value-type="string">
            <text:p>M</text:p>
          </table:table-cell>
          <table:table-cell office:value-type="string">
            <text:p>07-Dec-88</text:p>
          </table:table-cell>
          <table:table-cell office:value-type="string">
            <text:p>Indian</text:p>
          </table:table-cell>
          <table:table-cell office:value-type="string">
            <text:p>vishal.revandkar@vvfltd.com</text:p>
          </table:table-cell>
          <table:table-cell office:value-type="string">
            <text:p/>
          </table:table-cell>
          <table:table-cell office:value-type="string">
            <text:p>ANFPR6954A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kishor.salunk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01-Jul-14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27</text:p>
          </table:table-cell>
          <table:table-cell office:value-type="string">
            <text:p>10003327</text:p>
          </table:table-cell>
          <table:table-cell office:value-type="string">
            <text:p>Aniket</text:p>
          </table:table-cell>
          <table:table-cell office:value-type="string">
            <text:p/>
          </table:table-cell>
          <table:table-cell office:value-type="string">
            <text:p>Dukare</text:p>
          </table:table-cell>
          <table:table-cell office:value-type="string">
            <text:p>M</text:p>
          </table:table-cell>
          <table:table-cell office:value-type="string">
            <text:p>23-Jul-92</text:p>
          </table:table-cell>
          <table:table-cell office:value-type="string">
            <text:p>Indian</text:p>
          </table:table-cell>
          <table:table-cell office:value-type="string">
            <text:p>aniket.dukare@vvfltd.com</text:p>
          </table:table-cell>
          <table:table-cell office:value-type="string">
            <text:p/>
          </table:table-cell>
          <table:table-cell office:value-type="string">
            <text:p>CANPD5707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dinesh.dan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istillation</text:p>
          </table:table-cell>
          <table:table-cell office:value-type="string">
            <text:p>07-Jul-14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30</text:p>
          </table:table-cell>
          <table:table-cell office:value-type="string">
            <text:p>10003330</text:p>
          </table:table-cell>
          <table:table-cell office:value-type="string">
            <text:p>Amankumar</text:p>
          </table:table-cell>
          <table:table-cell office:value-type="string">
            <text:p/>
          </table:table-cell>
          <table:table-cell office:value-type="string">
            <text:p>Jha</text:p>
          </table:table-cell>
          <table:table-cell office:value-type="string">
            <text:p>M</text:p>
          </table:table-cell>
          <table:table-cell office:value-type="string">
            <text:p>06-Jan-92</text:p>
          </table:table-cell>
          <table:table-cell office:value-type="string">
            <text:p>Indian</text:p>
          </table:table-cell>
          <table:table-cell office:value-type="string">
            <text:p>amankumar.jha@vvfltd.com</text:p>
          </table:table-cell>
          <table:table-cell office:value-type="string">
            <text:p/>
          </table:table-cell>
          <table:table-cell office:value-type="string">
            <text:p>AYHPJ1541L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7-Jul-14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56</text:p>
          </table:table-cell>
          <table:table-cell office:value-type="string">
            <text:p>10003356</text:p>
          </table:table-cell>
          <table:table-cell office:value-type="string">
            <text:p>Amey</text:p>
          </table:table-cell>
          <table:table-cell office:value-type="string">
            <text:p/>
          </table:table-cell>
          <table:table-cell office:value-type="string">
            <text:p>Deshpande</text:p>
          </table:table-cell>
          <table:table-cell office:value-type="string">
            <text:p>M</text:p>
          </table:table-cell>
          <table:table-cell office:value-type="string">
            <text:p>05-Mar-89</text:p>
          </table:table-cell>
          <table:table-cell office:value-type="string">
            <text:p>Indian</text:p>
          </table:table-cell>
          <table:table-cell office:value-type="string">
            <text:p>amey.deshpande@vvfltd.com</text:p>
          </table:table-cell>
          <table:table-cell office:value-type="string">
            <text:p/>
          </table:table-cell>
          <table:table-cell office:value-type="string">
            <text:p>AUWPD7108G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bhat.d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Technical Services</text:p>
          </table:table-cell>
          <table:table-cell office:value-type="string">
            <text:p>20-Aug-1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66</text:p>
          </table:table-cell>
          <table:table-cell office:value-type="string">
            <text:p>10003366</text:p>
          </table:table-cell>
          <table:table-cell office:value-type="string">
            <text:p>Vimal</text:p>
          </table:table-cell>
          <table:table-cell office:value-type="string">
            <text:p>Umashankar</text:p>
          </table:table-cell>
          <table:table-cell office:value-type="string">
            <text:p>Pathak</text:p>
          </table:table-cell>
          <table:table-cell office:value-type="string">
            <text:p>M</text:p>
          </table:table-cell>
          <table:table-cell office:value-type="string">
            <text:p>05-Jan-81</text:p>
          </table:table-cell>
          <table:table-cell office:value-type="string">
            <text:p>Indian</text:p>
          </table:table-cell>
          <table:table-cell office:value-type="string">
            <text:p>vimal.pathak@vvfltd.com</text:p>
          </table:table-cell>
          <table:table-cell office:value-type="string">
            <text:p/>
          </table:table-cell>
          <table:table-cell office:value-type="string">
            <text:p>AMIPP9470B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gnesh.buc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1-Sep-1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68</text:p>
          </table:table-cell>
          <table:table-cell office:value-type="string">
            <text:p>10003368</text:p>
          </table:table-cell>
          <table:table-cell office:value-type="string">
            <text:p>Vadiraj</text:p>
          </table:table-cell>
          <table:table-cell office:value-type="string">
            <text:p>Subbanna</text:p>
          </table:table-cell>
          <table:table-cell office:value-type="string">
            <text:p>Ekkundi</text:p>
          </table:table-cell>
          <table:table-cell office:value-type="string">
            <text:p>M</text:p>
          </table:table-cell>
          <table:table-cell office:value-type="string">
            <text:p>25-Dec-57</text:p>
          </table:table-cell>
          <table:table-cell office:value-type="string">
            <text:p>Indian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AAPE1484G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04-Sep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69</text:p>
          </table:table-cell>
          <table:table-cell office:value-type="string">
            <text:p>10003369</text:p>
          </table:table-cell>
          <table:table-cell office:value-type="string">
            <text:p>Amol</text:p>
          </table:table-cell>
          <table:table-cell office:value-type="string">
            <text:p>Achalkumar</text:p>
          </table:table-cell>
          <table:table-cell office:value-type="string">
            <text:p>Kulkarni</text:p>
          </table:table-cell>
          <table:table-cell office:value-type="string">
            <text:p>M</text:p>
          </table:table-cell>
          <table:table-cell office:value-type="string">
            <text:p>27-Sep-76</text:p>
          </table:table-cell>
          <table:table-cell office:value-type="string">
            <text:p>Indian</text:p>
          </table:table-cell>
          <table:table-cell office:value-type="string">
            <text:p>amol.kulkarni@vvfltd.com</text:p>
          </table:table-cell>
          <table:table-cell office:value-type="string">
            <text:p/>
          </table:table-cell>
          <table:table-cell office:value-type="string">
            <text:p>AGXPK7899L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pragnesh.buc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8-Sep-1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80</text:p>
          </table:table-cell>
          <table:table-cell office:value-type="string">
            <text:p>10003380</text:p>
          </table:table-cell>
          <table:table-cell office:value-type="string">
            <text:p>Tejal</text:p>
          </table:table-cell>
          <table:table-cell office:value-type="string">
            <text:p>Avinash</text:p>
          </table:table-cell>
          <table:table-cell office:value-type="string">
            <text:p>Shende</text:p>
          </table:table-cell>
          <table:table-cell office:value-type="string">
            <text:p>F</text:p>
          </table:table-cell>
          <table:table-cell office:value-type="string">
            <text:p>03-May-86</text:p>
          </table:table-cell>
          <table:table-cell office:value-type="string">
            <text:p>Indian</text:p>
          </table:table-cell>
          <table:table-cell office:value-type="string">
            <text:p>tejal.shende@vvfltd.com</text:p>
          </table:table-cell>
          <table:table-cell office:value-type="string">
            <text:p/>
          </table:table-cell>
          <table:table-cell office:value-type="string">
            <text:p>BPUPS8292C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unil.pandey@vvfltd.com</text:p>
          </table:table-cell>
          <table:table-cell office:value-type="string">
            <text:p>delna.josh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22-Sep-14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87</text:p>
          </table:table-cell>
          <table:table-cell office:value-type="string">
            <text:p>10003387</text:p>
          </table:table-cell>
          <table:table-cell office:value-type="string">
            <text:p>Dinesh</text:p>
          </table:table-cell>
          <table:table-cell office:value-type="string">
            <text:p>Devi Prasad</text:p>
          </table:table-cell>
          <table:table-cell office:value-type="string">
            <text:p>Kabra</text:p>
          </table:table-cell>
          <table:table-cell office:value-type="string">
            <text:p>undefined</text:p>
          </table:table-cell>
          <table:table-cell office:value-type="string">
            <text:p>15-Aug-68</text:p>
          </table:table-cell>
          <table:table-cell office:value-type="string">
            <text:p>Indian</text:p>
          </table:table-cell>
          <table:table-cell office:value-type="string">
            <text:p>dinesh.kabra@vvfltd.com</text:p>
          </table:table-cell>
          <table:table-cell office:value-type="string">
            <text:p/>
          </table:table-cell>
          <table:table-cell office:value-type="string">
            <text:p>AJRPK0600L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Operations</text:p>
          </table:table-cell>
          <table:table-cell office:value-type="string">
            <text:p>30-Sep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7 16:05:44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Sele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399</text:p>
          </table:table-cell>
          <table:table-cell office:value-type="string">
            <text:p>10003399</text:p>
          </table:table-cell>
          <table:table-cell office:value-type="string">
            <text:p>Vikas</text:p>
          </table:table-cell>
          <table:table-cell office:value-type="string">
            <text:p>Ramdas</text:p>
          </table:table-cell>
          <table:table-cell office:value-type="string">
            <text:p>Bhalerao</text:p>
          </table:table-cell>
          <table:table-cell office:value-type="string">
            <text:p>M</text:p>
          </table:table-cell>
          <table:table-cell office:value-type="string">
            <text:p>16-Sep-84</text:p>
          </table:table-cell>
          <table:table-cell office:value-type="string">
            <text:p>Indian</text:p>
          </table:table-cell>
          <table:table-cell office:value-type="string">
            <text:p>vikas.bhalerao@vvfltd.com</text:p>
          </table:table-cell>
          <table:table-cell office:value-type="string">
            <text:p/>
          </table:table-cell>
          <table:table-cell office:value-type="string">
            <text:p>APCPB6354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cr.marat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01-Nov-1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00</text:p>
          </table:table-cell>
          <table:table-cell office:value-type="string">
            <text:p>10003400</text:p>
          </table:table-cell>
          <table:table-cell office:value-type="string">
            <text:p>Sanjib</text:p>
          </table:table-cell>
          <table:table-cell office:value-type="string">
            <text:p>Santosh</text:p>
          </table:table-cell>
          <table:table-cell office:value-type="string">
            <text:p>Chakraborty</text:p>
          </table:table-cell>
          <table:table-cell office:value-type="string">
            <text:p>M</text:p>
          </table:table-cell>
          <table:table-cell office:value-type="string">
            <text:p>10-Jan-70</text:p>
          </table:table-cell>
          <table:table-cell office:value-type="string">
            <text:p>Indian</text:p>
          </table:table-cell>
          <table:table-cell office:value-type="string">
            <text:p>sanjib.chakraborty@vvfltd.com</text:p>
          </table:table-cell>
          <table:table-cell office:value-type="string">
            <text:p/>
          </table:table-cell>
          <table:table-cell office:value-type="string">
            <text:p>AAKPC6700B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riju.mukherje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curement</text:p>
          </table:table-cell>
          <table:table-cell office:value-type="string">
            <text:p>03-Nov-14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02</text:p>
          </table:table-cell>
          <table:table-cell office:value-type="string">
            <text:p>10003402</text:p>
          </table:table-cell>
          <table:table-cell office:value-type="string">
            <text:p>Vijay</text:p>
          </table:table-cell>
          <table:table-cell office:value-type="string">
            <text:p>Anand</text:p>
          </table:table-cell>
          <table:table-cell office:value-type="string">
            <text:p>Rao</text:p>
          </table:table-cell>
          <table:table-cell office:value-type="string">
            <text:p>M</text:p>
          </table:table-cell>
          <table:table-cell office:value-type="string">
            <text:p>21-Apr-65</text:p>
          </table:table-cell>
          <table:table-cell office:value-type="string">
            <text:p>Indian</text:p>
          </table:table-cell>
          <table:table-cell office:value-type="string">
            <text:p>vijay.rao@vvfltd.com</text:p>
          </table:table-cell>
          <table:table-cell office:value-type="string">
            <text:p/>
          </table:table-cell>
          <table:table-cell office:value-type="string">
            <text:p>AANPR8385C</text:p>
          </table:table-cell>
          <table:table-cell office:value-type="string">
            <text:p>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0-Nov-14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03</text:p>
          </table:table-cell>
          <table:table-cell office:value-type="string">
            <text:p>10003403</text:p>
          </table:table-cell>
          <table:table-cell office:value-type="string">
            <text:p>Harshal</text:p>
          </table:table-cell>
          <table:table-cell office:value-type="string">
            <text:p>Sharad</text:p>
          </table:table-cell>
          <table:table-cell office:value-type="string">
            <text:p>Malvi</text:p>
          </table:table-cell>
          <table:table-cell office:value-type="string">
            <text:p>M</text:p>
          </table:table-cell>
          <table:table-cell office:value-type="string">
            <text:p>18-Aug-75</text:p>
          </table:table-cell>
          <table:table-cell office:value-type="string">
            <text:p>Indian</text:p>
          </table:table-cell>
          <table:table-cell office:value-type="string">
            <text:p>harshal.malvi@vvfltd.com</text:p>
          </table:table-cell>
          <table:table-cell office:value-type="string">
            <text:p/>
          </table:table-cell>
          <table:table-cell office:value-type="string">
            <text:p>ANHPM8276C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0-Nov-14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08</text:p>
          </table:table-cell>
          <table:table-cell office:value-type="string">
            <text:p>10003408</text:p>
          </table:table-cell>
          <table:table-cell office:value-type="string">
            <text:p>Bijendra Singh</text:p>
          </table:table-cell>
          <table:table-cell office:value-type="string">
            <text:p/>
          </table:table-cell>
          <table:table-cell office:value-type="string">
            <text:p>Kaintura</text:p>
          </table:table-cell>
          <table:table-cell office:value-type="string">
            <text:p>M</text:p>
          </table:table-cell>
          <table:table-cell office:value-type="string">
            <text:p>13-Apr-66</text:p>
          </table:table-cell>
          <table:table-cell office:value-type="string">
            <text:p>Indian</text:p>
          </table:table-cell>
          <table:table-cell office:value-type="string">
            <text:p>bijendrasingh.kaintura@vvfltd.com</text:p>
          </table:table-cell>
          <table:table-cell office:value-type="string">
            <text:p/>
          </table:table-cell>
          <table:table-cell office:value-type="string">
            <text:p>AGBPK6437C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khushroo.forbe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</text:p>
          </table:table-cell>
          <table:table-cell office:value-type="string">
            <text:p>07-Nov-14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New Delhi</text:p>
          </table:table-cell>
          <table:table-cell office:value-type="string">
            <text:p>Consumer Products Division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09</text:p>
          </table:table-cell>
          <table:table-cell office:value-type="string">
            <text:p>10003409</text:p>
          </table:table-cell>
          <table:table-cell office:value-type="string">
            <text:p>Amit</text:p>
          </table:table-cell>
          <table:table-cell office:value-type="string">
            <text:p>V</text:p>
          </table:table-cell>
          <table:table-cell office:value-type="string">
            <text:p>Shukla</text:p>
          </table:table-cell>
          <table:table-cell office:value-type="string">
            <text:p>M</text:p>
          </table:table-cell>
          <table:table-cell office:value-type="string">
            <text:p>06-Oct-83</text:p>
          </table:table-cell>
          <table:table-cell office:value-type="string">
            <text:p>Indian</text:p>
          </table:table-cell>
          <table:table-cell office:value-type="string">
            <text:p>amit.shukla@vvfltd.com</text:p>
          </table:table-cell>
          <table:table-cell office:value-type="string">
            <text:p/>
          </table:table-cell>
          <table:table-cell office:value-type="string">
            <text:p>BSZPS9297K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8-Nov-14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33</text:p>
          </table:table-cell>
          <table:table-cell office:value-type="string">
            <text:p>10003433</text:p>
          </table:table-cell>
          <table:table-cell office:value-type="string">
            <text:p>Sagar</text:p>
          </table:table-cell>
          <table:table-cell office:value-type="string">
            <text:p>Nandkumar</text:p>
          </table:table-cell>
          <table:table-cell office:value-type="string">
            <text:p>Kamble</text:p>
          </table:table-cell>
          <table:table-cell office:value-type="string">
            <text:p>M</text:p>
          </table:table-cell>
          <table:table-cell office:value-type="string">
            <text:p>18-Dec-86</text:p>
          </table:table-cell>
          <table:table-cell office:value-type="string">
            <text:p>Indian</text:p>
          </table:table-cell>
          <table:table-cell office:value-type="string">
            <text:p>sagar.kamble@vvfltd.com</text:p>
          </table:table-cell>
          <table:table-cell office:value-type="string">
            <text:p/>
          </table:table-cell>
          <table:table-cell office:value-type="string">
            <text:p>BXEPK7072G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amit.shukl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28-Nov-14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34</text:p>
          </table:table-cell>
          <table:table-cell office:value-type="string">
            <text:p>10003434</text:p>
          </table:table-cell>
          <table:table-cell office:value-type="string">
            <text:p>Laxmidhar</text:p>
          </table:table-cell>
          <table:table-cell office:value-type="string">
            <text:p>Birabar</text:p>
          </table:table-cell>
          <table:table-cell office:value-type="string">
            <text:p>Barik</text:p>
          </table:table-cell>
          <table:table-cell office:value-type="string">
            <text:p>M</text:p>
          </table:table-cell>
          <table:table-cell office:value-type="string">
            <text:p>06-Apr-74</text:p>
          </table:table-cell>
          <table:table-cell office:value-type="string">
            <text:p>Indian</text:p>
          </table:table-cell>
          <table:table-cell office:value-type="string">
            <text:p>laxmidhar.barik@vvfltd.com</text:p>
          </table:table-cell>
          <table:table-cell office:value-type="string">
            <text:p/>
          </table:table-cell>
          <table:table-cell office:value-type="string">
            <text:p>AMQPB244R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28-Nov-14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49</text:p>
          </table:table-cell>
          <table:table-cell office:value-type="string">
            <text:p>10003449</text:p>
          </table:table-cell>
          <table:table-cell office:value-type="string">
            <text:p>Gopalkrishna</text:p>
          </table:table-cell>
          <table:table-cell office:value-type="string">
            <text:p/>
          </table:table-cell>
          <table:table-cell office:value-type="string">
            <text:p>Sawant</text:p>
          </table:table-cell>
          <table:table-cell office:value-type="string">
            <text:p>M</text:p>
          </table:table-cell>
          <table:table-cell office:value-type="string">
            <text:p>28-Aug-86</text:p>
          </table:table-cell>
          <table:table-cell office:value-type="string">
            <text:p>Indian</text:p>
          </table:table-cell>
          <table:table-cell office:value-type="string">
            <text:p>gopalkrishna.sawant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andip.kundu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jects</text:p>
          </table:table-cell>
          <table:table-cell office:value-type="string">
            <text:p>24-Dec-14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4:00:54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74</text:p>
          </table:table-cell>
          <table:table-cell office:value-type="string">
            <text:p>10003474</text:p>
          </table:table-cell>
          <table:table-cell office:value-type="string">
            <text:p>Paramesh</text:p>
          </table:table-cell>
          <table:table-cell office:value-type="string">
            <text:p>Gowda</text:p>
          </table:table-cell>
          <table:table-cell office:value-type="string">
            <text:p>B.D</text:p>
          </table:table-cell>
          <table:table-cell office:value-type="string">
            <text:p>M</text:p>
          </table:table-cell>
          <table:table-cell office:value-type="string">
            <text:p>19-Dec-84</text:p>
          </table:table-cell>
          <table:table-cell office:value-type="string">
            <text:p>Indian</text:p>
          </table:table-cell>
          <table:table-cell office:value-type="string">
            <text:p>paramesh.d@vvfltd.com</text:p>
          </table:table-cell>
          <table:table-cell office:value-type="string">
            <text:p/>
          </table:table-cell>
          <table:table-cell office:value-type="string">
            <text:p>BDWPP9326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mit.shukl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09-Jan-15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78</text:p>
          </table:table-cell>
          <table:table-cell office:value-type="string">
            <text:p>10003478</text:p>
          </table:table-cell>
          <table:table-cell office:value-type="string">
            <text:p>Kanav</text:p>
          </table:table-cell>
          <table:table-cell office:value-type="string">
            <text:p/>
          </table:table-cell>
          <table:table-cell office:value-type="string">
            <text:p>Sood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kanav.sood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93</text:p>
          </table:table-cell>
          <table:table-cell office:value-type="string">
            <text:p>10003493</text:p>
          </table:table-cell>
          <table:table-cell office:value-type="string">
            <text:p>Pravin</text:p>
          </table:table-cell>
          <table:table-cell office:value-type="string">
            <text:p>Ramdas</text:p>
          </table:table-cell>
          <table:table-cell office:value-type="string">
            <text:p>Nerkar</text:p>
          </table:table-cell>
          <table:table-cell office:value-type="string">
            <text:p>M</text:p>
          </table:table-cell>
          <table:table-cell office:value-type="string">
            <text:p>28-Dec-72</text:p>
          </table:table-cell>
          <table:table-cell office:value-type="string">
            <text:p>Indian</text:p>
          </table:table-cell>
          <table:table-cell office:value-type="string">
            <text:p>pravin.nerkar@vvfltd.com</text:p>
          </table:table-cell>
          <table:table-cell office:value-type="string">
            <text:p/>
          </table:table-cell>
          <table:table-cell office:value-type="string">
            <text:p>ACDPN4094Q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02-Feb-15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94</text:p>
          </table:table-cell>
          <table:table-cell office:value-type="string">
            <text:p>10003494</text:p>
          </table:table-cell>
          <table:table-cell office:value-type="string">
            <text:p>Ayush</text:p>
          </table:table-cell>
          <table:table-cell office:value-type="string">
            <text:p>Sunil</text:p>
          </table:table-cell>
          <table:table-cell office:value-type="string">
            <text:p>Prabhakar</text:p>
          </table:table-cell>
          <table:table-cell office:value-type="string">
            <text:p>M</text:p>
          </table:table-cell>
          <table:table-cell office:value-type="string">
            <text:p>23-Jun-90</text:p>
          </table:table-cell>
          <table:table-cell office:value-type="string">
            <text:p>Indian</text:p>
          </table:table-cell>
          <table:table-cell office:value-type="string">
            <text:p>ayush.prabhakar@vvfltd.com</text:p>
          </table:table-cell>
          <table:table-cell office:value-type="string">
            <text:p/>
          </table:table-cell>
          <table:table-cell office:value-type="string">
            <text:p>AYNPP0342B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dhananjay.kelk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2-Feb-15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495</text:p>
          </table:table-cell>
          <table:table-cell office:value-type="string">
            <text:p>10003495</text:p>
          </table:table-cell>
          <table:table-cell office:value-type="string">
            <text:p>Rajnigandha</text:p>
          </table:table-cell>
          <table:table-cell office:value-type="string">
            <text:p>Rajiv</text:p>
          </table:table-cell>
          <table:table-cell office:value-type="string">
            <text:p>Singh</text:p>
          </table:table-cell>
          <table:table-cell office:value-type="string">
            <text:p>F</text:p>
          </table:table-cell>
          <table:table-cell office:value-type="string">
            <text:p>06-Dec-89</text:p>
          </table:table-cell>
          <table:table-cell office:value-type="string">
            <text:p>Indian</text:p>
          </table:table-cell>
          <table:table-cell office:value-type="string">
            <text:p>rajnigandha.singh@vvfltd.com</text:p>
          </table:table-cell>
          <table:table-cell office:value-type="string">
            <text:p/>
          </table:table-cell>
          <table:table-cell office:value-type="string">
            <text:p>BGIPG3118C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krishnan.vr@vvfltd.com</text:p>
          </table:table-cell>
          <table:table-cell office:value-type="string">
            <text:p>amol.kulkarn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02-Feb-15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05</text:p>
          </table:table-cell>
          <table:table-cell office:value-type="string">
            <text:p>10003505</text:p>
          </table:table-cell>
          <table:table-cell office:value-type="string">
            <text:p>Manasi</text:p>
          </table:table-cell>
          <table:table-cell office:value-type="string">
            <text:p>Chandrakant</text:p>
          </table:table-cell>
          <table:table-cell office:value-type="string">
            <text:p>Deshmukh</text:p>
          </table:table-cell>
          <table:table-cell office:value-type="string">
            <text:p>F</text:p>
          </table:table-cell>
          <table:table-cell office:value-type="string">
            <text:p>10-Nov-90</text:p>
          </table:table-cell>
          <table:table-cell office:value-type="string">
            <text:p>Indian</text:p>
          </table:table-cell>
          <table:table-cell office:value-type="string">
            <text:p>manasi.deshmukh@vvfltd.com</text:p>
          </table:table-cell>
          <table:table-cell office:value-type="string">
            <text:p/>
          </table:table-cell>
          <table:table-cell office:value-type="string">
            <text:p>BBQPD2765K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avin.santhoo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19-Jan-15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19</text:p>
          </table:table-cell>
          <table:table-cell office:value-type="string">
            <text:p>10003519</text:p>
          </table:table-cell>
          <table:table-cell office:value-type="string">
            <text:p>Ram</text:p>
          </table:table-cell>
          <table:table-cell office:value-type="string">
            <text:p>Ramesh</text:p>
          </table:table-cell>
          <table:table-cell office:value-type="string">
            <text:p>Pande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ram.pande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adiraj.ekkun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24</text:p>
          </table:table-cell>
          <table:table-cell office:value-type="string">
            <text:p>10003524</text:p>
          </table:table-cell>
          <table:table-cell office:value-type="string">
            <text:p>ADITYAKUMAR</text:p>
          </table:table-cell>
          <table:table-cell office:value-type="string">
            <text:p>MIJAJILAL</text:p>
          </table:table-cell>
          <table:table-cell office:value-type="string">
            <text:p>DUBEY</text:p>
          </table:table-cell>
          <table:table-cell office:value-type="string">
            <text:p>M</text:p>
          </table:table-cell>
          <table:table-cell office:value-type="string">
            <text:p>30-Apr-68</text:p>
          </table:table-cell>
          <table:table-cell office:value-type="string">
            <text:p>Indian</text:p>
          </table:table-cell>
          <table:table-cell office:value-type="string">
            <text:p>security.vita@vvfltd.com</text:p>
          </table:table-cell>
          <table:table-cell office:value-type="string">
            <text:p/>
          </table:table-cell>
          <table:table-cell office:value-type="string">
            <text:p>AIQPK6527J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ravi.shankar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ecurity Administration</text:p>
          </table:table-cell>
          <table:table-cell office:value-type="string">
            <text:p>01-Apr-15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54</text:p>
          </table:table-cell>
          <table:table-cell office:value-type="string">
            <text:p>10003554</text:p>
          </table:table-cell>
          <table:table-cell office:value-type="string">
            <text:p>Dr. Rajesh</text:p>
          </table:table-cell>
          <table:table-cell office:value-type="string">
            <text:p>Kogga</text:p>
          </table:table-cell>
          <table:table-cell office:value-type="string">
            <text:p>Rao</text:p>
          </table:table-cell>
          <table:table-cell office:value-type="string">
            <text:p>M</text:p>
          </table:table-cell>
          <table:table-cell office:value-type="string">
            <text:p>02-May-72</text:p>
          </table:table-cell>
          <table:table-cell office:value-type="string">
            <text:p>Indian</text:p>
          </table:table-cell>
          <table:table-cell office:value-type="string">
            <text:p>rajesh.rao@vvfltd.com</text:p>
          </table:table-cell>
          <table:table-cell office:value-type="string">
            <text:p/>
          </table:table-cell>
          <table:table-cell office:value-type="string">
            <text:p>AIFPR4384R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vadiraj.ekkundi@vvfltd.com</text:p>
          </table:table-cell>
          <table:table-cell office:value-type="string">
            <text:p>vilas.kakade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Research &amp; Development</text:p>
          </table:table-cell>
          <table:table-cell office:value-type="string">
            <text:p>01-Jun-15</text:p>
          </table:table-cell>
          <table:table-cell office:value-type="string">
            <text:p>vadiraj.ekkundi@vvfltd.com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Dr. Vadiraj Ekkundi</text:p>
          </table:table-cell>
          <table:table-cell office:value-type="string">
            <text:p>vadiraj.ekkund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55</text:p>
          </table:table-cell>
          <table:table-cell office:value-type="string">
            <text:p>10003555</text:p>
          </table:table-cell>
          <table:table-cell office:value-type="string">
            <text:p>Nilesh</text:p>
          </table:table-cell>
          <table:table-cell office:value-type="string">
            <text:p>Sharad</text:p>
          </table:table-cell>
          <table:table-cell office:value-type="string">
            <text:p>Gosavi</text:p>
          </table:table-cell>
          <table:table-cell office:value-type="string">
            <text:p>M</text:p>
          </table:table-cell>
          <table:table-cell office:value-type="string">
            <text:p>25-Sep-74</text:p>
          </table:table-cell>
          <table:table-cell office:value-type="string">
            <text:p>Indian</text:p>
          </table:table-cell>
          <table:table-cell office:value-type="string">
            <text:p>nilesh.gosavi@vvfltd.com</text:p>
          </table:table-cell>
          <table:table-cell office:value-type="string">
            <text:p/>
          </table:table-cell>
          <table:table-cell office:value-type="string">
            <text:p>AEYPG5112P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01-Jun-15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9 10:42:14</text:p>
          </table:table-cell>
          <table:table-cell office:value-type="float" office:value="0">
            <text:p>0</text:p>
          </table:table-cell>
          <table:table-cell office:value-type="string">
            <text:p>Corporate
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56</text:p>
          </table:table-cell>
          <table:table-cell office:value-type="string">
            <text:p>10003556</text:p>
          </table:table-cell>
          <table:table-cell office:value-type="string">
            <text:p>Wayne</text:p>
          </table:table-cell>
          <table:table-cell office:value-type="string">
            <text:p>Leslie</text:p>
          </table:table-cell>
          <table:table-cell office:value-type="string">
            <text:p>Soares</text:p>
          </table:table-cell>
          <table:table-cell office:value-type="string">
            <text:p>M</text:p>
          </table:table-cell>
          <table:table-cell office:value-type="string">
            <text:p>05-Jun-87</text:p>
          </table:table-cell>
          <table:table-cell office:value-type="string">
            <text:p>Indian</text:p>
          </table:table-cell>
          <table:table-cell office:value-type="string">
            <text:p>wayne.soares@vvfltd.com</text:p>
          </table:table-cell>
          <table:table-cell office:value-type="string">
            <text:p/>
          </table:table-cell>
          <table:table-cell office:value-type="string">
            <text:p>BZBPS8826F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jaijee.varghese@vvfltd.com</text:p>
          </table:table-cell>
          <table:table-cell office:value-type="string">
            <text:p>delna.josh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01-Jun-15</text:p>
          </table:table-cell>
          <table:table-cell office:value-type="string">
            <text:p>amarjit.mishra@vvfltd.com</text:p>
          </table:table-cell>
          <table:table-cell office:value-type="string">
            <text:p>CP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3 09:35:12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57</text:p>
          </table:table-cell>
          <table:table-cell office:value-type="string">
            <text:p>10003557</text:p>
          </table:table-cell>
          <table:table-cell office:value-type="string">
            <text:p>Bhagirath</text:p>
          </table:table-cell>
          <table:table-cell office:value-type="string">
            <text:p>Haradhan</text:p>
          </table:table-cell>
          <table:table-cell office:value-type="string">
            <text:p>Gope</text:p>
          </table:table-cell>
          <table:table-cell office:value-type="string">
            <text:p>M</text:p>
          </table:table-cell>
          <table:table-cell office:value-type="string">
            <text:p>01-Nov-64</text:p>
          </table:table-cell>
          <table:table-cell office:value-type="string">
            <text:p>Indian</text:p>
          </table:table-cell>
          <table:table-cell office:value-type="string">
            <text:p>bhagirath.gope@vvfltd.com</text:p>
          </table:table-cell>
          <table:table-cell office:value-type="string">
            <text:p/>
          </table:table-cell>
          <table:table-cell office:value-type="string">
            <text:p>AFQPG8653Q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bhavin.malaviy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direct Taxation</text:p>
          </table:table-cell>
          <table:table-cell office:value-type="string">
            <text:p>01-Jun-15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1</text:p>
          </table:table-cell>
          <table:table-cell office:value-type="string">
            <text:p>10003571</text:p>
          </table:table-cell>
          <table:table-cell office:value-type="string">
            <text:p>Balendu</text:p>
          </table:table-cell>
          <table:table-cell office:value-type="string">
            <text:p>Radharaman</text:p>
          </table:table-cell>
          <table:table-cell office:value-type="string">
            <text:p>Mishra</text:p>
          </table:table-cell>
          <table:table-cell office:value-type="string">
            <text:p>M</text:p>
          </table:table-cell>
          <table:table-cell office:value-type="string">
            <text:p>17-Jun-93</text:p>
          </table:table-cell>
          <table:table-cell office:value-type="string">
            <text:p>Indian</text:p>
          </table:table-cell>
          <table:table-cell office:value-type="string">
            <text:p>balendu.mishra@vvfltd.com</text:p>
          </table:table-cell>
          <table:table-cell office:value-type="string">
            <text:p>NULL</text:p>
          </table:table-cell>
          <table:table-cell office:value-type="string">
            <text:p>BSKPM8289G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uranmal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+</text:p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sunil.singh@vvfltd.com</text:p>
          </table:table-cell>
          <table:table-cell office:value-type="string">
            <text:p>CMB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7:46:59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2</text:p>
          </table:table-cell>
          <table:table-cell office:value-type="string">
            <text:p>10003572</text:p>
          </table:table-cell>
          <table:table-cell office:value-type="string">
            <text:p>Piyush</text:p>
          </table:table-cell>
          <table:table-cell office:value-type="string">
            <text:p/>
          </table:table-cell>
          <table:table-cell office:value-type="string">
            <text:p>Punewar</text:p>
          </table:table-cell>
          <table:table-cell office:value-type="string">
            <text:p>M</text:p>
          </table:table-cell>
          <table:table-cell office:value-type="string">
            <text:p>28-Jan-94</text:p>
          </table:table-cell>
          <table:table-cell office:value-type="string">
            <text:p>Indian</text:p>
          </table:table-cell>
          <table:table-cell office:value-type="string">
            <text:p>piyush.punewar@vvfltd.com</text:p>
          </table:table-cell>
          <table:table-cell office:value-type="string">
            <text:p/>
          </table:table-cell>
          <table:table-cell office:value-type="string">
            <text:p>COZPP8573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lesh.agraw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3</text:p>
          </table:table-cell>
          <table:table-cell office:value-type="string">
            <text:p>10003573</text:p>
          </table:table-cell>
          <table:table-cell office:value-type="string">
            <text:p>Bipin</text:p>
          </table:table-cell>
          <table:table-cell office:value-type="string">
            <text:p/>
          </table:table-cell>
          <table:table-cell office:value-type="string">
            <text:p>Badlani</text:p>
          </table:table-cell>
          <table:table-cell office:value-type="string">
            <text:p>M</text:p>
          </table:table-cell>
          <table:table-cell office:value-type="string">
            <text:p>04-Jul-93</text:p>
          </table:table-cell>
          <table:table-cell office:value-type="string">
            <text:p>Indian</text:p>
          </table:table-cell>
          <table:table-cell office:value-type="string">
            <text:p>bipin.badlani@vvfltd.com</text:p>
          </table:table-cell>
          <table:table-cell office:value-type="string">
            <text:p/>
          </table:table-cell>
          <table:table-cell office:value-type="string">
            <text:p>APPLIE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4</text:p>
          </table:table-cell>
          <table:table-cell office:value-type="string">
            <text:p>10003574</text:p>
          </table:table-cell>
          <table:table-cell office:value-type="string">
            <text:p>Ashutosh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1-Sep-93</text:p>
          </table:table-cell>
          <table:table-cell office:value-type="string">
            <text:p>Indian</text:p>
          </table:table-cell>
          <table:table-cell office:value-type="string">
            <text:p>ashutosh.patil@vvfltd.com</text:p>
          </table:table-cell>
          <table:table-cell office:value-type="string">
            <text:p/>
          </table:table-cell>
          <table:table-cell office:value-type="string">
            <text:p>APPLIE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lesh.agrawal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5</text:p>
          </table:table-cell>
          <table:table-cell office:value-type="string">
            <text:p>10003575</text:p>
          </table:table-cell>
          <table:table-cell office:value-type="string">
            <text:p>Suraj</text:p>
          </table:table-cell>
          <table:table-cell office:value-type="string">
            <text:p/>
          </table:table-cell>
          <table:table-cell office:value-type="string">
            <text:p>Kadam</text:p>
          </table:table-cell>
          <table:table-cell office:value-type="string">
            <text:p>M</text:p>
          </table:table-cell>
          <table:table-cell office:value-type="string">
            <text:p>25-Sep-93</text:p>
          </table:table-cell>
          <table:table-cell office:value-type="string">
            <text:p>Indian</text:p>
          </table:table-cell>
          <table:table-cell office:value-type="string">
            <text:p>suraj.kadam@vvfltd.com</text:p>
          </table:table-cell>
          <table:table-cell office:value-type="string">
            <text:p/>
          </table:table-cell>
          <table:table-cell office:value-type="string">
            <text:p>CHHPK7554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6</text:p>
          </table:table-cell>
          <table:table-cell office:value-type="string">
            <text:p>10003576</text:p>
          </table:table-cell>
          <table:table-cell office:value-type="string">
            <text:p>Rohit</text:p>
          </table:table-cell>
          <table:table-cell office:value-type="string">
            <text:p>Vishnu</text:p>
          </table:table-cell>
          <table:table-cell office:value-type="string">
            <text:p>Bhosale</text:p>
          </table:table-cell>
          <table:table-cell office:value-type="string">
            <text:p>M</text:p>
          </table:table-cell>
          <table:table-cell office:value-type="string">
            <text:p>19-Jun-93</text:p>
          </table:table-cell>
          <table:table-cell office:value-type="string">
            <text:p>Indian</text:p>
          </table:table-cell>
          <table:table-cell office:value-type="string">
            <text:p>rohit.bhosale@vvfltd.com</text:p>
          </table:table-cell>
          <table:table-cell office:value-type="string">
            <text:p/>
          </table:table-cell>
          <table:table-cell office:value-type="string">
            <text:p>APPLIE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jay.kumbh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7</text:p>
          </table:table-cell>
          <table:table-cell office:value-type="string">
            <text:p>10003577</text:p>
          </table:table-cell>
          <table:table-cell office:value-type="string">
            <text:p>Shakir</text:p>
          </table:table-cell>
          <table:table-cell office:value-type="string">
            <text:p/>
          </table:table-cell>
          <table:table-cell office:value-type="string">
            <text:p>Shaikh</text:p>
          </table:table-cell>
          <table:table-cell office:value-type="string">
            <text:p>M</text:p>
          </table:table-cell>
          <table:table-cell office:value-type="string">
            <text:p>24-Sep-93</text:p>
          </table:table-cell>
          <table:table-cell office:value-type="string">
            <text:p>Indian</text:p>
          </table:table-cell>
          <table:table-cell office:value-type="string">
            <text:p>shakir.shaikh@vvfltd.com</text:p>
          </table:table-cell>
          <table:table-cell office:value-type="string">
            <text:p/>
          </table:table-cell>
          <table:table-cell office:value-type="string">
            <text:p>APPLIED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rajesh.digh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Production</text:p>
          </table:table-cell>
          <table:table-cell office:value-type="string">
            <text:p>15-Jun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78</text:p>
          </table:table-cell>
          <table:table-cell office:value-type="string">
            <text:p>10003578</text:p>
          </table:table-cell>
          <table:table-cell office:value-type="string">
            <text:p>Pratik</text:p>
          </table:table-cell>
          <table:table-cell office:value-type="string">
            <text:p>Digant</text:p>
          </table:table-cell>
          <table:table-cell office:value-type="string">
            <text:p>Mehta</text:p>
          </table:table-cell>
          <table:table-cell office:value-type="string">
            <text:p>M</text:p>
          </table:table-cell>
          <table:table-cell office:value-type="string">
            <text:p>20-Jun-72</text:p>
          </table:table-cell>
          <table:table-cell office:value-type="string">
            <text:p>Indian</text:p>
          </table:table-cell>
          <table:table-cell office:value-type="string">
            <text:p>pratik.mehta@vvfltd.com</text:p>
          </table:table-cell>
          <table:table-cell office:value-type="string">
            <text:p/>
          </table:table-cell>
          <table:table-cell office:value-type="string">
            <text:p>ADEPM9947P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rayomand.mirz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Purchase</text:p>
          </table:table-cell>
          <table:table-cell office:value-type="string">
            <text:p>22-Jun-15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582</text:p>
          </table:table-cell>
          <table:table-cell office:value-type="string">
            <text:p>10003582</text:p>
          </table:table-cell>
          <table:table-cell office:value-type="string">
            <text:p>Dipti</text:p>
          </table:table-cell>
          <table:table-cell office:value-type="string">
            <text:p>Varun</text:p>
          </table:table-cell>
          <table:table-cell office:value-type="string">
            <text:p>Todkar</text:p>
          </table:table-cell>
          <table:table-cell office:value-type="string">
            <text:p>M</text:p>
          </table:table-cell>
          <table:table-cell office:value-type="string">
            <text:p>20-Jul-84</text:p>
          </table:table-cell>
          <table:table-cell office:value-type="string">
            <text:p>Indian</text:p>
          </table:table-cell>
          <table:table-cell office:value-type="string">
            <text:p>dipti.todkar@vvfltd.com</text:p>
          </table:table-cell>
          <table:table-cell office:value-type="string">
            <text:p/>
          </table:table-cell>
          <table:table-cell office:value-type="string">
            <text:p>AHMPJ8860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ohan.son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egal &amp; Secretarial</text:p>
          </table:table-cell>
          <table:table-cell office:value-type="string">
            <text:p>01-Jul-15</text:p>
          </table:table-cell>
          <table:table-cell office:value-type="string">
            <text:p>rustom.joshi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01</text:p>
          </table:table-cell>
          <table:table-cell office:value-type="string">
            <text:p>10003601</text:p>
          </table:table-cell>
          <table:table-cell office:value-type="string">
            <text:p>AKASH</text:p>
          </table:table-cell>
          <table:table-cell office:value-type="string">
            <text:p/>
          </table:table-cell>
          <table:table-cell office:value-type="string">
            <text:p>VENGURLEKAR</text:p>
          </table:table-cell>
          <table:table-cell office:value-type="string">
            <text:p>M</text:p>
          </table:table-cell>
          <table:table-cell office:value-type="string">
            <text:p>24-Sep-93</text:p>
          </table:table-cell>
          <table:table-cell office:value-type="string">
            <text:p>Indian</text:p>
          </table:table-cell>
          <table:table-cell office:value-type="string">
            <text:p>akash.vengurl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7-Jul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11</text:p>
          </table:table-cell>
          <table:table-cell office:value-type="string">
            <text:p>10003611</text:p>
          </table:table-cell>
          <table:table-cell office:value-type="string">
            <text:p>Vishal</text:p>
          </table:table-cell>
          <table:table-cell office:value-type="string">
            <text:p/>
          </table:table-cell>
          <table:table-cell office:value-type="string">
            <text:p>Bhatti</text:p>
          </table:table-cell>
          <table:table-cell office:value-type="string">
            <text:p>M</text:p>
          </table:table-cell>
          <table:table-cell office:value-type="string">
            <text:p>25-Jan-83</text:p>
          </table:table-cell>
          <table:table-cell office:value-type="string">
            <text:p>Indian</text:p>
          </table:table-cell>
          <table:table-cell office:value-type="string">
            <text:p>vishal.bhat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ramadhi.se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</text:p>
          </table:table-cell>
          <table:table-cell office:value-type="string">
            <text:p>01-Aug-15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Ramadhi Sen</text:p>
          </table:table-cell>
          <table:table-cell office:value-type="string">
            <text:p>ramadhi.sen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13</text:p>
          </table:table-cell>
          <table:table-cell office:value-type="string">
            <text:p>10003613</text:p>
          </table:table-cell>
          <table:table-cell office:value-type="string">
            <text:p>Nikhil</text:p>
          </table:table-cell>
          <table:table-cell office:value-type="string">
            <text:p>Dinesh</text:p>
          </table:table-cell>
          <table:table-cell office:value-type="string">
            <text:p>Shrivastava</text:p>
          </table:table-cell>
          <table:table-cell office:value-type="string">
            <text:p>M</text:p>
          </table:table-cell>
          <table:table-cell office:value-type="string">
            <text:p>03-Nov-78</text:p>
          </table:table-cell>
          <table:table-cell office:value-type="string">
            <text:p>Indian</text:p>
          </table:table-cell>
          <table:table-cell office:value-type="string">
            <text:p>nikhil.shrivastava@vvfltd.com</text:p>
          </table:table-cell>
          <table:table-cell office:value-type="string">
            <text:p/>
          </table:table-cell>
          <table:table-cell office:value-type="string">
            <text:p>AYIPS7235H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trategic Procurement</text:p>
          </table:table-cell>
          <table:table-cell office:value-type="string">
            <text:p>10-Aug-15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20</text:p>
          </table:table-cell>
          <table:table-cell office:value-type="string">
            <text:p>10003620</text:p>
          </table:table-cell>
          <table:table-cell office:value-type="string">
            <text:p>Shruthi</text:p>
          </table:table-cell>
          <table:table-cell office:value-type="string">
            <text:p>Subhashchandra</text:p>
          </table:table-cell>
          <table:table-cell office:value-type="string">
            <text:p>Poovani</text:p>
          </table:table-cell>
          <table:table-cell office:value-type="string">
            <text:p>F</text:p>
          </table:table-cell>
          <table:table-cell office:value-type="string">
            <text:p>20-Jan-90</text:p>
          </table:table-cell>
          <table:table-cell office:value-type="string">
            <text:p>Indian</text:p>
          </table:table-cell>
          <table:table-cell office:value-type="string">
            <text:p>shruthi.poovani@vvfltd.com</text:p>
          </table:table-cell>
          <table:table-cell office:value-type="string">
            <text:p/>
          </table:table-cell>
          <table:table-cell office:value-type="string">
            <text:p>AXQPP9189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20-Aug-15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25</text:p>
          </table:table-cell>
          <table:table-cell office:value-type="string">
            <text:p>10003625</text:p>
          </table:table-cell>
          <table:table-cell office:value-type="string">
            <text:p>Sridhar</text:p>
          </table:table-cell>
          <table:table-cell office:value-type="string">
            <text:p>Prabhu</text:p>
          </table:table-cell>
          <table:table-cell office:value-type="string">
            <text:p>Anantharaman</text:p>
          </table:table-cell>
          <table:table-cell office:value-type="string">
            <text:p>M</text:p>
          </table:table-cell>
          <table:table-cell office:value-type="string">
            <text:p>24-Mar-78</text:p>
          </table:table-cell>
          <table:table-cell office:value-type="string">
            <text:p>Indian</text:p>
          </table:table-cell>
          <table:table-cell office:value-type="string">
            <text:p>sridhar.anantharaman@vvfltd.com</text:p>
          </table:table-cell>
          <table:table-cell office:value-type="string">
            <text:p/>
          </table:table-cell>
          <table:table-cell office:value-type="string">
            <text:p>AGKPA0954B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sheila.diw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and &amp; Properties</text:p>
          </table:table-cell>
          <table:table-cell office:value-type="string">
            <text:p>01-Sep-15</text:p>
          </table:table-cell>
          <table:table-cell office:value-type="string">
            <text:p>rustom.joshi@vvfltd.com</text:p>
          </table:table-cell>
          <table:table-cell office:value-type="string">
            <text:p>Miscellaneou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28</text:p>
          </table:table-cell>
          <table:table-cell office:value-type="string">
            <text:p>10003628</text:p>
          </table:table-cell>
          <table:table-cell office:value-type="string">
            <text:p>KIRAN</text:p>
          </table:table-cell>
          <table:table-cell office:value-type="string">
            <text:p/>
          </table:table-cell>
          <table:table-cell office:value-type="string">
            <text:p>PILLAI</text:p>
          </table:table-cell>
          <table:table-cell office:value-type="string">
            <text:p>M</text:p>
          </table:table-cell>
          <table:table-cell office:value-type="string">
            <text:p>31-Jan-88</text:p>
          </table:table-cell>
          <table:table-cell office:value-type="string">
            <text:p>Indian</text:p>
          </table:table-cell>
          <table:table-cell office:value-type="string">
            <text:p>kiran.pillai@vvfltd.com</text:p>
          </table:table-cell>
          <table:table-cell office:value-type="string">
            <text:p/>
          </table:table-cell>
          <table:table-cell office:value-type="string">
            <text:p>BQWPP8981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3-Sep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30</text:p>
          </table:table-cell>
          <table:table-cell office:value-type="string">
            <text:p>10003630</text:p>
          </table:table-cell>
          <table:table-cell office:value-type="string">
            <text:p>Pratyaya</text:p>
          </table:table-cell>
          <table:table-cell office:value-type="string">
            <text:p>Prabir</text:p>
          </table:table-cell>
          <table:table-cell office:value-type="string">
            <text:p>Chakrabarti</text:p>
          </table:table-cell>
          <table:table-cell office:value-type="string">
            <text:p>M</text:p>
          </table:table-cell>
          <table:table-cell office:value-type="string">
            <text:p>14-Nov-70</text:p>
          </table:table-cell>
          <table:table-cell office:value-type="string">
            <text:p>Indian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>ACKPC5074G</text:p>
          </table:table-cell>
          <table:table-cell office:value-type="string">
            <text:p>Sr.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ntract Manufacturing</text:p>
          </table:table-cell>
          <table:table-cell office:value-type="string">
            <text:p>07-Sep-15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31</text:p>
          </table:table-cell>
          <table:table-cell office:value-type="string">
            <text:p>10003631</text:p>
          </table:table-cell>
          <table:table-cell office:value-type="string">
            <text:p>Snehchandra</text:p>
          </table:table-cell>
          <table:table-cell office:value-type="string">
            <text:p>Sharadbhai</text:p>
          </table:table-cell>
          <table:table-cell office:value-type="string">
            <text:p>Shah</text:p>
          </table:table-cell>
          <table:table-cell office:value-type="string">
            <text:p>M</text:p>
          </table:table-cell>
          <table:table-cell office:value-type="string">
            <text:p>29-Aug-77</text:p>
          </table:table-cell>
          <table:table-cell office:value-type="string">
            <text:p>Indian</text:p>
          </table:table-cell>
          <table:table-cell office:value-type="string">
            <text:p>snehchandra.shah@vvfltd.com</text:p>
          </table:table-cell>
          <table:table-cell office:value-type="string">
            <text:p/>
          </table:table-cell>
          <table:table-cell office:value-type="string">
            <text:p>BPBPS8580L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hashibhushan.shar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9-Sep-15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683</text:p>
          </table:table-cell>
          <table:table-cell office:value-type="string">
            <text:p>10003683</text:p>
          </table:table-cell>
          <table:table-cell office:value-type="string">
            <text:p>Omprakash</text:p>
          </table:table-cell>
          <table:table-cell office:value-type="string">
            <text:p/>
          </table:table-cell>
          <table:table-cell office:value-type="string">
            <text:p>Bhole</text:p>
          </table:table-cell>
          <table:table-cell office:value-type="string">
            <text:p>M</text:p>
          </table:table-cell>
          <table:table-cell office:value-type="string">
            <text:p>09-Apr-89</text:p>
          </table:table-cell>
          <table:table-cell office:value-type="string">
            <text:p>Indian</text:p>
          </table:table-cell>
          <table:table-cell office:value-type="string">
            <text:p>omprakash.bhole@vvfltd.com</text:p>
          </table:table-cell>
          <table:table-cell office:value-type="string">
            <text:p/>
          </table:table-cell>
          <table:table-cell office:value-type="string">
            <text:p>BF2PB0324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01-Dec-15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24</text:p>
          </table:table-cell>
          <table:table-cell office:value-type="string">
            <text:p>10003724</text:p>
          </table:table-cell>
          <table:table-cell office:value-type="string">
            <text:p>Venugopal</text:p>
          </table:table-cell>
          <table:table-cell office:value-type="string">
            <text:p>Balakrishna</text:p>
          </table:table-cell>
          <table:table-cell office:value-type="string">
            <text:p>Menon</text:p>
          </table:table-cell>
          <table:table-cell office:value-type="string">
            <text:p>M</text:p>
          </table:table-cell>
          <table:table-cell office:value-type="string">
            <text:p>30-Oct-65</text:p>
          </table:table-cell>
          <table:table-cell office:value-type="string">
            <text:p>Indian</text:p>
          </table:table-cell>
          <table:table-cell office:value-type="string">
            <text:p>venugopal.menon@vvfltd.com</text:p>
          </table:table-cell>
          <table:table-cell office:value-type="string">
            <text:p/>
          </table:table-cell>
          <table:table-cell office:value-type="string">
            <text:p>AMRPM7399F</text:p>
          </table:table-cell>
          <table:table-cell office:value-type="string">
            <text:p>Deputy General Manager</text:p>
          </table:table-cell>
          <table:table-cell office:value-type="string">
            <text:p>MMC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Logistics</text:p>
          </table:table-cell>
          <table:table-cell office:value-type="string">
            <text:p>01-Feb-16</text:p>
          </table:table-cell>
          <table:table-cell office:value-type="string">
            <text:p>s.kannan@vvfltd.com</text:p>
          </table:table-cell>
          <table:table-cell office:value-type="string">
            <text:p>Strategic Procurem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S. Kannan</text:p>
          </table:table-cell>
          <table:table-cell office:value-type="string">
            <text:p>s.kann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25</text:p>
          </table:table-cell>
          <table:table-cell office:value-type="string">
            <text:p>10003725</text:p>
          </table:table-cell>
          <table:table-cell office:value-type="string">
            <text:p>Amol</text:p>
          </table:table-cell>
          <table:table-cell office:value-type="string">
            <text:p>NULL</text:p>
          </table:table-cell>
          <table:table-cell office:value-type="string">
            <text:p>Waghmode</text:p>
          </table:table-cell>
          <table:table-cell office:value-type="string">
            <text:p>M</text:p>
          </table:table-cell>
          <table:table-cell office:value-type="string">
            <text:p>06-Jul-90</text:p>
          </table:table-cell>
          <table:table-cell office:value-type="string">
            <text:p>Indian</text:p>
          </table:table-cell>
          <table:table-cell office:value-type="string">
            <text:p>amol.waghmode@vvfltd.com</text:p>
          </table:table-cell>
          <table:table-cell office:value-type="string">
            <text:p>NULL</text:p>
          </table:table-cell>
          <table:table-cell office:value-type="string">
            <text:p>ABIPW1954A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Engineering Services</text:p>
          </table:table-cell>
          <table:table-cell office:value-type="string">
            <text:p>01-Feb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55</text:p>
          </table:table-cell>
          <table:table-cell office:value-type="string">
            <text:p>10003755</text:p>
          </table:table-cell>
          <table:table-cell office:value-type="string">
            <text:p>Vinoo</text:p>
          </table:table-cell>
          <table:table-cell office:value-type="string">
            <text:p>Olegario Joseph</text:p>
          </table:table-cell>
          <table:table-cell office:value-type="string">
            <text:p>Dias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vinoo.dias@vvfltd.com</text:p>
          </table:table-cell>
          <table:table-cell office:value-type="string">
            <text:p/>
          </table:table-cell>
          <table:table-cell office:value-type="string">
            <text:p>ABAPD0860E</text:p>
          </table:table-cell>
          <table:table-cell office:value-type="string">
            <text:p>Assistant General Manager
</text:p>
          </table:table-cell>
          <table:table-cell office:value-type="string">
            <text:p>MMC</text:p>
          </table:table-cell>
          <table:table-cell office:value-type="string">
            <text:p>mahesh.kasbeka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pply Chain Management
</text:p>
          </table:table-cell>
          <table:table-cell office:value-type="string">
            <text:p>30 Mar 16
</text:p>
          </table:table-cell>
          <table:table-cell office:value-type="string">
            <text:p>ramesh.doraiswami@vvfltd.com</text:p>
          </table:table-cell>
          <table:table-cell office:value-type="string">
            <text:p>Oleo Non Mfg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7 16:54:07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57</text:p>
          </table:table-cell>
          <table:table-cell office:value-type="string">
            <text:p>10003757</text:p>
          </table:table-cell>
          <table:table-cell office:value-type="string">
            <text:p>Prince</text:p>
          </table:table-cell>
          <table:table-cell office:value-type="string">
            <text:p>Varghese</text:p>
          </table:table-cell>
          <table:table-cell office:value-type="string">
            <text:p>Maliakal</text:p>
          </table:table-cell>
          <table:table-cell office:value-type="string">
            <text:p>M</text:p>
          </table:table-cell>
          <table:table-cell office:value-type="string">
            <text:p>27-Aug-91</text:p>
          </table:table-cell>
          <table:table-cell office:value-type="string">
            <text:p>Indian</text:p>
          </table:table-cell>
          <table:table-cell office:value-type="string">
            <text:p>prince.varghese@vvfltd.com</text:p>
          </table:table-cell>
          <table:table-cell office:value-type="string">
            <text:p/>
          </table:table-cell>
          <table:table-cell office:value-type="string">
            <text:p>BENPM7436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remesh.dav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1-Apr-1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86</text:p>
          </table:table-cell>
          <table:table-cell office:value-type="string">
            <text:p>10003786</text:p>
          </table:table-cell>
          <table:table-cell office:value-type="string">
            <text:p>Aniket</text:p>
          </table:table-cell>
          <table:table-cell office:value-type="string">
            <text:p>Vishnu</text:p>
          </table:table-cell>
          <table:table-cell office:value-type="string">
            <text:p>Pai</text:p>
          </table:table-cell>
          <table:table-cell office:value-type="string">
            <text:p>M</text:p>
          </table:table-cell>
          <table:table-cell office:value-type="string">
            <text:p>18-Apr-79</text:p>
          </table:table-cell>
          <table:table-cell office:value-type="string">
            <text:p>Indian</text:p>
          </table:table-cell>
          <table:table-cell office:value-type="string">
            <text:p>aniket.pai@vvfltd.com</text:p>
          </table:table-cell>
          <table:table-cell office:value-type="string">
            <text:p/>
          </table:table-cell>
          <table:table-cell office:value-type="string">
            <text:p>ANLPP9171F</text:p>
          </table:table-cell>
          <table:table-cell office:value-type="string">
            <text:p>Senior Manager</text:p>
          </table:table-cell>
          <table:table-cell office:value-type="string">
            <text:p>MMC</text:p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nufacturing Excellence</text:p>
          </table:table-cell>
          <table:table-cell office:value-type="string">
            <text:p>02-May-16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90</text:p>
          </table:table-cell>
          <table:table-cell office:value-type="string">
            <text:p>10003790</text:p>
          </table:table-cell>
          <table:table-cell office:value-type="string">
            <text:p>Subhash</text:p>
          </table:table-cell>
          <table:table-cell office:value-type="string">
            <text:p/>
          </table:table-cell>
          <table:table-cell office:value-type="string">
            <text:p>Govardhane</text:p>
          </table:table-cell>
          <table:table-cell office:value-type="string">
            <text:p>M</text:p>
          </table:table-cell>
          <table:table-cell office:value-type="string">
            <text:p>01-Jun-77</text:p>
          </table:table-cell>
          <table:table-cell office:value-type="string">
            <text:p>Indian</text:p>
          </table:table-cell>
          <table:table-cell office:value-type="string">
            <text:p>subhash.govardhane@vvfltd.com</text:p>
          </table:table-cell>
          <table:table-cell office:value-type="string">
            <text:p/>
          </table:table-cell>
          <table:table-cell office:value-type="string">
            <text:p>AHFPG7975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prasad.kal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7-May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791</text:p>
          </table:table-cell>
          <table:table-cell office:value-type="string">
            <text:p>10003791</text:p>
          </table:table-cell>
          <table:table-cell office:value-type="string">
            <text:p>Amarjit</text:p>
          </table:table-cell>
          <table:table-cell office:value-type="string">
            <text:p>Lalit Kumar</text:p>
          </table:table-cell>
          <table:table-cell office:value-type="string">
            <text:p>Mishra</text:p>
          </table:table-cell>
          <table:table-cell office:value-type="string">
            <text:p>M</text:p>
          </table:table-cell>
          <table:table-cell office:value-type="string">
            <text:p>29-Mar-68</text:p>
          </table:table-cell>
          <table:table-cell office:value-type="string">
            <text:p>Indian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>AAEPA4793Q</text:p>
          </table:table-cell>
          <table:table-cell office:value-type="string">
            <text:p>Senior Vice President</text:p>
          </table:table-cell>
          <table:table-cell office:value-type="string">
            <text:p>SMC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17-May-16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SMC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Amarjit Mishra</text:p>
          </table:table-cell>
          <table:table-cell office:value-type="string">
            <text:p>amarjit.mishr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16</text:p>
          </table:table-cell>
          <table:table-cell office:value-type="string">
            <text:p>10003816</text:p>
          </table:table-cell>
          <table:table-cell office:value-type="string">
            <text:p>Akshay</text:p>
          </table:table-cell>
          <table:table-cell office:value-type="string">
            <text:p>Arvind</text:p>
          </table:table-cell>
          <table:table-cell office:value-type="string">
            <text:p>Virkar</text:p>
          </table:table-cell>
          <table:table-cell office:value-type="string">
            <text:p>M</text:p>
          </table:table-cell>
          <table:table-cell office:value-type="string">
            <text:p>19-Sep-93</text:p>
          </table:table-cell>
          <table:table-cell office:value-type="string">
            <text:p>Indian</text:p>
          </table:table-cell>
          <table:table-cell office:value-type="string">
            <text:p>akshay.virkar@vvfltd.com</text:p>
          </table:table-cell>
          <table:table-cell office:value-type="string">
            <text:p/>
          </table:table-cell>
          <table:table-cell office:value-type="string">
            <text:p>APLPV0313H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vimal.pathak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6-Jun-16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19</text:p>
          </table:table-cell>
          <table:table-cell office:value-type="string">
            <text:p>10003819</text:p>
          </table:table-cell>
          <table:table-cell office:value-type="string">
            <text:p>Raghuvir Singh</text:p>
          </table:table-cell>
          <table:table-cell office:value-type="string">
            <text:p>Hemsingh</text:p>
          </table:table-cell>
          <table:table-cell office:value-type="string">
            <text:p>Rathore</text:p>
          </table:table-cell>
          <table:table-cell office:value-type="string">
            <text:p>M</text:p>
          </table:table-cell>
          <table:table-cell office:value-type="string">
            <text:p>13-Dec-71</text:p>
          </table:table-cell>
          <table:table-cell office:value-type="string">
            <text:p>Indian</text:p>
          </table:table-cell>
          <table:table-cell office:value-type="string">
            <text:p>raghuvirsingh.rathore@vvfltd.com</text:p>
          </table:table-cell>
          <table:table-cell office:value-type="string">
            <text:p/>
          </table:table-cell>
          <table:table-cell office:value-type="string">
            <text:p>AEGPR0130N</text:p>
          </table:table-cell>
          <table:table-cell office:value-type="string">
            <text:p>Sr. Vice President</text:p>
          </table:table-cell>
          <table:table-cell office:value-type="string">
            <text:p>SMC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20-Jun-16</text:p>
          </table:table-cell>
          <table:table-cell office:value-type="string">
            <text:p>rustom.josh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ustom Joshi</text:p>
          </table:table-cell>
          <table:table-cell office:value-type="string">
            <text:p>rustom.jos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26</text:p>
          </table:table-cell>
          <table:table-cell office:value-type="string">
            <text:p>10003826</text:p>
          </table:table-cell>
          <table:table-cell office:value-type="string">
            <text:p>Matish</text:p>
          </table:table-cell>
          <table:table-cell office:value-type="string">
            <text:p>Prahladbhai</text:p>
          </table:table-cell>
          <table:table-cell office:value-type="string">
            <text:p>Thakkar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matish.thakkar@vvfltd.com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36</text:p>
          </table:table-cell>
          <table:table-cell office:value-type="string">
            <text:p>10003836</text:p>
          </table:table-cell>
          <table:table-cell office:value-type="string">
            <text:p>Manas</text:p>
          </table:table-cell>
          <table:table-cell office:value-type="string">
            <text:p/>
          </table:table-cell>
          <table:table-cell office:value-type="string">
            <text:p>Kawale</text:p>
          </table:table-cell>
          <table:table-cell office:value-type="string">
            <text:p>Male</text:p>
          </table:table-cell>
          <table:table-cell office:value-type="string">
            <text:p>09-Oct-88</text:p>
          </table:table-cell>
          <table:table-cell office:value-type="string">
            <text:p>Indian</text:p>
          </table:table-cell>
          <table:table-cell office:value-type="string">
            <text:p>manas.kawale@vvfltd.com</text:p>
          </table:table-cell>
          <table:table-cell office:value-type="string">
            <text:p/>
          </table:table-cell>
          <table:table-cell office:value-type="string">
            <text:p>CGMPK4977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ubhash.govardhan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tility</text:p>
          </table:table-cell>
          <table:table-cell office:value-type="string">
            <text:p>07-Jul-16</text:p>
          </table:table-cell>
          <table:table-cell office:value-type="string">
            <text:p>undefined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3 12:12:30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1970-01-01</text:p>
          </table:table-cell>
          <table:table-cell office:value-type="string">
            <text:p>-0001-11-3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37</text:p>
          </table:table-cell>
          <table:table-cell office:value-type="string">
            <text:p>10003837</text:p>
          </table:table-cell>
          <table:table-cell office:value-type="string">
            <text:p>Pankaj</text:p>
          </table:table-cell>
          <table:table-cell office:value-type="string">
            <text:p/>
          </table:table-cell>
          <table:table-cell office:value-type="string">
            <text:p>Patodia</text:p>
          </table:table-cell>
          <table:table-cell office:value-type="string">
            <text:p>M</text:p>
          </table:table-cell>
          <table:table-cell office:value-type="string">
            <text:p>11-Feb-81</text:p>
          </table:table-cell>
          <table:table-cell office:value-type="string">
            <text:p>Indian</text:p>
          </table:table-cell>
          <table:table-cell office:value-type="string">
            <text:p>pankaj.patodia@vvfltd.com</text:p>
          </table:table-cell>
          <table:table-cell office:value-type="string">
            <text:p/>
          </table:table-cell>
          <table:table-cell office:value-type="string">
            <text:p>AKXPP7646L</text:p>
          </table:table-cell>
          <table:table-cell office:value-type="string">
            <text:p>Assistant General Manager</text:p>
          </table:table-cell>
          <table:table-cell office:value-type="string">
            <text:p>MMC</text:p>
          </table:table-cell>
          <table:table-cell office:value-type="string">
            <text:p>vijay.ra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Sales &amp; Marketing</text:p>
          </table:table-cell>
          <table:table-cell office:value-type="string">
            <text:p>11-Jul-16</text:p>
          </table:table-cell>
          <table:table-cell office:value-type="string">
            <text:p>ramesh.doraiswami@vvfltd.com</text:p>
          </table:table-cell>
          <table:table-cell office:value-type="string">
            <text:p>Oleo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53</text:p>
          </table:table-cell>
          <table:table-cell office:value-type="string">
            <text:p>10003853</text:p>
          </table:table-cell>
          <table:table-cell office:value-type="string">
            <text:p>Shilpa</text:p>
          </table:table-cell>
          <table:table-cell office:value-type="string">
            <text:p>Subhash</text:p>
          </table:table-cell>
          <table:table-cell office:value-type="string">
            <text:p>Sarkate</text:p>
          </table:table-cell>
          <table:table-cell office:value-type="string">
            <text:p>F</text:p>
          </table:table-cell>
          <table:table-cell office:value-type="string">
            <text:p>31-Mar-90</text:p>
          </table:table-cell>
          <table:table-cell office:value-type="string">
            <text:p>Indian</text:p>
          </table:table-cell>
          <table:table-cell office:value-type="string">
            <text:p>shilpa.sarkate@vvfltd.com</text:p>
          </table:table-cell>
          <table:table-cell office:value-type="string">
            <text:p/>
          </table:table-cell>
          <table:table-cell office:value-type="string">
            <text:p>CGBPS5648M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khambata.rayoman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dministration</text:p>
          </table:table-cell>
          <table:table-cell office:value-type="string">
            <text:p>01-Aug-16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54</text:p>
          </table:table-cell>
          <table:table-cell office:value-type="string">
            <text:p>10003854</text:p>
          </table:table-cell>
          <table:table-cell office:value-type="string">
            <text:p>Rajesh</text:p>
          </table:table-cell>
          <table:table-cell office:value-type="string">
            <text:p>Anant</text:p>
          </table:table-cell>
          <table:table-cell office:value-type="string">
            <text:p>Bharti</text:p>
          </table:table-cell>
          <table:table-cell office:value-type="string">
            <text:p>M</text:p>
          </table:table-cell>
          <table:table-cell office:value-type="string">
            <text:p>08-Dec-84</text:p>
          </table:table-cell>
          <table:table-cell office:value-type="string">
            <text:p>Indian</text:p>
          </table:table-cell>
          <table:table-cell office:value-type="string">
            <text:p>rajesh.bharti@vvfltd.com</text:p>
          </table:table-cell>
          <table:table-cell office:value-type="string">
            <text:p/>
          </table:table-cell>
          <table:table-cell office:value-type="string">
            <text:p>AMUPB9059J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murali.nama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formation Technology</text:p>
          </table:table-cell>
          <table:table-cell office:value-type="string">
            <text:p>01-Aug-1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55</text:p>
          </table:table-cell>
          <table:table-cell office:value-type="string">
            <text:p>10003855</text:p>
          </table:table-cell>
          <table:table-cell office:value-type="string">
            <text:p>Shashibhushan</text:p>
          </table:table-cell>
          <table:table-cell office:value-type="string">
            <text:p>Ashwanikumar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28-Aug-77</text:p>
          </table:table-cell>
          <table:table-cell office:value-type="string">
            <text:p>Indian</text:p>
          </table:table-cell>
          <table:table-cell office:value-type="string">
            <text:p>shashibhushan.sharma@vvfltd.com</text:p>
          </table:table-cell>
          <table:table-cell office:value-type="string">
            <text:p/>
          </table:table-cell>
          <table:table-cell office:value-type="string">
            <text:p>BDEPS0544R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IM</text:p>
          </table:table-cell>
          <table:table-cell office:value-type="string">
            <text:p>01-Aug-16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60</text:p>
          </table:table-cell>
          <table:table-cell office:value-type="string">
            <text:p>10003860</text:p>
          </table:table-cell>
          <table:table-cell office:value-type="string">
            <text:p>Vinal</text:p>
          </table:table-cell>
          <table:table-cell office:value-type="string">
            <text:p>Harakchand</text:p>
          </table:table-cell>
          <table:table-cell office:value-type="string">
            <text:p>Gada</text:p>
          </table:table-cell>
          <table:table-cell office:value-type="string">
            <text:p>M</text:p>
          </table:table-cell>
          <table:table-cell office:value-type="string">
            <text:p>09-Oct-90</text:p>
          </table:table-cell>
          <table:table-cell office:value-type="string">
            <text:p>Indian</text:p>
          </table:table-cell>
          <table:table-cell office:value-type="string">
            <text:p>vinal.gada@vvfltd.com</text:p>
          </table:table-cell>
          <table:table-cell office:value-type="string">
            <text:p/>
          </table:table-cell>
          <table:table-cell office:value-type="string">
            <text:p>AQBPG3557D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nikhil.josh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Accounts</text:p>
          </table:table-cell>
          <table:table-cell office:value-type="string">
            <text:p>08-Aug-16</text:p>
          </table:table-cell>
          <table:table-cell office:value-type="string">
            <text:p>gajendra.palo@vvfltd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66</text:p>
          </table:table-cell>
          <table:table-cell office:value-type="string">
            <text:p>10003866</text:p>
          </table:table-cell>
          <table:table-cell office:value-type="string">
            <text:p>Vinayak</text:p>
          </table:table-cell>
          <table:table-cell office:value-type="string">
            <text:p/>
          </table:table-cell>
          <table:table-cell office:value-type="string">
            <text:p>Mangalur</text:p>
          </table:table-cell>
          <table:table-cell office:value-type="string">
            <text:p>M</text:p>
          </table:table-cell>
          <table:table-cell office:value-type="string">
            <text:p>01-May-87</text:p>
          </table:table-cell>
          <table:table-cell office:value-type="string">
            <text:p>Indian</text:p>
          </table:table-cell>
          <table:table-cell office:value-type="string">
            <text:p>vinayak.mangalur@vvfltd.com</text:p>
          </table:table-cell>
          <table:table-cell office:value-type="string">
            <text:p/>
          </table:table-cell>
          <table:table-cell office:value-type="string">
            <text:p>BSXPM5438E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atish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16-Aug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73</text:p>
          </table:table-cell>
          <table:table-cell office:value-type="string">
            <text:p>10003873</text:p>
          </table:table-cell>
          <table:table-cell office:value-type="string">
            <text:p>Mahesh</text:p>
          </table:table-cell>
          <table:table-cell office:value-type="string">
            <text:p>Dattatraya</text:p>
          </table:table-cell>
          <table:table-cell office:value-type="string">
            <text:p>Ghugardare</text:p>
          </table:table-cell>
          <table:table-cell office:value-type="string">
            <text:p>Male</text:p>
          </table:table-cell>
          <table:table-cell office:value-type="string">
            <text:p>21-Sep-90</text:p>
          </table:table-cell>
          <table:table-cell office:value-type="string">
            <text:p>Indian</text:p>
          </table:table-cell>
          <table:table-cell office:value-type="string">
            <text:p>mahesh.ghugardare@vvfltd.com</text:p>
          </table:table-cell>
          <table:table-cell office:value-type="string">
            <text:p/>
          </table:table-cell>
          <table:table-cell office:value-type="string">
            <text:p>ARSPG6977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Payal.sha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Finance &amp; Corporate</text:p>
          </table:table-cell>
          <table:table-cell office:value-type="string">
            <text:p>22-Aug-16</text:p>
          </table:table-cell>
          <table:table-cell office:value-type="string">
            <text:p>demo.appraisel@gmail.com</text:p>
          </table:table-cell>
          <table:table-cell office:value-type="string">
            <text:p>Finance / IT / Indirect Tax/Excise/EXI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6 11:32:56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74</text:p>
          </table:table-cell>
          <table:table-cell office:value-type="string">
            <text:p>10003874</text:p>
          </table:table-cell>
          <table:table-cell office:value-type="string">
            <text:p>Trupti</text:p>
          </table:table-cell>
          <table:table-cell office:value-type="string">
            <text:p>Jitendra</text:p>
          </table:table-cell>
          <table:table-cell office:value-type="string">
            <text:p>Chandarana</text:p>
          </table:table-cell>
          <table:table-cell office:value-type="string">
            <text:p>F</text:p>
          </table:table-cell>
          <table:table-cell office:value-type="string">
            <text:p>21-Feb-84</text:p>
          </table:table-cell>
          <table:table-cell office:value-type="string">
            <text:p>Indian</text:p>
          </table:table-cell>
          <table:table-cell office:value-type="string">
            <text:p>trupti.chandarana@vvfltd.com</text:p>
          </table:table-cell>
          <table:table-cell office:value-type="string">
            <text:p/>
          </table:table-cell>
          <table:table-cell office:value-type="string">
            <text:p>AJNPC0402G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amit.sanas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Human Resources</text:p>
          </table:table-cell>
          <table:table-cell office:value-type="string">
            <text:p>22-Aug-16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75</text:p>
          </table:table-cell>
          <table:table-cell office:value-type="string">
            <text:p>10003875</text:p>
          </table:table-cell>
          <table:table-cell office:value-type="string">
            <text:p>Khushnam</text:p>
          </table:table-cell>
          <table:table-cell office:value-type="string">
            <text:p>Faraz</text:p>
          </table:table-cell>
          <table:table-cell office:value-type="string">
            <text:p>Joshi</text:p>
          </table:table-cell>
          <table:table-cell office:value-type="string">
            <text:p>undefined</text:p>
          </table:table-cell>
          <table:table-cell office:value-type="string">
            <text:p>06-Jan-92</text:p>
          </table:table-cell>
          <table:table-cell office:value-type="string">
            <text:p>Indian</text:p>
          </table:table-cell>
          <table:table-cell office:value-type="string">
            <text:p>khushnam.joshi@vvfltd.com</text:p>
          </table:table-cell>
          <table:table-cell office:value-type="string">
            <text:p/>
          </table:table-cell>
          <table:table-cell office:value-type="string">
            <text:p>AOLPJ7374P</text:p>
          </table:table-cell>
          <table:table-cell office:value-type="string">
            <text:p>Assistant Manager</text:p>
          </table:table-cell>
          <table:table-cell office:value-type="string">
            <text:p>JMC</text:p>
          </table:table-cell>
          <table:table-cell office:value-type="string">
            <text:p>subrata.debnat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Business Finance</text:p>
          </table:table-cell>
          <table:table-cell office:value-type="string">
            <text:p>22-Aug-16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80</text:p>
          </table:table-cell>
          <table:table-cell office:value-type="string">
            <text:p>10003880</text:p>
          </table:table-cell>
          <table:table-cell office:value-type="string">
            <text:p>Debashis</text:p>
          </table:table-cell>
          <table:table-cell office:value-type="string">
            <text:p>Niranjan</text:p>
          </table:table-cell>
          <table:table-cell office:value-type="string">
            <text:p>Patra</text:p>
          </table:table-cell>
          <table:table-cell office:value-type="string">
            <text:p>M</text:p>
          </table:table-cell>
          <table:table-cell office:value-type="string">
            <text:p>20-Jan-80</text:p>
          </table:table-cell>
          <table:table-cell office:value-type="string">
            <text:p>Indian</text:p>
          </table:table-cell>
          <table:table-cell office:value-type="string">
            <text:p>debashis.patra@vvfltd.com</text:p>
          </table:table-cell>
          <table:table-cell office:value-type="string">
            <text:p/>
          </table:table-cell>
          <table:table-cell office:value-type="string">
            <text:p>AXPPP4879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vinayak.jadhav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rketing</text:p>
          </table:table-cell>
          <table:table-cell office:value-type="string">
            <text:p>25-Aug-16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87</text:p>
          </table:table-cell>
          <table:table-cell office:value-type="string">
            <text:p>10003887</text:p>
          </table:table-cell>
          <table:table-cell office:value-type="string">
            <text:p>Sudhakar</text:p>
          </table:table-cell>
          <table:table-cell office:value-type="string">
            <text:p/>
          </table:table-cell>
          <table:table-cell office:value-type="string">
            <text:p>D</text:p>
          </table:table-cell>
          <table:table-cell office:value-type="string">
            <text:p>M</text:p>
          </table:table-cell>
          <table:table-cell office:value-type="string">
            <text:p>15-Aug-81</text:p>
          </table:table-cell>
          <table:table-cell office:value-type="string">
            <text:p>Indian</text:p>
          </table:table-cell>
          <table:table-cell office:value-type="string">
            <text:p>sudhakar.d@vvfltd.com</text:p>
          </table:table-cell>
          <table:table-cell office:value-type="string">
            <text:p/>
          </table:table-cell>
          <table:table-cell office:value-type="string">
            <text:p>AYXPS5031L</text:p>
          </table:table-cell>
          <table:table-cell office:value-type="string">
            <text:p>General Manager</text:p>
          </table:table-cell>
          <table:table-cell office:value-type="string">
            <text:p>SMC</text:p>
          </table:table-cell>
          <table:table-cell office:value-type="string">
            <text:p>raghuvirsingh.rathore@vvfltd.com</text:p>
          </table:table-cell>
          <table:table-cell office:value-type="string">
            <text:p>pratyaya.chakrabarti@vvfltd.com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Assurance</text:p>
          </table:table-cell>
          <table:table-cell office:value-type="string">
            <text:p>06-Sep-16</text:p>
          </table:table-cell>
          <table:table-cell office:value-type="string">
            <text:p>ramesh.doraiswami@vvfltd.com</text:p>
          </table:table-cell>
          <table:table-cell office:value-type="string">
            <text:p>SMC Clust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ntract Manufacturing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97</text:p>
          </table:table-cell>
          <table:table-cell office:value-type="string">
            <text:p>10003897</text:p>
          </table:table-cell>
          <table:table-cell office:value-type="string">
            <text:p>Vishwajeet</text:p>
          </table:table-cell>
          <table:table-cell office:value-type="string">
            <text:p/>
          </table:table-cell>
          <table:table-cell office:value-type="string">
            <text:p>Shrivastawa</text:p>
          </table:table-cell>
          <table:table-cell office:value-type="string">
            <text:p>M</text:p>
          </table:table-cell>
          <table:table-cell office:value-type="string">
            <text:p>02-Oct-82</text:p>
          </table:table-cell>
          <table:table-cell office:value-type="string">
            <text:p>Indian</text:p>
          </table:table-cell>
          <table:table-cell office:value-type="string">
            <text:p>vishwajeet.shrivastawa@vvfltd.com</text:p>
          </table:table-cell>
          <table:table-cell office:value-type="string">
            <text:p/>
          </table:table-cell>
          <table:table-cell office:value-type="string">
            <text:p>DJKPS4345E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0-Sep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898</text:p>
          </table:table-cell>
          <table:table-cell office:value-type="string">
            <text:p>10003898</text:p>
          </table:table-cell>
          <table:table-cell office:value-type="string">
            <text:p>Vikas</text:p>
          </table:table-cell>
          <table:table-cell office:value-type="string">
            <text:p/>
          </table:table-cell>
          <table:table-cell office:value-type="string">
            <text:p>Patil</text:p>
          </table:table-cell>
          <table:table-cell office:value-type="string">
            <text:p>M</text:p>
          </table:table-cell>
          <table:table-cell office:value-type="string">
            <text:p>21-Jun-87</text:p>
          </table:table-cell>
          <table:table-cell office:value-type="string">
            <text:p>Indian</text:p>
          </table:table-cell>
          <table:table-cell office:value-type="string">
            <text:p>vikas.patil@vvfltd.com</text:p>
          </table:table-cell>
          <table:table-cell office:value-type="string">
            <text:p/>
          </table:table-cell>
          <table:table-cell office:value-type="string">
            <text:p>AUYPP4140Q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aniruddha.bansod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ngineering Services</text:p>
          </table:table-cell>
          <table:table-cell office:value-type="string">
            <text:p>20-Sep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06</text:p>
          </table:table-cell>
          <table:table-cell office:value-type="string">
            <text:p>10003906</text:p>
          </table:table-cell>
          <table:table-cell office:value-type="string">
            <text:p>Sunny</text:p>
          </table:table-cell>
          <table:table-cell office:value-type="string">
            <text:p>Yashwant</text:p>
          </table:table-cell>
          <table:table-cell office:value-type="string">
            <text:p>Salvi</text:p>
          </table:table-cell>
          <table:table-cell office:value-type="string">
            <text:p>M</text:p>
          </table:table-cell>
          <table:table-cell office:value-type="string">
            <text:p>09-Jun-90</text:p>
          </table:table-cell>
          <table:table-cell office:value-type="string">
            <text:p>Indian</text:p>
          </table:table-cell>
          <table:table-cell office:value-type="string">
            <text:p>sunny.salvi@vvfltd.com</text:p>
          </table:table-cell>
          <table:table-cell office:value-type="string">
            <text:p>NULL</text:p>
          </table:table-cell>
          <table:table-cell office:value-type="string">
            <text:p>CMMPS8812C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ubrata.debnath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Business Finance</text:p>
          </table:table-cell>
          <table:table-cell office:value-type="string">
            <text:p>01-Oct-16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19</text:p>
          </table:table-cell>
          <table:table-cell office:value-type="string">
            <text:p>10003919</text:p>
          </table:table-cell>
          <table:table-cell office:value-type="string">
            <text:p>Deepak</text:p>
          </table:table-cell>
          <table:table-cell office:value-type="string">
            <text:p>Rajendra</text:p>
          </table:table-cell>
          <table:table-cell office:value-type="string">
            <text:p>Sharma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Deepak.r.sharma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Assistant Manager
</text:p>
          </table:table-cell>
          <table:table-cell office:value-type="string">
            <text:p>JMC</text:p>
          </table:table-cell>
          <table:table-cell office:value-type="string">
            <text:p>rakesh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Finance &amp; Accounts
</text:p>
          </table:table-cell>
          <table:table-cell office:value-type="string">
            <text:p>11-Nov-16
</text:p>
          </table:table-cell>
          <table:table-cell office:value-type="string">
            <text:p>gajendra.palo@vvfltd.com
</text:p>
          </table:table-cell>
          <table:table-cell office:value-type="string">
            <text:p>Finance / IT / Indirect Tax/Excise/EXIM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7 16:58:59</text:p>
          </table:table-cell>
          <table:table-cell office:value-type="float" office:value="0">
            <text:p>0</text:p>
          </table:table-cell>
          <table:table-cell office:value-type="string">
            <text:p>Baddi</text:p>
          </table:table-cell>
          <table:table-cell office:value-type="string">
            <text:p>Corporate Shared Services</text:p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Gajendra Palo</text:p>
          </table:table-cell>
          <table:table-cell office:value-type="string">
            <text:p>gajendra.palo@vvfltd.com
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21</text:p>
          </table:table-cell>
          <table:table-cell office:value-type="string">
            <text:p>10003921</text:p>
          </table:table-cell>
          <table:table-cell office:value-type="string">
            <text:p>Kalpesh</text:p>
          </table:table-cell>
          <table:table-cell office:value-type="string">
            <text:p>NULL</text:p>
          </table:table-cell>
          <table:table-cell office:value-type="string">
            <text:p>Acharya</text:p>
          </table:table-cell>
          <table:table-cell office:value-type="string">
            <text:p>M</text:p>
          </table:table-cell>
          <table:table-cell office:value-type="string">
            <text:p>05-May-84</text:p>
          </table:table-cell>
          <table:table-cell office:value-type="string">
            <text:p>Indian</text:p>
          </table:table-cell>
          <table:table-cell office:value-type="string">
            <text:p>kalpesh.acharya@vvfltd.com</text:p>
          </table:table-cell>
          <table:table-cell office:value-type="string">
            <text:p>NULL</text:p>
          </table:table-cell>
          <table:table-cell office:value-type="string">
            <text:p>AKOPA8062A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nilesh.gos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upply Chain Management</text:p>
          </table:table-cell>
          <table:table-cell office:value-type="string">
            <text:p>16-Nov-16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1-11 17:09:14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25</text:p>
          </table:table-cell>
          <table:table-cell office:value-type="string">
            <text:p>10003925</text:p>
          </table:table-cell>
          <table:table-cell office:value-type="string">
            <text:p>Ketan</text:p>
          </table:table-cell>
          <table:table-cell office:value-type="string">
            <text:p>NULL</text:p>
          </table:table-cell>
          <table:table-cell office:value-type="string">
            <text:p>Patel</text:p>
          </table:table-cell>
          <table:table-cell office:value-type="string">
            <text:p>M</text:p>
          </table:table-cell>
          <table:table-cell office:value-type="string">
            <text:p>20-Feb-86</text:p>
          </table:table-cell>
          <table:table-cell office:value-type="string">
            <text:p>Indian</text:p>
          </table:table-cell>
          <table:table-cell office:value-type="string">
            <text:p>ketan.patel@vvfltd.com</text:p>
          </table:table-cell>
          <table:table-cell office:value-type="string">
            <text:p>NULL</text:p>
          </table:table-cell>
          <table:table-cell office:value-type="string">
            <text:p>BHLPP3354D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mrudang.vachharajan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Human Resources</text:p>
          </table:table-cell>
          <table:table-cell office:value-type="string">
            <text:p>17-Nov-16</text:p>
          </table:table-cell>
          <table:table-cell office:value-type="string">
            <text:p>mohit.sharma@vvfltd.com</text:p>
          </table:table-cell>
          <table:table-cell office:value-type="string">
            <text:p>HR/Security/Ad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1-25 16:56:34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S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Mohit Sharma</text:p>
          </table:table-cell>
          <table:table-cell office:value-type="string">
            <text:p>mohit.sharma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26</text:p>
          </table:table-cell>
          <table:table-cell office:value-type="string">
            <text:p>10003926</text:p>
          </table:table-cell>
          <table:table-cell office:value-type="string">
            <text:p>Ankit</text:p>
          </table:table-cell>
          <table:table-cell office:value-type="string">
            <text:p/>
          </table:table-cell>
          <table:table-cell office:value-type="string">
            <text:p>Sharma</text:p>
          </table:table-cell>
          <table:table-cell office:value-type="string">
            <text:p>Male</text:p>
          </table:table-cell>
          <table:table-cell office:value-type="string">
            <text:p>07-May-90</text:p>
          </table:table-cell>
          <table:table-cell office:value-type="string">
            <text:p>Indian</text:p>
          </table:table-cell>
          <table:table-cell office:value-type="string">
            <text:p>ankit.sharma@vvfltd.com</text:p>
          </table:table-cell>
          <table:table-cell office:value-type="string">
            <text:p/>
          </table:table-cell>
          <table:table-cell office:value-type="string">
            <text:p>HCYPS7324N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indresh.kumar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Quality Control</text:p>
          </table:table-cell>
          <table:table-cell office:value-type="string">
            <text:p>17-Nov-16</text:p>
          </table:table-cell>
          <table:table-cell office:value-type="string">
            <text:p>undefined</text:p>
          </table:table-cell>
          <table:table-cell office:value-type="string">
            <text:p>R&amp;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1 14:28:16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27</text:p>
          </table:table-cell>
          <table:table-cell office:value-type="string">
            <text:p>10003927</text:p>
          </table:table-cell>
          <table:table-cell office:value-type="string">
            <text:p>Prafull</text:p>
          </table:table-cell>
          <table:table-cell office:value-type="string">
            <text:p>NULL</text:p>
          </table:table-cell>
          <table:table-cell office:value-type="string">
            <text:p>Gore</text:p>
          </table:table-cell>
          <table:table-cell office:value-type="string">
            <text:p>M</text:p>
          </table:table-cell>
          <table:table-cell office:value-type="string">
            <text:p>26-Nov-89</text:p>
          </table:table-cell>
          <table:table-cell office:value-type="string">
            <text:p>Indian</text:p>
          </table:table-cell>
          <table:table-cell office:value-type="string">
            <text:p>prafull.gore@vvfltd.com</text:p>
          </table:table-cell>
          <table:table-cell office:value-type="string">
            <text:p>NULL</text:p>
          </table:table-cell>
          <table:table-cell office:value-type="string">
            <text:p>BERPG6752H</text:p>
          </table:table-cell>
          <table:table-cell office:value-type="string">
            <text:p>Executive</text:p>
          </table:table-cell>
          <table:table-cell office:value-type="string">
            <text:p>JMC</text:p>
          </table:table-cell>
          <table:table-cell office:value-type="string">
            <text:p>subhash.govardhane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Utility</text:p>
          </table:table-cell>
          <table:table-cell office:value-type="string">
            <text:p>21-Nov-16</text:p>
          </table:table-cell>
          <table:table-cell office:value-type="string">
            <text:p>vilas.kakade@vvfltd.com</text:p>
          </table:table-cell>
          <table:table-cell office:value-type="string">
            <text:p>Oleo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1-18 18:21:01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Oleochemical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Ramesh Doraiswami</text:p>
          </table:table-cell>
          <table:table-cell office:value-type="string">
            <text:p>ramesh.doraiswami@vvfltd.com</text:p>
          </table:table-cell>
          <table:table-cell office:value-type="string">
            <text:p>Vilas Kakade</text:p>
          </table:table-cell>
          <table:table-cell office:value-type="string">
            <text:p>vilas.kakade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33</text:p>
          </table:table-cell>
          <table:table-cell office:value-type="string">
            <text:p>10003933</text:p>
          </table:table-cell>
          <table:table-cell office:value-type="string">
            <text:p>Indresh</text:p>
          </table:table-cell>
          <table:table-cell office:value-type="string">
            <text:p>NULL</text:p>
          </table:table-cell>
          <table:table-cell office:value-type="string">
            <text:p>Kumar</text:p>
          </table:table-cell>
          <table:table-cell office:value-type="string">
            <text:p/>
          </table:table-cell>
          <table:table-cell office:value-type="string">
            <text:p>05-Jan-83</text:p>
          </table:table-cell>
          <table:table-cell office:value-type="string">
            <text:p>Indian</text:p>
          </table:table-cell>
          <table:table-cell office:value-type="string">
            <text:p>indresh.kumar@vvfltd.com</text:p>
          </table:table-cell>
          <table:table-cell office:value-type="string">
            <text:p>NULL</text:p>
          </table:table-cell>
          <table:table-cell office:value-type="string">
            <text:p>BJKPK2580F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sudhakar.d@vvfltd.com</text:p>
          </table:table-cell>
          <table:table-cell office:value-type="string">
            <text:p>dinesh.kabra@vvfltd.com</text:p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Quality Control</text:p>
          </table:table-cell>
          <table:table-cell office:value-type="string">
            <text:p>12-Dec-16</text:p>
          </table:table-cell>
          <table:table-cell office:value-type="string">
            <text:p>raghuvirsingh.rathore@vvfltd.com</text:p>
          </table:table-cell>
          <table:table-cell office:value-type="string">
            <text:p>PCP Qualit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1-25 16:47:59</text:p>
          </table:table-cell>
          <table:table-cell office:value-type="float" office:value="0">
            <text:p>0</text:p>
          </table:table-cell>
          <table:table-cell office:value-type="string">
            <text:p>Daman</text:p>
          </table:table-cell>
          <table:table-cell office:value-type="string">
            <text:p>PCP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>Dinesh Kabra</text:p>
          </table:table-cell>
          <table:table-cell office:value-type="string">
            <text:p>dinesh.kabra@vvfltd.com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0003950</text:p>
          </table:table-cell>
          <table:table-cell office:value-type="string">
            <text:p>10003950</text:p>
          </table:table-cell>
          <table:table-cell office:value-type="string">
            <text:p>Avinash</text:p>
          </table:table-cell>
          <table:table-cell office:value-type="string">
            <text:p>NULL</text:p>
          </table:table-cell>
          <table:table-cell office:value-type="string">
            <text:p>Dhone</text:p>
          </table:table-cell>
          <table:table-cell office:value-type="string">
            <text:p>M</text:p>
          </table:table-cell>
          <table:table-cell office:value-type="string">
            <text:p>26-Aug-86</text:p>
          </table:table-cell>
          <table:table-cell office:value-type="string">
            <text:p>Indian</text:p>
          </table:table-cell>
          <table:table-cell office:value-type="string">
            <text:p>avinash.dhone@vvfltd.com</text:p>
          </table:table-cell>
          <table:table-cell office:value-type="string">
            <text:p>NULL</text:p>
          </table:table-cell>
          <table:table-cell office:value-type="string">
            <text:p>AMGPD5291E</text:p>
          </table:table-cell>
          <table:table-cell office:value-type="string">
            <text:p>Manager</text:p>
          </table:table-cell>
          <table:table-cell office:value-type="string">
            <text:p>JMC</text:p>
          </table:table-cell>
          <table:table-cell office:value-type="string">
            <text:p>nilesh.gosavi@vvfltd.com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Supply Chain Management</text:p>
          </table:table-cell>
          <table:table-cell office:value-type="string">
            <text:p>10-Jan-17</text:p>
          </table:table-cell>
          <table:table-cell office:value-type="string">
            <text:p>pratyaya.chakrabarti@vvfltd.com</text:p>
          </table:table-cell>
          <table:table-cell office:value-type="string">
            <text:p>CMB Non Mfg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1-11 17:09:14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Personal Care Product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>Pratyaya Chakrabarti</text:p>
          </table:table-cell>
          <table:table-cell office:value-type="string">
            <text:p>pratyaya.chakrabart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23456</text:p>
          </table:table-cell>
          <table:table-cell office:value-type="string">
            <text:p>123456</text:p>
          </table:table-cell>
          <table:table-cell office:value-type="string">
            <text:p>Jayesh</text:p>
          </table:table-cell>
          <table:table-cell office:value-type="string">
            <text:p>NULL</text:p>
          </table:table-cell>
          <table:table-cell office:value-type="string">
            <text:p>Menon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jayesh.menon@kritva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Assistant Manager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15 17:17:34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23A</text:p>
          </table:table-cell>
          <table:table-cell office:value-type="string">
            <text:p>123A</text:p>
          </table:table-cell>
          <table:table-cell office:value-type="string">
            <text:p>Bidyut</text:p>
          </table:table-cell>
          <table:table-cell office:value-type="string">
            <text:p>NULL</text:p>
          </table:table-cell>
          <table:table-cell office:value-type="string">
            <text:p>Sarkar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bidyut.sarkar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Consultant</text:p>
          </table:table-cell>
          <table:table-cell office:value-type="string">
            <text:p/>
          </table:table-cell>
          <table:table-cell office:value-type="string">
            <text:p>sunil.singh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23B</text:p>
          </table:table-cell>
          <table:table-cell office:value-type="string">
            <text:p>123B</text:p>
          </table:table-cell>
          <table:table-cell office:value-type="string">
            <text:p>Ravi</text:p>
          </table:table-cell>
          <table:table-cell office:value-type="string">
            <text:p>Sankaran</text:p>
          </table:table-cell>
          <table:table-cell office:value-type="string">
            <text:p>Shankar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ravi.shankar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Consultant</text:p>
          </table:table-cell>
          <table:table-cell office:value-type="string">
            <text:p/>
          </table:table-cell>
          <table:table-cell office:value-type="string">
            <text:p>mohit.sharm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31 13:45:56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23C</text:p>
          </table:table-cell>
          <table:table-cell office:value-type="string">
            <text:p>123C</text:p>
          </table:table-cell>
          <table:table-cell office:value-type="string">
            <text:p>Kevin</text:p>
          </table:table-cell>
          <table:table-cell office:value-type="string">
            <text:p>NULL</text:p>
          </table:table-cell>
          <table:table-cell office:value-type="string">
            <text:p>Tan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kevin.tan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Associate Vice President</text:p>
          </table:table-cell>
          <table:table-cell office:value-type="string">
            <text:p/>
          </table:table-cell>
          <table:table-cell office:value-type="string">
            <text:p>ramesh.doraiswam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7 13:22:11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147258</text:p>
          </table:table-cell>
          <table:table-cell office:value-type="string">
            <text:p>147258</text:p>
          </table:table-cell>
          <table:table-cell office:value-type="string">
            <text:p>Shubhangi</text:p>
          </table:table-cell>
          <table:table-cell office:value-type="string">
            <text:p>NULL</text:p>
          </table:table-cell>
          <table:table-cell office:value-type="string">
            <text:p>Pawar</text:p>
          </table:table-cell>
          <table:table-cell office:value-type="string">
            <text:p>Female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kritva.employee@gmail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yesh.menon@kritva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31 16:42:03</text:p>
          </table:table-cell>
          <table:table-cell office:value-type="float" office:value="0">
            <text:p>0</text:p>
          </table:table-cell>
          <table:table-cell office:value-type="string">
            <text:p>Corporate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2222</text:p>
          </table:table-cell>
          <table:table-cell office:value-type="string">
            <text:p>2222</text:p>
          </table:table-cell>
          <table:table-cell office:value-type="string">
            <text:p>demo</text:p>
          </table:table-cell>
          <table:table-cell office:value-type="string">
            <text:p>appraisal</text:p>
          </table:table-cell>
          <table:table-cell office:value-type="string">
            <text:p>appraisal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vvf.oleoemployee@gmail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Assistant General Manager</text:p>
          </table:table-cell>
          <table:table-cell office:value-type="string">
            <text:p/>
          </table:table-cell>
          <table:table-cell office:value-type="string">
            <text:p>demo.appraisel@g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3:01:36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4444</text:p>
          </table:table-cell>
          <table:table-cell office:value-type="string">
            <text:p>44444</text:p>
          </table:table-cell>
          <table:table-cell office:value-type="string">
            <text:p>demo</text:p>
          </table:table-cell>
          <table:table-cell office:value-type="string">
            <text:p>NULL</text:p>
          </table:table-cell>
          <table:table-cell office:value-type="string">
            <text:p>user</text:p>
          </table:table-cell>
          <table:table-cell office:value-type="string">
            <text:p>M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mssadafule@gmail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>Executive</text:p>
          </table:table-cell>
          <table:table-cell office:value-type="string">
            <text:p/>
          </table:table-cell>
          <table:table-cell office:value-type="string">
            <text:p>vvf.oleoemployee@g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8 12:43:52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456789</text:p>
          </table:table-cell>
          <table:table-cell office:value-type="string">
            <text:p>456789</text:p>
          </table:table-cell>
          <table:table-cell office:value-type="string">
            <text:p>Monica</text:p>
          </table:table-cell>
          <table:table-cell office:value-type="string">
            <text:p>NULL</text:p>
          </table:table-cell>
          <table:table-cell office:value-type="string">
            <text:p>Sadafule</text:p>
          </table:table-cell>
          <table:table-cell office:value-type="string">
            <text:p>Female</text:p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kritva.appraisel@gmail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kritva.appraisel@g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8 12:43:55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5c3d49</text:p>
          </table:table-cell>
          <table:table-cell office:value-type="string">
            <text:p>5c3d49</text:p>
          </table:table-cell>
          <table:table-cell office:value-type="string">
            <text:p>Monica</text:p>
          </table:table-cell>
          <table:table-cell office:value-type="string">
            <text:p/>
          </table:table-cell>
          <table:table-cell office:value-type="string">
            <text:p>Sadafule</text:p>
          </table:table-cell>
          <table:table-cell office:value-type="string">
            <text:p>undefined</text:p>
          </table:table-cell>
          <table:table-cell office:value-type="string">
            <text:p>#N/A</text:p>
          </table:table-cell>
          <table:table-cell office:value-type="string">
            <text:p>Indian</text:p>
          </table:table-cell>
          <table:table-cell office:value-type="string">
            <text:p>employee.kritva@gmail.com</text:p>
          </table:table-cell>
          <table:table-cell office:value-type="string">
            <text:p>1111111111</text:p>
          </table:table-cell>
          <table:table-cell office:value-type="string">
            <text:p>#N/A</text:p>
          </table:table-cell>
          <table:table-cell office:value-type="string">
            <text:p>Deputy</text:p>
          </table:table-cell>
          <table:table-cell office:value-type="string">
            <text:p/>
          </table:table-cell>
          <table:table-cell office:value-type="string">
            <text:p>demo.appraisel@g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ASDSA</text:p>
          </table:table-cell>
          <table:table-cell office:value-type="string">
            <text:p>DSADS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12 16:07:15</text:p>
          </table:table-cell>
          <table:table-cell office:value-type="float" office:value="0">
            <text:p>0</text:p>
          </table:table-cell>
          <table:table-cell office:value-type="string">
            <text:p>Sion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>employee.kritva@gmail.com</text:p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demo.appraisel@gmail.com</text:p>
          </table:table-cell>
          <table:table-cell office:value-type="string">
            <text:p/>
          </table:table-cell>
          <table:table-cell office:value-type="string">
            <text:p>undefined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HAN1234</text:p>
          </table:table-cell>
          <table:table-cell office:value-type="string">
            <text:p>DHAN123</text:p>
          </table:table-cell>
          <table:table-cell office:value-type="string">
            <text:p>Dhanshree</text:p>
          </table:table-cell>
          <table:table-cell office:value-type="string">
            <text:p>prakash </text:p>
          </table:table-cell>
          <table:table-cell office:value-type="string">
            <text:p>Jagdale</text:p>
          </table:table-cell>
          <table:table-cell office:value-type="string">
            <text:p>Female</text:p>
          </table:table-cell>
          <table:table-cell office:value-type="string">
            <text:p>23-Oct-1992</text:p>
          </table:table-cell>
          <table:table-cell office:value-type="string">
            <text:p>Indian</text:p>
          </table:table-cell>
          <table:table-cell office:value-type="string">
            <text:p>dhanu123@gmail.com</text:p>
          </table:table-cell>
          <table:table-cell office:value-type="string">
            <text:p>9865320147</text:p>
          </table:table-cell>
          <table:table-cell office:value-type="string">
            <text:p>DHANS1234J</text:p>
          </table:table-cell>
          <table:table-cell office:value-type="string">
            <text:p>Junior Executive</text:p>
          </table:table-cell>
          <table:table-cell office:value-type="string">
            <text:p>JMC</text:p>
          </table:table-cell>
          <table:table-cell office:value-type="string">
            <text:p>jayesh.menon@kritva.com</text:p>
          </table:table-cell>
          <table:table-cell office:value-type="string">
            <text:p>NULL</text:p>
          </table:table-cell>
          <table:table-cell office:value-type="string">
            <text:p>Permanent</text:p>
          </table:table-cell>
          <table:table-cell office:value-type="string">
            <text:p>Mulund</text:p>
          </table:table-cell>
          <table:table-cell office:value-type="string">
            <text:p>Mulund</text:p>
          </table:table-cell>
          <table:table-cell office:value-type="string">
            <text:p>A+</text:p>
          </table:table-cell>
          <table:table-cell office:value-type="string">
            <text:p>Research &amp; Development</text:p>
          </table:table-cell>
          <table:table-cell office:value-type="string">
            <text:p>02-Jan-2017</text:p>
          </table:table-cell>
          <table:table-cell office:value-type="string">
            <text:p>jayesh.menon@kritva.com</text:p>
          </table:table-cell>
          <table:table-cell office:value-type="string">
            <text:p>R&amp;D</text:p>
          </table:table-cell>
          <table:table-cell office:value-type="string">
            <text:p>Maharashtra</text:p>
          </table:table-cell>
          <table:table-cell office:value-type="string">
            <text:p>Mumbai</text:p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2017-04-11 18:05:33</text:p>
          </table:table-cell>
          <table:table-cell office:value-type="float" office:value="0">
            <text:p>0</text:p>
          </table:table-cell>
          <table:table-cell office:value-type="string">
            <text:p>Taloja</text:p>
          </table:table-cell>
          <table:table-cell office:value-type="string">
            <text:p>Corporate Shared Services</text:p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Jayesh Menon</text:p>
          </table:table-cell>
          <table:table-cell office:value-type="string">
            <text:p>jayesh.menon@kritva.com</text:p>
          </table:table-cell>
          <table:table-cell office:value-type="string">
            <text:p>Jayesh Menon</text:p>
          </table:table-cell>
          <table:table-cell office:value-type="string">
            <text:p>jayesh.menon@kritva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xternal123</text:p>
          </table:table-cell>
          <table:table-cell office:value-type="string">
            <text:p>external123</text:p>
          </table:table-cell>
          <table:table-cell office:value-type="string">
            <text:p>External</text:p>
          </table:table-cell>
          <table:table-cell office:value-type="string">
            <text:p>NULL</text:p>
          </table:table-cell>
          <table:table-cell office:value-type="string">
            <text:p>Faculty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external_faculty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ternal_faculty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8 12:44:00</text:p>
          </table:table-cell>
          <table:table-cell office:value-type="float" office:value="1">
            <text:p>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hr123</text:p>
          </table:table-cell>
          <table:table-cell office:value-type="string">
            <text:p>hr123</text:p>
          </table:table-cell>
          <table:table-cell office:value-type="string">
            <text:p>admin</text:p>
          </table:table-cell>
          <table:table-cell office:value-type="string">
            <text:p>NULL</text:p>
          </table:table-cell>
          <table:table-cell office:value-type="string">
            <text:p>HR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pms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8 12:43:12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baddi</text:p>
          </table:table-cell>
          <table:table-cell office:value-type="string">
            <text:p>vvf.baddi</text:p>
          </table:table-cell>
          <table:table-cell office:value-type="string">
            <text:p>Badd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baddi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badd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12:47</text:p>
          </table:table-cell>
          <table:table-cell office:value-type="float" office:value="1">
            <text:p>1</text:p>
          </table:table-cell>
          <table:table-cell office:value-type="string">
            <text:p>Baddi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chennai</text:p>
          </table:table-cell>
          <table:table-cell office:value-type="string">
            <text:p>vvf.chennai</text:p>
          </table:table-cell>
          <table:table-cell office:value-type="string">
            <text:p>Chennai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chennai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chenna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20:04</text:p>
          </table:table-cell>
          <table:table-cell office:value-type="float" office:value="1">
            <text:p>1</text:p>
          </table:table-cell>
          <table:table-cell office:value-type="string">
            <text:p>Chennai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corporate</text:p>
          </table:table-cell>
          <table:table-cell office:value-type="string">
            <text:p>vvf.corporate</text:p>
          </table:table-cell>
          <table:table-cell office:value-type="string">
            <text:p>Corporate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corporate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corporate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08:28</text:p>
          </table:table-cell>
          <table:table-cell office:value-type="float" office:value="1">
            <text:p>1</text:p>
          </table:table-cell>
          <table:table-cell office:value-type="string">
            <text:p>Corporate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daman</text:p>
          </table:table-cell>
          <table:table-cell office:value-type="string">
            <text:p>vvf.daman</text:p>
          </table:table-cell>
          <table:table-cell office:value-type="string">
            <text:p>Daman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daman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dama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17:54</text:p>
          </table:table-cell>
          <table:table-cell office:value-type="float" office:value="1">
            <text:p>1</text:p>
          </table:table-cell>
          <table:table-cell office:value-type="string">
            <text:p>Daman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kolkata</text:p>
          </table:table-cell>
          <table:table-cell office:value-type="string">
            <text:p>vvf.kolkata</text:p>
          </table:table-cell>
          <table:table-cell office:value-type="string">
            <text:p>Kolkata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kolkata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kolkat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10:55</text:p>
          </table:table-cell>
          <table:table-cell office:value-type="float" office:value="1">
            <text:p>1</text:p>
          </table:table-cell>
          <table:table-cell office:value-type="string">
            <text:p>Kolkata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kutch-II</text:p>
          </table:table-cell>
          <table:table-cell office:value-type="string">
            <text:p>vvf.kutch-II</text:p>
          </table:table-cell>
          <table:table-cell office:value-type="string">
            <text:p>Kutch-II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kutch-II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kutch-I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16:54</text:p>
          </table:table-cell>
          <table:table-cell office:value-type="float" office:value="1">
            <text:p>1</text:p>
          </table:table-cell>
          <table:table-cell office:value-type="string">
            <text:p>Kutch-II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new_delhi</text:p>
          </table:table-cell>
          <table:table-cell office:value-type="string">
            <text:p>vvf.new_delhi</text:p>
          </table:table-cell>
          <table:table-cell office:value-type="string">
            <text:p>New Delhi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new_delhi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new_delhi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6-12-09 10:20:04</text:p>
          </table:table-cell>
          <table:table-cell office:value-type="float" office:value="1">
            <text:p>1</text:p>
          </table:table-cell>
          <table:table-cell office:value-type="string">
            <text:p>New Delhi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palanpur</text:p>
          </table:table-cell>
          <table:table-cell office:value-type="string">
            <text:p>vvf.palanpur</text:p>
          </table:table-cell>
          <table:table-cell office:value-type="string">
            <text:p>Palanpur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palanpur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palanpur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0 11:24:18</text:p>
          </table:table-cell>
          <table:table-cell office:value-type="float" office:value="1">
            <text:p>1</text:p>
          </table:table-cell>
          <table:table-cell office:value-type="string">
            <text:p>Palanpur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sewree</text:p>
          </table:table-cell>
          <table:table-cell office:value-type="string">
            <text:p>vvf.sewree</text:p>
          </table:table-cell>
          <table:table-cell office:value-type="string">
            <text:p>Sewree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sewree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sewree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0 11:24:54</text:p>
          </table:table-cell>
          <table:table-cell office:value-type="float" office:value="1">
            <text:p>1</text:p>
          </table:table-cell>
          <table:table-cell office:value-type="string">
            <text:p>sewree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sion</text:p>
          </table:table-cell>
          <table:table-cell office:value-type="string">
            <text:p>vvf.sion</text:p>
          </table:table-cell>
          <table:table-cell office:value-type="string">
            <text:p>Sion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sion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sion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0 11:25:14</text:p>
          </table:table-cell>
          <table:table-cell office:value-type="float" office:value="1">
            <text:p>1</text:p>
          </table:table-cell>
          <table:table-cell office:value-type="string">
            <text:p>Sion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taloja</text:p>
          </table:table-cell>
          <table:table-cell office:value-type="string">
            <text:p>vvf.taloja</text:p>
          </table:table-cell>
          <table:table-cell office:value-type="string">
            <text:p>Taloja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taloja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vvf.taloja@vvfltd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0 11:25:55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.tiljala</text:p>
          </table:table-cell>
          <table:table-cell office:value-type="string">
            <text:p>vvf.tiljala</text:p>
          </table:table-cell>
          <table:table-cell office:value-type="string">
            <text:p>Tiljala</text:p>
          </table:table-cell>
          <table:table-cell office:value-type="string">
            <text:p>NULL</text:p>
          </table:table-cell>
          <table:table-cell office:value-type="string">
            <text:p>Admin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>NULL</text:p>
          </table:table-cell>
          <table:table-cell office:value-type="string">
            <text:p>vvf.tiljala@vvfltd.com</text:p>
          </table:table-cell>
          <table:table-cell office:value-type="string">
            <text:p>NULL</text:p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3-20 11:25:33</text:p>
          </table:table-cell>
          <table:table-cell office:value-type="float" office:value="1">
            <text:p>1</text:p>
          </table:table-cell>
          <table:table-cell office:value-type="string">
            <text:p>tiljala</text:p>
          </table:table-cell>
          <table:table-cell office:value-type="string">
            <text:p/>
          </table:table-cell>
          <table:table-cell office:value-type="string">
            <text:p>In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vvf57e264fd8d3ef</text:p>
          </table:table-cell>
          <table:table-cell office:value-type="string">
            <text:p>vvf57e264fd8d3ef</text:p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Menon</text:p>
          </table:table-cell>
          <table:table-cell office:value-type="string">
            <text:p>Female</text:p>
          </table:table-cell>
          <table:table-cell office:value-type="string">
            <text:p>#N/A</text:p>
          </table:table-cell>
          <table:table-cell office:value-type="string">
            <text:p>Other</text:p>
          </table:table-cell>
          <table:table-cell office:value-type="string">
            <text:p>demo.appraisel@gmail.com</text:p>
          </table:table-cell>
          <table:table-cell office:value-type="string">
            <text:p>1111111111</text:p>
          </table:table-cell>
          <table:table-cell office:value-type="string">
            <text:p>#N/A</text:p>
          </table:table-cell>
          <table:table-cell office:value-type="string">
            <text:p>Deputy</text:p>
          </table:table-cell>
          <table:table-cell office:value-type="string">
            <text:p/>
          </table:table-cell>
          <table:table-cell office:value-type="string">
            <text:p>demo.appraisel@gmail.co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>NULL</text:p>
          </table:table-cell>
          <table:table-cell office:value-type="string">
            <text:p/>
          </table:table-cell>
          <table:table-cell office:value-type="string">
            <text:p>#N/A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2017-04-03 13:02:31</text:p>
          </table:table-cell>
          <table:table-cell office:value-type="float" office:value="1">
            <text:p>1</text:p>
          </table:table-cell>
          <table:table-cell office:value-type="string">
            <text:p>Taloja</text:p>
          </table:table-cell>
          <table:table-cell office:value-type="string">
            <text:p/>
          </table:table-cell>
          <table:table-cell office:value-type="string">
            <text:p>Activ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000-00-00</text:p>
          </table:table-cell>
          <table:table-cell office:value-type="string">
            <text:p>0000-00-0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</table:table-row>
      </table:table>
    </office:spreadshee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4.0.10.18</meta:generator>
    <meta:initial-creator>phpMyAdmin 4.0.10.18</meta:initial-creator>
    <meta:creation-date>2017-04-12T18:01:34</meta:creation-date>
  </office:meta>
</office:document-meta>
</file>